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3F500003B9700001B63BE958291.svm"/>
  <manifest:file-entry manifest:media-type="" manifest:full-path="Pictures/200002FA00002C0E00003F3D31AD3F15.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4" style:family="graphic">
      <style:graphic-properties draw:ole-draw-aspect="1"/>
    </style:style>
    <style:style style:name="gr85" style:family="graphic" style:parent-style-name="standard">
      <style:graphic-properties draw:stroke="none" draw:fill="solid" draw:fill-color="#ffffff" draw:textarea-horizontal-align="center" draw:textarea-vertical-align="middle"/>
    </style:style>
    <style:style style:name="gr86" style:family="graphic" style:parent-style-name="standard">
      <style:graphic-properties draw:stroke="solid" svg:stroke-color="#b3b3b3" draw:textarea-horizontal-align="center" draw:textarea-vertical-align="middle"/>
    </style:style>
    <style:style style:name="gr87" style:family="graphic" style:parent-style-name="standard">
      <style:graphic-properties draw:stroke="none" draw:fill="none" draw:fill-color="#ffffff" draw:textarea-horizontal-align="left" draw:auto-grow-width="true" fo:min-height="0.061cm" fo:min-width="0.202cm"/>
    </style:style>
    <style:style style:name="gr88" style:family="graphic" style:parent-style-name="standard">
      <style:graphic-properties draw:stroke="none" draw:fill="none" draw:fill-color="#ffffff" draw:textarea-horizontal-align="left" draw:auto-grow-width="true" fo:min-height="0.061cm" fo:min-width="0.046cm"/>
    </style:style>
    <style:style style:name="gr89" style:family="graphic" style:parent-style-name="standard">
      <style:graphic-properties draw:stroke="none" draw:fill="none" draw:fill-color="#ffffff" draw:textarea-horizontal-align="left" draw:auto-grow-width="true" fo:min-height="0.061cm" fo:min-width="0cm"/>
    </style:style>
    <style:style style:name="gr90" style:family="graphic" style:parent-style-name="standard">
      <style:graphic-properties draw:stroke="none" svg:stroke-color="#b3b3b3" draw:fill="solid" draw:fill-color="#004586" draw:textarea-horizontal-align="center" draw:textarea-vertical-align="middle"/>
    </style:style>
    <style:style style:name="gr91" style:family="graphic" style:parent-style-name="standard">
      <style:graphic-properties draw:stroke="solid" svg:stroke-color="#000000" draw:textarea-horizontal-align="center" draw:textarea-vertical-align="middle"/>
    </style:style>
    <style:style style:name="gr92" style:family="graphic" style:parent-style-name="standard">
      <style:graphic-properties draw:stroke="none" svg:stroke-color="#000000" draw:fill="solid" draw:fill-color="#004586" draw:textarea-horizontal-align="center" draw:textarea-vertical-align="middle"/>
    </style:style>
    <style:style style:name="gr93" style:family="graphic" style:parent-style-name="standard">
      <style:graphic-properties draw:stroke="none" svg:stroke-color="#000000" draw:fill="solid" draw:fill-color="#ff420e" draw:textarea-horizontal-align="center" draw:textarea-vertical-align="middle"/>
    </style:style>
    <style:style style:name="gr94" style:family="graphic" style:parent-style-name="standard">
      <style:graphic-properties draw:stroke="none" draw:fill="none" draw:fill-color="#ffffff" draw:textarea-horizontal-align="left" draw:auto-grow-width="true" fo:min-height="0.061cm" fo:min-width="1cm"/>
    </style:style>
    <style:style style:name="gr95" style:family="graphic" style:parent-style-name="standard">
      <style:graphic-properties draw:stroke="none" draw:fill="none" draw:fill-color="#ffffff" draw:textarea-horizontal-align="left" draw:auto-grow-width="true" fo:min-height="0.061cm" fo:min-width="1.156cm"/>
    </style:style>
    <style:style style:name="gr96" style:family="graphic" style:parent-style-name="standard">
      <style:graphic-properties draw:stroke="none" draw:fill="none" draw:fill-color="#ffffff" draw:textarea-horizontal-align="left" draw:auto-grow-width="true" fo:min-height="0.103cm" fo:min-width="0.682cm"/>
    </style:style>
    <style:style style:name="gr97" style:family="graphic" style:parent-style-name="standard">
      <style:graphic-properties draw:stroke="none" draw:fill="none" draw:fill-color="#ffffff" draw:textarea-horizontal-align="left" draw:auto-grow-width="true" fo:min-height="0.113cm" fo:min-width="0.595cm"/>
    </style:style>
    <style:style style:name="gr98" style:family="graphic" style:parent-style-name="standard">
      <style:graphic-properties draw:stroke="none" draw:fill="none" draw:fill-color="#ffffff" draw:textarea-horizontal-align="left" draw:auto-grow-width="true" fo:min-height="0.062cm" fo:min-width="0.046cm"/>
    </style:style>
    <style:style style:name="gr99" style:family="graphic" style:parent-style-name="standard">
      <style:graphic-properties draw:stroke="none" draw:fill="none" draw:fill-color="#ffffff" draw:textarea-horizontal-align="left" draw:auto-grow-width="true" fo:min-height="0.062cm" fo:min-width="0cm"/>
    </style:style>
    <style:style style:name="gr100" style:family="graphic" style:parent-style-name="standard">
      <style:graphic-properties draw:stroke="none" draw:fill="none" draw:fill-color="#ffffff" draw:textarea-horizontal-align="left" draw:auto-grow-width="true" fo:min-height="0.062cm" fo:min-width="0.999cm"/>
    </style:style>
    <style:style style:name="gr101" style:family="graphic" style:parent-style-name="standard">
      <style:graphic-properties draw:stroke="none" draw:fill="none" draw:fill-color="#ffffff" draw:textarea-horizontal-align="left" draw:auto-grow-width="true" fo:min-height="0.062cm" fo:min-width="1.155cm"/>
    </style:style>
    <style:style style:name="gr102" style:family="graphic" style:parent-style-name="standard">
      <style:graphic-properties draw:stroke="none" draw:fill="none" draw:fill-color="#ffffff" draw:textarea-horizontal-align="left" draw:auto-grow-width="true" fo:min-height="0.102cm" fo:min-width="1.593cm"/>
    </style:style>
    <style:style style:name="gr103" style:family="graphic" style:parent-style-name="standard">
      <style:graphic-properties draw:stroke="none" draw:fill="none" draw:fill-color="#ffffff" draw:textarea-horizontal-align="left" draw:auto-grow-width="true" fo:min-height="0.113cm" fo:min-width="0.591cm"/>
    </style:style>
    <style:style style:name="gr104" style:family="graphic" style:parent-style-name="standard">
      <style:graphic-properties draw:stroke="none" svg:stroke-color="#000000" draw:fill="solid" draw:fill-color="#ffd320" draw:textarea-horizontal-align="center" draw:textarea-vertical-align="middle"/>
    </style:style>
    <style:style style:name="gr105" style:family="graphic" style:parent-style-name="standard">
      <style:graphic-properties draw:stroke="none" draw:fill="none" draw:fill-color="#ffffff" draw:textarea-horizontal-align="left" draw:auto-grow-width="true" fo:min-height="0.061cm" fo:min-width="0.734cm"/>
    </style:style>
    <style:style style:name="gr106" style:family="graphic" style:parent-style-name="standard">
      <style:graphic-properties draw:stroke="none" draw:fill="none" draw:fill-color="#ffffff" draw:textarea-horizontal-align="left" draw:auto-grow-width="true" fo:min-height="0.061cm" fo:min-width="0.985cm"/>
    </style:style>
    <style:style style:name="gr107" style:family="graphic" style:parent-style-name="standard">
      <style:graphic-properties draw:stroke="none" draw:fill="none" draw:fill-color="#ffffff" draw:textarea-horizontal-align="left" draw:auto-grow-width="true" fo:min-height="0.061cm" fo:min-width="1.282cm"/>
    </style:style>
    <style:style style:name="gr108" style:family="graphic" style:parent-style-name="standard">
      <style:graphic-properties draw:stroke="none" draw:fill="none" draw:fill-color="#ffffff" draw:textarea-horizontal-align="left" draw:auto-grow-width="true" fo:min-height="0.061cm" fo:min-width="0.938cm"/>
    </style:style>
    <style:style style:name="gr109" style:family="graphic" style:parent-style-name="standard">
      <style:graphic-properties draw:stroke="none" draw:fill="none" draw:fill-color="#ffffff" draw:textarea-horizontal-align="left" draw:auto-grow-width="true" fo:min-height="0.061cm" fo:min-width="0.594cm"/>
    </style:style>
    <style:style style:name="gr110" style:family="graphic" style:parent-style-name="standard">
      <style:graphic-properties draw:stroke="none" draw:fill="none" draw:fill-color="#ffffff" draw:textarea-horizontal-align="left" draw:auto-grow-width="true" fo:min-height="0.103cm" fo:min-width="0.683cm"/>
    </style:style>
    <style:style style:name="gr111" style:family="graphic" style:parent-style-name="standard">
      <style:graphic-properties draw:stroke="none" draw:fill="none" draw:fill-color="#ffffff" draw:textarea-horizontal-align="left" draw:auto-grow-width="true" fo:min-height="0.113cm" fo:min-width="3.108cm"/>
    </style:style>
    <style:style style:name="gr112" style:family="graphic" style:parent-style-name="standard">
      <style:graphic-properties svg:stroke-color="#00ff00" draw:textarea-horizontal-align="center" draw:textarea-vertical-align="middle"/>
    </style:style>
    <style:style style:name="gr113"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4"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15"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16"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17"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18"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19"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20" style:family="graphic" style:parent-style-name="standard">
      <style:graphic-properties draw:stroke="none" draw:fill="none" draw:fill-color="#ffffff" draw:textarea-horizontal-align="left" draw:auto-grow-width="true" fo:min-height="0.062cm" fo:min-width="0.125cm"/>
    </style:style>
    <style:style style:name="gr121" style:family="graphic" style:parent-style-name="standard">
      <style:graphic-properties draw:stroke="none" draw:fill="none" draw:fill-color="#ffffff" draw:textarea-horizontal-align="left" draw:auto-grow-width="true" fo:min-height="0.102cm" fo:min-width="1.455cm"/>
    </style:style>
    <style:style style:name="gr122" style:family="graphic" style:parent-style-name="standard">
      <style:graphic-properties draw:stroke="none" draw:fill="none" draw:fill-color="#ffffff" draw:textarea-horizontal-align="left" draw:auto-grow-width="true" fo:min-height="0.113cm" fo:min-width="1.878cm"/>
    </style:style>
    <style:style style:name="gr123" style:family="graphic" style:parent-style-name="standard">
      <style:graphic-properties draw:stroke="none" svg:stroke-color="#000000" draw:fill="solid" draw:fill-color="#579d1c" draw:textarea-horizontal-align="center" draw:textarea-vertical-align="middle"/>
    </style:style>
    <style:style style:name="gr124" style:family="graphic" style:parent-style-name="standard">
      <style:graphic-properties draw:stroke="none" svg:stroke-color="#000000" draw:fill="solid" draw:fill-color="#7e0021" draw:textarea-horizontal-align="center" draw:textarea-vertical-align="middle"/>
    </style:style>
    <style:style style:name="gr125" style:family="graphic" style:parent-style-name="standard">
      <style:graphic-properties draw:stroke="none" svg:stroke-color="#000000" draw:fill="solid" draw:fill-color="#83caff" draw:textarea-horizontal-align="center" draw:textarea-vertical-align="middle"/>
    </style:style>
    <style:style style:name="gr126" style:family="graphic" style:parent-style-name="standard">
      <style:graphic-properties draw:stroke="none" draw:fill="none" draw:fill-color="#ffffff" draw:textarea-horizontal-align="left" draw:auto-grow-width="true" fo:min-height="0.061cm" fo:min-width="1.079cm"/>
    </style:style>
    <style:style style:name="gr127" style:family="graphic" style:parent-style-name="standard">
      <style:graphic-properties draw:stroke="none" draw:fill="none" draw:fill-color="#ffffff" draw:textarea-horizontal-align="left" draw:auto-grow-width="true" fo:min-height="0.061cm" fo:min-width="0.812cm"/>
    </style:style>
    <style:style style:name="gr128" style:family="graphic" style:parent-style-name="standard">
      <style:graphic-properties draw:stroke="none" draw:fill="none" draw:fill-color="#ffffff" draw:textarea-horizontal-align="left" draw:auto-grow-width="true" fo:min-height="0.103cm" fo:min-width="3.264cm"/>
    </style:style>
    <style:style style:name="gr129" style:family="graphic" style:parent-style-name="standard">
      <style:graphic-properties draw:fill="solid" draw:fill-color="#ffffff" draw:textarea-horizontal-align="center" draw:textarea-vertical-align="middle"/>
    </style:style>
    <style:style style:name="gr130" style:family="graphic" style:parent-style-name="standard">
      <style:graphic-properties draw:fill="solid" draw:fill-color="#ffffff" draw:textarea-horizontal-align="center" draw:textarea-vertical-align="middle"/>
    </style:style>
    <style:style style:name="gr131" style:family="graphic" style:parent-style-name="standard">
      <style:graphic-properties draw:fill="solid" draw:fill-color="#ff0000" draw:textarea-horizontal-align="center" draw:textarea-vertical-align="middle"/>
    </style:style>
    <style:style style:name="gr132" style:family="graphic" style:parent-style-name="standard">
      <style:graphic-properties draw:fill="solid" draw:fill-color="#00ff00" draw:textarea-vertical-align="middle" draw:auto-grow-height="false" fo:min-height="0.749cm" fo:min-width="0.499cm"/>
    </style:style>
    <style:style style:name="gr13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34" style:family="graphic" style:parent-style-name="standard">
      <style:graphic-properties draw:fill="solid" draw:fill-color="#ff0000" draw:textarea-horizontal-align="center" draw:textarea-vertical-align="middle"/>
    </style:style>
    <style:style style:name="gr135" style:family="graphic" style:parent-style-name="standard">
      <style:graphic-properties draw:fill="none" draw:textarea-vertical-align="middle" draw:auto-grow-height="false" fo:min-height="0.749cm" fo:min-width="0.499cm"/>
    </style:style>
    <style:style style:name="gr136" style:family="graphic" style:parent-style-name="standard">
      <style:graphic-properties draw:stroke="none" draw:fill="none" draw:fill-color="#ffffff" draw:textarea-horizontal-align="left" draw:auto-grow-width="true" fo:min-height="0.061cm" fo:min-width="1.908cm"/>
    </style:style>
    <style:style style:name="gr137" style:family="graphic" style:parent-style-name="standard">
      <style:graphic-properties draw:stroke="none" draw:fill="none" draw:fill-color="#ffffff" draw:textarea-horizontal-align="left" draw:auto-grow-width="true" fo:min-height="0.061cm" fo:min-width="2.131cm"/>
    </style:style>
    <style:style style:name="gr138" style:family="graphic" style:parent-style-name="standard">
      <style:graphic-properties draw:stroke="none" draw:fill="none" draw:fill-color="#ffffff" draw:textarea-horizontal-align="left" draw:auto-grow-width="true" fo:min-height="0.103cm" fo:min-width="3.268cm"/>
    </style:style>
    <style:style style:name="gr139" style:family="graphic" style:parent-style-name="standard">
      <style:graphic-properties draw:stroke="none" draw:fill="none" draw:fill-color="#ffffff" draw:textarea-horizontal-align="left" draw:auto-grow-width="true" fo:min-height="0.113cm" fo:min-width="1.516cm"/>
    </style:style>
    <style:style style:name="gr140" style:family="graphic" style:parent-style-name="standard">
      <style:graphic-properties draw:stroke="none" svg:stroke-color="#b3b3b3" draw:fill="solid" draw:fill-color="#ff420e" draw:textarea-horizontal-align="center" draw:textarea-vertical-align="middle"/>
    </style:style>
    <style:style style:name="gr141" style:family="graphic" style:parent-style-name="standard">
      <style:graphic-properties draw:stroke="none" draw:fill="none" draw:fill-color="#ffffff" draw:textarea-horizontal-align="left" draw:auto-grow-width="true" fo:min-height="0.062cm" fo:min-width="2.393cm"/>
    </style:style>
    <style:style style:name="gr142" style:family="graphic" style:parent-style-name="standard">
      <style:graphic-properties draw:stroke="none" draw:fill="none" draw:fill-color="#ffffff" draw:textarea-horizontal-align="left" draw:auto-grow-width="true" fo:min-height="0.062cm" fo:min-width="0.077cm"/>
    </style:style>
    <style:style style:name="gr143" style:family="graphic" style:parent-style-name="standard">
      <style:graphic-properties draw:stroke="none" draw:fill="none" draw:fill-color="#ffffff" draw:textarea-horizontal-align="left" draw:auto-grow-width="true" fo:min-height="0.062cm" fo:min-width="2.065cm"/>
    </style:style>
    <style:style style:name="gr144" style:family="graphic" style:parent-style-name="standard">
      <style:graphic-properties draw:stroke="none" draw:fill="none" draw:fill-color="#ffffff" draw:textarea-horizontal-align="left" draw:auto-grow-width="true" fo:min-height="0.062cm" fo:min-width="0.688cm"/>
    </style:style>
    <style:style style:name="gr145" style:family="graphic" style:parent-style-name="standard">
      <style:graphic-properties draw:stroke="none" draw:fill="none" draw:fill-color="#ffffff" draw:textarea-horizontal-align="left" draw:auto-grow-width="true" fo:min-height="0.102cm" fo:min-width="3.257cm"/>
    </style:style>
    <style:style style:name="gr146" style:family="graphic" style:parent-style-name="standard">
      <style:graphic-properties draw:stroke="none" draw:fill="none" draw:fill-color="#ffffff" draw:textarea-horizontal-align="left" draw:auto-grow-width="true" fo:min-height="0.113cm" fo:min-width="1.509cm"/>
    </style:style>
    <style:style style:name="gr147" style:family="graphic" style:parent-style-name="standard">
      <style:graphic-properties draw:stroke="none" draw:fill="none" draw:fill-color="#ffffff" draw:textarea-horizontal-align="left" draw:auto-grow-width="true" fo:min-height="0.061cm" fo:min-width="2.395cm"/>
    </style:style>
    <style:style style:name="gr148" style:family="graphic" style:parent-style-name="standard">
      <style:graphic-properties draw:stroke="none" draw:fill="none" draw:fill-color="#ffffff" draw:textarea-horizontal-align="left" draw:auto-grow-width="true" fo:min-height="0.061cm" fo:min-width="0.077cm"/>
    </style:style>
    <style:style style:name="gr149" style:family="graphic" style:parent-style-name="standard">
      <style:graphic-properties draw:stroke="none" draw:fill="none" draw:fill-color="#ffffff" draw:textarea-horizontal-align="left" draw:auto-grow-width="true" fo:min-height="0.061cm" fo:min-width="2.067cm"/>
    </style:style>
    <style:style style:name="gr150" style:family="graphic" style:parent-style-name="standard">
      <style:graphic-properties draw:stroke="none" draw:fill="none" draw:fill-color="#ffffff" draw:textarea-horizontal-align="left" draw:auto-grow-width="true" fo:min-height="0.061cm" fo:min-width="0.689cm"/>
    </style:style>
    <style:style style:name="gr151" style:family="graphic" style:parent-style-name="standard">
      <style:graphic-properties draw:stroke="none" draw:fill="none" draw:fill-color="#ffffff" draw:textarea-horizontal-align="left" draw:auto-grow-width="true" fo:min-height="0.103cm" fo:min-width="3.214cm"/>
    </style:style>
    <style:style style:name="gr152" style:family="graphic" style:parent-style-name="standard">
      <style:graphic-properties draw:textarea-horizontal-align="center" draw:textarea-vertical-align="middle"/>
    </style:style>
    <style:style style:name="gr153" style:family="graphic" style:parent-style-name="standard">
      <style:graphic-properties draw:fill="solid" draw:fill-color="#33cc66" draw:textarea-horizontal-align="center" draw:textarea-vertical-align="middle"/>
    </style:style>
    <style:style style:name="gr154" style:family="graphic" style:parent-style-name="standard">
      <style:graphic-properties draw:fill="solid" draw:fill-color="#33cc66" draw:textarea-horizontal-align="center" draw:textarea-vertical-align="middle"/>
    </style:style>
    <style:style style:name="gr155" style:family="graphic" style:parent-style-name="standard">
      <style:graphic-properties draw:fill="solid" draw:fill-color="#00dcff" draw:textarea-horizontal-align="center" draw:textarea-vertical-align="middle"/>
    </style:style>
    <style:style style:name="gr156" style:family="graphic" style:parent-style-name="standard">
      <style:graphic-properties draw:marker-end="Arrow" draw:marker-end-width="0.3cm" draw:fill="solid" draw:fill-color="#33cc66" draw:textarea-horizontal-align="center" draw:textarea-vertical-align="middle"/>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color="#000000" fo:font-size="12pt" style:font-size-asian="12pt" style:font-size-complex="12pt"/>
    </style:style>
    <style:style style:name="P12" style:family="paragraph">
      <style:paragraph-properties fo:margin-left="0cm" fo:margin-right="0cm" fo:text-indent="0cm"/>
      <style:text-properties fo:font-size="12pt" style:font-size-asian="12pt" style:font-size-complex="12pt"/>
    </style:style>
    <style:style style:name="P13" style:family="paragraph">
      <style:paragraph-properties fo:margin-left="0cm" fo:margin-right="0cm" fo:text-indent="0cm"/>
      <style:text-properties fo:color="#800000" fo:font-size="12pt" style:font-size-asian="12pt" style:font-size-complex="12pt"/>
    </style:style>
    <style:style style:name="P14" style:family="paragraph">
      <style:text-properties fo:font-size="12pt" style:font-size-asian="12pt" style:font-size-complex="12pt"/>
    </style:style>
    <style:style style:name="P15" style:family="paragraph">
      <style:paragraph-properties fo:text-align="center"/>
      <style:text-properties fo:font-size="12pt" style:font-size-asian="12pt" style:font-size-complex="12pt"/>
    </style:style>
    <style:style style:name="P16" style:family="paragraph">
      <style:text-properties fo:color="#0000ff"/>
    </style:style>
    <style:style style:name="P17" style:family="paragraph">
      <style:text-properties fo:color="#800000"/>
    </style:style>
    <style:style style:name="P18" style:family="paragraph">
      <style:text-properties fo:color="#800000" fo:font-size="12pt" style:font-size-asian="12pt" style:font-size-complex="12pt"/>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0"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1"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2" style:family="paragraph">
      <style:paragraph-properties fo:text-align="center"/>
      <style:text-properties fo:font-size="14pt" style:font-size-asian="14pt" style:font-size-complex="14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color="#008000" fo:font-size="12pt" style:font-size-asian="12pt" style:font-size-complex="12pt"/>
    </style:style>
    <style:style style:name="T9" style:family="text">
      <style:text-properties fo:color="#000000" fo:font-size="12pt" style:font-size-asian="12pt" style:font-size-complex="12pt"/>
    </style:style>
    <style:style style:name="T10" style:family="text">
      <style:text-properties fo:color="#800000" fo:font-size="12pt" style:font-size-asian="12pt" style:font-size-complex="12pt"/>
    </style:style>
    <style:style style:name="T11" style:family="text">
      <style:text-properties fo:color="#0000ff"/>
    </style:style>
    <style:style style:name="T12" style:family="text">
      <style:text-properties fo:color="#800000"/>
    </style:style>
    <style:style style:name="T13"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4"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5" style:family="text">
      <style:text-properties fo:font-style="italic" style:font-style-asian="italic" style:font-style-complex="italic"/>
    </style:style>
    <style:style style:name="T1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2" draw:layer="layout" svg:width="2.611cm" svg:height="0.725cm" svg:x="2.54cm" svg:y="6.894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1" draw:layer="layout" svg:width="6.984cm" svg:height="0.877cm" svg:x="8.256cm" svg:y="13.729cm">
          <draw:text-box>
            <text:p text:style-name="P1"><text:span text:style-name="T9">Reward für jeweilige ActionSets</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2" draw:layer="layout" svg:width="2.611cm" svg:height="0.725cm" svg:x="10.16cm" svg:y="6.984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3" draw:layer="layout" svg:width="3.085cm" svg:height="1.199cm" svg:x="15.932cm" svg:y="11.5cm">
          <draw:text-box>
            <text:p text:style-name="P1"><text:span text:style-name="T10">negatives</text:span></text:p>
            <text:p text:style-name="P1"><text:span text:style-name="T10">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4" draw:layer="layout" svg:width="13.195cm" svg:height="0.725cm" svg:x="5.714cm" svg:y="12.699cm">
          <draw:text-box>
            <text:p><text:span text:style-name="T7">Gespeicherte ActionSets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838) rotate (0.785572696322499) translate (12.382054951477cm 7.9368891522503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1" draw:layer="layout" svg:width="10.16cm" svg:height="0.877cm" svg:x="8.255cm" svg:y="14.363cm">
          <draw:text-box>
            <text:p text:style-name="P1"><text:span text:style-name="T9">Quadratischer Reward für jeweilige ActionSets</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layer="layout" svg:width="0.853cm" svg:height="0.963cm" svg:x="3.81cm" svg:y="11.102cm">
          <draw:text-box>
            <text:p>0</text:p>
          </draw:text-box>
        </draw:frame>
        <draw:frame draw:style-name="gr52" draw:layer="layout" svg:width="0.853cm" svg:height="0.963cm" svg:x="11.43cm" svg:y="11.102cm">
          <draw:text-box>
            <text:p>0</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2" draw:layer="layout" svg:width="2.611cm" svg:height="0.725cm" svg:x="5.644cm" svg:y="6.26cm">
          <draw:text-box>
            <text:p text:style-name="P1"><text:span text:style-name="T7">Reward</text:span></text:p>
          </draw:text-box>
        </draw:frame>
        <draw:frame draw:style-name="gr38" draw:text-style-name="P2" draw:layer="layout" svg:width="1.771cm" svg:height="0.806cm" svg:x="19.05cm" svg:y="10.795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1" draw:layer="layout" svg:width="11.399cm" svg:height="0.877cm" svg:x="7.016cm" svg:y="13.093cm">
          <draw:text-box>
            <text:p text:style-name="P1"><text:span text:style-name="T9">Status des Zielsensors (Ziel in Reichweite = 1)</text:span></text:p>
          </draw:text-box>
        </draw:frame>
        <draw:line draw:style-name="gr40" draw:text-style-name="P5" draw:layer="layout" svg:x1="5.08cm" svg:y1="14.363cm" svg:x2="6.985cm" svg:y2="14.363cm">
          <text:p/>
        </draw:line>
        <draw:frame draw:style-name="gr56" draw:text-style-name="P11" draw:layer="layout" svg:width="11.399cm" svg:height="0.877cm" svg:x="7.016cm" svg:y="13.728cm">
          <draw:text-box>
            <text:p text:style-name="P1"><text:span text:style-name="T9">Vergebener Reward für die bearbeiteten ActionSets</text:span></text:p>
          </draw:text-box>
        </draw:frame>
        <draw:line draw:style-name="gr51" draw:text-style-name="P9" draw:layer="layout" svg:x1="4.445cm" svg:y1="7.62cm" svg:x2="5.715cm" svg:y2="7.62cm">
          <text:p/>
        </draw:line>
        <draw:frame draw:style-name="gr52" draw:text-style-name="P14" draw:layer="layout" svg:width="0.739cm" svg:height="0.725cm" svg:x="3.81cm" svg:y="6.985cm">
          <draw:text-box>
            <text:p><text:span text:style-name="T7">1</text:span></text:p>
          </draw:text-box>
        </draw:frame>
        <draw:frame draw:style-name="gr52" draw:text-style-name="P14" draw:layer="layout" svg:width="0.739cm" svg:height="0.725cm" svg:x="3.81cm" svg:y="10.07cm">
          <draw:text-box>
            <text:p><text:span text:style-name="T7">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5" draw:layer="layout" svg:x1="19.05cm" svg:y1="14.605cm" svg:x2="19.05cm" svg:y2="11.43cm">
          <text:p/>
        </draw:line>
        <draw:frame draw:style-name="gr52" draw:text-style-name="P14" draw:layer="layout" svg:width="4.02cm" svg:height="0.725cm" svg:x="16.935cm" svg:y="14.515cm">
          <draw:text-box>
            <text:p text:style-name="P9"><text:span text:style-name="T7">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3.97cm" svg:y="12.065cm">
          <draw:text-box>
            <text:p><text:span text:style-name="T7">ActionSets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6.196cm" svg:height="0.725cm" svg:x="6.35cm" svg:y="12.065cm">
          <draw:text-box>
            <text:p><text:span text:style-name="T7">Bereits bearbeitete ActionSets</text:span></text:p>
          </draw:text-box>
        </draw:frame>
        <draw:line draw:style-name="gr40" draw:text-style-name="P5" draw:layer="layout" svg:x1="16.511cm" svg:y1="7.621cm" svg:x2="17.78cm" svg:y2="8.255cm">
          <text:p/>
        </draw:line>
        <draw:frame draw:style-name="gr52" draw:text-style-name="P16" draw:layer="layout" svg:width="0.853cm" svg:height="0.963cm" svg:x="16.927cm" svg:y="7.927cm">
          <draw:text-box>
            <text:p><text:span text:style-name="T11">?</text:span></text:p>
          </draw:text-box>
        </draw:frame>
        <draw:frame draw:style-name="gr52" draw:text-style-name="P14" draw:layer="layout" svg:width="4.833cm" svg:height="1.199cm" svg:x="16.51cm" svg:y="8.89cm">
          <draw:text-box>
            <text:p><text:span text:style-name="T7">Zu vergebener 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2" draw:layer="layout" svg:width="2.611cm" svg:height="0.725cm" svg:x="5.645cm" svg:y="6.26cm">
          <draw:text-box>
            <text:p text:style-name="P1"><text:span text:style-name="T7">Reward</text:span></text:p>
          </draw:text-box>
        </draw:frame>
        <draw:frame draw:style-name="gr38" draw:text-style-name="P2" draw:layer="layout" svg:width="1.771cm" svg:height="0.806cm" svg:x="19.051cm" svg:y="10.795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1" draw:layer="layout" svg:width="11.399cm" svg:height="0.877cm" svg:x="7.016cm" svg:y="13.335cm">
          <draw:text-box>
            <text:p text:style-name="P1"><text:span text:style-name="T9">Status des Zielsensors (Ziel in Reichweite = 1)</text:span></text:p>
          </draw:text-box>
        </draw:frame>
        <draw:line draw:style-name="gr40" draw:text-style-name="P5" draw:layer="layout" svg:x1="5.08cm" svg:y1="14.605cm" svg:x2="6.985cm" svg:y2="14.605cm">
          <text:p/>
        </draw:line>
        <draw:frame draw:style-name="gr56" draw:text-style-name="P11" draw:layer="layout" svg:width="11.399cm" svg:height="0.877cm" svg:x="7.016cm" svg:y="13.97cm">
          <draw:text-box>
            <text:p text:style-name="P1"><text:span text:style-name="T9">Vergebener Reward für die bearbeiteten ActionSets</text:span></text:p>
          </draw:text-box>
        </draw:frame>
        <draw:line draw:style-name="gr51" draw:text-style-name="P9" draw:layer="layout" svg:x1="4.446cm" svg:y1="7.62cm" svg:x2="5.716cm" svg:y2="7.62cm">
          <text:p/>
        </draw:line>
        <draw:frame draw:style-name="gr52" draw:text-style-name="P14" draw:layer="layout" svg:width="0.739cm" svg:height="0.725cm" svg:x="3.811cm" svg:y="6.985cm">
          <draw:text-box>
            <text:p><text:span text:style-name="T7">1</text:span></text:p>
          </draw:text-box>
        </draw:frame>
        <draw:frame draw:style-name="gr52" draw:text-style-name="P14" draw:layer="layout" svg:width="0.739cm" svg:height="0.725cm" svg:x="3.811cm" svg:y="10.07cm">
          <draw:text-box>
            <text:p><text:span text:style-name="T7">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5" draw:layer="layout" svg:x1="19.051cm" svg:y1="14.605cm" svg:x2="19.051cm" svg:y2="11.43cm">
          <text:p/>
        </draw:line>
        <draw:frame draw:style-name="gr52" draw:text-style-name="P14" draw:layer="layout" svg:width="4.02cm" svg:height="0.725cm" svg:x="16.936cm" svg:y="14.515cm">
          <draw:text-box>
            <text:p text:style-name="P9"><text:span text:style-name="T7">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4" draw:layer="layout" svg:width="4.896cm" svg:height="0.725cm" svg:x="10.795cm" svg:y="12.065cm">
          <draw:text-box>
            <text:p><text:span text:style-name="T7">ActionSets im Speicher</text:span></text:p>
          </draw:text-box>
        </draw:frame>
        <draw:line draw:style-name="gr48" draw:text-style-name="P5" draw:layer="layout" svg:x1="8.89cm" svg:y1="7.62cm" svg:x2="13.335cm" svg:y2="7.62cm">
          <text:p/>
        </draw:line>
        <draw:frame draw:style-name="gr52" draw:text-style-name="P16" draw:layer="layout" svg:width="0.853cm" svg:height="0.963cm" svg:x="8.672cm" svg:y="8.255cm">
          <draw:text-box>
            <text:p><text:span text:style-name="T11">?</text:span></text:p>
          </draw:text-box>
        </draw:frame>
        <draw:frame draw:style-name="gr52" draw:text-style-name="P14" draw:layer="layout" svg:width="4.833cm" svg:height="1.199cm" svg:x="8.502cm" svg:y="8.961cm">
          <draw:text-box>
            <text:p><text:span text:style-name="T7">Zu vergebener Reward</text:span></text:p>
            <text:p><text:span text:style-name="T7">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7" draw:layer="layout" svg:width="1.27cm" svg:height="0.963cm" svg:x="18.415cm" svg:y="8.89cm">
          <draw:text-box>
            <text:p><text:span text:style-name="T12"><text:s/></text:span><text:span text:style-name="T12">X</text:span></text:p>
          </draw:text-box>
        </draw:frame>
        <draw:frame draw:style-name="gr52" draw:text-style-name="P17" draw:layer="layout" svg:width="2.894cm" svg:height="0.963cm" svg:x="15.521cm" svg:y="7.927cm">
          <draw:text-box>
            <text:p><text:span text:style-name="T12">Überlauf</text:span></text:p>
          </draw:text-box>
        </draw:frame>
        <draw:frame draw:style-name="gr52" draw:text-style-name="P14" draw:layer="layout" svg:width="6.09cm" svg:height="0.725cm" svg:x="8.515cm" svg:y="5.625cm">
          <draw:text-box>
            <text:p><text:span text:style-name="T7">Reward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4" draw:layer="layout" svg:width="3.774cm" svg:height="0.725cm" svg:x="7.02cm" svg:y="14.757cm">
          <draw:text-box>
            <text:p><text:span text:style-name="T7">Maximaler Fehler</text:span></text:p>
          </draw:text-box>
        </draw:frame>
        <draw:frame draw:style-name="gr52" draw:text-style-name="P18" draw:layer="layout" svg:width="5.18cm" svg:height="0.725cm" svg:x="5.08cm" svg:y="12.7cm">
          <draw:text-box>
            <text:p><text:span text:style-name="T10">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19"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19"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9"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9"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19"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19"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9"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9"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19"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9"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83" draw:text-style-name="P9" draw:layer="layout" svg:width="11.245cm" svg:height="16.156cm" svg:x="1.045cm" svg:y="3.175cm">
          <draw:image xlink:href="Pictures/200002FA00002C0E00003F3D31AD3F15.svm" xlink:type="simple" xlink:show="embed" xlink:actuate="onLoad">
            <text:p/>
          </draw:image>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84"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83"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85" draw:text-style-name="P9" draw:layer="layout" svg:width="10.127cm" svg:height="6.977cm" svg:x="1.27cm" svg:y="1.594cm" svg:viewBox="0 0 10128 6978" draw:points="0,0 10128,0 10128,6978 0,6978">
          <text:p/>
        </draw:polygon>
        <draw:polyline draw:style-name="gr86" draw:text-style-name="P9" draw:layer="layout" svg:width="5.583cm" svg:height="5.221cm" svg:x="2.876cm" svg:y="1.918cm" svg:viewBox="0 0 5584 5222" draw:points="2792,5222 0,5222 0,0 5584,0 5584,5222 2792,5222">
          <text:p/>
        </draw:polyline>
        <draw:line draw:style-name="gr86" draw:text-style-name="P9" draw:layer="layout" svg:x1="8.46cm" svg:y1="7.14cm" svg:x2="2.876cm" svg:y2="7.14cm">
          <text:p/>
        </draw:line>
        <draw:line draw:style-name="gr86" draw:text-style-name="P9" draw:layer="layout" svg:x1="8.46cm" svg:y1="6.617cm" svg:x2="2.876cm" svg:y2="6.617cm">
          <text:p/>
        </draw:line>
        <draw:line draw:style-name="gr86" draw:text-style-name="P9" draw:layer="layout" svg:x1="8.46cm" svg:y1="6.095cm" svg:x2="2.876cm" svg:y2="6.095cm">
          <text:p/>
        </draw:line>
        <draw:line draw:style-name="gr86" draw:text-style-name="P9" draw:layer="layout" svg:x1="8.46cm" svg:y1="5.572cm" svg:x2="2.876cm" svg:y2="5.572cm">
          <text:p/>
        </draw:line>
        <draw:line draw:style-name="gr86" draw:text-style-name="P9" draw:layer="layout" svg:x1="8.46cm" svg:y1="5.051cm" svg:x2="2.876cm" svg:y2="5.051cm">
          <text:p/>
        </draw:line>
        <draw:line draw:style-name="gr86" draw:text-style-name="P9" draw:layer="layout" svg:x1="8.46cm" svg:y1="4.528cm" svg:x2="2.876cm" svg:y2="4.528cm">
          <text:p/>
        </draw:line>
        <draw:line draw:style-name="gr86" draw:text-style-name="P9" draw:layer="layout" svg:x1="8.46cm" svg:y1="4.006cm" svg:x2="2.876cm" svg:y2="4.006cm">
          <text:p/>
        </draw:line>
        <draw:line draw:style-name="gr86" draw:text-style-name="P9" draw:layer="layout" svg:x1="8.46cm" svg:y1="3.484cm" svg:x2="2.876cm" svg:y2="3.484cm">
          <text:p/>
        </draw:line>
        <draw:line draw:style-name="gr86" draw:text-style-name="P9" draw:layer="layout" svg:x1="8.46cm" svg:y1="2.962cm" svg:x2="2.876cm" svg:y2="2.962cm">
          <text:p/>
        </draw:line>
        <draw:line draw:style-name="gr86" draw:text-style-name="P9" draw:layer="layout" svg:x1="8.46cm" svg:y1="2.439cm" svg:x2="2.876cm" svg:y2="2.439cm">
          <text:p/>
        </draw:line>
        <draw:line draw:style-name="gr86" draw:text-style-name="P9" draw:layer="layout" svg:x1="8.46cm" svg:y1="1.917cm" svg:x2="2.876cm" svg:y2="1.917cm">
          <text:p/>
        </draw:line>
        <draw:frame draw:style-name="gr87" draw:text-style-name="P20" draw:layer="layout" svg:width="1.209cm" svg:height="0.569cm" svg:x="2.516cm" svg:y="7.435cm">
          <draw:text-box>
            <text:p><text:span text:style-name="T13">0.001</text:span></text:p>
          </draw:text-box>
        </draw:frame>
        <draw:frame draw:style-name="gr87" draw:text-style-name="P20" draw:layer="layout" svg:width="1.209cm" svg:height="0.569cm" svg:x="3.319cm" svg:y="7.435cm">
          <draw:text-box>
            <text:p><text:span text:style-name="T13">0.002</text:span></text:p>
          </draw:text-box>
        </draw:frame>
        <draw:frame draw:style-name="gr87" draw:text-style-name="P20" draw:layer="layout" svg:width="1.209cm" svg:height="0.569cm" svg:x="4.122cm" svg:y="7.435cm">
          <draw:text-box>
            <text:p><text:span text:style-name="T13">0.005</text:span></text:p>
          </draw:text-box>
        </draw:frame>
        <draw:frame draw:style-name="gr88" draw:text-style-name="P20" draw:layer="layout" svg:width="1.052cm" svg:height="0.569cm" svg:x="4.98cm" svg:y="7.435cm">
          <draw:text-box>
            <text:p><text:span text:style-name="T13">0.01</text:span></text:p>
          </draw:text-box>
        </draw:frame>
        <draw:frame draw:style-name="gr88" draw:text-style-name="P20" draw:layer="layout" svg:width="1.052cm" svg:height="0.569cm" svg:x="5.783cm" svg:y="7.435cm">
          <draw:text-box>
            <text:p><text:span text:style-name="T13">0.05</text:span></text:p>
          </draw:text-box>
        </draw:frame>
        <draw:frame draw:style-name="gr89" draw:text-style-name="P20" draw:layer="layout" svg:width="0.896cm" svg:height="0.569cm" svg:x="6.669cm" svg:y="7.435cm">
          <draw:text-box>
            <text:p><text:span text:style-name="T13">0.1</text:span></text:p>
          </draw:text-box>
        </draw:frame>
        <draw:frame draw:style-name="gr89" draw:text-style-name="P20" draw:layer="layout" svg:width="0.896cm" svg:height="0.569cm" svg:x="7.472cm" svg:y="7.435cm">
          <draw:text-box>
            <text:p><text:span text:style-name="T13">0.2</text:span></text:p>
          </draw:text-box>
        </draw:frame>
        <draw:frame draw:style-name="gr89" draw:text-style-name="P20" draw:layer="layout" svg:width="0.896cm" svg:height="0.569cm" svg:x="8.275cm" svg:y="7.435cm">
          <draw:text-box>
            <text:p><text:span text:style-name="T13">0.4</text:span></text:p>
          </draw:text-box>
        </draw:frame>
        <draw:line draw:style-name="gr86" draw:text-style-name="P9" draw:layer="layout" svg:x1="2.876cm" svg:y1="7.289cm" svg:x2="2.876cm" svg:y2="7.14cm">
          <text:p/>
        </draw:line>
        <draw:line draw:style-name="gr86" draw:text-style-name="P9" draw:layer="layout" svg:x1="3.673cm" svg:y1="7.289cm" svg:x2="3.673cm" svg:y2="7.14cm">
          <text:p/>
        </draw:line>
        <draw:line draw:style-name="gr86" draw:text-style-name="P9" draw:layer="layout" svg:x1="4.471cm" svg:y1="7.289cm" svg:x2="4.471cm" svg:y2="7.14cm">
          <text:p/>
        </draw:line>
        <draw:line draw:style-name="gr86" draw:text-style-name="P9" draw:layer="layout" svg:x1="5.268cm" svg:y1="7.289cm" svg:x2="5.268cm" svg:y2="7.14cm">
          <text:p/>
        </draw:line>
        <draw:line draw:style-name="gr86" draw:text-style-name="P9" draw:layer="layout" svg:x1="6.066cm" svg:y1="7.289cm" svg:x2="6.066cm" svg:y2="7.14cm">
          <text:p/>
        </draw:line>
        <draw:line draw:style-name="gr86" draw:text-style-name="P9" draw:layer="layout" svg:x1="6.864cm" svg:y1="7.289cm" svg:x2="6.864cm" svg:y2="7.14cm">
          <text:p/>
        </draw:line>
        <draw:line draw:style-name="gr86" draw:text-style-name="P9" draw:layer="layout" svg:x1="7.661cm" svg:y1="7.289cm" svg:x2="7.661cm" svg:y2="7.14cm">
          <text:p/>
        </draw:line>
        <draw:polyline draw:style-name="gr86" draw:text-style-name="P9" draw:layer="layout" svg:width="0.148cm" svg:height="5.582cm" draw:transform="rotate (1.5707963267946) translate (2.87578436181869cm 7.28918954997235cm)" svg:viewBox="0 0 149 5583" draw:points="0,11335 149,11335 149,5752">
          <text:p/>
        </draw:polyline>
        <draw:frame draw:style-name="gr89" draw:text-style-name="P20" draw:layer="layout" svg:width="0.815cm" svg:height="0.569cm" svg:x="2.323cm" svg:y="6.987cm">
          <draw:text-box>
            <text:p><text:span text:style-name="T13">35</text:span></text:p>
          </draw:text-box>
        </draw:frame>
        <draw:frame draw:style-name="gr88" draw:text-style-name="P20" draw:layer="layout" svg:width="1.052cm" svg:height="0.569cm" svg:x="2.073cm" svg:y="6.459cm">
          <draw:text-box>
            <text:p><text:span text:style-name="T13">35.5</text:span></text:p>
          </draw:text-box>
        </draw:frame>
        <draw:frame draw:style-name="gr89" draw:text-style-name="P20" draw:layer="layout" svg:width="0.815cm" svg:height="0.569cm" svg:x="2.323cm" svg:y="5.957cm">
          <draw:text-box>
            <text:p><text:span text:style-name="T13">36</text:span></text:p>
          </draw:text-box>
        </draw:frame>
        <draw:frame draw:style-name="gr88" draw:text-style-name="P20" draw:layer="layout" svg:width="1.052cm" svg:height="0.569cm" svg:x="2.073cm" svg:y="5.43cm">
          <draw:text-box>
            <text:p><text:span text:style-name="T13">36.5</text:span></text:p>
          </draw:text-box>
        </draw:frame>
        <draw:frame draw:style-name="gr89" draw:text-style-name="P20" draw:layer="layout" svg:width="0.815cm" svg:height="0.569cm" svg:x="2.323cm" svg:y="4.902cm">
          <draw:text-box>
            <text:p><text:span text:style-name="T13">37</text:span></text:p>
          </draw:text-box>
        </draw:frame>
        <draw:frame draw:style-name="gr88" draw:text-style-name="P20" draw:layer="layout" svg:width="1.052cm" svg:height="0.569cm" svg:x="2.073cm" svg:y="4.375cm">
          <draw:text-box>
            <text:p><text:span text:style-name="T13">37.5</text:span></text:p>
          </draw:text-box>
        </draw:frame>
        <draw:frame draw:style-name="gr89" draw:text-style-name="P20" draw:layer="layout" svg:width="0.815cm" svg:height="0.569cm" svg:x="2.323cm" svg:y="3.846cm">
          <draw:text-box>
            <text:p><text:span text:style-name="T13">38</text:span></text:p>
          </draw:text-box>
        </draw:frame>
        <draw:frame draw:style-name="gr88" draw:text-style-name="P20" draw:layer="layout" svg:width="1.052cm" svg:height="0.569cm" svg:x="2.073cm" svg:y="3.345cm">
          <draw:text-box>
            <text:p><text:span text:style-name="T13">38.5</text:span></text:p>
          </draw:text-box>
        </draw:frame>
        <draw:frame draw:style-name="gr89" draw:text-style-name="P20" draw:layer="layout" svg:width="0.815cm" svg:height="0.569cm" svg:x="2.323cm" svg:y="2.817cm">
          <draw:text-box>
            <text:p><text:span text:style-name="T13">39</text:span></text:p>
          </draw:text-box>
        </draw:frame>
        <draw:frame draw:style-name="gr88" draw:text-style-name="P20" draw:layer="layout" svg:width="1.052cm" svg:height="0.569cm" svg:x="2.073cm" svg:y="2.29cm">
          <draw:text-box>
            <text:p><text:span text:style-name="T13">39.5</text:span></text:p>
          </draw:text-box>
        </draw:frame>
        <draw:frame draw:style-name="gr89" draw:text-style-name="P20" draw:layer="layout" svg:width="0.815cm" svg:height="0.569cm" svg:x="2.323cm" svg:y="1.762cm">
          <draw:text-box>
            <text:p><text:span text:style-name="T13">40</text:span></text:p>
          </draw:text-box>
        </draw:frame>
        <draw:line draw:style-name="gr86" draw:text-style-name="P9" draw:layer="layout" svg:x1="2.726cm" svg:y1="7.14cm" svg:x2="2.876cm" svg:y2="7.14cm">
          <text:p/>
        </draw:line>
        <draw:line draw:style-name="gr86" draw:text-style-name="P9" draw:layer="layout" svg:x1="2.726cm" svg:y1="6.617cm" svg:x2="2.876cm" svg:y2="6.617cm">
          <text:p/>
        </draw:line>
        <draw:line draw:style-name="gr86" draw:text-style-name="P9" draw:layer="layout" svg:x1="2.726cm" svg:y1="6.095cm" svg:x2="2.876cm" svg:y2="6.095cm">
          <text:p/>
        </draw:line>
        <draw:line draw:style-name="gr86" draw:text-style-name="P9" draw:layer="layout" svg:x1="2.726cm" svg:y1="5.572cm" svg:x2="2.876cm" svg:y2="5.572cm">
          <text:p/>
        </draw:line>
        <draw:line draw:style-name="gr86" draw:text-style-name="P9" draw:layer="layout" svg:x1="2.726cm" svg:y1="5.051cm" svg:x2="2.876cm" svg:y2="5.051cm">
          <text:p/>
        </draw:line>
        <draw:line draw:style-name="gr86" draw:text-style-name="P9" draw:layer="layout" svg:x1="2.726cm" svg:y1="4.528cm" svg:x2="2.876cm" svg:y2="4.528cm">
          <text:p/>
        </draw:line>
        <draw:line draw:style-name="gr86" draw:text-style-name="P9" draw:layer="layout" svg:x1="2.726cm" svg:y1="4.006cm" svg:x2="2.876cm" svg:y2="4.006cm">
          <text:p/>
        </draw:line>
        <draw:line draw:style-name="gr86" draw:text-style-name="P9" draw:layer="layout" svg:x1="2.726cm" svg:y1="3.484cm" svg:x2="2.876cm" svg:y2="3.484cm">
          <text:p/>
        </draw:line>
        <draw:line draw:style-name="gr86" draw:text-style-name="P9" draw:layer="layout" svg:x1="2.726cm" svg:y1="2.962cm" svg:x2="2.876cm" svg:y2="2.962cm">
          <text:p/>
        </draw:line>
        <draw:line draw:style-name="gr86" draw:text-style-name="P9" draw:layer="layout" svg:x1="2.726cm" svg:y1="2.439cm" svg:x2="2.876cm" svg:y2="2.439cm">
          <text:p/>
        </draw:line>
        <draw:polyline draw:style-name="gr86" draw:text-style-name="P9" draw:layer="layout" svg:width="0.149cm" svg:height="5.221cm" svg:x="2.726cm" svg:y="1.917cm" svg:viewBox="0 0 150 5222" draw:points="0,0 150,0 150,5222">
          <text:p/>
        </draw:polyline>
        <draw:polygon draw:style-name="gr90" draw:text-style-name="P9" draw:layer="layout" svg:width="0.848cm" svg:height="0.638cm" svg:x="2.85cm" svg:y="2.962cm" svg:viewBox="0 0 849 639" draw:points="52,0 849,567 823,603 797,639 0,72 26,36">
          <text:p/>
        </draw:polygon>
        <draw:polygon draw:style-name="gr90" draw:text-style-name="P9" draw:layer="layout" svg:width="0.05cm" svg:height="0.043cm" svg:x="3.647cm" svg:y="3.565cm" svg:viewBox="0 0 51 44" draw:points="26,0 51,36 44,40 37,43 29,44 22,44 14,42 7,40 0,36">
          <text:p/>
        </draw:polygon>
        <draw:polygon draw:style-name="gr90" draw:text-style-name="P9" draw:layer="layout" svg:width="0.846cm" svg:height="0.611cm" svg:x="3.648cm" svg:y="2.988cm" svg:viewBox="0 0 847 612" draw:points="0,540 797,0 822,36 847,72 50,612 25,576">
          <text:p/>
        </draw:polygon>
        <draw:polygon draw:style-name="gr90" draw:text-style-name="P9" draw:layer="layout" svg:width="0.047cm" svg:height="0.043cm" svg:x="4.446cm" svg:y="2.98cm" svg:viewBox="0 0 48 44" draw:points="25,44 0,8 7,4 14,1 22,0 29,0 37,2 44,4 48,6">
          <text:p/>
        </draw:polygon>
        <draw:polygon draw:style-name="gr90" draw:text-style-name="P9" draw:layer="layout" svg:width="0.842cm" svg:height="0.555cm" svg:x="4.448cm" svg:y="2.986cm" svg:viewBox="0 0 843 556" draw:points="46,0 843,481 820,519 797,556 0,76 23,38">
          <text:p/>
        </draw:polygon>
        <draw:polygon draw:style-name="gr90" draw:text-style-name="P9" draw:layer="layout" svg:width="0.022cm" svg:height="0.043cm" svg:x="5.245cm" svg:y="3.505cm" svg:viewBox="0 0 23 44" draw:points="23,0 17,44 10,42 3,39 0,38">
          <text:p/>
        </draw:polygon>
        <draw:polygon draw:style-name="gr90" draw:text-style-name="P9" draw:layer="layout" svg:width="0.809cm" svg:height="0.191cm" svg:x="5.262cm" svg:y="3.461cm" svg:viewBox="0 0 810 192" draw:points="12,0 810,105 804,148 798,192 0,88 6,44">
          <text:p/>
        </draw:polygon>
        <draw:polygon draw:style-name="gr90" draw:text-style-name="P9" draw:layer="layout" svg:width="0.031cm" svg:height="0.043cm" svg:x="6.066cm" svg:y="3.566cm" svg:viewBox="0 0 32 44" draw:points="0,44 6,0 13,2 20,5 27,9 32,14">
          <text:p/>
        </draw:polygon>
        <draw:polygon draw:style-name="gr90" draw:text-style-name="P9" draw:layer="layout" svg:width="0.86cm" svg:height="0.913cm" svg:x="6.035cm" svg:y="3.58cm" svg:viewBox="0 0 861 914" draw:points="64,0 861,854 829,884 797,914 0,60 32,30">
          <text:p/>
        </draw:polygon>
        <draw:polygon draw:style-name="gr90" draw:text-style-name="P9" draw:layer="layout" svg:width="0.031cm" svg:height="0.036cm" svg:x="6.832cm" svg:y="4.463cm" svg:viewBox="0 0 32 37" draw:points="32,0 8,37 2,32 0,30">
          <text:p/>
        </draw:polygon>
        <draw:polygon draw:style-name="gr90" draw:text-style-name="P9" draw:layer="layout" svg:width="0.844cm" svg:height="0.601cm" svg:x="6.84cm" svg:y="4.427cm" svg:viewBox="0 0 845 602" draw:points="48,0 845,529 821,565 797,602 0,74 24,37">
          <text:p/>
        </draw:polygon>
        <draw:polygon draw:style-name="gr90" draw:text-style-name="P9" draw:layer="layout" svg:width="0.024cm" svg:height="0.036cm" svg:x="7.661cm" svg:y="4.955cm" svg:viewBox="0 0 25 37" draw:points="0,37 24,0 25,1">
          <text:p/>
        </draw:polygon>
        <draw:polygon draw:style-name="gr90" draw:text-style-name="P9" draw:layer="layout" svg:width="0.847cm" svg:height="0.612cm" svg:x="7.636cm" svg:y="4.956cm" svg:viewBox="0 0 848 613" draw:points="50,0 848,541 823,577 798,613 0,72 25,36">
          <text:p/>
        </draw:polygon>
        <draw:polygon draw:style-name="gr90" draw:text-style-name="P9" draw:layer="layout" svg:width="0.248cm" svg:height="0.248cm" svg:x="2.751cm" svg:y="2.873cm" svg:viewBox="0 0 249 249" draw:points="0,0 0,249 249,249 249,0">
          <text:p/>
        </draw:polygon>
        <draw:polyline draw:style-name="gr91" draw:text-style-name="P9" draw:layer="layout" svg:width="0.248cm" svg:height="0.248cm" svg:x="2.751cm" svg:y="2.873cm" svg:viewBox="0 0 249 249" draw:points="0,0 0,249 249,249 249,0 0,0">
          <text:p/>
        </draw:polyline>
        <draw:polygon draw:style-name="gr92" draw:text-style-name="P9" draw:layer="layout" svg:width="0.248cm" svg:height="0.248cm" svg:x="3.549cm" svg:y="3.44cm" svg:viewBox="0 0 249 249" draw:points="0,0 0,249 249,249 249,0">
          <text:p/>
        </draw:polygon>
        <draw:polyline draw:style-name="gr91" draw:text-style-name="P9" draw:layer="layout" svg:width="0.248cm" svg:height="0.248cm" svg:x="3.549cm" svg:y="3.44cm" svg:viewBox="0 0 249 249" draw:points="0,0 0,249 249,249 249,0 0,0">
          <text:p/>
        </draw:polyline>
        <draw:polygon draw:style-name="gr92" draw:text-style-name="P9" draw:layer="layout" svg:width="0.248cm" svg:height="0.248cm" svg:x="4.346cm" svg:y="2.9cm" svg:viewBox="0 0 249 249" draw:points="0,0 0,249 249,249 249,0">
          <text:p/>
        </draw:polygon>
        <draw:polyline draw:style-name="gr91" draw:text-style-name="P9" draw:layer="layout" svg:width="0.248cm" svg:height="0.248cm" svg:x="4.346cm" svg:y="2.9cm" svg:viewBox="0 0 249 249" draw:points="0,0 0,249 249,249 249,0 0,0">
          <text:p/>
        </draw:polyline>
        <draw:polygon draw:style-name="gr92" draw:text-style-name="P9" draw:layer="layout" svg:width="0.248cm" svg:height="0.248cm" svg:x="5.143cm" svg:y="3.381cm" svg:viewBox="0 0 249 249" draw:points="0,0 0,249 249,249 249,0">
          <text:p/>
        </draw:polygon>
        <draw:polyline draw:style-name="gr91" draw:text-style-name="P9" draw:layer="layout" svg:width="0.248cm" svg:height="0.248cm" svg:x="5.143cm" svg:y="3.381cm" svg:viewBox="0 0 249 249" draw:points="0,0 0,249 249,249 249,0 0,0">
          <text:p/>
        </draw:polyline>
        <draw:polygon draw:style-name="gr92" draw:text-style-name="P9" draw:layer="layout" svg:width="0.248cm" svg:height="0.248cm" svg:x="5.942cm" svg:y="3.485cm" svg:viewBox="0 0 249 249" draw:points="0,0 0,249 249,249 249,0">
          <text:p/>
        </draw:polygon>
        <draw:polyline draw:style-name="gr91" draw:text-style-name="P9" draw:layer="layout" svg:width="0.248cm" svg:height="0.248cm" svg:x="5.942cm" svg:y="3.485cm" svg:viewBox="0 0 249 249" draw:points="0,0 0,249 249,249 249,0 0,0">
          <text:p/>
        </draw:polyline>
        <draw:polygon draw:style-name="gr92" draw:text-style-name="P9" draw:layer="layout" svg:width="0.248cm" svg:height="0.248cm" svg:x="6.739cm" svg:y="4.339cm" svg:viewBox="0 0 249 249" draw:points="0,0 0,249 249,249 249,0">
          <text:p/>
        </draw:polygon>
        <draw:polyline draw:style-name="gr91" draw:text-style-name="P9" draw:layer="layout" svg:width="0.248cm" svg:height="0.248cm" svg:x="6.739cm" svg:y="4.339cm" svg:viewBox="0 0 249 249" draw:points="0,0 0,249 249,249 249,0 0,0">
          <text:p/>
        </draw:polyline>
        <draw:polygon draw:style-name="gr92" draw:text-style-name="P9" draw:layer="layout" svg:width="0.248cm" svg:height="0.248cm" svg:x="7.537cm" svg:y="4.868cm" svg:viewBox="0 0 249 249" draw:points="0,0 0,249 249,249 249,0">
          <text:p/>
        </draw:polygon>
        <draw:polyline draw:style-name="gr91" draw:text-style-name="P9" draw:layer="layout" svg:width="0.248cm" svg:height="0.248cm" svg:x="7.537cm" svg:y="4.868cm" svg:viewBox="0 0 249 249" draw:points="0,0 0,249 249,249 249,0 0,0">
          <text:p/>
        </draw:polyline>
        <draw:polygon draw:style-name="gr92" draw:text-style-name="P9" draw:layer="layout" svg:width="0.248cm" svg:height="0.248cm" svg:x="8.335cm" svg:y="5.409cm" svg:viewBox="0 0 249 249" draw:points="0,0 0,249 249,249 249,0">
          <text:p/>
        </draw:polygon>
        <draw:polyline draw:style-name="gr91" draw:text-style-name="P9" draw:layer="layout" svg:width="0.248cm" svg:height="0.248cm" svg:x="8.335cm" svg:y="5.409cm" svg:viewBox="0 0 249 249" draw:points="0,0 0,249 249,249 249,0 0,0">
          <text:p/>
        </draw:polyline>
        <draw:polygon draw:style-name="gr93" draw:text-style-name="P9" draw:layer="layout" svg:width="0.842cm" svg:height="0.556cm" svg:x="2.853cm" svg:y="2.304cm" svg:viewBox="0 0 843 557" draw:points="0,482 797,0 820,38 843,76 46,557 23,520">
          <text:p/>
        </draw:polygon>
        <draw:polygon draw:style-name="gr93" draw:text-style-name="P9" draw:layer="layout" svg:width="0.057cm" svg:height="0.043cm" svg:x="3.65cm" svg:y="2.298cm" svg:viewBox="0 0 58 44" draw:points="23,44 0,6 7,3 14,1 22,0 30,1 37,2 44,5 51,10 56,15 58,17">
          <text:p/>
        </draw:polygon>
        <draw:polygon draw:style-name="gr93" draw:text-style-name="P9" draw:layer="layout" svg:width="0.866cm" svg:height="1.083cm" svg:x="3.638cm" svg:y="2.315cm" svg:viewBox="0 0 867 1084" draw:points="70,0 867,1030 832,1057 797,1084 0,54 35,27">
          <text:p/>
        </draw:polygon>
        <draw:polygon draw:style-name="gr93" draw:text-style-name="P9" draw:layer="layout" svg:width="0.06cm" svg:height="0.043cm" svg:x="4.436cm" svg:y="3.372cm" svg:viewBox="0 0 61 44" draw:points="35,0 61,35 55,39 48,42 40,44 32,44 25,43 18,40 11,37 5,32 0,27">
          <text:p/>
        </draw:polygon>
        <draw:polygon draw:style-name="gr93" draw:text-style-name="P9" draw:layer="layout" svg:width="0.848cm" svg:height="0.66cm" svg:x="4.445cm" svg:y="2.746cm" svg:viewBox="0 0 849 661" draw:points="0,591 797,0 823,35 849,70 52,661 26,626">
          <text:p/>
        </draw:polygon>
        <draw:polygon draw:style-name="gr93" draw:text-style-name="P9" draw:layer="layout" svg:width="0.06cm" svg:height="0.043cm" svg:x="5.242cm" svg:y="2.737cm" svg:viewBox="0 0 61 44" draw:points="26,44 0,9 6,5 13,2 21,0 29,0 36,1 43,4 50,7 56,12 61,17">
          <text:p/>
        </draw:polygon>
        <draw:polygon draw:style-name="gr93" draw:text-style-name="P9" draw:layer="layout" svg:width="0.867cm" svg:height="1.096cm" svg:x="5.233cm" svg:y="2.754cm" svg:viewBox="0 0 868 1097" draw:points="70,0 868,1043 833,1070 798,1097 0,54 35,27">
          <text:p/>
        </draw:polygon>
        <draw:polygon draw:style-name="gr93" draw:text-style-name="P9" draw:layer="layout" svg:width="0.038cm" svg:height="0.043cm" svg:x="6.032cm" svg:y="3.824cm" svg:viewBox="0 0 39 44" draw:points="35,0 39,44 31,44 24,43 17,40 10,36 4,31 0,27">
          <text:p/>
        </draw:polygon>
        <draw:polygon draw:style-name="gr93" draw:text-style-name="P9" draw:layer="layout" svg:width="0.804cm" svg:height="0.162cm" svg:x="6.062cm" svg:y="3.704cm" svg:viewBox="0 0 805 163" draw:points="0,76 797,0 801,44 805,88 8,163 4,119">
          <text:p/>
        </draw:polygon>
        <draw:polygon draw:style-name="gr93" draw:text-style-name="P9" draw:layer="layout" svg:width="0.009cm" svg:height="0.043cm" svg:x="6.864cm" svg:y="3.748cm" svg:viewBox="0 0 10 44" draw:points="0,0 10,43 4,44">
          <text:p/>
        </draw:polygon>
        <draw:polygon draw:style-name="gr93" draw:text-style-name="P9" draw:layer="layout" svg:width="0.816cm" svg:height="0.279cm" svg:x="6.854cm" svg:y="3.511cm" svg:viewBox="0 0 817 280" draw:points="0,194 797,0 807,43 817,86 20,280 10,237">
          <text:p/>
        </draw:polygon>
        <draw:polygon draw:style-name="gr93" draw:text-style-name="P9" draw:layer="layout" svg:width="0.045cm" svg:height="0.043cm" svg:x="7.651cm" svg:y="3.51cm" svg:viewBox="0 0 46 44" draw:points="10,44 0,1 7,0 15,0 22,2 29,5 36,9 42,14 46,19">
          <text:p/>
        </draw:polygon>
        <draw:polygon draw:style-name="gr93" draw:text-style-name="P9" draw:layer="layout" svg:width="0.869cm" svg:height="1.185cm" svg:x="7.625cm" svg:y="3.529cm" svg:viewBox="0 0 870 1186" draw:points="72,0 870,1137 834,1162 798,1186 0,50 36,25">
          <text:p/>
        </draw:polygon>
        <draw:polygon draw:style-name="gr93" draw:text-style-name="P9" draw:layer="layout" svg:width="0.248cm" svg:height="0.248cm" svg:x="2.751cm" svg:y="2.699cm" svg:viewBox="0 0 249 249" draw:points="0,124 125,249 249,124 125,0">
          <text:p/>
        </draw:polygon>
        <draw:polyline draw:style-name="gr91" draw:text-style-name="P9" draw:layer="layout" svg:width="0.248cm" svg:height="0.248cm" svg:x="2.751cm" svg:y="2.699cm" svg:viewBox="0 0 249 249" draw:points="0,124 125,249 249,124 125,0 0,124">
          <text:p/>
        </draw:polyline>
        <draw:polygon draw:style-name="gr93" draw:text-style-name="P9" draw:layer="layout" svg:width="0.248cm" svg:height="0.248cm" svg:x="3.549cm" svg:y="2.217cm" svg:viewBox="0 0 249 249" draw:points="0,124 125,249 249,124 125,0">
          <text:p/>
        </draw:polygon>
        <draw:polyline draw:style-name="gr91" draw:text-style-name="P9" draw:layer="layout" svg:width="0.248cm" svg:height="0.248cm" svg:x="3.549cm" svg:y="2.217cm" svg:viewBox="0 0 249 249" draw:points="0,124 125,249 249,124 125,0 0,124">
          <text:p/>
        </draw:polyline>
        <draw:polygon draw:style-name="gr93" draw:text-style-name="P9" draw:layer="layout" svg:width="0.248cm" svg:height="0.248cm" svg:x="4.346cm" svg:y="3.247cm" svg:viewBox="0 0 249 249" draw:points="0,124 125,249 249,124 125,0">
          <text:p/>
        </draw:polygon>
        <draw:polyline draw:style-name="gr91" draw:text-style-name="P9" draw:layer="layout" svg:width="0.248cm" svg:height="0.248cm" svg:x="4.346cm" svg:y="3.247cm" svg:viewBox="0 0 249 249" draw:points="0,124 125,249 249,124 125,0 0,124">
          <text:p/>
        </draw:polyline>
        <draw:polygon draw:style-name="gr93" draw:text-style-name="P9" draw:layer="layout" svg:width="0.248cm" svg:height="0.248cm" svg:x="5.143cm" svg:y="2.656cm" svg:viewBox="0 0 249 249" draw:points="0,124 125,249 249,124 125,0">
          <text:p/>
        </draw:polygon>
        <draw:polyline draw:style-name="gr91" draw:text-style-name="P9" draw:layer="layout" svg:width="0.248cm" svg:height="0.248cm" svg:x="5.143cm" svg:y="2.656cm" svg:viewBox="0 0 249 249" draw:points="0,124 125,249 249,124 125,0 0,124">
          <text:p/>
        </draw:polyline>
        <draw:polygon draw:style-name="gr93" draw:text-style-name="P9" draw:layer="layout" svg:width="0.248cm" svg:height="0.248cm" svg:x="5.942cm" svg:y="3.699cm" svg:viewBox="0 0 249 249" draw:points="0,124 125,249 249,124 125,0">
          <text:p/>
        </draw:polygon>
        <draw:polyline draw:style-name="gr91" draw:text-style-name="P9" draw:layer="layout" svg:width="0.248cm" svg:height="0.248cm" svg:x="5.942cm" svg:y="3.699cm" svg:viewBox="0 0 249 249" draw:points="0,124 125,249 249,124 125,0 0,124">
          <text:p/>
        </draw:polyline>
        <draw:polygon draw:style-name="gr93" draw:text-style-name="P9" draw:layer="layout" svg:width="0.248cm" svg:height="0.248cm" svg:x="6.739cm" svg:y="3.623cm" svg:viewBox="0 0 249 249" draw:points="0,124 125,249 249,124 125,0">
          <text:p/>
        </draw:polygon>
        <draw:polyline draw:style-name="gr91" draw:text-style-name="P9" draw:layer="layout" svg:width="0.248cm" svg:height="0.248cm" svg:x="6.739cm" svg:y="3.623cm" svg:viewBox="0 0 249 249" draw:points="0,124 125,249 249,124 125,0 0,124">
          <text:p/>
        </draw:polyline>
        <draw:polygon draw:style-name="gr93" draw:text-style-name="P9" draw:layer="layout" svg:width="0.248cm" svg:height="0.248cm" svg:x="7.537cm" svg:y="3.429cm" svg:viewBox="0 0 249 249" draw:points="0,124 125,249 249,124 125,0">
          <text:p/>
        </draw:polygon>
        <draw:polyline draw:style-name="gr91" draw:text-style-name="P9" draw:layer="layout" svg:width="0.248cm" svg:height="0.248cm" svg:x="7.537cm" svg:y="3.429cm" svg:viewBox="0 0 249 249" draw:points="0,124 125,249 249,124 125,0 0,124">
          <text:p/>
        </draw:polyline>
        <draw:polygon draw:style-name="gr93" draw:text-style-name="P9" draw:layer="layout" svg:width="0.248cm" svg:height="0.248cm" svg:x="8.335cm" svg:y="4.566cm" svg:viewBox="0 0 249 249" draw:points="0,124 125,249 249,124 125,0">
          <text:p/>
        </draw:polygon>
        <draw:polyline draw:style-name="gr91" draw:text-style-name="P9" draw:layer="layout" svg:width="0.248cm" svg:height="0.248cm" svg:x="8.335cm" svg:y="4.566cm" svg:viewBox="0 0 249 249" draw:points="0,124 125,249 249,124 125,0 0,124">
          <text:p/>
        </draw:polyline>
        <draw:polygon draw:style-name="gr92" draw:text-style-name="P9" draw:layer="layout" svg:width="0.315cm" svg:height="0.087cm" svg:x="8.969cm" svg:y="4.754cm" svg:viewBox="0 0 316 88" draw:points="0,0 316,0 316,88 0,88">
          <text:p/>
        </draw:polygon>
        <draw:polygon draw:style-name="gr92" draw:text-style-name="P9" draw:layer="layout" svg:width="0.157cm" svg:height="0.157cm" svg:x="9.048cm" svg:y="4.718cm" svg:viewBox="0 0 158 158" draw:points="0,0 0,158 158,158 158,0">
          <text:p/>
        </draw:polygon>
        <draw:polyline draw:style-name="gr91" draw:text-style-name="P9" draw:layer="layout" svg:width="0.157cm" svg:height="0.157cm" svg:x="9.048cm" svg:y="4.718cm" svg:viewBox="0 0 158 158" draw:points="0,0 0,158 158,158 158,0 0,0">
          <text:p/>
        </draw:polyline>
        <draw:polygon draw:style-name="gr93" draw:text-style-name="P9" draw:layer="layout" svg:width="0.315cm" svg:height="0.087cm" svg:x="8.969cm" svg:y="5.179cm" svg:viewBox="0 0 316 88" draw:points="0,0 316,0 316,88 0,88">
          <text:p/>
        </draw:polygon>
        <draw:polygon draw:style-name="gr93" draw:text-style-name="P9" draw:layer="layout" svg:width="0.157cm" svg:height="0.157cm" svg:x="9.048cm" svg:y="5.143cm" svg:viewBox="0 0 158 158" draw:points="0,80 80,158 158,80 80,0">
          <text:p/>
        </draw:polygon>
        <draw:polyline draw:style-name="gr91" draw:text-style-name="P9" draw:layer="layout" svg:width="0.157cm" svg:height="0.157cm" svg:x="9.048cm" svg:y="5.143cm" svg:viewBox="0 0 158 158" draw:points="0,80 80,158 158,80 80,0 0,80">
          <text:p/>
        </draw:polyline>
        <draw:frame draw:style-name="gr94" draw:text-style-name="P20" draw:layer="layout" svg:width="2.018cm" svg:height="0.569cm" svg:x="9.327cm" svg:y="4.691cm">
          <draw:text-box>
            <text:p><text:span text:style-name="T13">500 Schritte</text:span></text:p>
          </draw:text-box>
        </draw:frame>
        <draw:frame draw:style-name="gr95" draw:text-style-name="P20" draw:layer="layout" svg:width="2.174cm" svg:height="0.569cm" svg:x="9.327cm" svg:y="5.113cm">
          <draw:text-box>
            <text:p><text:span text:style-name="T13">2000 Schritte</text:span></text:p>
          </draw:text-box>
        </draw:frame>
        <draw:frame draw:style-name="gr96" draw:text-style-name="P21" draw:layer="layout" svg:width="1.692cm" svg:height="0.603cm" svg:x="4.759cm" svg:y="7.93cm">
          <draw:text-box>
            <text:p><text:span text:style-name="T14">Lernrate</text:span></text:p>
          </draw:text-box>
        </draw:frame>
        <draw:frame draw:style-name="gr97" draw:text-style-name="P21" draw:layer="layout" svg:width="1.603cm" svg:height="0.603cm" draw:transform="rotate (1.5707963267946) translate (1.791cm 5.005cm)">
          <draw:text-box>
            <text:p><text:span text:style-name="T14">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85" draw:text-style-name="P9" draw:layer="layout" svg:width="10.115cm" svg:height="6.98cm" svg:x="6.667cm" svg:y="2.54cm" svg:viewBox="0 0 10116 6981" draw:points="0,0 10116,0 10116,6981 0,6981">
          <text:p/>
        </draw:polygon>
        <draw:polyline draw:style-name="gr86" draw:text-style-name="P9" draw:layer="layout" svg:width="5.931cm" svg:height="5.224cm" svg:x="8.034cm" svg:y="2.864cm" svg:viewBox="0 0 5932 5225" draw:points="2965,5225 0,5225 0,0 5932,0 5932,5225 2965,5225">
          <text:p/>
        </draw:polyline>
        <draw:line draw:style-name="gr86" draw:text-style-name="P9" draw:layer="layout" svg:x1="13.966cm" svg:y1="8.088cm" svg:x2="8.034cm" svg:y2="8.088cm">
          <text:p/>
        </draw:line>
        <draw:line draw:style-name="gr86" draw:text-style-name="P9" draw:layer="layout" svg:x1="13.966cm" svg:y1="7.217cm" svg:x2="8.034cm" svg:y2="7.217cm">
          <text:p/>
        </draw:line>
        <draw:line draw:style-name="gr86" draw:text-style-name="P9" draw:layer="layout" svg:x1="13.966cm" svg:y1="6.346cm" svg:x2="8.034cm" svg:y2="6.346cm">
          <text:p/>
        </draw:line>
        <draw:line draw:style-name="gr86" draw:text-style-name="P9" draw:layer="layout" svg:x1="13.966cm" svg:y1="5.475cm" svg:x2="8.034cm" svg:y2="5.475cm">
          <text:p/>
        </draw:line>
        <draw:line draw:style-name="gr86" draw:text-style-name="P9" draw:layer="layout" svg:x1="13.966cm" svg:y1="4.604cm" svg:x2="8.034cm" svg:y2="4.604cm">
          <text:p/>
        </draw:line>
        <draw:line draw:style-name="gr86" draw:text-style-name="P9" draw:layer="layout" svg:x1="13.966cm" svg:y1="3.733cm" svg:x2="8.034cm" svg:y2="3.733cm">
          <text:p/>
        </draw:line>
        <draw:line draw:style-name="gr86" draw:text-style-name="P9" draw:layer="layout" svg:x1="13.966cm" svg:y1="2.862cm" svg:x2="8.034cm" svg:y2="2.862cm">
          <text:p/>
        </draw:line>
        <draw:frame draw:style-name="gr98" draw:text-style-name="P20" draw:layer="layout" svg:width="1.052cm" svg:height="0.569cm" svg:x="7.749cm" svg:y="8.369cm">
          <draw:text-box>
            <text:p><text:span text:style-name="T13">0.01</text:span></text:p>
          </draw:text-box>
        </draw:frame>
        <draw:frame draw:style-name="gr98" draw:text-style-name="P20" draw:layer="layout" svg:width="1.052cm" svg:height="0.569cm" svg:x="8.748cm" svg:y="8.369cm">
          <draw:text-box>
            <text:p><text:span text:style-name="T13">0.02</text:span></text:p>
          </draw:text-box>
        </draw:frame>
        <draw:frame draw:style-name="gr98" draw:text-style-name="P20" draw:layer="layout" svg:width="1.052cm" svg:height="0.569cm" svg:x="9.747cm" svg:y="8.369cm">
          <draw:text-box>
            <text:p><text:span text:style-name="T13">0.05</text:span></text:p>
          </draw:text-box>
        </draw:frame>
        <draw:frame draw:style-name="gr99" draw:text-style-name="P20" draw:layer="layout" svg:width="0.896cm" svg:height="0.569cm" svg:x="10.802cm" svg:y="8.369cm">
          <draw:text-box>
            <text:p><text:span text:style-name="T13">0.1</text:span></text:p>
          </draw:text-box>
        </draw:frame>
        <draw:frame draw:style-name="gr99" draw:text-style-name="P20" draw:layer="layout" svg:width="0.896cm" svg:height="0.569cm" svg:x="11.8cm" svg:y="8.369cm">
          <draw:text-box>
            <text:p><text:span text:style-name="T13">0.2</text:span></text:p>
          </draw:text-box>
        </draw:frame>
        <draw:frame draw:style-name="gr99" draw:text-style-name="P20" draw:layer="layout" svg:width="0.896cm" svg:height="0.569cm" svg:x="12.772cm" svg:y="8.369cm">
          <draw:text-box>
            <text:p><text:span text:style-name="T13">0.5</text:span></text:p>
          </draw:text-box>
        </draw:frame>
        <draw:frame draw:style-name="gr99" draw:text-style-name="P20" draw:layer="layout" svg:width="0.659cm" svg:height="0.569cm" svg:x="13.882cm" svg:y="8.369cm">
          <draw:text-box>
            <text:p><text:span text:style-name="T13">1</text:span></text:p>
          </draw:text-box>
        </draw:frame>
        <draw:line draw:style-name="gr86" draw:text-style-name="P9" draw:layer="layout" svg:x1="8.034cm" svg:y1="8.237cm" svg:x2="8.034cm" svg:y2="8.088cm">
          <text:p/>
        </draw:line>
        <draw:line draw:style-name="gr86" draw:text-style-name="P9" draw:layer="layout" svg:x1="9.021cm" svg:y1="8.237cm" svg:x2="9.021cm" svg:y2="8.088cm">
          <text:p/>
        </draw:line>
        <draw:line draw:style-name="gr86" draw:text-style-name="P9" draw:layer="layout" svg:x1="10.01cm" svg:y1="8.237cm" svg:x2="10.01cm" svg:y2="8.088cm">
          <text:p/>
        </draw:line>
        <draw:line draw:style-name="gr86" draw:text-style-name="P9" draw:layer="layout" svg:x1="10.999cm" svg:y1="8.237cm" svg:x2="10.999cm" svg:y2="8.088cm">
          <text:p/>
        </draw:line>
        <draw:line draw:style-name="gr86" draw:text-style-name="P9" draw:layer="layout" svg:x1="11.988cm" svg:y1="8.237cm" svg:x2="11.988cm" svg:y2="8.088cm">
          <text:p/>
        </draw:line>
        <draw:line draw:style-name="gr86" draw:text-style-name="P9" draw:layer="layout" svg:x1="12.976cm" svg:y1="8.237cm" svg:x2="12.976cm" svg:y2="8.088cm">
          <text:p/>
        </draw:line>
        <draw:polyline draw:style-name="gr86" draw:text-style-name="P9" draw:layer="layout" svg:width="0.148cm" svg:height="5.931cm" draw:transform="rotate (1.5707963267946) translate (8.03355613397681cm 8.23719159813847cm)" svg:viewBox="0 0 149 5932" draw:points="0,21999 149,21999 149,16067">
          <text:p/>
        </draw:polyline>
        <draw:frame draw:style-name="gr99" draw:text-style-name="P20" draw:layer="layout" svg:width="0.815cm" svg:height="0.569cm" svg:x="7.471cm" svg:y="7.948cm">
          <draw:text-box>
            <text:p><text:span text:style-name="T13">28</text:span></text:p>
          </draw:text-box>
        </draw:frame>
        <draw:frame draw:style-name="gr99" draw:text-style-name="P20" draw:layer="layout" svg:width="0.815cm" svg:height="0.569cm" svg:x="7.471cm" svg:y="7.078cm">
          <draw:text-box>
            <text:p><text:span text:style-name="T13">30</text:span></text:p>
          </draw:text-box>
        </draw:frame>
        <draw:frame draw:style-name="gr99" draw:text-style-name="P20" draw:layer="layout" svg:width="0.815cm" svg:height="0.569cm" svg:x="7.471cm" svg:y="6.21cm">
          <draw:text-box>
            <text:p><text:span text:style-name="T13">32</text:span></text:p>
          </draw:text-box>
        </draw:frame>
        <draw:frame draw:style-name="gr99" draw:text-style-name="P20" draw:layer="layout" svg:width="0.815cm" svg:height="0.569cm" svg:x="7.471cm" svg:y="5.341cm">
          <draw:text-box>
            <text:p><text:span text:style-name="T13">34</text:span></text:p>
          </draw:text-box>
        </draw:frame>
        <draw:frame draw:style-name="gr99" draw:text-style-name="P20" draw:layer="layout" svg:width="0.815cm" svg:height="0.569cm" svg:x="7.471cm" svg:y="4.446cm">
          <draw:text-box>
            <text:p><text:span text:style-name="T13">36</text:span></text:p>
          </draw:text-box>
        </draw:frame>
        <draw:frame draw:style-name="gr99" draw:text-style-name="P20" draw:layer="layout" svg:width="0.815cm" svg:height="0.569cm" svg:x="7.471cm" svg:y="3.576cm">
          <draw:text-box>
            <text:p><text:span text:style-name="T13">38</text:span></text:p>
          </draw:text-box>
        </draw:frame>
        <draw:frame draw:style-name="gr99" draw:text-style-name="P20" draw:layer="layout" svg:width="0.815cm" svg:height="0.569cm" svg:x="7.471cm" svg:y="2.707cm">
          <draw:text-box>
            <text:p><text:span text:style-name="T13">40</text:span></text:p>
          </draw:text-box>
        </draw:frame>
        <draw:line draw:style-name="gr86" draw:text-style-name="P9" draw:layer="layout" svg:x1="7.884cm" svg:y1="8.088cm" svg:x2="8.034cm" svg:y2="8.088cm">
          <text:p/>
        </draw:line>
        <draw:line draw:style-name="gr86" draw:text-style-name="P9" draw:layer="layout" svg:x1="7.884cm" svg:y1="7.217cm" svg:x2="8.034cm" svg:y2="7.217cm">
          <text:p/>
        </draw:line>
        <draw:line draw:style-name="gr86" draw:text-style-name="P9" draw:layer="layout" svg:x1="7.884cm" svg:y1="6.346cm" svg:x2="8.034cm" svg:y2="6.346cm">
          <text:p/>
        </draw:line>
        <draw:line draw:style-name="gr86" draw:text-style-name="P9" draw:layer="layout" svg:x1="7.884cm" svg:y1="5.475cm" svg:x2="8.034cm" svg:y2="5.475cm">
          <text:p/>
        </draw:line>
        <draw:line draw:style-name="gr86" draw:text-style-name="P9" draw:layer="layout" svg:x1="7.884cm" svg:y1="4.604cm" svg:x2="8.034cm" svg:y2="4.604cm">
          <text:p/>
        </draw:line>
        <draw:line draw:style-name="gr86" draw:text-style-name="P9" draw:layer="layout" svg:x1="7.884cm" svg:y1="3.733cm" svg:x2="8.034cm" svg:y2="3.733cm">
          <text:p/>
        </draw:line>
        <draw:polyline draw:style-name="gr86" draw:text-style-name="P9" draw:layer="layout" svg:width="0.149cm" svg:height="5.224cm" svg:x="7.884cm" svg:y="2.862cm" svg:viewBox="0 0 150 5225" draw:points="0,0 150,0 150,5225">
          <text:p/>
        </draw:polyline>
        <draw:polygon draw:style-name="gr90" draw:text-style-name="P9" draw:layer="layout" svg:width="1.023cm" svg:height="0.523cm" svg:x="8.016cm" svg:y="5.528cm" svg:viewBox="0 0 1024 524" draw:points="0,444 988,0 1006,40 1024,80 36,524 18,484">
          <text:p/>
        </draw:polygon>
        <draw:polygon draw:style-name="gr90" draw:text-style-name="P9" draw:layer="layout" svg:width="0.027cm" svg:height="0.039cm" svg:x="9.021cm" svg:y="5.568cm" svg:viewBox="0 0 28 40" draw:points="0,0 28,34 22,38 18,40">
          <text:p/>
        </draw:polygon>
        <draw:polygon draw:style-name="gr90" draw:text-style-name="P9" draw:layer="layout" svg:width="1.044cm" svg:height="0.898cm" svg:x="8.993cm" svg:y="4.703cm" svg:viewBox="0 0 1045 899" draw:points="0,831 989,0 1017,34 1045,68 56,899 28,865">
          <text:p/>
        </draw:polygon>
        <draw:polygon draw:style-name="gr90" draw:text-style-name="P9" draw:layer="layout" svg:width="0.027cm" svg:height="0.042cm" svg:x="9.982cm" svg:y="4.694cm" svg:viewBox="0 0 28 43" draw:points="28,43 0,9 6,5 13,2 20,0">
          <text:p/>
        </draw:polygon>
        <draw:polygon draw:style-name="gr90" draw:text-style-name="P9" draw:layer="layout" svg:width="1.004cm" svg:height="0.273cm" svg:x="10.002cm" svg:y="4.506cm" svg:viewBox="0 0 1005 274" draw:points="0,188 989,0 997,43 1005,86 16,274 8,231">
          <text:p/>
        </draw:polygon>
        <draw:polygon draw:style-name="gr90" draw:text-style-name="P9" draw:layer="layout" svg:width="0.021cm" svg:height="0.042cm" svg:x="10.999cm" svg:y="4.549cm" svg:viewBox="0 0 22 43" draw:points="0,0 22,38 15,41 8,43">
          <text:p/>
        </draw:polygon>
        <draw:polygon draw:style-name="gr90" draw:text-style-name="P9" draw:layer="layout" svg:width="1.032cm" svg:height="0.646cm" svg:x="10.977cm" svg:y="3.939cm" svg:viewBox="0 0 1033 647" draw:points="0,571 989,0 1011,38 1033,76 44,647 22,609">
          <text:p/>
        </draw:polygon>
        <draw:polygon draw:style-name="gr90" draw:text-style-name="P9" draw:layer="layout" svg:width="0.021cm" svg:height="0.039cm" svg:x="11.966cm" svg:y="3.937cm" svg:viewBox="0 0 22 40" draw:points="22,40 0,2 4,0">
          <text:p/>
        </draw:polygon>
        <draw:polygon draw:style-name="gr90" draw:text-style-name="P9" draw:layer="layout" svg:width="1.024cm" svg:height="0.531cm" svg:x="11.97cm" svg:y="3.485cm" svg:viewBox="0 0 1025 532" draw:points="0,453 989,0 1007,40 1025,80 36,532 18,493">
          <text:p/>
        </draw:polygon>
        <draw:polygon draw:style-name="gr90" draw:text-style-name="P9" draw:layer="layout" svg:width="0.034cm" svg:height="0.043cm" svg:x="12.959cm" svg:y="3.481cm" svg:viewBox="0 0 35 44" draw:points="18,44 0,4 7,1 14,0 22,0 30,2 35,3">
          <text:p/>
        </draw:polygon>
        <draw:polygon draw:style-name="gr90" draw:text-style-name="P9" draw:layer="layout" svg:width="1.022cm" svg:height="0.499cm" svg:x="12.96cm" svg:y="3.484cm" svg:viewBox="0 0 1023 500" draw:points="34,0 1023,418 1006,459 989,500 0,82 17,41">
          <text:p/>
        </draw:polygon>
        <draw:polygon draw:style-name="gr90" draw:text-style-name="P9" draw:layer="layout" svg:width="0.248cm" svg:height="0.248cm" svg:x="7.909cm" svg:y="5.887cm" svg:viewBox="0 0 249 249" draw:points="0,0 0,249 249,249 249,0">
          <text:p/>
        </draw:polygon>
        <draw:polyline draw:style-name="gr91" draw:text-style-name="P9" draw:layer="layout" svg:width="0.248cm" svg:height="0.248cm" svg:x="7.909cm" svg:y="5.887cm" svg:viewBox="0 0 249 249" draw:points="0,0 0,249 249,249 249,0 0,0">
          <text:p/>
        </draw:polyline>
        <draw:polygon draw:style-name="gr92" draw:text-style-name="P9" draw:layer="layout" svg:width="0.248cm" svg:height="0.248cm" svg:x="8.897cm" svg:y="5.443cm" svg:viewBox="0 0 249 249" draw:points="0,0 0,249 249,249 249,0">
          <text:p/>
        </draw:polygon>
        <draw:polyline draw:style-name="gr91" draw:text-style-name="P9" draw:layer="layout" svg:width="0.248cm" svg:height="0.248cm" svg:x="8.897cm" svg:y="5.443cm" svg:viewBox="0 0 249 249" draw:points="0,0 0,249 249,249 249,0 0,0">
          <text:p/>
        </draw:polyline>
        <draw:polygon draw:style-name="gr92" draw:text-style-name="P9" draw:layer="layout" svg:width="0.248cm" svg:height="0.248cm" svg:x="9.886cm" svg:y="4.612cm" svg:viewBox="0 0 249 249" draw:points="0,0 0,249 249,249 249,0">
          <text:p/>
        </draw:polygon>
        <draw:polyline draw:style-name="gr91" draw:text-style-name="P9" draw:layer="layout" svg:width="0.248cm" svg:height="0.248cm" svg:x="9.886cm" svg:y="4.612cm" svg:viewBox="0 0 249 249" draw:points="0,0 0,249 249,249 249,0 0,0">
          <text:p/>
        </draw:polyline>
        <draw:polygon draw:style-name="gr92" draw:text-style-name="P9" draw:layer="layout" svg:width="0.248cm" svg:height="0.248cm" svg:x="10.874cm" svg:y="4.424cm" svg:viewBox="0 0 249 249" draw:points="0,0 0,249 249,249 249,0">
          <text:p/>
        </draw:polygon>
        <draw:polyline draw:style-name="gr91" draw:text-style-name="P9" draw:layer="layout" svg:width="0.248cm" svg:height="0.248cm" svg:x="10.874cm" svg:y="4.424cm" svg:viewBox="0 0 249 249" draw:points="0,0 0,249 249,249 249,0 0,0">
          <text:p/>
        </draw:polyline>
        <draw:polygon draw:style-name="gr92" draw:text-style-name="P9" draw:layer="layout" svg:width="0.248cm" svg:height="0.248cm" svg:x="11.863cm" svg:y="3.853cm" svg:viewBox="0 0 249 249" draw:points="0,0 0,249 249,249 249,0">
          <text:p/>
        </draw:polygon>
        <draw:polyline draw:style-name="gr91" draw:text-style-name="P9" draw:layer="layout" svg:width="0.248cm" svg:height="0.248cm" svg:x="11.863cm" svg:y="3.853cm" svg:viewBox="0 0 249 249" draw:points="0,0 0,249 249,249 249,0 0,0">
          <text:p/>
        </draw:polyline>
        <draw:polygon draw:style-name="gr92" draw:text-style-name="P9" draw:layer="layout" svg:width="0.248cm" svg:height="0.248cm" svg:x="12.852cm" svg:y="3.4cm" svg:viewBox="0 0 249 249" draw:points="0,0 0,249 249,249 249,0">
          <text:p/>
        </draw:polygon>
        <draw:polyline draw:style-name="gr91" draw:text-style-name="P9" draw:layer="layout" svg:width="0.248cm" svg:height="0.248cm" svg:x="12.852cm" svg:y="3.4cm" svg:viewBox="0 0 249 249" draw:points="0,0 0,249 249,249 249,0 0,0">
          <text:p/>
        </draw:polyline>
        <draw:polygon draw:style-name="gr92" draw:text-style-name="P9" draw:layer="layout" svg:width="0.248cm" svg:height="0.248cm" svg:x="13.841cm" svg:y="3.818cm" svg:viewBox="0 0 249 249" draw:points="0,0 0,249 249,249 249,0">
          <text:p/>
        </draw:polygon>
        <draw:polyline draw:style-name="gr91" draw:text-style-name="P9" draw:layer="layout" svg:width="0.248cm" svg:height="0.248cm" svg:x="13.841cm" svg:y="3.818cm" svg:viewBox="0 0 249 249" draw:points="0,0 0,249 249,249 249,0 0,0">
          <text:p/>
        </draw:polyline>
        <draw:polygon draw:style-name="gr93" draw:text-style-name="P9" draw:layer="layout" svg:width="1.045cm" svg:height="0.925cm" svg:x="8.005cm" svg:y="4.366cm" svg:viewBox="0 0 1046 926" draw:points="0,860 988,0 1017,33 1046,66 58,926 29,893">
          <text:p/>
        </draw:polygon>
        <draw:polygon draw:style-name="gr93" draw:text-style-name="P9" draw:layer="layout" svg:width="0.028cm" svg:height="0.033cm" svg:x="8.992cm" svg:y="4.365cm" svg:viewBox="0 0 29 34" draw:points="29,34 0,1 1,0">
          <text:p/>
        </draw:polygon>
        <draw:polygon draw:style-name="gr93" draw:text-style-name="P9" draw:layer="layout" svg:width="1.044cm" svg:height="0.872cm" svg:x="8.993cm" svg:y="3.56cm" svg:viewBox="0 0 1045 873" draw:points="0,805 989,0 1017,34 1045,68 56,873 28,839">
          <text:p/>
        </draw:polygon>
        <draw:polygon draw:style-name="gr93" draw:text-style-name="P9" draw:layer="layout" svg:width="0.027cm" svg:height="0.042cm" svg:x="9.982cm" svg:y="3.551cm" svg:viewBox="0 0 28 43" draw:points="28,43 0,9 7,5 14,1 20,0">
          <text:p/>
        </draw:polygon>
        <draw:polygon draw:style-name="gr93" draw:text-style-name="P9" draw:layer="layout" svg:width="1.004cm" svg:height="0.272cm" svg:x="10.002cm" svg:y="3.364cm" svg:viewBox="0 0 1005 273" draw:points="0,187 989,0 997,43 1005,86 16,273 8,230">
          <text:p/>
        </draw:polygon>
        <draw:polygon draw:style-name="gr93" draw:text-style-name="P9" draw:layer="layout" svg:width="0.007cm" svg:height="0.043cm" svg:x="10.991cm" svg:y="3.363cm" svg:viewBox="0 0 8 44" draw:points="8,44 0,1 7,0 8,0">
          <text:p/>
        </draw:polygon>
        <draw:polygon draw:style-name="gr93" draw:text-style-name="P9" draw:layer="layout" svg:width="0.988cm" svg:height="0.095cm" svg:x="10.999cm" svg:y="3.363cm" svg:viewBox="0 0 989 96" draw:points="0,0 989,8 989,52 989,96 0,88 0,44">
          <text:p/>
        </draw:polygon>
        <draw:polygon draw:style-name="gr93" draw:text-style-name="P9" draw:layer="layout" svg:width="0.007cm" svg:height="0.043cm" svg:x="11.988cm" svg:y="3.415cm" svg:viewBox="0 0 8 44" draw:points="0,0 8,43 1,44 0,44">
          <text:p/>
        </draw:polygon>
        <draw:polygon draw:style-name="gr93" draw:text-style-name="P9" draw:layer="layout" svg:width="1.004cm" svg:height="0.277cm" svg:x="11.98cm" svg:y="3.18cm" svg:viewBox="0 0 1005 278" draw:points="0,192 989,0 997,43 1005,86 16,278 8,235">
          <text:p/>
        </draw:polygon>
        <draw:polygon draw:style-name="gr93" draw:text-style-name="P9" draw:layer="layout" svg:width="0.021cm" svg:height="0.043cm" svg:x="12.969cm" svg:y="3.179cm" svg:viewBox="0 0 22 44" draw:points="8,44 0,1 7,0 15,1 22,2">
          <text:p/>
        </draw:polygon>
        <draw:polygon draw:style-name="gr93" draw:text-style-name="P9" draw:layer="layout" svg:width="1.016cm" svg:height="0.405cm" svg:x="12.963cm" svg:y="3.181cm" svg:viewBox="0 0 1017 406" draw:points="28,0 1017,322 1003,364 989,406 0,84 14,42">
          <text:p/>
        </draw:polygon>
        <draw:polygon draw:style-name="gr93" draw:text-style-name="P9" draw:layer="layout" svg:width="0.248cm" svg:height="0.248cm" svg:x="7.909cm" svg:y="5.135cm" svg:viewBox="0 0 249 249" draw:points="0,124 125,249 249,124 125,0">
          <text:p/>
        </draw:polygon>
        <draw:polyline draw:style-name="gr91" draw:text-style-name="P9" draw:layer="layout" svg:width="0.248cm" svg:height="0.248cm" svg:x="7.909cm" svg:y="5.135cm" svg:viewBox="0 0 249 249" draw:points="0,124 125,249 249,124 125,0 0,124">
          <text:p/>
        </draw:polyline>
        <draw:polygon draw:style-name="gr93" draw:text-style-name="P9" draw:layer="layout" svg:width="0.248cm" svg:height="0.248cm" svg:x="8.897cm" svg:y="4.275cm" svg:viewBox="0 0 249 249" draw:points="0,124 125,249 249,124 125,0">
          <text:p/>
        </draw:polygon>
        <draw:polyline draw:style-name="gr91" draw:text-style-name="P9" draw:layer="layout" svg:width="0.248cm" svg:height="0.248cm" svg:x="8.897cm" svg:y="4.275cm" svg:viewBox="0 0 249 249" draw:points="0,124 125,249 249,124 125,0 0,124">
          <text:p/>
        </draw:polyline>
        <draw:polygon draw:style-name="gr93" draw:text-style-name="P9" draw:layer="layout" svg:width="0.248cm" svg:height="0.248cm" svg:x="9.886cm" svg:y="3.47cm" svg:viewBox="0 0 249 249" draw:points="0,124 125,249 249,124 125,0">
          <text:p/>
        </draw:polygon>
        <draw:polyline draw:style-name="gr91" draw:text-style-name="P9" draw:layer="layout" svg:width="0.248cm" svg:height="0.248cm" svg:x="9.886cm" svg:y="3.47cm" svg:viewBox="0 0 249 249" draw:points="0,124 125,249 249,124 125,0 0,124">
          <text:p/>
        </draw:polyline>
        <draw:polygon draw:style-name="gr93" draw:text-style-name="P9" draw:layer="layout" svg:width="0.248cm" svg:height="0.248cm" svg:x="10.874cm" svg:y="3.283cm" svg:viewBox="0 0 249 249" draw:points="0,124 125,249 249,124 125,0">
          <text:p/>
        </draw:polygon>
        <draw:polyline draw:style-name="gr91" draw:text-style-name="P9" draw:layer="layout" svg:width="0.248cm" svg:height="0.248cm" svg:x="10.874cm" svg:y="3.283cm" svg:viewBox="0 0 249 249" draw:points="0,124 125,249 249,124 125,0 0,124">
          <text:p/>
        </draw:polyline>
        <draw:polygon draw:style-name="gr93" draw:text-style-name="P9" draw:layer="layout" svg:width="0.248cm" svg:height="0.248cm" svg:x="11.863cm" svg:y="3.29cm" svg:viewBox="0 0 249 249" draw:points="0,124 125,249 249,124 125,0">
          <text:p/>
        </draw:polygon>
        <draw:polyline draw:style-name="gr91" draw:text-style-name="P9" draw:layer="layout" svg:width="0.248cm" svg:height="0.248cm" svg:x="11.863cm" svg:y="3.29cm" svg:viewBox="0 0 249 249" draw:points="0,124 125,249 249,124 125,0 0,124">
          <text:p/>
        </draw:polyline>
        <draw:polygon draw:style-name="gr93" draw:text-style-name="P9" draw:layer="layout" svg:width="0.248cm" svg:height="0.248cm" svg:x="12.852cm" svg:y="3.098cm" svg:viewBox="0 0 249 249" draw:points="0,124 125,249 249,124 125,0">
          <text:p/>
        </draw:polygon>
        <draw:polyline draw:style-name="gr91" draw:text-style-name="P9" draw:layer="layout" svg:width="0.248cm" svg:height="0.248cm" svg:x="12.852cm" svg:y="3.098cm" svg:viewBox="0 0 249 249" draw:points="0,124 125,249 249,124 125,0 0,124">
          <text:p/>
        </draw:polyline>
        <draw:polygon draw:style-name="gr93" draw:text-style-name="P9" draw:layer="layout" svg:width="0.248cm" svg:height="0.248cm" svg:x="13.841cm" svg:y="3.421cm" svg:viewBox="0 0 249 249" draw:points="0,124 125,249 249,124 125,0">
          <text:p/>
        </draw:polygon>
        <draw:polyline draw:style-name="gr91" draw:text-style-name="P9" draw:layer="layout" svg:width="0.248cm" svg:height="0.248cm" svg:x="13.841cm" svg:y="3.421cm" svg:viewBox="0 0 249 249" draw:points="0,124 125,249 249,124 125,0 0,124">
          <text:p/>
        </draw:polyline>
        <draw:polygon draw:style-name="gr92" draw:text-style-name="P9" draw:layer="layout" svg:width="0.315cm" svg:height="0.087cm" svg:x="14.355cm" svg:y="5.702cm" svg:viewBox="0 0 316 88" draw:points="0,0 316,0 316,88 0,88">
          <text:p/>
        </draw:polygon>
        <draw:polygon draw:style-name="gr92" draw:text-style-name="P9" draw:layer="layout" svg:width="0.157cm" svg:height="0.157cm" svg:x="14.434cm" svg:y="5.666cm" svg:viewBox="0 0 158 158" draw:points="0,0 0,158 158,158 158,0">
          <text:p/>
        </draw:polygon>
        <draw:polyline draw:style-name="gr91" draw:text-style-name="P9" draw:layer="layout" svg:width="0.157cm" svg:height="0.157cm" svg:x="14.434cm" svg:y="5.666cm" svg:viewBox="0 0 158 158" draw:points="0,0 0,158 158,158 158,0 0,0">
          <text:p/>
        </draw:polyline>
        <draw:polygon draw:style-name="gr93" draw:text-style-name="P9" draw:layer="layout" svg:width="0.315cm" svg:height="0.087cm" svg:x="14.355cm" svg:y="6.127cm" svg:viewBox="0 0 316 88" draw:points="0,0 316,0 316,88 0,88">
          <text:p/>
        </draw:polygon>
        <draw:polygon draw:style-name="gr93" draw:text-style-name="P9" draw:layer="layout" svg:width="0.157cm" svg:height="0.157cm" svg:x="14.434cm" svg:y="6.091cm" svg:viewBox="0 0 158 158" draw:points="0,80 80,158 158,80 80,0">
          <text:p/>
        </draw:polygon>
        <draw:polyline draw:style-name="gr91" draw:text-style-name="P9" draw:layer="layout" svg:width="0.157cm" svg:height="0.157cm" svg:x="14.434cm" svg:y="6.091cm" svg:viewBox="0 0 158 158" draw:points="0,80 80,158 158,80 80,0 0,80">
          <text:p/>
        </draw:polyline>
        <draw:frame draw:style-name="gr100" draw:text-style-name="P20" draw:layer="layout" svg:width="2.018cm" svg:height="0.569cm" svg:x="14.714cm" svg:y="5.63cm">
          <draw:text-box>
            <text:p><text:span text:style-name="T13">500 Schritte</text:span></text:p>
          </draw:text-box>
        </draw:frame>
        <draw:frame draw:style-name="gr101" draw:text-style-name="P20" draw:layer="layout" svg:width="2.174cm" svg:height="0.569cm" svg:x="14.714cm" svg:y="6.078cm">
          <draw:text-box>
            <text:p><text:span text:style-name="T13">2000 Schritte</text:span></text:p>
          </draw:text-box>
        </draw:frame>
        <draw:frame draw:style-name="gr102" draw:text-style-name="P21" draw:layer="layout" svg:width="2.619cm" svg:height="0.603cm" svg:x="9.691cm" svg:y="8.89cm">
          <draw:text-box>
            <text:p><text:span text:style-name="T14">"prediction init"</text:span></text:p>
          </draw:text-box>
        </draw:frame>
        <draw:frame draw:style-name="gr103" draw:text-style-name="P21" draw:layer="layout" svg:width="1.603cm" svg:height="0.603cm" draw:transform="rotate (1.5707963267946) translate (7.187cm 5.954cm)">
          <draw:text-box>
            <text:p><text:span text:style-name="T14">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85" draw:text-style-name="P9" draw:layer="layout" svg:width="10.127cm" svg:height="6.977cm" svg:x="6.575cm" svg:y="3.492cm" svg:viewBox="0 0 10128 6978" draw:points="0,0 10128,0 10128,6978 0,6978">
          <text:p/>
        </draw:polygon>
        <draw:polyline draw:style-name="gr86" draw:text-style-name="P9" draw:layer="layout" svg:width="5.648cm" svg:height="5.221cm" svg:x="7.944cm" svg:y="3.816cm" svg:viewBox="0 0 5649 5222" draw:points="2824,5222 0,5222 0,0 5649,0 5649,5222 2824,5222">
          <text:p/>
        </draw:polyline>
        <draw:line draw:style-name="gr86" draw:text-style-name="P9" draw:layer="layout" svg:x1="13.593cm" svg:y1="9.038cm" svg:x2="7.944cm" svg:y2="9.038cm">
          <text:p/>
        </draw:line>
        <draw:line draw:style-name="gr86" draw:text-style-name="P9" draw:layer="layout" svg:x1="13.593cm" svg:y1="8.291cm" svg:x2="7.944cm" svg:y2="8.291cm">
          <text:p/>
        </draw:line>
        <draw:line draw:style-name="gr86" draw:text-style-name="P9" draw:layer="layout" svg:x1="13.593cm" svg:y1="7.545cm" svg:x2="7.944cm" svg:y2="7.545cm">
          <text:p/>
        </draw:line>
        <draw:line draw:style-name="gr86" draw:text-style-name="P9" draw:layer="layout" svg:x1="13.593cm" svg:y1="6.799cm" svg:x2="7.944cm" svg:y2="6.799cm">
          <text:p/>
        </draw:line>
        <draw:line draw:style-name="gr86" draw:text-style-name="P9" draw:layer="layout" svg:x1="13.593cm" svg:y1="6.053cm" svg:x2="7.944cm" svg:y2="6.053cm">
          <text:p/>
        </draw:line>
        <draw:line draw:style-name="gr86" draw:text-style-name="P9" draw:layer="layout" svg:x1="13.593cm" svg:y1="5.307cm" svg:x2="7.944cm" svg:y2="5.307cm">
          <text:p/>
        </draw:line>
        <draw:line draw:style-name="gr86" draw:text-style-name="P9" draw:layer="layout" svg:x1="13.593cm" svg:y1="4.561cm" svg:x2="7.944cm" svg:y2="4.561cm">
          <text:p/>
        </draw:line>
        <draw:line draw:style-name="gr86" draw:text-style-name="P9" draw:layer="layout" svg:x1="13.593cm" svg:y1="3.814cm" svg:x2="7.944cm" svg:y2="3.814cm">
          <text:p/>
        </draw:line>
        <draw:frame draw:style-name="gr89" draw:text-style-name="P20" draw:layer="layout" svg:width="0.659cm" svg:height="0.569cm" svg:x="7.877cm" svg:y="9.333cm">
          <draw:text-box>
            <text:p><text:span text:style-name="T13">8</text:span></text:p>
          </draw:text-box>
        </draw:frame>
        <draw:frame draw:style-name="gr89" draw:text-style-name="P20" draw:layer="layout" svg:width="0.815cm" svg:height="0.569cm" svg:x="10.618cm" svg:y="9.333cm">
          <draw:text-box>
            <text:p><text:span text:style-name="T13">12</text:span></text:p>
          </draw:text-box>
        </draw:frame>
        <draw:frame draw:style-name="gr89" draw:text-style-name="P20" draw:layer="layout" svg:width="0.815cm" svg:height="0.569cm" svg:x="13.442cm" svg:y="9.333cm">
          <draw:text-box>
            <text:p><text:span text:style-name="T13">16</text:span></text:p>
          </draw:text-box>
        </draw:frame>
        <draw:line draw:style-name="gr86" draw:text-style-name="P9" draw:layer="layout" svg:x1="7.944cm" svg:y1="9.187cm" svg:x2="7.944cm" svg:y2="9.038cm">
          <text:p/>
        </draw:line>
        <draw:line draw:style-name="gr86" draw:text-style-name="P9" draw:layer="layout" svg:x1="10.767cm" svg:y1="9.187cm" svg:x2="10.767cm" svg:y2="9.038cm">
          <text:p/>
        </draw:line>
        <draw:polyline draw:style-name="gr86" draw:text-style-name="P9" draw:layer="layout" svg:width="0.148cm" svg:height="5.648cm" draw:transform="rotate (1.5707963267946) translate (7.94355489061278cm 9.18718954996638cm)" svg:viewBox="0 0 149 5649" draw:points="0,21536 149,21536 149,15887">
          <text:p/>
        </draw:polyline>
        <draw:frame draw:style-name="gr89" draw:text-style-name="P20" draw:layer="layout" svg:width="0.659cm" svg:height="0.569cm" svg:x="7.544cm" svg:y="8.885cm">
          <draw:text-box>
            <text:p><text:span text:style-name="T13">0</text:span></text:p>
          </draw:text-box>
        </draw:frame>
        <draw:frame draw:style-name="gr89" draw:text-style-name="P20" draw:layer="layout" svg:width="0.815cm" svg:height="0.569cm" svg:x="7.378cm" svg:y="8.146cm">
          <draw:text-box>
            <text:p><text:span text:style-name="T13">10</text:span></text:p>
          </draw:text-box>
        </draw:frame>
        <draw:frame draw:style-name="gr89" draw:text-style-name="P20" draw:layer="layout" svg:width="0.815cm" svg:height="0.569cm" svg:x="7.378cm" svg:y="7.407cm">
          <draw:text-box>
            <text:p><text:span text:style-name="T13">20</text:span></text:p>
          </draw:text-box>
        </draw:frame>
        <draw:frame draw:style-name="gr89" draw:text-style-name="P20" draw:layer="layout" svg:width="0.815cm" svg:height="0.569cm" svg:x="7.378cm" svg:y="6.642cm">
          <draw:text-box>
            <text:p><text:span text:style-name="T13">30</text:span></text:p>
          </draw:text-box>
        </draw:frame>
        <draw:frame draw:style-name="gr89" draw:text-style-name="P20" draw:layer="layout" svg:width="0.815cm" svg:height="0.569cm" svg:x="7.378cm" svg:y="5.902cm">
          <draw:text-box>
            <text:p><text:span text:style-name="T13">40</text:span></text:p>
          </draw:text-box>
        </draw:frame>
        <draw:frame draw:style-name="gr89" draw:text-style-name="P20" draw:layer="layout" svg:width="0.815cm" svg:height="0.569cm" svg:x="7.378cm" svg:y="5.164cm">
          <draw:text-box>
            <text:p><text:span text:style-name="T13">50</text:span></text:p>
          </draw:text-box>
        </draw:frame>
        <draw:frame draw:style-name="gr89" draw:text-style-name="P20" draw:layer="layout" svg:width="0.815cm" svg:height="0.569cm" svg:x="7.378cm" svg:y="4.425cm">
          <draw:text-box>
            <text:p><text:span text:style-name="T13">60</text:span></text:p>
          </draw:text-box>
        </draw:frame>
        <draw:frame draw:style-name="gr89" draw:text-style-name="P20" draw:layer="layout" svg:width="0.815cm" svg:height="0.569cm" svg:x="7.378cm" svg:y="3.66cm">
          <draw:text-box>
            <text:p><text:span text:style-name="T13">70</text:span></text:p>
          </draw:text-box>
        </draw:frame>
        <draw:line draw:style-name="gr86" draw:text-style-name="P9" draw:layer="layout" svg:x1="7.794cm" svg:y1="9.038cm" svg:x2="7.944cm" svg:y2="9.038cm">
          <text:p/>
        </draw:line>
        <draw:line draw:style-name="gr86" draw:text-style-name="P9" draw:layer="layout" svg:x1="7.794cm" svg:y1="8.291cm" svg:x2="7.944cm" svg:y2="8.291cm">
          <text:p/>
        </draw:line>
        <draw:line draw:style-name="gr86" draw:text-style-name="P9" draw:layer="layout" svg:x1="7.794cm" svg:y1="7.545cm" svg:x2="7.944cm" svg:y2="7.545cm">
          <text:p/>
        </draw:line>
        <draw:line draw:style-name="gr86" draw:text-style-name="P9" draw:layer="layout" svg:x1="7.794cm" svg:y1="6.799cm" svg:x2="7.944cm" svg:y2="6.799cm">
          <text:p/>
        </draw:line>
        <draw:line draw:style-name="gr86" draw:text-style-name="P9" draw:layer="layout" svg:x1="7.794cm" svg:y1="6.053cm" svg:x2="7.944cm" svg:y2="6.053cm">
          <text:p/>
        </draw:line>
        <draw:line draw:style-name="gr86" draw:text-style-name="P9" draw:layer="layout" svg:x1="7.794cm" svg:y1="5.307cm" svg:x2="7.944cm" svg:y2="5.307cm">
          <text:p/>
        </draw:line>
        <draw:line draw:style-name="gr86" draw:text-style-name="P9" draw:layer="layout" svg:x1="7.794cm" svg:y1="4.561cm" svg:x2="7.944cm" svg:y2="4.561cm">
          <text:p/>
        </draw:line>
        <draw:polyline draw:style-name="gr86" draw:text-style-name="P9" draw:layer="layout" svg:width="0.149cm" svg:height="5.222cm" svg:x="7.794cm" svg:y="3.814cm" svg:viewBox="0 0 150 5223" draw:points="0,0 150,0 150,5223">
          <text:p/>
        </draw:polyline>
        <draw:polygon draw:style-name="gr90" draw:text-style-name="P9" draw:layer="layout" svg:width="2.849cm" svg:height="0.963cm" svg:x="7.931cm" svg:y="5.721cm" svg:viewBox="0 0 2850 964" draw:points="0,881 2824,0 2837,42 2850,84 26,964 13,923">
          <text:p/>
        </draw:polygon>
        <draw:polygon draw:style-name="gr90" draw:text-style-name="P9" draw:layer="layout" svg:width="0.012cm" svg:height="0.041cm" svg:x="10.754cm" svg:y="5.721cm" svg:viewBox="0 0 13 42" draw:points="13,42 0,0 1,0">
          <text:p/>
        </draw:polygon>
        <draw:polygon draw:style-name="gr90" draw:text-style-name="P9" draw:layer="layout" svg:width="2.848cm" svg:height="0.864cm" svg:x="10.755cm" svg:y="4.939cm" svg:viewBox="0 0 2849 865" draw:points="0,781 2825,0 2837,42 2849,84 24,865 12,823">
          <text:p/>
        </draw:polygon>
        <draw:polygon draw:style-name="gr90" draw:text-style-name="P9" draw:layer="layout" svg:width="0.248cm" svg:height="0.248cm" svg:x="7.819cm" svg:y="6.519cm" svg:viewBox="0 0 249 249" draw:points="0,0 0,249 249,249 249,0">
          <text:p/>
        </draw:polygon>
        <draw:polyline draw:style-name="gr91" draw:text-style-name="P9" draw:layer="layout" svg:width="0.248cm" svg:height="0.248cm" svg:x="7.819cm" svg:y="6.519cm" svg:viewBox="0 0 249 249" draw:points="0,0 0,249 249,249 249,0 0,0">
          <text:p/>
        </draw:polyline>
        <draw:polygon draw:style-name="gr92" draw:text-style-name="P9" draw:layer="layout" svg:width="0.248cm" svg:height="0.248cm" svg:x="10.643cm" svg:y="5.638cm" svg:viewBox="0 0 249 249" draw:points="0,0 0,249 249,249 249,0">
          <text:p/>
        </draw:polygon>
        <draw:polyline draw:style-name="gr91" draw:text-style-name="P9" draw:layer="layout" svg:width="0.248cm" svg:height="0.248cm" svg:x="10.643cm" svg:y="5.638cm" svg:viewBox="0 0 249 249" draw:points="0,0 0,249 249,249 249,0 0,0">
          <text:p/>
        </draw:polyline>
        <draw:polygon draw:style-name="gr92" draw:text-style-name="P9" draw:layer="layout" svg:width="0.248cm" svg:height="0.248cm" svg:x="13.468cm" svg:y="4.857cm" svg:viewBox="0 0 249 249" draw:points="0,0 0,249 249,249 249,0">
          <text:p/>
        </draw:polygon>
        <draw:polyline draw:style-name="gr91" draw:text-style-name="P9" draw:layer="layout" svg:width="0.248cm" svg:height="0.248cm" svg:x="13.468cm" svg:y="4.857cm" svg:viewBox="0 0 249 249" draw:points="0,0 0,249 249,249 249,0 0,0">
          <text:p/>
        </draw:polyline>
        <draw:polygon draw:style-name="gr93" draw:text-style-name="P9" draw:layer="layout" svg:width="2.849cm" svg:height="0.939cm" svg:x="7.931cm" svg:y="5.677cm" svg:viewBox="0 0 2850 940" draw:points="0,856 2824,0 2837,42 2850,84 26,940 13,898">
          <text:p/>
        </draw:polygon>
        <draw:polygon draw:style-name="gr93" draw:text-style-name="P9" draw:layer="layout" svg:width="0.012cm" svg:height="0.041cm" svg:x="10.754cm" svg:y="5.677cm" svg:viewBox="0 0 13 42" draw:points="13,42 0,0 1,0">
          <text:p/>
        </draw:polygon>
        <draw:polygon draw:style-name="gr93" draw:text-style-name="P9" draw:layer="layout" svg:width="2.848cm" svg:height="0.89cm" svg:x="10.755cm" svg:y="4.87cm" svg:viewBox="0 0 2849 891" draw:points="0,807 2825,0 2837,42 2849,84 24,891 12,849">
          <text:p/>
        </draw:polygon>
        <draw:polygon draw:style-name="gr93" draw:text-style-name="P9" draw:layer="layout" svg:width="0.248cm" svg:height="0.248cm" svg:x="7.819cm" svg:y="6.45cm" svg:viewBox="0 0 249 249" draw:points="0,124 125,249 249,124 125,0">
          <text:p/>
        </draw:polygon>
        <draw:polyline draw:style-name="gr91" draw:text-style-name="P9" draw:layer="layout" svg:width="0.248cm" svg:height="0.248cm" svg:x="7.819cm" svg:y="6.45cm" svg:viewBox="0 0 249 249" draw:points="0,124 125,249 249,124 125,0 0,124">
          <text:p/>
        </draw:polyline>
        <draw:polygon draw:style-name="gr93" draw:text-style-name="P9" draw:layer="layout" svg:width="0.248cm" svg:height="0.248cm" svg:x="10.643cm" svg:y="5.594cm" svg:viewBox="0 0 249 249" draw:points="0,124 125,249 249,124 125,0">
          <text:p/>
        </draw:polygon>
        <draw:polyline draw:style-name="gr91" draw:text-style-name="P9" draw:layer="layout" svg:width="0.248cm" svg:height="0.248cm" svg:x="10.643cm" svg:y="5.594cm" svg:viewBox="0 0 249 249" draw:points="0,124 125,249 249,124 125,0 0,124">
          <text:p/>
        </draw:polyline>
        <draw:polygon draw:style-name="gr93" draw:text-style-name="P9" draw:layer="layout" svg:width="0.248cm" svg:height="0.248cm" svg:x="13.468cm" svg:y="4.787cm" svg:viewBox="0 0 249 249" draw:points="0,124 125,249 249,124 125,0">
          <text:p/>
        </draw:polygon>
        <draw:polyline draw:style-name="gr91" draw:text-style-name="P9" draw:layer="layout" svg:width="0.248cm" svg:height="0.248cm" svg:x="13.468cm" svg:y="4.787cm" svg:viewBox="0 0 249 249" draw:points="0,124 125,249 249,124 125,0 0,124">
          <text:p/>
        </draw:polyline>
        <draw:polygon draw:style-name="gr104" draw:text-style-name="P9" draw:layer="layout" svg:width="2.855cm" svg:height="1.178cm" svg:x="7.928cm" svg:y="5.225cm" svg:viewBox="0 0 2856 1179" draw:points="0,1098 2824,0 2840,41 2856,82 32,1179 16,1139">
          <text:p/>
        </draw:polygon>
        <draw:polygon draw:style-name="gr104" draw:text-style-name="P9" draw:layer="layout" svg:width="0.015cm" svg:height="0.041cm" svg:x="10.751cm" svg:y="5.224cm" svg:viewBox="0 0 16 42" draw:points="16,42 0,1 3,0">
          <text:p/>
        </draw:polygon>
        <draw:polygon draw:style-name="gr104" draw:text-style-name="P9" draw:layer="layout" svg:width="2.85cm" svg:height="0.965cm" svg:x="10.754cm" svg:y="4.341cm" svg:viewBox="0 0 2851 966" draw:points="0,883 2825,0 2838,42 2851,84 26,966 13,925">
          <text:p/>
        </draw:polygon>
        <draw:polygon draw:style-name="gr104" draw:text-style-name="P9" draw:layer="layout" svg:width="0.248cm" svg:height="0.248cm" svg:x="7.819cm" svg:y="6.239cm" svg:viewBox="0 0 249 249" draw:points="0,0 125,249 249,0">
          <text:p/>
        </draw:polygon>
        <draw:polyline draw:style-name="gr91" draw:text-style-name="P9" draw:layer="layout" svg:width="0.248cm" svg:height="0.248cm" svg:x="7.819cm" svg:y="6.239cm" svg:viewBox="0 0 249 249" draw:points="0,0 125,249 249,0 0,0">
          <text:p/>
        </draw:polyline>
        <draw:polygon draw:style-name="gr104" draw:text-style-name="P9" draw:layer="layout" svg:width="0.248cm" svg:height="0.248cm" svg:x="10.643cm" svg:y="5.141cm" svg:viewBox="0 0 249 249" draw:points="0,0 125,249 249,0">
          <text:p/>
        </draw:polygon>
        <draw:polyline draw:style-name="gr91" draw:text-style-name="P9" draw:layer="layout" svg:width="0.248cm" svg:height="0.248cm" svg:x="10.643cm" svg:y="5.141cm" svg:viewBox="0 0 249 249" draw:points="0,0 125,249 249,0 0,0">
          <text:p/>
        </draw:polyline>
        <draw:polygon draw:style-name="gr104" draw:text-style-name="P9" draw:layer="layout" svg:width="0.248cm" svg:height="0.248cm" svg:x="13.468cm" svg:y="4.258cm" svg:viewBox="0 0 249 249" draw:points="0,0 125,249 249,0">
          <text:p/>
        </draw:polygon>
        <draw:polyline draw:style-name="gr91" draw:text-style-name="P9" draw:layer="layout" svg:width="0.248cm" svg:height="0.248cm" svg:x="13.468cm" svg:y="4.258cm" svg:viewBox="0 0 249 249" draw:points="0,0 125,249 249,0 0,0">
          <text:p/>
        </draw:polyline>
        <draw:polygon draw:style-name="gr92" draw:text-style-name="P9" draw:layer="layout" svg:width="0.315cm" svg:height="0.087cm" svg:x="14.063cm" svg:y="5.887cm" svg:viewBox="0 0 316 88" draw:points="0,0 316,0 316,88 0,88">
          <text:p/>
        </draw:polygon>
        <draw:polygon draw:style-name="gr92" draw:text-style-name="P9" draw:layer="layout" svg:width="0.157cm" svg:height="0.157cm" svg:x="14.141cm" svg:y="5.851cm" svg:viewBox="0 0 158 158" draw:points="0,0 0,158 158,158 158,0">
          <text:p/>
        </draw:polygon>
        <draw:polyline draw:style-name="gr91" draw:text-style-name="P9" draw:layer="layout" svg:width="0.157cm" svg:height="0.157cm" svg:x="14.141cm" svg:y="5.851cm" svg:viewBox="0 0 158 158" draw:points="0,0 0,158 158,158 158,0 0,0">
          <text:p/>
        </draw:polyline>
        <draw:polygon draw:style-name="gr93" draw:text-style-name="P9" draw:layer="layout" svg:width="0.315cm" svg:height="0.087cm" svg:x="14.063cm" svg:y="6.68cm" svg:viewBox="0 0 316 88" draw:points="0,0 316,0 316,88 0,88">
          <text:p/>
        </draw:polygon>
        <draw:polygon draw:style-name="gr93" draw:text-style-name="P9" draw:layer="layout" svg:width="0.157cm" svg:height="0.157cm" svg:x="14.141cm" svg:y="6.644cm" svg:viewBox="0 0 158 158" draw:points="0,80 80,158 158,80 80,0">
          <text:p/>
        </draw:polygon>
        <draw:polyline draw:style-name="gr91" draw:text-style-name="P9" draw:layer="layout" svg:width="0.157cm" svg:height="0.157cm" svg:x="14.141cm" svg:y="6.644cm" svg:viewBox="0 0 158 158" draw:points="0,80 80,158 158,80 80,0 0,80">
          <text:p/>
        </draw:polyline>
        <draw:polygon draw:style-name="gr104" draw:text-style-name="P9" draw:layer="layout" svg:width="0.315cm" svg:height="0.087cm" svg:x="14.063cm" svg:y="7.473cm" svg:viewBox="0 0 316 88" draw:points="0,0 316,0 316,88 0,88">
          <text:p/>
        </draw:polygon>
        <draw:polygon draw:style-name="gr104" draw:text-style-name="P9" draw:layer="layout" svg:width="0.157cm" svg:height="0.157cm" svg:x="14.141cm" svg:y="7.437cm" svg:viewBox="0 0 158 158" draw:points="0,0 80,158 158,0">
          <text:p/>
        </draw:polygon>
        <draw:polyline draw:style-name="gr91" draw:text-style-name="P9" draw:layer="layout" svg:width="0.157cm" svg:height="0.157cm" svg:x="14.141cm" svg:y="7.437cm" svg:viewBox="0 0 158 158" draw:points="0,0 80,158 158,0 0,0">
          <text:p/>
        </draw:polyline>
        <draw:frame draw:style-name="gr105" draw:text-style-name="P20" draw:layer="layout" svg:width="1.747cm" svg:height="0.569cm" svg:x="14.438cm" svg:y="5.824cm">
          <draw:text-box>
            <text:p><text:span text:style-name="T13">Zufälliger </text:span></text:p>
          </draw:text-box>
        </draw:frame>
        <draw:frame draw:style-name="gr106" draw:text-style-name="P20" draw:layer="layout" svg:width="2.005cm" svg:height="0.569cm" svg:x="14.438cm" svg:y="6.192cm">
          <draw:text-box>
            <text:p><text:span text:style-name="T13">Algorithmus</text:span></text:p>
          </draw:text-box>
        </draw:frame>
        <draw:frame draw:style-name="gr107" draw:text-style-name="P20" draw:layer="layout" svg:width="2.297cm" svg:height="0.569cm" svg:x="14.438cm" svg:y="6.615cm">
          <draw:text-box>
            <text:p><text:span text:style-name="T13">Einfache Heur</text:span></text:p>
          </draw:text-box>
        </draw:frame>
        <draw:frame draw:style-name="gr89" draw:text-style-name="P20" draw:layer="layout" svg:width="0.595cm" svg:height="0.569cm" svg:x="16.232cm" svg:y="6.615cm">
          <draw:text-box>
            <text:p><text:span text:style-name="T13">-</text:span></text:p>
          </draw:text-box>
        </draw:frame>
        <draw:frame draw:style-name="gr89" draw:text-style-name="P20" draw:layer="layout" svg:width="0.997cm" svg:height="0.569cm" svg:x="14.438cm" svg:y="6.983cm">
          <draw:text-box>
            <text:p><text:span text:style-name="T13">istik</text:span></text:p>
          </draw:text-box>
        </draw:frame>
        <draw:frame draw:style-name="gr108" draw:text-style-name="P20" draw:layer="layout" svg:width="1.954cm" svg:height="0.569cm" svg:x="14.438cm" svg:y="7.407cm">
          <draw:text-box>
            <text:p><text:span text:style-name="T13">Intelligente </text:span></text:p>
          </draw:text-box>
        </draw:frame>
        <draw:frame draw:style-name="gr109" draw:text-style-name="P20" draw:layer="layout" svg:width="1.607cm" svg:height="0.569cm" svg:x="14.438cm" svg:y="7.776cm">
          <draw:text-box>
            <text:p><text:span text:style-name="T13">Heuristik</text:span></text:p>
          </draw:text-box>
        </draw:frame>
        <draw:frame draw:style-name="gr110" draw:text-style-name="P21" draw:layer="layout" svg:width="1.692cm" svg:height="0.603cm" svg:x="9.981cm" svg:y="9.828cm">
          <draw:text-box>
            <text:p><text:span text:style-name="T14">Agenten</text:span></text:p>
          </draw:text-box>
        </draw:frame>
        <draw:frame draw:style-name="gr97" draw:text-style-name="P21" draw:layer="layout" svg:width="1.603cm" svg:height="0.603cm" draw:transform="rotate (1.5707963267946) translate (7.096cm 6.903cm)">
          <draw:text-box>
            <text:p><text:span text:style-name="T14">Qualität</text:span></text:p>
          </draw:text-box>
        </draw:frame>
        <draw:polygon draw:style-name="gr85" draw:text-style-name="P9" draw:layer="layout" svg:width="10.127cm" svg:height="6.977cm" svg:x="6.575cm" svg:y="11.437cm" svg:viewBox="0 0 10128 6978" draw:points="0,0 10128,0 10128,6978 0,6978">
          <text:p/>
        </draw:polygon>
        <draw:polyline draw:style-name="gr86" draw:text-style-name="P9" draw:layer="layout" svg:width="5.808cm" svg:height="5.221cm" svg:x="7.944cm" svg:y="11.761cm" svg:viewBox="0 0 5809 5222" draw:points="2905,5222 0,5222 0,0 5809,0 5809,5222 2905,5222">
          <text:p/>
        </draw:polyline>
        <draw:line draw:style-name="gr86" draw:text-style-name="P9" draw:layer="layout" svg:x1="13.753cm" svg:y1="16.983cm" svg:x2="7.944cm" svg:y2="16.983cm">
          <text:p/>
        </draw:line>
        <draw:line draw:style-name="gr86" draw:text-style-name="P9" draw:layer="layout" svg:x1="13.753cm" svg:y1="16.33cm" svg:x2="7.944cm" svg:y2="16.33cm">
          <text:p/>
        </draw:line>
        <draw:line draw:style-name="gr86" draw:text-style-name="P9" draw:layer="layout" svg:x1="13.753cm" svg:y1="15.677cm" svg:x2="7.944cm" svg:y2="15.677cm">
          <text:p/>
        </draw:line>
        <draw:line draw:style-name="gr86" draw:text-style-name="P9" draw:layer="layout" svg:x1="13.753cm" svg:y1="15.024cm" svg:x2="7.944cm" svg:y2="15.024cm">
          <text:p/>
        </draw:line>
        <draw:line draw:style-name="gr86" draw:text-style-name="P9" draw:layer="layout" svg:x1="13.753cm" svg:y1="14.371cm" svg:x2="7.944cm" svg:y2="14.371cm">
          <text:p/>
        </draw:line>
        <draw:line draw:style-name="gr86" draw:text-style-name="P9" draw:layer="layout" svg:x1="13.753cm" svg:y1="13.718cm" svg:x2="7.944cm" svg:y2="13.718cm">
          <text:p/>
        </draw:line>
        <draw:line draw:style-name="gr86" draw:text-style-name="P9" draw:layer="layout" svg:x1="13.753cm" svg:y1="13.065cm" svg:x2="7.944cm" svg:y2="13.065cm">
          <text:p/>
        </draw:line>
        <draw:line draw:style-name="gr86" draw:text-style-name="P9" draw:layer="layout" svg:x1="13.753cm" svg:y1="12.412cm" svg:x2="7.944cm" svg:y2="12.412cm">
          <text:p/>
        </draw:line>
        <draw:line draw:style-name="gr86" draw:text-style-name="P9" draw:layer="layout" svg:x1="13.753cm" svg:y1="11.76cm" svg:x2="7.944cm" svg:y2="11.76cm">
          <text:p/>
        </draw:line>
        <draw:frame draw:style-name="gr89" draw:text-style-name="P20" draw:layer="layout" svg:width="0.659cm" svg:height="0.569cm" svg:x="8.846cm" svg:y="17.278cm">
          <draw:text-box>
            <text:p><text:span text:style-name="T13">8</text:span></text:p>
          </draw:text-box>
        </draw:frame>
        <draw:frame draw:style-name="gr89" draw:text-style-name="P20" draw:layer="layout" svg:width="0.815cm" svg:height="0.569cm" svg:x="10.701cm" svg:y="17.278cm">
          <draw:text-box>
            <text:p><text:span text:style-name="T13">12</text:span></text:p>
          </draw:text-box>
        </draw:frame>
        <draw:frame draw:style-name="gr89" draw:text-style-name="P20" draw:layer="layout" svg:width="0.815cm" svg:height="0.569cm" svg:x="12.638cm" svg:y="17.278cm">
          <draw:text-box>
            <text:p><text:span text:style-name="T13">16</text:span></text:p>
          </draw:text-box>
        </draw:frame>
        <draw:line draw:style-name="gr86" draw:text-style-name="P9" draw:layer="layout" svg:x1="7.944cm" svg:y1="17.132cm" svg:x2="7.944cm" svg:y2="16.983cm">
          <text:p/>
        </draw:line>
        <draw:line draw:style-name="gr86" draw:text-style-name="P9" draw:layer="layout" svg:x1="9.879cm" svg:y1="17.132cm" svg:x2="9.879cm" svg:y2="16.983cm">
          <text:p/>
        </draw:line>
        <draw:line draw:style-name="gr86" draw:text-style-name="P9" draw:layer="layout" svg:x1="11.816cm" svg:y1="17.132cm" svg:x2="11.816cm" svg:y2="16.983cm">
          <text:p/>
        </draw:line>
        <draw:polyline draw:style-name="gr86" draw:text-style-name="P9" draw:layer="layout" svg:width="0.148cm" svg:height="5.808cm" draw:transform="rotate (1.5707963267946) translate (7.94355489061278cm 17.1321895499681cm)" svg:viewBox="0 0 149 5809" draw:points="0,21696 149,21696 149,15887">
          <text:p/>
        </draw:polyline>
        <draw:frame draw:style-name="gr89" draw:text-style-name="P20" draw:layer="layout" svg:width="0.659cm" svg:height="0.569cm" svg:x="7.544cm" svg:y="16.83cm">
          <draw:text-box>
            <text:p><text:span text:style-name="T13">0</text:span></text:p>
          </draw:text-box>
        </draw:frame>
        <draw:frame draw:style-name="gr89" draw:text-style-name="P20" draw:layer="layout" svg:width="0.815cm" svg:height="0.569cm" svg:x="7.378cm" svg:y="16.171cm">
          <draw:text-box>
            <text:p><text:span text:style-name="T13">10</text:span></text:p>
          </draw:text-box>
        </draw:frame>
        <draw:frame draw:style-name="gr89" draw:text-style-name="P20" draw:layer="layout" svg:width="0.815cm" svg:height="0.569cm" svg:x="7.378cm" svg:y="15.537cm">
          <draw:text-box>
            <text:p><text:span text:style-name="T13">20</text:span></text:p>
          </draw:text-box>
        </draw:frame>
        <draw:frame draw:style-name="gr89" draw:text-style-name="P20" draw:layer="layout" svg:width="0.815cm" svg:height="0.569cm" svg:x="7.378cm" svg:y="14.877cm">
          <draw:text-box>
            <text:p><text:span text:style-name="T13">30</text:span></text:p>
          </draw:text-box>
        </draw:frame>
        <draw:frame draw:style-name="gr89" draw:text-style-name="P20" draw:layer="layout" svg:width="0.815cm" svg:height="0.569cm" svg:x="7.378cm" svg:y="14.218cm">
          <draw:text-box>
            <text:p><text:span text:style-name="T13">40</text:span></text:p>
          </draw:text-box>
        </draw:frame>
        <draw:frame draw:style-name="gr89" draw:text-style-name="P20" draw:layer="layout" svg:width="0.815cm" svg:height="0.569cm" svg:x="7.378cm" svg:y="13.584cm">
          <draw:text-box>
            <text:p><text:span text:style-name="T13">50</text:span></text:p>
          </draw:text-box>
        </draw:frame>
        <draw:frame draw:style-name="gr89" draw:text-style-name="P20" draw:layer="layout" svg:width="0.815cm" svg:height="0.569cm" svg:x="7.378cm" svg:y="12.924cm">
          <draw:text-box>
            <text:p><text:span text:style-name="T13">60</text:span></text:p>
          </draw:text-box>
        </draw:frame>
        <draw:frame draw:style-name="gr89" draw:text-style-name="P20" draw:layer="layout" svg:width="0.815cm" svg:height="0.569cm" svg:x="7.378cm" svg:y="12.264cm">
          <draw:text-box>
            <text:p><text:span text:style-name="T13">70</text:span></text:p>
          </draw:text-box>
        </draw:frame>
        <draw:frame draw:style-name="gr89" draw:text-style-name="P20" draw:layer="layout" svg:width="0.815cm" svg:height="0.569cm" svg:x="7.378cm" svg:y="11.605cm">
          <draw:text-box>
            <text:p><text:span text:style-name="T13">80</text:span></text:p>
          </draw:text-box>
        </draw:frame>
        <draw:line draw:style-name="gr86" draw:text-style-name="P9" draw:layer="layout" svg:x1="7.794cm" svg:y1="16.983cm" svg:x2="7.944cm" svg:y2="16.983cm">
          <text:p/>
        </draw:line>
        <draw:line draw:style-name="gr86" draw:text-style-name="P9" draw:layer="layout" svg:x1="7.794cm" svg:y1="16.33cm" svg:x2="7.944cm" svg:y2="16.33cm">
          <text:p/>
        </draw:line>
        <draw:line draw:style-name="gr86" draw:text-style-name="P9" draw:layer="layout" svg:x1="7.794cm" svg:y1="15.677cm" svg:x2="7.944cm" svg:y2="15.677cm">
          <text:p/>
        </draw:line>
        <draw:line draw:style-name="gr86" draw:text-style-name="P9" draw:layer="layout" svg:x1="7.794cm" svg:y1="15.024cm" svg:x2="7.944cm" svg:y2="15.024cm">
          <text:p/>
        </draw:line>
        <draw:line draw:style-name="gr86" draw:text-style-name="P9" draw:layer="layout" svg:x1="7.794cm" svg:y1="14.371cm" svg:x2="7.944cm" svg:y2="14.371cm">
          <text:p/>
        </draw:line>
        <draw:line draw:style-name="gr86" draw:text-style-name="P9" draw:layer="layout" svg:x1="7.794cm" svg:y1="13.718cm" svg:x2="7.944cm" svg:y2="13.718cm">
          <text:p/>
        </draw:line>
        <draw:line draw:style-name="gr86" draw:text-style-name="P9" draw:layer="layout" svg:x1="7.794cm" svg:y1="13.065cm" svg:x2="7.944cm" svg:y2="13.065cm">
          <text:p/>
        </draw:line>
        <draw:line draw:style-name="gr86" draw:text-style-name="P9" draw:layer="layout" svg:x1="7.794cm" svg:y1="12.412cm" svg:x2="7.944cm" svg:y2="12.412cm">
          <text:p/>
        </draw:line>
        <draw:polyline draw:style-name="gr86" draw:text-style-name="P9" draw:layer="layout" svg:width="0.149cm" svg:height="5.221cm" svg:x="7.794cm" svg:y="11.76cm" svg:viewBox="0 0 150 5222" draw:points="0,0 150,0 150,5222">
          <text:p/>
        </draw:polyline>
        <draw:polygon draw:style-name="gr90" draw:text-style-name="P9" draw:layer="layout" svg:width="0.482cm" svg:height="3.887cm" svg:x="12.058cm" svg:y="13.095cm" svg:viewBox="0 0 483 3888" draw:points="0,3888 483,3888 483,0 0,0">
          <text:p/>
        </draw:polygon>
        <draw:polyline draw:style-name="gr91" draw:text-style-name="P9" draw:layer="layout" svg:width="0.482cm" svg:height="3.887cm" svg:x="12.058cm" svg:y="13.095cm" svg:viewBox="0 0 483 3888" draw:points="0,3888 483,3888 483,0 0,0 0,3888">
          <text:p/>
        </draw:polyline>
        <draw:polygon draw:style-name="gr92" draw:text-style-name="P9" draw:layer="layout" svg:width="0.483cm" svg:height="4.202cm" svg:x="10.121cm" svg:y="12.78cm" svg:viewBox="0 0 484 4203" draw:points="0,4203 484,4203 484,0 0,0">
          <text:p/>
        </draw:polygon>
        <draw:polyline draw:style-name="gr91" draw:text-style-name="P9" draw:layer="layout" svg:width="0.483cm" svg:height="4.202cm" svg:x="10.121cm" svg:y="12.78cm" svg:viewBox="0 0 484 4203" draw:points="0,4203 484,4203 484,0 0,0 0,4203">
          <text:p/>
        </draw:polyline>
        <draw:polygon draw:style-name="gr92" draw:text-style-name="P9" draw:layer="layout" svg:width="0.483cm" svg:height="4.486cm" svg:x="8.185cm" svg:y="12.496cm" svg:viewBox="0 0 484 4487" draw:points="0,4487 484,4487 484,0 0,0">
          <text:p/>
        </draw:polygon>
        <draw:polyline draw:style-name="gr91" draw:text-style-name="P9" draw:layer="layout" svg:width="0.483cm" svg:height="4.486cm" svg:x="8.185cm" svg:y="12.496cm" svg:viewBox="0 0 484 4487" draw:points="0,4487 484,4487 484,0 0,0 0,4487">
          <text:p/>
        </draw:polyline>
        <draw:polygon draw:style-name="gr93" draw:text-style-name="P9" draw:layer="layout" svg:width="0.483cm" svg:height="3.86cm" svg:x="12.542cm" svg:y="13.122cm" svg:viewBox="0 0 484 3861" draw:points="0,3861 484,3861 484,0 0,0">
          <text:p/>
        </draw:polygon>
        <draw:polyline draw:style-name="gr91" draw:text-style-name="P9" draw:layer="layout" svg:width="0.483cm" svg:height="3.86cm" svg:x="12.542cm" svg:y="13.122cm" svg:viewBox="0 0 484 3861" draw:points="0,3861 484,3861 484,0 0,0 0,3861">
          <text:p/>
        </draw:polyline>
        <draw:polygon draw:style-name="gr93" draw:text-style-name="P9" draw:layer="layout" svg:width="0.482cm" svg:height="4.173cm" svg:x="10.606cm" svg:y="12.809cm" svg:viewBox="0 0 483 4174" draw:points="0,4174 483,4174 483,0 0,0">
          <text:p/>
        </draw:polygon>
        <draw:polyline draw:style-name="gr91" draw:text-style-name="P9" draw:layer="layout" svg:width="0.482cm" svg:height="4.173cm" svg:x="10.606cm" svg:y="12.809cm" svg:viewBox="0 0 483 4174" draw:points="0,4174 483,4174 483,0 0,0 0,4174">
          <text:p/>
        </draw:polyline>
        <draw:polygon draw:style-name="gr93" draw:text-style-name="P9" draw:layer="layout" svg:width="0.483cm" svg:height="4.469cm" svg:x="8.669cm" svg:y="12.513cm" svg:viewBox="0 0 484 4470" draw:points="0,4470 484,4470 484,0 0,0">
          <text:p/>
        </draw:polygon>
        <draw:polyline draw:style-name="gr91" draw:text-style-name="P9" draw:layer="layout" svg:width="0.483cm" svg:height="4.469cm" svg:x="8.669cm" svg:y="12.513cm" svg:viewBox="0 0 484 4470" draw:points="0,4470 484,4470 484,0 0,0 0,4470">
          <text:p/>
        </draw:polyline>
        <draw:polygon draw:style-name="gr104" draw:text-style-name="P9" draw:layer="layout" svg:width="0.483cm" svg:height="4.339cm" svg:x="13.026cm" svg:y="12.643cm" svg:viewBox="0 0 484 4340" draw:points="0,4340 484,4340 484,0 0,0">
          <text:p/>
        </draw:polygon>
        <draw:polyline draw:style-name="gr91" draw:text-style-name="P9" draw:layer="layout" svg:width="0.483cm" svg:height="4.339cm" svg:x="13.026cm" svg:y="12.643cm" svg:viewBox="0 0 484 4340" draw:points="0,4340 484,4340 484,0 0,0 0,4340">
          <text:p/>
        </draw:polyline>
        <draw:polygon draw:style-name="gr104" draw:text-style-name="P9" draw:layer="layout" svg:width="0.483cm" svg:height="4.714cm" svg:x="11.089cm" svg:y="12.268cm" svg:viewBox="0 0 484 4715" draw:points="0,4715 484,4715 484,0 0,0">
          <text:p/>
        </draw:polygon>
        <draw:polyline draw:style-name="gr91" draw:text-style-name="P9" draw:layer="layout" svg:width="0.483cm" svg:height="4.714cm" svg:x="11.089cm" svg:y="12.268cm" svg:viewBox="0 0 484 4715" draw:points="0,4715 484,4715 484,0 0,0 0,4715">
          <text:p/>
        </draw:polyline>
        <draw:polygon draw:style-name="gr104" draw:text-style-name="P9" draw:layer="layout" svg:width="0.482cm" svg:height="4.95cm" svg:x="9.154cm" svg:y="12.032cm" svg:viewBox="0 0 483 4951" draw:points="0,4951 483,4951 483,0 0,0">
          <text:p/>
        </draw:polygon>
        <draw:polyline draw:style-name="gr91" draw:text-style-name="P9" draw:layer="layout" svg:width="0.482cm" svg:height="4.95cm" svg:x="9.154cm" svg:y="12.032cm" svg:viewBox="0 0 483 4951" draw:points="0,4951 483,4951 483,0 0,0 0,4951">
          <text:p/>
        </draw:polyline>
        <draw:polygon draw:style-name="gr92" draw:text-style-name="P9" draw:layer="layout" svg:width="0.209cm" svg:height="0.209cm" svg:x="14.116cm" svg:y="13.77cm" svg:viewBox="0 0 210 210" draw:points="0,0 210,0 210,210 0,210">
          <text:p/>
        </draw:polygon>
        <draw:polyline draw:style-name="gr91" draw:text-style-name="P9" draw:layer="layout" svg:width="0.209cm" svg:height="0.209cm" svg:x="14.116cm" svg:y="13.77cm" svg:viewBox="0 0 210 210" draw:points="105,210 0,210 0,0 210,0 210,210 105,210">
          <text:p/>
        </draw:polyline>
        <draw:polygon draw:style-name="gr93" draw:text-style-name="P9" draw:layer="layout" svg:width="0.209cm" svg:height="0.209cm" svg:x="14.116cm" svg:y="14.563cm" svg:viewBox="0 0 210 210" draw:points="0,0 210,0 210,210 0,210">
          <text:p/>
        </draw:polygon>
        <draw:polyline draw:style-name="gr91" draw:text-style-name="P9" draw:layer="layout" svg:width="0.209cm" svg:height="0.209cm" svg:x="14.116cm" svg:y="14.563cm" svg:viewBox="0 0 210 210" draw:points="105,210 0,210 0,0 210,0 210,210 105,210">
          <text:p/>
        </draw:polyline>
        <draw:polygon draw:style-name="gr104" draw:text-style-name="P9" draw:layer="layout" svg:width="0.209cm" svg:height="0.209cm" svg:x="14.116cm" svg:y="15.357cm" svg:viewBox="0 0 210 210" draw:points="0,0 210,0 210,210 0,210">
          <text:p/>
        </draw:polygon>
        <draw:polyline draw:style-name="gr91" draw:text-style-name="P9" draw:layer="layout" svg:width="0.209cm" svg:height="0.209cm" svg:x="14.116cm" svg:y="15.357cm" svg:viewBox="0 0 210 210" draw:points="105,210 0,210 0,0 210,0 210,210 105,210">
          <text:p/>
        </draw:polyline>
        <draw:frame draw:style-name="gr105" draw:text-style-name="P20" draw:layer="layout" svg:width="1.747cm" svg:height="0.569cm" svg:x="14.438cm" svg:y="13.769cm">
          <draw:text-box>
            <text:p><text:span text:style-name="T13">Zufälliger </text:span></text:p>
          </draw:text-box>
        </draw:frame>
        <draw:frame draw:style-name="gr106" draw:text-style-name="P20" draw:layer="layout" svg:width="2.005cm" svg:height="0.569cm" svg:x="14.438cm" svg:y="14.137cm">
          <draw:text-box>
            <text:p><text:span text:style-name="T13">Algorithmus</text:span></text:p>
          </draw:text-box>
        </draw:frame>
        <draw:frame draw:style-name="gr107" draw:text-style-name="P20" draw:layer="layout" svg:width="2.297cm" svg:height="0.569cm" svg:x="14.438cm" svg:y="14.56cm">
          <draw:text-box>
            <text:p><text:span text:style-name="T13">Einfache Heur</text:span></text:p>
          </draw:text-box>
        </draw:frame>
        <draw:frame draw:style-name="gr89" draw:text-style-name="P20" draw:layer="layout" svg:width="0.595cm" svg:height="0.569cm" svg:x="16.232cm" svg:y="14.56cm">
          <draw:text-box>
            <text:p><text:span text:style-name="T13">-</text:span></text:p>
          </draw:text-box>
        </draw:frame>
        <draw:frame draw:style-name="gr89" draw:text-style-name="P20" draw:layer="layout" svg:width="0.997cm" svg:height="0.569cm" svg:x="14.438cm" svg:y="14.928cm">
          <draw:text-box>
            <text:p><text:span text:style-name="T13">istik</text:span></text:p>
          </draw:text-box>
        </draw:frame>
        <draw:frame draw:style-name="gr108" draw:text-style-name="P20" draw:layer="layout" svg:width="1.954cm" svg:height="0.569cm" svg:x="14.438cm" svg:y="15.352cm">
          <draw:text-box>
            <text:p><text:span text:style-name="T13">Intelligente </text:span></text:p>
          </draw:text-box>
        </draw:frame>
        <draw:frame draw:style-name="gr109" draw:text-style-name="P20" draw:layer="layout" svg:width="1.607cm" svg:height="0.569cm" svg:x="14.438cm" svg:y="15.721cm">
          <draw:text-box>
            <text:p><text:span text:style-name="T13">Heuristik</text:span></text:p>
          </draw:text-box>
        </draw:frame>
        <draw:frame draw:style-name="gr110" draw:text-style-name="P21" draw:layer="layout" svg:width="1.692cm" svg:height="0.603cm" svg:x="9.981cm" svg:y="17.773cm">
          <draw:text-box>
            <text:p><text:span text:style-name="T14">Agenten</text:span></text:p>
          </draw:text-box>
        </draw:frame>
        <draw:frame draw:style-name="gr111" draw:text-style-name="P21" draw:layer="layout" svg:width="4.105cm" svg:height="0.603cm" draw:transform="rotate (1.5707963267946) translate (7.096cm 16.085cm)">
          <draw:text-box>
            <text:p><text:span text:style-name="T14">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83"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12" draw:text-style-name="P5" draw:id="id3" draw:layer="layout" svg:width="3.81cm" svg:height="6.985cm" svg:x="7.937cm" svg:y="6.35cm">
          <text:p text:style-name="P1"><text:span text:style-name="T1">Regelmenge</text:span></text:p>
        </draw:rect>
        <draw:rect draw:style-name="gr112" draw:text-style-name="P5" draw:id="id4" draw:layer="layout" svg:width="4.445cm" svg:height="3.175cm" svg:x="13.335cm" svg:y="6.243cm">
          <text:p text:style-name="P1"><text:span text:style-name="T1">Passende Regeln</text:span></text:p>
        </draw:rect>
        <draw:rect draw:style-name="gr112"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7" draw:layer="layout" svg:width="3.81cm" svg:height="5.715cm" svg:x="19.05cm" svg:y="8.783cm">
          <text:p text:style-name="P1"><text:span text:style-name="T1">Aktionen-</text:span></text:p>
          <text:p text:style-name="P1"><text:span text:style-name="T1">Protokoll</text:span></text:p>
        </draw:rect>
        <draw:rect draw:style-name="gr112" draw:text-style-name="P5" draw:id="id6" draw:layer="layout" svg:width="3.81cm" svg:height="1.905cm" svg:x="19.05cm" svg:y="3.703cm">
          <text:p text:style-name="P1"><text:span text:style-name="T1">Umwelt</text:span></text:p>
        </draw:rect>
        <draw:connector draw:style-name="gr113" draw:text-style-name="P5" draw:layer="layout" draw:type="curve" svg:x1="11.747cm" svg:y1="9.842cm" svg:x2="15.557cm" svg:y2="9.418cm" draw:start-shape="id3" draw:start-glue-point="1" draw:end-shape="id4" draw:end-glue-point="2" svg:d="m11747 9842c1191 0 992 38 1647 119s2163 207 2163-543">
          <text:p/>
        </draw:connector>
        <draw:connector draw:style-name="gr113" draw:text-style-name="P5" draw:layer="layout" draw:type="curve" svg:x1="17.78cm" svg:y1="7.83cm" svg:x2="19.05cm" svg:y2="7.195cm" draw:start-shape="id4" draw:start-glue-point="1" draw:end-shape="id5" draw:end-glue-point="3" svg:d="m17780 7830c952 0 318-635 1270-635">
          <text:p/>
        </draw:connector>
        <draw:connector draw:style-name="gr113" draw:text-style-name="P5" draw:layer="layout" draw:type="curve" svg:x1="22.86cm" svg:y1="7.195cm" svg:x2="22.86cm" svg:y2="4.655cm" draw:start-shape="id5" draw:start-glue-point="1" draw:end-shape="id6" draw:end-glue-point="1" svg:d="m22860 7195c750 0 750-2540 0-2540">
          <text:p/>
        </draw:connector>
        <draw:connector draw:style-name="gr113" draw:text-style-name="P5" draw:layer="layout" draw:type="curve" svg:x1="22.86cm" svg:y1="7.195cm" svg:x2="22.86cm" svg:y2="11.64cm" draw:start-shape="id5" draw:start-glue-point="1" draw:end-shape="id7" draw:end-glue-point="1" svg:d="m22860 7195c750 0 750 4445 0 4445">
          <text:p/>
        </draw:connector>
        <draw:frame draw:style-name="gr114" draw:text-style-name="P5" draw:layer="layout" svg:width="2.615cm" svg:height="0.908cm" svg:x="12.625cm" svg:y="10.378cm">
          <draw:text-box>
            <text:p text:style-name="P1"><text:span text:style-name="T1">Matching</text:span></text:p>
          </draw:text-box>
        </draw:frame>
        <draw:connector draw:style-name="gr115" draw:text-style-name="P5" draw:layer="layout" draw:type="curve" svg:x1="19.05cm" svg:y1="11.64cm" svg:x2="9.842cm" svg:y2="13.335cm" draw:start-shape="id7" draw:start-glue-point="3" draw:end-shape="id3" draw:end-glue-point="2" svg:d="m19050 11640c-5476 0-4563 1098-5496 1709s-3712 736-3712-14">
          <text:p/>
        </draw:connector>
        <draw:frame draw:style-name="gr114" draw:text-style-name="P5" draw:layer="layout" svg:width="3.965cm" svg:height="0.908cm" svg:x="14.605cm" svg:y="12.593cm">
          <draw:text-box>
            <text:p text:style-name="P1"><text:span text:style-name="T1">Fitness-Update</text:span></text:p>
          </draw:text-box>
        </draw:frame>
        <draw:g>
          <draw:polygon draw:style-name="gr116" draw:text-style-name="P22"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8.255cm" svg:y="11.691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12" draw:text-style-name="P22" draw:id="id9" draw:layer="layout" svg:width="3.81cm" svg:height="6.985cm" svg:x="1.905cm" svg:y="6.986cm">
          <text:p text:style-name="P23"><text:span text:style-name="T1">Agent</text:span></text:p>
        </draw:rect>
        <draw:rect draw:style-name="gr112" draw:text-style-name="P5" draw:id="id10" draw:layer="layout" svg:width="3.81cm" svg:height="6.985cm" svg:x="6.985cm" svg:y="6.986cm">
          <text:p text:style-name="P1"><text:span text:style-name="T1">Regelmenge</text:span></text:p>
        </draw:rect>
        <draw:rect draw:style-name="gr112" draw:text-style-name="P5" draw:id="id11" draw:layer="layout" svg:width="4.445cm" svg:height="3.175cm" svg:x="12.065cm" svg:y="6.986cm">
          <text:p text:style-name="P1"><text:span text:style-name="T1">Passende Regeln</text:span></text:p>
        </draw:rect>
        <draw:rect draw:style-name="gr112"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12" draw:text-style-name="P5" draw:id="id13" draw:layer="layout" svg:width="3.81cm" svg:height="5.715cm" svg:x="17.78cm" svg:y="9.526cm">
          <text:p text:style-name="P1"><text:span text:style-name="T1">Aktionen-</text:span></text:p>
          <text:p text:style-name="P1"><text:span text:style-name="T1">Protokoll</text:span></text:p>
        </draw:rect>
        <draw:rect draw:style-name="gr112" draw:text-style-name="P5" draw:id="id8" draw:layer="layout" svg:width="3.81cm" svg:height="1.905cm" svg:x="17.78cm" svg:y="4.446cm">
          <text:p text:style-name="P1"><text:span text:style-name="T1">Umwelt</text:span></text:p>
        </draw:rect>
        <draw:connector draw:style-name="gr118"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13"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13" draw:text-style-name="P5" draw:layer="layout" draw:type="curve" svg:x1="16.51cm" svg:y1="8.573cm" svg:x2="17.78cm" svg:y2="7.938cm" draw:start-shape="id11" draw:start-glue-point="1" draw:end-shape="id12" draw:end-glue-point="3" svg:d="m16510 8573c952 0 318-635 1270-635">
          <text:p/>
        </draw:connector>
        <draw:connector draw:style-name="gr113" draw:text-style-name="P5" draw:layer="layout" draw:type="curve" svg:x1="21.59cm" svg:y1="7.938cm" svg:x2="21.59cm" svg:y2="5.398cm" draw:start-shape="id12" draw:start-glue-point="1" draw:end-shape="id8" draw:end-glue-point="1" svg:d="m21590 7938c750 0 750-2540 0-2540">
          <text:p/>
        </draw:connector>
        <draw:connector draw:style-name="gr113" draw:text-style-name="P5" draw:layer="layout" draw:type="curve" svg:x1="21.59cm" svg:y1="7.938cm" svg:x2="21.59cm" svg:y2="12.383cm" draw:start-shape="id12" draw:start-glue-point="1" draw:end-shape="id13" draw:end-glue-point="1" svg:d="m21590 7938c750 0 750 4445 0 4445">
          <text:p/>
        </draw:connector>
        <draw:connector draw:style-name="gr115" draw:text-style-name="P5" draw:layer="layout" draw:type="curve" svg:x1="3.81cm" svg:y1="13.971cm" svg:x2="19.685cm" svg:y2="15.241cm" draw:start-shape="id9" draw:start-glue-point="2" draw:end-shape="id13" draw:end-glue-point="2" svg:d="m3810 13971c0 2655 15875 2020 15875 1270">
          <text:p/>
        </draw:connector>
        <draw:frame draw:style-name="gr114" draw:text-style-name="P5" draw:layer="layout" svg:width="2.615cm" svg:height="0.908cm" svg:x="11.355cm" svg:y="11.121cm">
          <draw:text-box>
            <text:p text:style-name="P1"><text:span text:style-name="T1">Matching</text:span></text:p>
          </draw:text-box>
        </draw:frame>
        <draw:connector draw:style-name="gr115" draw:text-style-name="P5" draw:layer="layout" draw:type="curve" svg:x1="17.78cm" svg:y1="12.383cm" svg:x2="8.89cm" svg:y2="13.971cm" draw:start-shape="id13" draw:start-glue-point="3" draw:end-shape="id10" draw:end-glue-point="2" svg:d="m17780 12383c-5238 0-4365 1044-5278 1629s-3612 709-3612-41">
          <text:p/>
        </draw:connector>
        <draw:frame draw:style-name="gr114" draw:text-style-name="P5" draw:layer="layout" svg:width="4.041cm" svg:height="0.908cm" svg:x="9.929cm" svg:y="16.201cm">
          <draw:text-box>
            <text:p text:style-name="P1"><text:span text:style-name="T1">Rewardfunktion</text:span></text:p>
          </draw:text-box>
        </draw:frame>
        <draw:frame draw:style-name="gr114" draw:text-style-name="P5" draw:layer="layout" svg:width="3.965cm" svg:height="0.908cm" svg:x="13.335cm" svg:y="13.336cm">
          <draw:text-box>
            <text:p text:style-name="P1"><text:span text:style-name="T1">Fitness-Update</text:span></text:p>
          </draw:text-box>
        </draw:frame>
        <draw:connector draw:style-name="gr119" draw:text-style-name="P5" draw:layer="layout" draw:type="line" svg:x1="5.715cm" svg:y1="10.478cm" svg:x2="6.985cm" svg:y2="10.478cm" draw:start-shape="id9" draw:start-glue-point="1" draw:end-shape="id10" draw:end-glue-point="3" svg:d="m5715 10478h1270">
          <text:p/>
        </draw:connector>
        <draw:g>
          <draw:polygon draw:style-name="gr116" draw:text-style-name="P22"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17" draw:text-style-name="P24" draw:layer="layout" svg:width="3.81cm" svg:height="1.463cm" svg:x="6.985cm" svg:y="12.434cm">
          <draw:text-box>
            <text:p text:style-name="P23"><text:span text:style-name="T1">Genetische </text:span></text:p>
            <text:p text:style-name="P23"><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85" draw:text-style-name="P9" draw:layer="layout" svg:width="12.667cm" svg:height="6.952cm" svg:x="6.018cm" svg:y="4.445cm" svg:viewBox="0 0 12668 6953" draw:points="0,0 12668,0 12668,6953 0,6953">
          <text:p/>
        </draw:polygon>
        <draw:polyline draw:style-name="gr86" draw:text-style-name="P9" draw:layer="layout" svg:width="8.193cm" svg:height="5.2cm" svg:x="7.489cm" svg:y="4.768cm" svg:viewBox="0 0 8194 5201" draw:points="4096,5201 0,5201 0,0 8194,0 8194,5201 4096,5201">
          <text:p/>
        </draw:polyline>
        <draw:line draw:style-name="gr86" draw:text-style-name="P9" draw:layer="layout" svg:x1="15.683cm" svg:y1="9.969cm" svg:x2="7.489cm" svg:y2="9.969cm">
          <text:p/>
        </draw:line>
        <draw:line draw:style-name="gr86" draw:text-style-name="P9" draw:layer="layout" svg:x1="15.683cm" svg:y1="9.391cm" svg:x2="7.489cm" svg:y2="9.391cm">
          <text:p/>
        </draw:line>
        <draw:line draw:style-name="gr86" draw:text-style-name="P9" draw:layer="layout" svg:x1="15.683cm" svg:y1="8.812cm" svg:x2="7.489cm" svg:y2="8.812cm">
          <text:p/>
        </draw:line>
        <draw:line draw:style-name="gr86" draw:text-style-name="P9" draw:layer="layout" svg:x1="15.683cm" svg:y1="8.235cm" svg:x2="7.489cm" svg:y2="8.235cm">
          <text:p/>
        </draw:line>
        <draw:line draw:style-name="gr86" draw:text-style-name="P9" draw:layer="layout" svg:x1="15.683cm" svg:y1="7.657cm" svg:x2="7.489cm" svg:y2="7.657cm">
          <text:p/>
        </draw:line>
        <draw:line draw:style-name="gr86" draw:text-style-name="P9" draw:layer="layout" svg:x1="15.683cm" svg:y1="7.079cm" svg:x2="7.489cm" svg:y2="7.079cm">
          <text:p/>
        </draw:line>
        <draw:line draw:style-name="gr86" draw:text-style-name="P9" draw:layer="layout" svg:x1="15.683cm" svg:y1="6.501cm" svg:x2="7.489cm" svg:y2="6.501cm">
          <text:p/>
        </draw:line>
        <draw:line draw:style-name="gr86" draw:text-style-name="P9" draw:layer="layout" svg:x1="15.683cm" svg:y1="5.923cm" svg:x2="7.489cm" svg:y2="5.923cm">
          <text:p/>
        </draw:line>
        <draw:line draw:style-name="gr86" draw:text-style-name="P9" draw:layer="layout" svg:x1="15.683cm" svg:y1="5.345cm" svg:x2="7.489cm" svg:y2="5.345cm">
          <text:p/>
        </draw:line>
        <draw:line draw:style-name="gr86" draw:text-style-name="P9" draw:layer="layout" svg:x1="15.683cm" svg:y1="4.767cm" svg:x2="7.489cm" svg:y2="4.767cm">
          <text:p/>
        </draw:line>
        <draw:frame draw:style-name="gr99" draw:text-style-name="P20" draw:layer="layout" svg:width="0.659cm" svg:height="0.569cm" svg:x="7.406cm" svg:y="10.248cm">
          <draw:text-box>
            <text:p><text:span text:style-name="T13">0</text:span></text:p>
          </draw:text-box>
        </draw:frame>
        <draw:frame draw:style-name="gr99" draw:text-style-name="P20" draw:layer="layout" svg:width="0.972cm" svg:height="0.569cm" svg:x="8.156cm" svg:y="10.248cm">
          <draw:text-box>
            <text:p><text:span text:style-name="T13">500</text:span></text:p>
          </draw:text-box>
        </draw:frame>
        <draw:frame draw:style-name="gr120" draw:text-style-name="P20" draw:layer="layout" svg:width="1.129cm" svg:height="0.569cm" svg:x="8.989cm" svg:y="10.248cm">
          <draw:text-box>
            <text:p><text:span text:style-name="T13">1000</text:span></text:p>
          </draw:text-box>
        </draw:frame>
        <draw:frame draw:style-name="gr120" draw:text-style-name="P20" draw:layer="layout" svg:width="1.129cm" svg:height="0.569cm" svg:x="9.905cm" svg:y="10.248cm">
          <draw:text-box>
            <text:p><text:span text:style-name="T13">1500</text:span></text:p>
          </draw:text-box>
        </draw:frame>
        <draw:frame draw:style-name="gr120" draw:text-style-name="P20" draw:layer="layout" svg:width="1.129cm" svg:height="0.569cm" svg:x="10.822cm" svg:y="10.248cm">
          <draw:text-box>
            <text:p><text:span text:style-name="T13">2000</text:span></text:p>
          </draw:text-box>
        </draw:frame>
        <draw:frame draw:style-name="gr120" draw:text-style-name="P20" draw:layer="layout" svg:width="1.129cm" svg:height="0.569cm" svg:x="11.738cm" svg:y="10.248cm">
          <draw:text-box>
            <text:p><text:span text:style-name="T13">2500</text:span></text:p>
          </draw:text-box>
        </draw:frame>
        <draw:frame draw:style-name="gr120" draw:text-style-name="P20" draw:layer="layout" svg:width="1.129cm" svg:height="0.569cm" svg:x="12.627cm" svg:y="10.248cm">
          <draw:text-box>
            <text:p><text:span text:style-name="T13">3000</text:span></text:p>
          </draw:text-box>
        </draw:frame>
        <draw:frame draw:style-name="gr120" draw:text-style-name="P20" draw:layer="layout" svg:width="1.129cm" svg:height="0.569cm" svg:x="13.542cm" svg:y="10.248cm">
          <draw:text-box>
            <text:p><text:span text:style-name="T13">3500</text:span></text:p>
          </draw:text-box>
        </draw:frame>
        <draw:frame draw:style-name="gr120" draw:text-style-name="P20" draw:layer="layout" svg:width="1.129cm" svg:height="0.569cm" svg:x="14.459cm" svg:y="10.248cm">
          <draw:text-box>
            <text:p><text:span text:style-name="T13">4000</text:span></text:p>
          </draw:text-box>
        </draw:frame>
        <draw:frame draw:style-name="gr120" draw:text-style-name="P20" draw:layer="layout" svg:width="1.129cm" svg:height="0.569cm" svg:x="15.376cm" svg:y="10.248cm">
          <draw:text-box>
            <text:p><text:span text:style-name="T13">4500</text:span></text:p>
          </draw:text-box>
        </draw:frame>
        <draw:line draw:style-name="gr86" draw:text-style-name="P9" draw:layer="layout" svg:x1="7.489cm" svg:y1="10.118cm" svg:x2="7.489cm" svg:y2="9.969cm">
          <text:p/>
        </draw:line>
        <draw:line draw:style-name="gr86" draw:text-style-name="P9" draw:layer="layout" svg:x1="8.399cm" svg:y1="10.118cm" svg:x2="8.399cm" svg:y2="9.969cm">
          <text:p/>
        </draw:line>
        <draw:line draw:style-name="gr86" draw:text-style-name="P9" draw:layer="layout" svg:x1="9.309cm" svg:y1="10.118cm" svg:x2="9.309cm" svg:y2="9.969cm">
          <text:p/>
        </draw:line>
        <draw:line draw:style-name="gr86" draw:text-style-name="P9" draw:layer="layout" svg:x1="10.22cm" svg:y1="10.118cm" svg:x2="10.22cm" svg:y2="9.969cm">
          <text:p/>
        </draw:line>
        <draw:line draw:style-name="gr86" draw:text-style-name="P9" draw:layer="layout" svg:x1="11.131cm" svg:y1="10.118cm" svg:x2="11.131cm" svg:y2="9.969cm">
          <text:p/>
        </draw:line>
        <draw:line draw:style-name="gr86" draw:text-style-name="P9" draw:layer="layout" svg:x1="12.04cm" svg:y1="10.118cm" svg:x2="12.04cm" svg:y2="9.969cm">
          <text:p/>
        </draw:line>
        <draw:line draw:style-name="gr86" draw:text-style-name="P9" draw:layer="layout" svg:x1="12.951cm" svg:y1="10.118cm" svg:x2="12.951cm" svg:y2="9.969cm">
          <text:p/>
        </draw:line>
        <draw:line draw:style-name="gr86" draw:text-style-name="P9" draw:layer="layout" svg:x1="13.862cm" svg:y1="10.118cm" svg:x2="13.862cm" svg:y2="9.969cm">
          <text:p/>
        </draw:line>
        <draw:line draw:style-name="gr86" draw:text-style-name="P9" draw:layer="layout" svg:x1="14.772cm" svg:y1="10.118cm" svg:x2="14.772cm" svg:y2="9.969cm">
          <text:p/>
        </draw:line>
        <draw:polyline draw:style-name="gr86" draw:text-style-name="P9" draw:layer="layout" svg:width="0.148cm" svg:height="8.193cm" draw:transform="rotate (1.5707963267946) translate (7.48917725595014cm 10.1181974922188cm)" svg:viewBox="0 0 149 8194" draw:points="0,23172 149,23172 149,14978">
          <text:p/>
        </draw:polyline>
        <draw:frame draw:style-name="gr99" draw:text-style-name="P20" draw:layer="layout" svg:width="0.659cm" svg:height="0.569cm" svg:x="7.073cm" svg:y="9.827cm">
          <draw:text-box>
            <text:p><text:span text:style-name="T13">0</text:span></text:p>
          </draw:text-box>
        </draw:frame>
        <draw:frame draw:style-name="gr99" draw:text-style-name="P20" draw:layer="layout" svg:width="0.659cm" svg:height="0.569cm" svg:x="7.073cm" svg:y="9.248cm">
          <draw:text-box>
            <text:p><text:span text:style-name="T13">5</text:span></text:p>
          </draw:text-box>
        </draw:frame>
        <draw:frame draw:style-name="gr99" draw:text-style-name="P20" draw:layer="layout" svg:width="0.815cm" svg:height="0.569cm" svg:x="6.935cm" svg:y="8.668cm">
          <draw:text-box>
            <text:p><text:span text:style-name="T13">10</text:span></text:p>
          </draw:text-box>
        </draw:frame>
        <draw:frame draw:style-name="gr99" draw:text-style-name="P20" draw:layer="layout" svg:width="0.815cm" svg:height="0.569cm" svg:x="6.935cm" svg:y="8.089cm">
          <draw:text-box>
            <text:p><text:span text:style-name="T13">15</text:span></text:p>
          </draw:text-box>
        </draw:frame>
        <draw:frame draw:style-name="gr99" draw:text-style-name="P20" draw:layer="layout" svg:width="0.815cm" svg:height="0.569cm" svg:x="6.935cm" svg:y="7.509cm">
          <draw:text-box>
            <text:p><text:span text:style-name="T13">20</text:span></text:p>
          </draw:text-box>
        </draw:frame>
        <draw:frame draw:style-name="gr99" draw:text-style-name="P20" draw:layer="layout" svg:width="0.815cm" svg:height="0.569cm" svg:x="6.935cm" svg:y="6.93cm">
          <draw:text-box>
            <text:p><text:span text:style-name="T13">25</text:span></text:p>
          </draw:text-box>
        </draw:frame>
        <draw:frame draw:style-name="gr99" draw:text-style-name="P20" draw:layer="layout" svg:width="0.815cm" svg:height="0.569cm" svg:x="6.935cm" svg:y="6.351cm">
          <draw:text-box>
            <text:p><text:span text:style-name="T13">30</text:span></text:p>
          </draw:text-box>
        </draw:frame>
        <draw:frame draw:style-name="gr99" draw:text-style-name="P20" draw:layer="layout" svg:width="0.815cm" svg:height="0.569cm" svg:x="6.935cm" svg:y="5.772cm">
          <draw:text-box>
            <text:p><text:span text:style-name="T13">35</text:span></text:p>
          </draw:text-box>
        </draw:frame>
        <draw:frame draw:style-name="gr99" draw:text-style-name="P20" draw:layer="layout" svg:width="0.815cm" svg:height="0.569cm" svg:x="6.935cm" svg:y="5.191cm">
          <draw:text-box>
            <text:p><text:span text:style-name="T13">40</text:span></text:p>
          </draw:text-box>
        </draw:frame>
        <draw:frame draw:style-name="gr99" draw:text-style-name="P20" draw:layer="layout" svg:width="0.815cm" svg:height="0.569cm" svg:x="6.935cm" svg:y="4.612cm">
          <draw:text-box>
            <text:p><text:span text:style-name="T13">45</text:span></text:p>
          </draw:text-box>
        </draw:frame>
        <draw:line draw:style-name="gr86" draw:text-style-name="P9" draw:layer="layout" svg:x1="7.34cm" svg:y1="9.969cm" svg:x2="7.49cm" svg:y2="9.969cm">
          <text:p/>
        </draw:line>
        <draw:line draw:style-name="gr86" draw:text-style-name="P9" draw:layer="layout" svg:x1="7.34cm" svg:y1="9.391cm" svg:x2="7.49cm" svg:y2="9.391cm">
          <text:p/>
        </draw:line>
        <draw:line draw:style-name="gr86" draw:text-style-name="P9" draw:layer="layout" svg:x1="7.34cm" svg:y1="8.812cm" svg:x2="7.49cm" svg:y2="8.812cm">
          <text:p/>
        </draw:line>
        <draw:line draw:style-name="gr86" draw:text-style-name="P9" draw:layer="layout" svg:x1="7.34cm" svg:y1="8.235cm" svg:x2="7.49cm" svg:y2="8.235cm">
          <text:p/>
        </draw:line>
        <draw:line draw:style-name="gr86" draw:text-style-name="P9" draw:layer="layout" svg:x1="7.34cm" svg:y1="7.657cm" svg:x2="7.49cm" svg:y2="7.657cm">
          <text:p/>
        </draw:line>
        <draw:line draw:style-name="gr86" draw:text-style-name="P9" draw:layer="layout" svg:x1="7.34cm" svg:y1="7.079cm" svg:x2="7.49cm" svg:y2="7.079cm">
          <text:p/>
        </draw:line>
        <draw:line draw:style-name="gr86" draw:text-style-name="P9" draw:layer="layout" svg:x1="7.34cm" svg:y1="6.5cm" svg:x2="7.49cm" svg:y2="6.5cm">
          <text:p/>
        </draw:line>
        <draw:line draw:style-name="gr86" draw:text-style-name="P9" draw:layer="layout" svg:x1="7.34cm" svg:y1="5.923cm" svg:x2="7.49cm" svg:y2="5.923cm">
          <text:p/>
        </draw:line>
        <draw:line draw:style-name="gr86" draw:text-style-name="P9" draw:layer="layout" svg:x1="7.34cm" svg:y1="5.345cm" svg:x2="7.49cm" svg:y2="5.345cm">
          <text:p/>
        </draw:line>
        <draw:polyline draw:style-name="gr86" draw:text-style-name="P9" draw:layer="layout" svg:width="0.149cm" svg:height="5.2cm" svg:x="7.34cm" svg:y="4.767cm" svg:viewBox="0 0 150 5201" draw:points="0,0 150,0 150,5201">
          <text:p/>
        </draw:polyline>
        <draw:polygon draw:style-name="gr90" draw:text-style-name="P9" draw:layer="layout" svg:width="0.187cm" svg:height="0.155cm" svg:x="7.584cm" svg:y="8.093cm" svg:viewBox="0 0 188 156" draw:points="0,81 146,0 167,38 188,76 42,156 21,118">
          <text:p/>
        </draw:polygon>
        <draw:polygon draw:style-name="gr90" draw:text-style-name="P9" draw:layer="layout" svg:width="0.02cm" svg:height="0.043cm" svg:x="7.73cm" svg:y="8.087cm" svg:viewBox="0 0 21 44" draw:points="21,44 0,6 7,2 14,1 16,0">
          <text:p/>
        </draw:polygon>
        <draw:polygon draw:style-name="gr90" draw:text-style-name="P9" draw:layer="layout" svg:width="0.213cm" svg:height="0.109cm" svg:x="7.746cm" svg:y="8.064cm" svg:viewBox="0 0 214 110" draw:points="0,23 204,0 209,44 214,88 10,110 5,67">
          <text:p/>
        </draw:polygon>
        <draw:polygon draw:style-name="gr90" draw:text-style-name="P9" draw:layer="layout" svg:width="0.004cm" svg:height="0.043cm" svg:x="7.95cm" svg:y="8.064cm" svg:viewBox="0 0 5 44" draw:points="5,44 0,0 1,0">
          <text:p/>
        </draw:polygon>
        <draw:polygon draw:style-name="gr90" draw:text-style-name="P9" draw:layer="layout" svg:width="0.269cm" svg:height="0.109cm" svg:x="7.951cm" svg:y="8.041cm" svg:viewBox="0 0 270 110" draw:points="0,23 262,0 266,44 270,88 8,110 4,67">
          <text:p/>
        </draw:polygon>
        <draw:polygon draw:style-name="gr90" draw:text-style-name="P9" draw:layer="layout" svg:width="0.007cm" svg:height="0.043cm" svg:x="8.217cm" svg:y="8.085cm" svg:viewBox="0 0 8 44" draw:points="0,0 8,43 4,44">
          <text:p/>
        </draw:polygon>
        <draw:polygon draw:style-name="gr90" draw:text-style-name="P9" draw:layer="layout" svg:width="0.335cm" svg:height="0.143cm" svg:x="8.209cm" svg:y="7.983cm" svg:viewBox="0 0 336 144" draw:points="0,59 320,0 328,43 336,86 16,144 8,102">
          <text:p/>
        </draw:polygon>
        <draw:polygon draw:style-name="gr90" draw:text-style-name="P9" draw:layer="layout" svg:width="0.011cm" svg:height="0.042cm" svg:x="8.537cm" svg:y="8.026cm" svg:viewBox="0 0 12 43" draw:points="0,0 12,42 8,43">
          <text:p/>
        </draw:polygon>
        <draw:polygon draw:style-name="gr90" draw:text-style-name="P9" draw:layer="layout" svg:width="0.402cm" svg:height="0.186cm" svg:x="8.525cm" svg:y="7.881cm" svg:viewBox="0 0 403 187" draw:points="0,104 379,0 391,42 403,84 24,187 12,145">
          <text:p/>
        </draw:polygon>
        <draw:polygon draw:style-name="gr90" draw:text-style-name="P9" draw:layer="layout" svg:width="0.011cm" svg:height="0.042cm" svg:x="8.904cm" svg:y="7.88cm" svg:viewBox="0 0 12 43" draw:points="12,43 0,1 2,0">
          <text:p/>
        </draw:polygon>
        <draw:polygon draw:style-name="gr90" draw:text-style-name="P9" draw:layer="layout" svg:width="0.456cm" svg:height="0.189cm" svg:x="8.906cm" svg:y="7.775cm" svg:viewBox="0 0 457 190" draw:points="0,105 437,0 447,43 457,86 20,190 10,147">
          <text:p/>
        </draw:polygon>
        <draw:polygon draw:style-name="gr90" draw:text-style-name="P9" draw:layer="layout" svg:width="0.014cm" svg:height="0.042cm" svg:x="9.353cm" svg:y="7.818cm" svg:viewBox="0 0 15 43" draw:points="0,0 15,41 10,43">
          <text:p/>
        </draw:polygon>
        <draw:polygon draw:style-name="gr90" draw:text-style-name="P9" draw:layer="layout" svg:width="2.36cm" svg:height="0.935cm" svg:x="9.338cm" svg:y="6.923cm" svg:viewBox="0 0 2361 936" draw:points="0,854 2331,0 2346,41 2361,82 30,936 15,895">
          <text:p/>
        </draw:polygon>
        <draw:polygon draw:style-name="gr90" draw:text-style-name="P9" draw:layer="layout" svg:width="0.018cm" svg:height="0.04cm" svg:x="11.684cm" svg:y="6.964cm" svg:viewBox="0 0 19 41" draw:points="0,0 19,40 15,41">
          <text:p/>
        </draw:polygon>
        <draw:polygon draw:style-name="gr90" draw:text-style-name="P9" draw:layer="layout" svg:width="3.299cm" svg:height="1.605cm" svg:x="11.665cm" svg:y="5.398cm" svg:viewBox="0 0 3300 1606" draw:points="0,1527 3263,0 3281,40 3300,80 38,1606 19,1567">
          <text:p/>
        </draw:polygon>
        <draw:polygon draw:style-name="gr90" draw:text-style-name="P9" draw:layer="layout" svg:width="0.248cm" svg:height="0.248cm" svg:x="7.48cm" svg:y="8.087cm" svg:viewBox="0 0 249 249" draw:points="0,0 0,249 249,249 249,0">
          <text:p/>
        </draw:polygon>
        <draw:polyline draw:style-name="gr91" draw:text-style-name="P9" draw:layer="layout" svg:width="0.248cm" svg:height="0.248cm" svg:x="7.48cm" svg:y="8.087cm" svg:viewBox="0 0 249 249" draw:points="0,0 0,249 249,249 249,0 0,0">
          <text:p/>
        </draw:polyline>
        <draw:polygon draw:style-name="gr92" draw:text-style-name="P9" draw:layer="layout" svg:width="0.248cm" svg:height="0.248cm" svg:x="7.626cm" svg:y="8.006cm" svg:viewBox="0 0 249 249" draw:points="0,0 0,249 249,249 249,0">
          <text:p/>
        </draw:polygon>
        <draw:polyline draw:style-name="gr91" draw:text-style-name="P9" draw:layer="layout" svg:width="0.248cm" svg:height="0.248cm" svg:x="7.626cm" svg:y="8.006cm" svg:viewBox="0 0 249 249" draw:points="0,0 0,249 249,249 249,0 0,0">
          <text:p/>
        </draw:polyline>
        <draw:polygon draw:style-name="gr92" draw:text-style-name="P9" draw:layer="layout" svg:width="0.248cm" svg:height="0.248cm" svg:x="7.83cm" svg:y="7.983cm" svg:viewBox="0 0 249 249" draw:points="0,0 0,249 249,249 249,0">
          <text:p/>
        </draw:polygon>
        <draw:polyline draw:style-name="gr91" draw:text-style-name="P9" draw:layer="layout" svg:width="0.248cm" svg:height="0.248cm" svg:x="7.83cm" svg:y="7.983cm" svg:viewBox="0 0 249 249" draw:points="0,0 0,249 249,249 249,0 0,0">
          <text:p/>
        </draw:polyline>
        <draw:polygon draw:style-name="gr92" draw:text-style-name="P9" draw:layer="layout" svg:width="0.248cm" svg:height="0.248cm" svg:x="8.093cm" svg:y="7.96cm" svg:viewBox="0 0 249 249" draw:points="0,0 0,249 249,249 249,0">
          <text:p/>
        </draw:polygon>
        <draw:polyline draw:style-name="gr91" draw:text-style-name="P9" draw:layer="layout" svg:width="0.248cm" svg:height="0.248cm" svg:x="8.093cm" svg:y="7.96cm" svg:viewBox="0 0 249 249" draw:points="0,0 0,249 249,249 249,0 0,0">
          <text:p/>
        </draw:polyline>
        <draw:polygon draw:style-name="gr92" draw:text-style-name="P9" draw:layer="layout" svg:width="0.248cm" svg:height="0.248cm" svg:x="8.413cm" svg:y="7.902cm" svg:viewBox="0 0 249 249" draw:points="0,0 0,249 249,249 249,0">
          <text:p/>
        </draw:polygon>
        <draw:polyline draw:style-name="gr91" draw:text-style-name="P9" draw:layer="layout" svg:width="0.248cm" svg:height="0.248cm" svg:x="8.413cm" svg:y="7.902cm" svg:viewBox="0 0 249 249" draw:points="0,0 0,249 249,249 249,0 0,0">
          <text:p/>
        </draw:polyline>
        <draw:polygon draw:style-name="gr92" draw:text-style-name="P9" draw:layer="layout" svg:width="0.248cm" svg:height="0.248cm" svg:x="8.792cm" svg:y="7.798cm" svg:viewBox="0 0 249 249" draw:points="0,0 0,249 249,249 249,0">
          <text:p/>
        </draw:polygon>
        <draw:polyline draw:style-name="gr91" draw:text-style-name="P9" draw:layer="layout" svg:width="0.248cm" svg:height="0.248cm" svg:x="8.792cm" svg:y="7.798cm" svg:viewBox="0 0 249 249" draw:points="0,0 0,249 249,249 249,0 0,0">
          <text:p/>
        </draw:polyline>
        <draw:polygon draw:style-name="gr92" draw:text-style-name="P9" draw:layer="layout" svg:width="0.248cm" svg:height="0.248cm" svg:x="9.229cm" svg:y="7.694cm" svg:viewBox="0 0 249 249" draw:points="0,0 0,249 249,249 249,0">
          <text:p/>
        </draw:polygon>
        <draw:polyline draw:style-name="gr91" draw:text-style-name="P9" draw:layer="layout" svg:width="0.248cm" svg:height="0.248cm" svg:x="9.229cm" svg:y="7.694cm" svg:viewBox="0 0 249 249" draw:points="0,0 0,249 249,249 249,0 0,0">
          <text:p/>
        </draw:polyline>
        <draw:polygon draw:style-name="gr92" draw:text-style-name="P9" draw:layer="layout" svg:width="0.248cm" svg:height="0.248cm" svg:x="11.56cm" svg:y="6.84cm" svg:viewBox="0 0 249 249" draw:points="0,0 0,249 249,249 249,0">
          <text:p/>
        </draw:polygon>
        <draw:polyline draw:style-name="gr91" draw:text-style-name="P9" draw:layer="layout" svg:width="0.248cm" svg:height="0.248cm" svg:x="11.56cm" svg:y="6.84cm" svg:viewBox="0 0 249 249" draw:points="0,0 0,249 249,249 249,0 0,0">
          <text:p/>
        </draw:polyline>
        <draw:polygon draw:style-name="gr92" draw:text-style-name="P9" draw:layer="layout" svg:width="0.248cm" svg:height="0.248cm" svg:x="14.822cm" svg:y="5.313cm" svg:viewBox="0 0 249 249" draw:points="0,0 0,249 249,249 249,0">
          <text:p/>
        </draw:polygon>
        <draw:polyline draw:style-name="gr91" draw:text-style-name="P9" draw:layer="layout" svg:width="0.248cm" svg:height="0.248cm" svg:x="14.822cm" svg:y="5.313cm" svg:viewBox="0 0 249 249" draw:points="0,0 0,249 249,249 249,0 0,0">
          <text:p/>
        </draw:polyline>
        <draw:polygon draw:style-name="gr92" draw:text-style-name="P9" draw:layer="layout" svg:width="0.315cm" svg:height="0.087cm" svg:x="16.362cm" svg:y="7.805cm" svg:viewBox="0 0 316 88" draw:points="0,0 316,0 316,88 0,88">
          <text:p/>
        </draw:polygon>
        <draw:polygon draw:style-name="gr92" draw:text-style-name="P9" draw:layer="layout" svg:width="0.158cm" svg:height="0.157cm" svg:x="16.441cm" svg:y="7.769cm" svg:viewBox="0 0 159 158" draw:points="0,0 0,158 159,158 159,0">
          <text:p/>
        </draw:polygon>
        <draw:polyline draw:style-name="gr91" draw:text-style-name="P9" draw:layer="layout" svg:width="0.158cm" svg:height="0.157cm" svg:x="16.441cm" svg:y="7.769cm" svg:viewBox="0 0 159 158" draw:points="0,0 0,158 159,158 159,0 0,0">
          <text:p/>
        </draw:polyline>
        <draw:frame draw:style-name="gr100" draw:text-style-name="P20" draw:layer="layout" svg:width="2.018cm" svg:height="0.569cm" svg:x="16.736cm" svg:y="7.746cm">
          <draw:text-box>
            <text:p><text:span text:style-name="T13">500 Schritte</text:span></text:p>
          </draw:text-box>
        </draw:frame>
        <draw:frame draw:style-name="gr121" draw:text-style-name="P21" draw:layer="layout" svg:width="2.471cm" svg:height="0.603cm" svg:x="10.488cm" svg:y="10.769cm">
          <draw:text-box>
            <text:p><text:span text:style-name="T14">Anzahl Felder</text:span></text:p>
          </draw:text-box>
        </draw:frame>
        <draw:frame draw:style-name="gr122" draw:text-style-name="P21" draw:layer="layout" svg:width="2.902cm" svg:height="0.603cm" draw:transform="rotate (1.5707963267946) translate (6.591cm 8.503cm)">
          <draw:text-box>
            <text:p><text:span text:style-name="T14">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85" draw:text-style-name="P9" draw:layer="layout" svg:width="10.127cm" svg:height="6.977cm" svg:x="5.94cm" svg:y="3.182cm" svg:viewBox="0 0 10128 6978" draw:points="0,0 10128,0 10128,6978 0,6978">
          <text:p/>
        </draw:polygon>
        <draw:polyline draw:style-name="gr86" draw:text-style-name="P9" draw:layer="layout" svg:width="5.57cm" svg:height="5.221cm" svg:x="7.466cm" svg:y="3.506cm" svg:viewBox="0 0 5571 5222" draw:points="2785,5222 0,5222 0,0 5571,0 5571,5222 2785,5222">
          <text:p/>
        </draw:polyline>
        <draw:line draw:style-name="gr86" draw:text-style-name="P9" draw:layer="layout" svg:x1="13.037cm" svg:y1="8.728cm" svg:x2="7.466cm" svg:y2="8.728cm">
          <text:p/>
        </draw:line>
        <draw:line draw:style-name="gr86" draw:text-style-name="P9" draw:layer="layout" svg:x1="13.037cm" svg:y1="8.205cm" svg:x2="7.466cm" svg:y2="8.205cm">
          <text:p/>
        </draw:line>
        <draw:line draw:style-name="gr86" draw:text-style-name="P9" draw:layer="layout" svg:x1="13.037cm" svg:y1="7.683cm" svg:x2="7.466cm" svg:y2="7.683cm">
          <text:p/>
        </draw:line>
        <draw:line draw:style-name="gr86" draw:text-style-name="P9" draw:layer="layout" svg:x1="13.037cm" svg:y1="7.16cm" svg:x2="7.466cm" svg:y2="7.16cm">
          <text:p/>
        </draw:line>
        <draw:line draw:style-name="gr86" draw:text-style-name="P9" draw:layer="layout" svg:x1="13.037cm" svg:y1="6.639cm" svg:x2="7.466cm" svg:y2="6.639cm">
          <text:p/>
        </draw:line>
        <draw:line draw:style-name="gr86" draw:text-style-name="P9" draw:layer="layout" svg:x1="13.037cm" svg:y1="6.116cm" svg:x2="7.466cm" svg:y2="6.116cm">
          <text:p/>
        </draw:line>
        <draw:line draw:style-name="gr86" draw:text-style-name="P9" draw:layer="layout" svg:x1="13.037cm" svg:y1="5.594cm" svg:x2="7.466cm" svg:y2="5.594cm">
          <text:p/>
        </draw:line>
        <draw:line draw:style-name="gr86" draw:text-style-name="P9" draw:layer="layout" svg:x1="13.037cm" svg:y1="5.072cm" svg:x2="7.466cm" svg:y2="5.072cm">
          <text:p/>
        </draw:line>
        <draw:line draw:style-name="gr86" draw:text-style-name="P9" draw:layer="layout" svg:x1="13.037cm" svg:y1="4.55cm" svg:x2="7.466cm" svg:y2="4.55cm">
          <text:p/>
        </draw:line>
        <draw:line draw:style-name="gr86" draw:text-style-name="P9" draw:layer="layout" svg:x1="13.037cm" svg:y1="4.027cm" svg:x2="7.466cm" svg:y2="4.027cm">
          <text:p/>
        </draw:line>
        <draw:line draw:style-name="gr86" draw:text-style-name="P9" draw:layer="layout" svg:x1="13.037cm" svg:y1="3.504cm" svg:x2="7.466cm" svg:y2="3.504cm">
          <text:p/>
        </draw:line>
        <draw:frame draw:style-name="gr89" draw:text-style-name="P20" draw:layer="layout" svg:width="0.659cm" svg:height="0.569cm" svg:x="7.379cm" svg:y="9.023cm">
          <draw:text-box>
            <text:p><text:span text:style-name="T13">1</text:span></text:p>
          </draw:text-box>
        </draw:frame>
        <draw:frame draw:style-name="gr89" draw:text-style-name="P20" draw:layer="layout" svg:width="0.896cm" svg:height="0.569cm" svg:x="7.823cm" svg:y="9.023cm">
          <draw:text-box>
            <text:p><text:span text:style-name="T13">1.1</text:span></text:p>
          </draw:text-box>
        </draw:frame>
        <draw:frame draw:style-name="gr89" draw:text-style-name="P20" draw:layer="layout" svg:width="0.896cm" svg:height="0.569cm" svg:x="8.376cm" svg:y="9.023cm">
          <draw:text-box>
            <text:p><text:span text:style-name="T13">1.2</text:span></text:p>
          </draw:text-box>
        </draw:frame>
        <draw:frame draw:style-name="gr89" draw:text-style-name="P20" draw:layer="layout" svg:width="0.896cm" svg:height="0.569cm" svg:x="8.93cm" svg:y="9.023cm">
          <draw:text-box>
            <text:p><text:span text:style-name="T13">1.3</text:span></text:p>
          </draw:text-box>
        </draw:frame>
        <draw:frame draw:style-name="gr89" draw:text-style-name="P20" draw:layer="layout" svg:width="0.896cm" svg:height="0.569cm" svg:x="9.484cm" svg:y="9.023cm">
          <draw:text-box>
            <text:p><text:span text:style-name="T13">1.4</text:span></text:p>
          </draw:text-box>
        </draw:frame>
        <draw:frame draw:style-name="gr89" draw:text-style-name="P20" draw:layer="layout" svg:width="0.896cm" svg:height="0.569cm" svg:x="10.066cm" svg:y="9.023cm">
          <draw:text-box>
            <text:p><text:span text:style-name="T13">1.5</text:span></text:p>
          </draw:text-box>
        </draw:frame>
        <draw:frame draw:style-name="gr89" draw:text-style-name="P20" draw:layer="layout" svg:width="0.896cm" svg:height="0.569cm" svg:x="10.619cm" svg:y="9.023cm">
          <draw:text-box>
            <text:p><text:span text:style-name="T13">1.6</text:span></text:p>
          </draw:text-box>
        </draw:frame>
        <draw:frame draw:style-name="gr89" draw:text-style-name="P20" draw:layer="layout" svg:width="0.896cm" svg:height="0.569cm" svg:x="11.173cm" svg:y="9.023cm">
          <draw:text-box>
            <text:p><text:span text:style-name="T13">1.7</text:span></text:p>
          </draw:text-box>
        </draw:frame>
        <draw:frame draw:style-name="gr89" draw:text-style-name="P20" draw:layer="layout" svg:width="0.896cm" svg:height="0.569cm" svg:x="11.727cm" svg:y="9.023cm">
          <draw:text-box>
            <text:p><text:span text:style-name="T13">1.8</text:span></text:p>
          </draw:text-box>
        </draw:frame>
        <draw:frame draw:style-name="gr89" draw:text-style-name="P20" draw:layer="layout" svg:width="0.896cm" svg:height="0.569cm" svg:x="12.28cm" svg:y="9.023cm">
          <draw:text-box>
            <text:p><text:span text:style-name="T13">1.9</text:span></text:p>
          </draw:text-box>
        </draw:frame>
        <draw:frame draw:style-name="gr89" draw:text-style-name="P20" draw:layer="layout" svg:width="0.659cm" svg:height="0.569cm" svg:x="12.945cm" svg:y="9.023cm">
          <draw:text-box>
            <text:p><text:span text:style-name="T13">2</text:span></text:p>
          </draw:text-box>
        </draw:frame>
        <draw:line draw:style-name="gr86" draw:text-style-name="P9" draw:layer="layout" svg:x1="7.466cm" svg:y1="8.877cm" svg:x2="7.466cm" svg:y2="8.728cm">
          <text:p/>
        </draw:line>
        <draw:line draw:style-name="gr86" draw:text-style-name="P9" draw:layer="layout" svg:x1="8.022cm" svg:y1="8.877cm" svg:x2="8.022cm" svg:y2="8.728cm">
          <text:p/>
        </draw:line>
        <draw:line draw:style-name="gr86" draw:text-style-name="P9" draw:layer="layout" svg:x1="8.579cm" svg:y1="8.877cm" svg:x2="8.579cm" svg:y2="8.728cm">
          <text:p/>
        </draw:line>
        <draw:line draw:style-name="gr86" draw:text-style-name="P9" draw:layer="layout" svg:x1="9.137cm" svg:y1="8.877cm" svg:x2="9.137cm" svg:y2="8.728cm">
          <text:p/>
        </draw:line>
        <draw:line draw:style-name="gr86" draw:text-style-name="P9" draw:layer="layout" svg:x1="9.694cm" svg:y1="8.877cm" svg:x2="9.694cm" svg:y2="8.728cm">
          <text:p/>
        </draw:line>
        <draw:line draw:style-name="gr86" draw:text-style-name="P9" draw:layer="layout" svg:x1="10.251cm" svg:y1="8.877cm" svg:x2="10.251cm" svg:y2="8.728cm">
          <text:p/>
        </draw:line>
        <draw:line draw:style-name="gr86" draw:text-style-name="P9" draw:layer="layout" svg:x1="10.808cm" svg:y1="8.877cm" svg:x2="10.808cm" svg:y2="8.728cm">
          <text:p/>
        </draw:line>
        <draw:line draw:style-name="gr86" draw:text-style-name="P9" draw:layer="layout" svg:x1="11.365cm" svg:y1="8.877cm" svg:x2="11.365cm" svg:y2="8.728cm">
          <text:p/>
        </draw:line>
        <draw:line draw:style-name="gr86" draw:text-style-name="P9" draw:layer="layout" svg:x1="11.923cm" svg:y1="8.877cm" svg:x2="11.923cm" svg:y2="8.728cm">
          <text:p/>
        </draw:line>
        <draw:line draw:style-name="gr86" draw:text-style-name="P9" draw:layer="layout" svg:x1="12.48cm" svg:y1="8.877cm" svg:x2="12.48cm" svg:y2="8.728cm">
          <text:p/>
        </draw:line>
        <draw:polyline draw:style-name="gr86" draw:text-style-name="P9" draw:layer="layout" svg:width="0.148cm" svg:height="5.57cm" draw:transform="rotate (1.5707963267946) translate (7.46604336309317cm 8.87718954993911cm)" svg:viewBox="0 0 149 5571" draw:points="0,20503 149,20503 149,14932">
          <text:p/>
        </draw:polyline>
        <draw:frame draw:style-name="gr89" draw:text-style-name="P20" draw:layer="layout" svg:width="0.659cm" svg:height="0.569cm" svg:x="7.047cm" svg:y="8.575cm">
          <draw:text-box>
            <text:p><text:span text:style-name="T13">0</text:span></text:p>
          </draw:text-box>
        </draw:frame>
        <draw:frame draw:style-name="gr89" draw:text-style-name="P20" draw:layer="layout" svg:width="0.815cm" svg:height="0.569cm" svg:x="6.909cm" svg:y="8.047cm">
          <draw:text-box>
            <text:p><text:span text:style-name="T13">10</text:span></text:p>
          </draw:text-box>
        </draw:frame>
        <draw:frame draw:style-name="gr89" draw:text-style-name="P20" draw:layer="layout" svg:width="0.815cm" svg:height="0.569cm" svg:x="6.909cm" svg:y="7.545cm">
          <draw:text-box>
            <text:p><text:span text:style-name="T13">20</text:span></text:p>
          </draw:text-box>
        </draw:frame>
        <draw:frame draw:style-name="gr89" draw:text-style-name="P20" draw:layer="layout" svg:width="0.815cm" svg:height="0.569cm" svg:x="6.909cm" svg:y="7.018cm">
          <draw:text-box>
            <text:p><text:span text:style-name="T13">30</text:span></text:p>
          </draw:text-box>
        </draw:frame>
        <draw:frame draw:style-name="gr89" draw:text-style-name="P20" draw:layer="layout" svg:width="0.815cm" svg:height="0.569cm" svg:x="6.909cm" svg:y="6.49cm">
          <draw:text-box>
            <text:p><text:span text:style-name="T13">40</text:span></text:p>
          </draw:text-box>
        </draw:frame>
        <draw:frame draw:style-name="gr89" draw:text-style-name="P20" draw:layer="layout" svg:width="0.815cm" svg:height="0.569cm" svg:x="6.909cm" svg:y="5.963cm">
          <draw:text-box>
            <text:p><text:span text:style-name="T13">50</text:span></text:p>
          </draw:text-box>
        </draw:frame>
        <draw:frame draw:style-name="gr89" draw:text-style-name="P20" draw:layer="layout" svg:width="0.815cm" svg:height="0.569cm" svg:x="6.909cm" svg:y="5.434cm">
          <draw:text-box>
            <text:p><text:span text:style-name="T13">60</text:span></text:p>
          </draw:text-box>
        </draw:frame>
        <draw:frame draw:style-name="gr89" draw:text-style-name="P20" draw:layer="layout" svg:width="0.815cm" svg:height="0.569cm" svg:x="6.909cm" svg:y="4.933cm">
          <draw:text-box>
            <text:p><text:span text:style-name="T13">70</text:span></text:p>
          </draw:text-box>
        </draw:frame>
        <draw:frame draw:style-name="gr89" draw:text-style-name="P20" draw:layer="layout" svg:width="0.815cm" svg:height="0.569cm" svg:x="6.909cm" svg:y="4.405cm">
          <draw:text-box>
            <text:p><text:span text:style-name="T13">80</text:span></text:p>
          </draw:text-box>
        </draw:frame>
        <draw:frame draw:style-name="gr89" draw:text-style-name="P20" draw:layer="layout" svg:width="0.815cm" svg:height="0.569cm" svg:x="6.909cm" svg:y="3.878cm">
          <draw:text-box>
            <text:p><text:span text:style-name="T13">90</text:span></text:p>
          </draw:text-box>
        </draw:frame>
        <draw:frame draw:style-name="gr89" draw:text-style-name="P20" draw:layer="layout" svg:width="0.972cm" svg:height="0.569cm" svg:x="6.743cm" svg:y="3.35cm">
          <draw:text-box>
            <text:p><text:span text:style-name="T13">100</text:span></text:p>
          </draw:text-box>
        </draw:frame>
        <draw:line draw:style-name="gr86" draw:text-style-name="P9" draw:layer="layout" svg:x1="7.317cm" svg:y1="8.728cm" svg:x2="7.467cm" svg:y2="8.728cm">
          <text:p/>
        </draw:line>
        <draw:line draw:style-name="gr86" draw:text-style-name="P9" draw:layer="layout" svg:x1="7.317cm" svg:y1="8.205cm" svg:x2="7.467cm" svg:y2="8.205cm">
          <text:p/>
        </draw:line>
        <draw:line draw:style-name="gr86" draw:text-style-name="P9" draw:layer="layout" svg:x1="7.317cm" svg:y1="7.683cm" svg:x2="7.467cm" svg:y2="7.683cm">
          <text:p/>
        </draw:line>
        <draw:line draw:style-name="gr86" draw:text-style-name="P9" draw:layer="layout" svg:x1="7.317cm" svg:y1="7.16cm" svg:x2="7.467cm" svg:y2="7.16cm">
          <text:p/>
        </draw:line>
        <draw:line draw:style-name="gr86" draw:text-style-name="P9" draw:layer="layout" svg:x1="7.317cm" svg:y1="6.639cm" svg:x2="7.467cm" svg:y2="6.639cm">
          <text:p/>
        </draw:line>
        <draw:line draw:style-name="gr86" draw:text-style-name="P9" draw:layer="layout" svg:x1="7.317cm" svg:y1="6.116cm" svg:x2="7.467cm" svg:y2="6.116cm">
          <text:p/>
        </draw:line>
        <draw:line draw:style-name="gr86" draw:text-style-name="P9" draw:layer="layout" svg:x1="7.317cm" svg:y1="5.594cm" svg:x2="7.467cm" svg:y2="5.594cm">
          <text:p/>
        </draw:line>
        <draw:line draw:style-name="gr86" draw:text-style-name="P9" draw:layer="layout" svg:x1="7.317cm" svg:y1="5.072cm" svg:x2="7.467cm" svg:y2="5.072cm">
          <text:p/>
        </draw:line>
        <draw:line draw:style-name="gr86" draw:text-style-name="P9" draw:layer="layout" svg:x1="7.317cm" svg:y1="4.55cm" svg:x2="7.467cm" svg:y2="4.55cm">
          <text:p/>
        </draw:line>
        <draw:line draw:style-name="gr86" draw:text-style-name="P9" draw:layer="layout" svg:x1="7.317cm" svg:y1="4.027cm" svg:x2="7.467cm" svg:y2="4.027cm">
          <text:p/>
        </draw:line>
        <draw:polyline draw:style-name="gr86" draw:text-style-name="P9" draw:layer="layout" svg:width="0.149cm" svg:height="5.222cm" svg:x="7.317cm" svg:y="3.504cm" svg:viewBox="0 0 150 5223" draw:points="0,0 150,0 150,5223">
          <text:p/>
        </draw:polyline>
        <draw:polygon draw:style-name="gr90" draw:text-style-name="P9" draw:layer="layout" svg:width="0.563cm" svg:height="0.131cm" svg:x="7.462cm" svg:y="6.919cm" svg:viewBox="0 0 564 132" draw:points="0,45 556,0 560,44 564,88 8,132 4,89">
          <text:p/>
        </draw:polygon>
        <draw:polygon draw:style-name="gr90" draw:text-style-name="P9" draw:layer="layout" svg:width="0.006cm" svg:height="0.043cm" svg:x="8.018cm" svg:y="6.919cm" svg:viewBox="0 0 7 44" draw:points="4,44 0,0 7,0">
          <text:p/>
        </draw:polygon>
        <draw:polygon draw:style-name="gr90" draw:text-style-name="P9" draw:layer="layout" svg:width="0.562cm" svg:height="0.12cm" svg:x="8.019cm" svg:y="6.919cm" svg:viewBox="0 0 563 121" draw:points="6,0 563,34 560,78 557,121 0,88 3,44">
          <text:p/>
        </draw:polygon>
        <draw:polygon draw:style-name="gr90" draw:text-style-name="P9" draw:layer="layout" svg:width="0.003cm" svg:height="0.043cm" svg:x="8.579cm" svg:y="6.953cm" svg:viewBox="0 0 4 44" draw:points="0,44 3,0 4,0">
          <text:p/>
        </draw:polygon>
        <draw:polygon draw:style-name="gr90" draw:text-style-name="P9" draw:layer="layout" svg:width="0.564cm" svg:height="0.141cm" svg:x="8.575cm" svg:y="6.953cm" svg:viewBox="0 0 565 142" draw:points="8,0 565,55 561,99 557,142 0,88 4,44">
          <text:p/>
        </draw:polygon>
        <draw:polygon draw:style-name="gr90" draw:text-style-name="P9" draw:layer="layout" svg:width="0.004cm" svg:height="0.043cm" svg:x="9.133cm" svg:y="7.052cm" svg:viewBox="0 0 5 44" draw:points="4,0 5,44 0,44">
          <text:p/>
        </draw:polygon>
        <draw:polygon draw:style-name="gr90" draw:text-style-name="P9" draw:layer="layout" svg:width="0.558cm" svg:height="0.095cm" svg:x="9.136cm" svg:y="7cm" svg:viewBox="0 0 559 96" draw:points="0,8 557,0 558,44 559,88 2,96 1,52">
          <text:p/>
        </draw:polygon>
        <draw:polygon draw:style-name="gr90" draw:text-style-name="P9" draw:layer="layout" svg:width="0.002cm" svg:height="0.043cm" svg:x="9.694cm" svg:y="7.044cm" svg:viewBox="0 0 3 44" draw:points="0,0 3,44 1,44">
          <text:p/>
        </draw:polygon>
        <draw:polygon draw:style-name="gr90" draw:text-style-name="P9" draw:layer="layout" svg:width="0.562cm" svg:height="0.125cm" svg:x="9.691cm" svg:y="6.961cm" svg:viewBox="0 0 563 126" draw:points="0,39 557,0 560,44 563,88 6,126 3,83">
          <text:p/>
        </draw:polygon>
        <draw:polygon draw:style-name="gr90" draw:text-style-name="P9" draw:layer="layout" svg:width="0.003cm" svg:height="0.043cm" svg:x="10.248cm" svg:y="6.961cm" svg:viewBox="0 0 4 44" draw:points="3,44 0,0 4,0">
          <text:p/>
        </draw:polygon>
        <draw:polygon draw:style-name="gr90" draw:text-style-name="P9" draw:layer="layout" svg:width="0.558cm" svg:height="0.096cm" svg:x="10.25cm" svg:y="6.961cm" svg:viewBox="0 0 559 97" draw:points="2,0 559,9 558,53 557,97 0,88 1,44">
          <text:p/>
        </draw:polygon>
        <draw:polygon draw:style-name="gr90" draw:text-style-name="P9" draw:layer="layout" svg:width="0cm" svg:height="0.043cm" svg:x="10.807cm" svg:y="7.014cm" svg:viewBox="0 0 1 44" draw:points="1,0 1,44 0,44">
          <text:p/>
        </draw:polygon>
        <draw:polygon draw:style-name="gr90" draw:text-style-name="P9" draw:layer="layout" svg:width="0.556cm" svg:height="0.09cm" svg:x="10.808cm" svg:y="6.967cm" svg:viewBox="0 0 557 91" draw:points="0,3 557,0 557,44 557,88 0,91 0,47">
          <text:p/>
        </draw:polygon>
        <draw:polygon draw:style-name="gr90" draw:text-style-name="P9" draw:layer="layout" svg:width="0.001cm" svg:height="0.043cm" svg:x="11.365cm" svg:y="7.011cm" svg:viewBox="0 0 2 44" draw:points="0,0 2,44 0,44">
          <text:p/>
        </draw:polygon>
        <draw:polygon draw:style-name="gr90" draw:text-style-name="P9" draw:layer="layout" svg:width="0.56cm" svg:height="0.107cm" svg:x="11.363cm" svg:y="6.946cm" svg:viewBox="0 0 561 108" draw:points="0,21 557,0 559,44 561,88 4,108 2,65">
          <text:p/>
        </draw:polygon>
        <draw:polygon draw:style-name="gr90" draw:text-style-name="P9" draw:layer="layout" svg:width="0.003cm" svg:height="0.043cm" svg:x="11.921cm" svg:y="6.946cm" svg:viewBox="0 0 4 44" draw:points="2,44 0,0 4,0">
          <text:p/>
        </draw:polygon>
        <draw:polygon draw:style-name="gr90" draw:text-style-name="P9" draw:layer="layout" svg:width="0.56cm" svg:height="0.115cm" svg:x="11.921cm" svg:y="6.946cm" svg:viewBox="0 0 561 116" draw:points="4,0 561,29 559,73 557,116 0,88 2,44">
          <text:p/>
        </draw:polygon>
        <draw:polygon draw:style-name="gr90" draw:text-style-name="P9" draw:layer="layout" svg:width="0.002cm" svg:height="0.043cm" svg:x="12.478cm" svg:y="7.019cm" svg:viewBox="0 0 3 44" draw:points="2,0 3,44 0,44">
          <text:p/>
        </draw:polygon>
        <draw:polygon draw:style-name="gr90" draw:text-style-name="P9" draw:layer="layout" svg:width="0.558cm" svg:height="0.105cm" svg:x="12.479cm" svg:y="6.956cm" svg:viewBox="0 0 559 106" draw:points="0,19 557,0 558,44 559,88 2,106 1,63">
          <text:p/>
        </draw:polygon>
        <draw:polygon draw:style-name="gr90" draw:text-style-name="P9" draw:layer="layout" svg:width="0.248cm" svg:height="0.248cm" svg:x="7.341cm" svg:y="6.884cm" svg:viewBox="0 0 249 249" draw:points="0,0 0,249 249,249 249,0">
          <text:p/>
        </draw:polygon>
        <draw:polyline draw:style-name="gr91" draw:text-style-name="P9" draw:layer="layout" svg:width="0.248cm" svg:height="0.248cm" svg:x="7.341cm" svg:y="6.884cm" svg:viewBox="0 0 249 249" draw:points="0,0 0,249 249,249 249,0 0,0">
          <text:p/>
        </draw:polyline>
        <draw:polygon draw:style-name="gr92" draw:text-style-name="P9" draw:layer="layout" svg:width="0.248cm" svg:height="0.248cm" svg:x="7.898cm" svg:y="6.839cm" svg:viewBox="0 0 249 249" draw:points="0,0 0,249 249,249 249,0">
          <text:p/>
        </draw:polygon>
        <draw:polyline draw:style-name="gr91" draw:text-style-name="P9" draw:layer="layout" svg:width="0.248cm" svg:height="0.248cm" svg:x="7.898cm" svg:y="6.839cm" svg:viewBox="0 0 249 249" draw:points="0,0 0,249 249,249 249,0 0,0">
          <text:p/>
        </draw:polyline>
        <draw:polygon draw:style-name="gr92" draw:text-style-name="P9" draw:layer="layout" svg:width="0.248cm" svg:height="0.248cm" svg:x="8.455cm" svg:y="6.873cm" svg:viewBox="0 0 249 249" draw:points="0,0 0,249 249,249 249,0">
          <text:p/>
        </draw:polygon>
        <draw:polyline draw:style-name="gr91" draw:text-style-name="P9" draw:layer="layout" svg:width="0.248cm" svg:height="0.248cm" svg:x="8.455cm" svg:y="6.873cm" svg:viewBox="0 0 249 249" draw:points="0,0 0,249 249,249 249,0 0,0">
          <text:p/>
        </draw:polyline>
        <draw:polygon draw:style-name="gr92" draw:text-style-name="P9" draw:layer="layout" svg:width="0.248cm" svg:height="0.248cm" svg:x="9.012cm" svg:y="6.927cm" svg:viewBox="0 0 249 249" draw:points="0,0 0,249 249,249 249,0">
          <text:p/>
        </draw:polygon>
        <draw:polyline draw:style-name="gr91" draw:text-style-name="P9" draw:layer="layout" svg:width="0.248cm" svg:height="0.248cm" svg:x="9.012cm" svg:y="6.927cm" svg:viewBox="0 0 249 249" draw:points="0,0 0,249 249,249 249,0 0,0">
          <text:p/>
        </draw:polyline>
        <draw:polygon draw:style-name="gr92" draw:text-style-name="P9" draw:layer="layout" svg:width="0.248cm" svg:height="0.248cm" svg:x="9.569cm" svg:y="6.919cm" svg:viewBox="0 0 249 249" draw:points="0,0 0,249 249,249 249,0">
          <text:p/>
        </draw:polygon>
        <draw:polyline draw:style-name="gr91" draw:text-style-name="P9" draw:layer="layout" svg:width="0.248cm" svg:height="0.248cm" svg:x="9.569cm" svg:y="6.919cm" svg:viewBox="0 0 249 249" draw:points="0,0 0,249 249,249 249,0 0,0">
          <text:p/>
        </draw:polyline>
        <draw:polygon draw:style-name="gr92" draw:text-style-name="P9" draw:layer="layout" svg:width="0.248cm" svg:height="0.248cm" svg:x="10.126cm" svg:y="6.881cm" svg:viewBox="0 0 249 249" draw:points="0,0 0,249 249,249 249,0">
          <text:p/>
        </draw:polygon>
        <draw:polyline draw:style-name="gr91" draw:text-style-name="P9" draw:layer="layout" svg:width="0.248cm" svg:height="0.248cm" svg:x="10.126cm" svg:y="6.881cm" svg:viewBox="0 0 249 249" draw:points="0,0 0,249 249,249 249,0 0,0">
          <text:p/>
        </draw:polyline>
        <draw:polygon draw:style-name="gr92" draw:text-style-name="P9" draw:layer="layout" svg:width="0.248cm" svg:height="0.248cm" svg:x="10.684cm" svg:y="6.89cm" svg:viewBox="0 0 249 249" draw:points="0,0 0,249 249,249 249,0">
          <text:p/>
        </draw:polygon>
        <draw:polyline draw:style-name="gr91" draw:text-style-name="P9" draw:layer="layout" svg:width="0.248cm" svg:height="0.248cm" svg:x="10.684cm" svg:y="6.89cm" svg:viewBox="0 0 249 249" draw:points="0,0 0,249 249,249 249,0 0,0">
          <text:p/>
        </draw:polyline>
        <draw:polygon draw:style-name="gr92" draw:text-style-name="P9" draw:layer="layout" svg:width="0.248cm" svg:height="0.248cm" svg:x="11.241cm" svg:y="6.887cm" svg:viewBox="0 0 249 249" draw:points="0,0 0,249 249,249 249,0">
          <text:p/>
        </draw:polygon>
        <draw:polyline draw:style-name="gr91" draw:text-style-name="P9" draw:layer="layout" svg:width="0.248cm" svg:height="0.248cm" svg:x="11.241cm" svg:y="6.887cm" svg:viewBox="0 0 249 249" draw:points="0,0 0,249 249,249 249,0 0,0">
          <text:p/>
        </draw:polyline>
        <draw:polygon draw:style-name="gr92" draw:text-style-name="P9" draw:layer="layout" svg:width="0.248cm" svg:height="0.248cm" svg:x="11.798cm" svg:y="6.866cm" svg:viewBox="0 0 249 249" draw:points="0,0 0,249 249,249 249,0">
          <text:p/>
        </draw:polygon>
        <draw:polyline draw:style-name="gr91" draw:text-style-name="P9" draw:layer="layout" svg:width="0.248cm" svg:height="0.248cm" svg:x="11.798cm" svg:y="6.866cm" svg:viewBox="0 0 249 249" draw:points="0,0 0,249 249,249 249,0 0,0">
          <text:p/>
        </draw:polyline>
        <draw:polygon draw:style-name="gr92" draw:text-style-name="P9" draw:layer="layout" svg:width="0.248cm" svg:height="0.248cm" svg:x="12.355cm" svg:y="6.895cm" svg:viewBox="0 0 249 249" draw:points="0,0 0,249 249,249 249,0">
          <text:p/>
        </draw:polygon>
        <draw:polyline draw:style-name="gr91" draw:text-style-name="P9" draw:layer="layout" svg:width="0.248cm" svg:height="0.248cm" svg:x="12.355cm" svg:y="6.895cm" svg:viewBox="0 0 249 249" draw:points="0,0 0,249 249,249 249,0 0,0">
          <text:p/>
        </draw:polyline>
        <draw:polygon draw:style-name="gr92" draw:text-style-name="P9" draw:layer="layout" svg:width="0.248cm" svg:height="0.248cm" svg:x="12.912cm" svg:y="6.876cm" svg:viewBox="0 0 249 249" draw:points="0,0 0,249 249,249 249,0">
          <text:p/>
        </draw:polygon>
        <draw:polyline draw:style-name="gr91" draw:text-style-name="P9" draw:layer="layout" svg:width="0.248cm" svg:height="0.248cm" svg:x="12.912cm" svg:y="6.876cm" svg:viewBox="0 0 249 249" draw:points="0,0 0,249 249,249 249,0 0,0">
          <text:p/>
        </draw:polyline>
        <draw:polygon draw:style-name="gr93" draw:text-style-name="P9" draw:layer="layout" svg:width="0.581cm" svg:height="0.255cm" svg:x="7.453cm" svg:y="3.929cm" svg:viewBox="0 0 582 256" draw:points="26,0 582,172 569,214 556,256 0,84 13,42">
          <text:p/>
        </draw:polygon>
        <draw:polygon draw:style-name="gr93" draw:text-style-name="P9" draw:layer="layout" svg:width="0.012cm" svg:height="0.041cm" svg:x="8.009cm" svg:y="4.143cm" svg:viewBox="0 0 13 42" draw:points="13,0 1,42 0,42">
          <text:p/>
        </draw:polygon>
        <draw:polygon draw:style-name="gr93" draw:text-style-name="P9" draw:layer="layout" svg:width="0.58cm" svg:height="0.235cm" svg:x="8.01cm" svg:y="4.102cm" svg:viewBox="0 0 581 236" draw:points="24,0 581,152 569,194 557,236 0,84 12,42">
          <text:p/>
        </draw:polygon>
        <draw:polygon draw:style-name="gr93" draw:text-style-name="P9" draw:layer="layout" svg:width="0.012cm" svg:height="0.041cm" svg:x="8.579cm" svg:y="4.254cm" svg:viewBox="0 0 13 42" draw:points="0,42 12,0 13,0">
          <text:p/>
        </draw:polygon>
        <draw:polygon draw:style-name="gr93" draw:text-style-name="P9" draw:layer="layout" svg:width="0.582cm" svg:height="0.257cm" svg:x="8.566cm" svg:y="4.254cm" svg:viewBox="0 0 583 258" draw:points="26,0 583,174 570,216 557,258 0,84 13,42">
          <text:p/>
        </draw:polygon>
        <draw:polygon draw:style-name="gr93" draw:text-style-name="P9" draw:layer="layout" svg:width="0.012cm" svg:height="0.042cm" svg:x="9.124cm" svg:y="4.47cm" svg:viewBox="0 0 13 43" draw:points="13,0 2,43 0,42">
          <text:p/>
        </draw:polygon>
        <draw:polygon draw:style-name="gr93" draw:text-style-name="P9" draw:layer="layout" svg:width="0.578cm" svg:height="0.225cm" svg:x="9.126cm" svg:y="4.427cm" svg:viewBox="0 0 579 226" draw:points="22,0 579,140 568,183 557,226 0,86 11,43">
          <text:p/>
        </draw:polygon>
        <draw:polygon draw:style-name="gr93" draw:text-style-name="P9" draw:layer="layout" svg:width="0.01cm" svg:height="0.042cm" svg:x="9.694cm" svg:y="4.567cm" svg:viewBox="0 0 11 43" draw:points="0,43 11,0 11,0">
          <text:p/>
        </draw:polygon>
        <draw:polygon draw:style-name="gr93" draw:text-style-name="P9" draw:layer="layout" svg:width="0.578cm" svg:height="0.229cm" svg:x="9.683cm" svg:y="4.567cm" svg:viewBox="0 0 579 230" draw:points="22,0 579,144 568,187 557,230 0,86 11,43">
          <text:p/>
        </draw:polygon>
        <draw:polygon draw:style-name="gr93" draw:text-style-name="P9" draw:layer="layout" svg:width="0.01cm" svg:height="0.042cm" svg:x="10.24cm" svg:y="4.755cm" svg:viewBox="0 0 11 43" draw:points="11,0 2,43 0,43">
          <text:p/>
        </draw:polygon>
        <draw:polygon draw:style-name="gr93" draw:text-style-name="P9" draw:layer="layout" svg:width="0.574cm" svg:height="0.197cm" svg:x="10.242cm" svg:y="4.712cm" svg:viewBox="0 0 575 198" draw:points="18,0 575,112 566,155 557,198 0,86 9,43">
          <text:p/>
        </draw:polygon>
        <draw:polygon draw:style-name="gr93" draw:text-style-name="P9" draw:layer="layout" svg:width="0.009cm" svg:height="0.042cm" svg:x="10.808cm" svg:y="4.824cm" svg:viewBox="0 0 10 43" draw:points="0,43 9,0 10,0">
          <text:p/>
        </draw:polygon>
        <draw:polygon draw:style-name="gr93" draw:text-style-name="P9" draw:layer="layout" svg:width="0.576cm" svg:height="0.219cm" svg:x="10.798cm" svg:y="4.824cm" svg:viewBox="0 0 577 220" draw:points="20,0 577,134 567,177 557,220 0,86 10,43">
          <text:p/>
        </draw:polygon>
        <draw:polygon draw:style-name="gr93" draw:text-style-name="P9" draw:layer="layout" svg:width="0.009cm" svg:height="0.042cm" svg:x="11.355cm" svg:y="5.001cm" svg:viewBox="0 0 10 43" draw:points="10,0 2,43 0,43">
          <text:p/>
        </draw:polygon>
        <draw:polygon draw:style-name="gr93" draw:text-style-name="P9" draw:layer="layout" svg:width="0.572cm" svg:height="0.181cm" svg:x="11.357cm" svg:y="4.959cm" svg:viewBox="0 0 573 182" draw:points="16,0 573,97 565,139 557,182 0,86 8,43">
          <text:p/>
        </draw:polygon>
        <draw:polygon draw:style-name="gr93" draw:text-style-name="P9" draw:layer="layout" svg:width="0.007cm" svg:height="0.042cm" svg:x="11.923cm" svg:y="5.055cm" svg:viewBox="0 0 8 43" draw:points="0,43 8,0 8,0">
          <text:p/>
        </draw:polygon>
        <draw:polygon draw:style-name="gr93" draw:text-style-name="P9" draw:layer="layout" svg:width="0.572cm" svg:height="0.185cm" svg:x="11.915cm" svg:y="5.055cm" svg:viewBox="0 0 573 186" draw:points="16,0 573,101 565,143 557,186 0,86 8,43">
          <text:p/>
        </draw:polygon>
        <draw:polygon draw:style-name="gr93" draw:text-style-name="P9" draw:layer="layout" svg:width="0.01cm" svg:height="0.042cm" svg:x="12.48cm" svg:y="5.156cm" svg:viewBox="0 0 11 43" draw:points="0,43 8,0 11,0">
          <text:p/>
        </draw:polygon>
        <draw:polygon draw:style-name="gr93" draw:text-style-name="P9" draw:layer="layout" svg:width="0.578cm" svg:height="0.231cm" svg:x="12.469cm" svg:y="5.156cm" svg:viewBox="0 0 579 232" draw:points="22,0 579,146 568,189 557,232 0,86 11,43">
          <text:p/>
        </draw:polygon>
        <draw:polygon draw:style-name="gr93" draw:text-style-name="P9" draw:layer="layout" svg:width="0.248cm" svg:height="0.248cm" svg:x="7.341cm" svg:y="3.847cm" svg:viewBox="0 0 249 249" draw:points="0,124 125,249 249,124 125,0">
          <text:p/>
        </draw:polygon>
        <draw:polyline draw:style-name="gr91" draw:text-style-name="P9" draw:layer="layout" svg:width="0.248cm" svg:height="0.248cm" svg:x="7.341cm" svg:y="3.847cm" svg:viewBox="0 0 249 249" draw:points="0,124 125,249 249,124 125,0 0,124">
          <text:p/>
        </draw:polyline>
        <draw:polygon draw:style-name="gr93" draw:text-style-name="P9" draw:layer="layout" svg:width="0.248cm" svg:height="0.248cm" svg:x="7.898cm" svg:y="4.019cm" svg:viewBox="0 0 249 249" draw:points="0,124 125,249 249,124 125,0">
          <text:p/>
        </draw:polygon>
        <draw:polyline draw:style-name="gr91" draw:text-style-name="P9" draw:layer="layout" svg:width="0.248cm" svg:height="0.248cm" svg:x="7.898cm" svg:y="4.019cm" svg:viewBox="0 0 249 249" draw:points="0,124 125,249 249,124 125,0 0,124">
          <text:p/>
        </draw:polyline>
        <draw:polygon draw:style-name="gr93" draw:text-style-name="P9" draw:layer="layout" svg:width="0.248cm" svg:height="0.248cm" svg:x="8.455cm" svg:y="4.171cm" svg:viewBox="0 0 249 249" draw:points="0,124 125,249 249,124 125,0">
          <text:p/>
        </draw:polygon>
        <draw:polyline draw:style-name="gr91" draw:text-style-name="P9" draw:layer="layout" svg:width="0.248cm" svg:height="0.248cm" svg:x="8.455cm" svg:y="4.171cm" svg:viewBox="0 0 249 249" draw:points="0,124 125,249 249,124 125,0 0,124">
          <text:p/>
        </draw:polyline>
        <draw:polygon draw:style-name="gr93" draw:text-style-name="P9" draw:layer="layout" svg:width="0.248cm" svg:height="0.248cm" svg:x="9.012cm" svg:y="4.346cm" svg:viewBox="0 0 249 249" draw:points="0,124 125,249 249,124 125,0">
          <text:p/>
        </draw:polygon>
        <draw:polyline draw:style-name="gr91" draw:text-style-name="P9" draw:layer="layout" svg:width="0.248cm" svg:height="0.248cm" svg:x="9.012cm" svg:y="4.346cm" svg:viewBox="0 0 249 249" draw:points="0,124 125,249 249,124 125,0 0,124">
          <text:p/>
        </draw:polyline>
        <draw:polygon draw:style-name="gr93" draw:text-style-name="P9" draw:layer="layout" svg:width="0.248cm" svg:height="0.248cm" svg:x="9.569cm" svg:y="4.486cm" svg:viewBox="0 0 249 249" draw:points="0,124 125,249 249,124 125,0">
          <text:p/>
        </draw:polygon>
        <draw:polyline draw:style-name="gr91" draw:text-style-name="P9" draw:layer="layout" svg:width="0.248cm" svg:height="0.248cm" svg:x="9.569cm" svg:y="4.486cm" svg:viewBox="0 0 249 249" draw:points="0,124 125,249 249,124 125,0 0,124">
          <text:p/>
        </draw:polyline>
        <draw:polygon draw:style-name="gr93" draw:text-style-name="P9" draw:layer="layout" svg:width="0.248cm" svg:height="0.248cm" svg:x="10.126cm" svg:y="4.63cm" svg:viewBox="0 0 249 249" draw:points="0,124 125,249 249,124 125,0">
          <text:p/>
        </draw:polygon>
        <draw:polyline draw:style-name="gr91" draw:text-style-name="P9" draw:layer="layout" svg:width="0.248cm" svg:height="0.248cm" svg:x="10.126cm" svg:y="4.63cm" svg:viewBox="0 0 249 249" draw:points="0,124 125,249 249,124 125,0 0,124">
          <text:p/>
        </draw:polyline>
        <draw:polygon draw:style-name="gr93" draw:text-style-name="P9" draw:layer="layout" svg:width="0.248cm" svg:height="0.248cm" svg:x="10.684cm" svg:y="4.743cm" svg:viewBox="0 0 249 249" draw:points="0,124 125,249 249,124 125,0">
          <text:p/>
        </draw:polygon>
        <draw:polyline draw:style-name="gr91" draw:text-style-name="P9" draw:layer="layout" svg:width="0.248cm" svg:height="0.248cm" svg:x="10.684cm" svg:y="4.743cm" svg:viewBox="0 0 249 249" draw:points="0,124 125,249 249,124 125,0 0,124">
          <text:p/>
        </draw:polyline>
        <draw:polygon draw:style-name="gr93" draw:text-style-name="P9" draw:layer="layout" svg:width="0.248cm" svg:height="0.248cm" svg:x="11.241cm" svg:y="4.877cm" svg:viewBox="0 0 249 249" draw:points="0,124 125,249 249,124 125,0">
          <text:p/>
        </draw:polygon>
        <draw:polyline draw:style-name="gr91" draw:text-style-name="P9" draw:layer="layout" svg:width="0.248cm" svg:height="0.248cm" svg:x="11.241cm" svg:y="4.877cm" svg:viewBox="0 0 249 249" draw:points="0,124 125,249 249,124 125,0 0,124">
          <text:p/>
        </draw:polyline>
        <draw:polygon draw:style-name="gr93" draw:text-style-name="P9" draw:layer="layout" svg:width="0.248cm" svg:height="0.248cm" svg:x="11.798cm" svg:y="4.974cm" svg:viewBox="0 0 249 249" draw:points="0,124 125,249 249,124 125,0">
          <text:p/>
        </draw:polygon>
        <draw:polyline draw:style-name="gr91" draw:text-style-name="P9" draw:layer="layout" svg:width="0.248cm" svg:height="0.248cm" svg:x="11.798cm" svg:y="4.974cm" svg:viewBox="0 0 249 249" draw:points="0,124 125,249 249,124 125,0 0,124">
          <text:p/>
        </draw:polyline>
        <draw:polygon draw:style-name="gr93" draw:text-style-name="P9" draw:layer="layout" svg:width="0.248cm" svg:height="0.248cm" svg:x="12.355cm" svg:y="5.074cm" svg:viewBox="0 0 249 249" draw:points="0,124 125,249 249,124 125,0">
          <text:p/>
        </draw:polygon>
        <draw:polyline draw:style-name="gr91" draw:text-style-name="P9" draw:layer="layout" svg:width="0.248cm" svg:height="0.248cm" svg:x="12.355cm" svg:y="5.074cm" svg:viewBox="0 0 249 249" draw:points="0,124 125,249 249,124 125,0 0,124">
          <text:p/>
        </draw:polyline>
        <draw:polygon draw:style-name="gr93" draw:text-style-name="P9" draw:layer="layout" svg:width="0.248cm" svg:height="0.248cm" svg:x="12.912cm" svg:y="5.22cm" svg:viewBox="0 0 249 249" draw:points="0,124 125,249 249,124 125,0">
          <text:p/>
        </draw:polygon>
        <draw:polyline draw:style-name="gr91" draw:text-style-name="P9" draw:layer="layout" svg:width="0.248cm" svg:height="0.248cm" svg:x="12.912cm" svg:y="5.22cm" svg:viewBox="0 0 249 249" draw:points="0,124 125,249 249,124 125,0 0,124">
          <text:p/>
        </draw:polyline>
        <draw:polygon draw:style-name="gr104" draw:text-style-name="P9" draw:layer="layout" svg:width="0.577cm" svg:height="0.226cm" svg:x="7.455cm" svg:y="3.875cm" svg:viewBox="0 0 578 227" draw:points="22,0 578,141 567,184 556,227 0,86 11,43">
          <text:p/>
        </draw:polygon>
        <draw:polygon draw:style-name="gr104" draw:text-style-name="P9" draw:layer="layout" svg:width="0.01cm" svg:height="0.042cm" svg:x="8.022cm" svg:y="4.016cm" svg:viewBox="0 0 11 43" draw:points="0,43 11,0 11,0">
          <text:p/>
        </draw:polygon>
        <draw:polygon draw:style-name="gr104" draw:text-style-name="P9" draw:layer="layout" svg:width="0.578cm" svg:height="0.228cm" svg:x="8.011cm" svg:y="4.016cm" svg:viewBox="0 0 579 229" draw:points="22,0 579,143 568,186 557,229 0,86 11,43">
          <text:p/>
        </draw:polygon>
        <draw:polygon draw:style-name="gr104" draw:text-style-name="P9" draw:layer="layout" svg:width="0.011cm" svg:height="0.042cm" svg:x="8.579cm" svg:y="4.159cm" svg:viewBox="0 0 12 43" draw:points="0,43 11,0 12,1">
          <text:p/>
        </draw:polygon>
        <draw:polygon draw:style-name="gr104" draw:text-style-name="P9" draw:layer="layout" svg:width="0.58cm" svg:height="0.243cm" svg:x="8.567cm" svg:y="4.16cm" svg:viewBox="0 0 581 244" draw:points="24,0 581,160 569,202 557,244 0,84 12,42">
          <text:p/>
        </draw:polygon>
        <draw:polygon draw:style-name="gr104" draw:text-style-name="P9" draw:layer="layout" svg:width="0.011cm" svg:height="0.042cm" svg:x="9.125cm" svg:y="4.362cm" svg:viewBox="0 0 12 43" draw:points="12,0 2,43 0,42">
          <text:p/>
        </draw:polygon>
        <draw:polygon draw:style-name="gr104" draw:text-style-name="P9" draw:layer="layout" svg:width="0.576cm" svg:height="0.22cm" svg:x="9.127cm" svg:y="4.32cm" svg:viewBox="0 0 577 221" draw:points="20,0 577,135 567,178 557,221 0,86 10,43">
          <text:p/>
        </draw:polygon>
        <draw:polygon draw:style-name="gr104" draw:text-style-name="P9" draw:layer="layout" svg:width="0.01cm" svg:height="0.042cm" svg:x="9.694cm" svg:y="4.455cm" svg:viewBox="0 0 11 43" draw:points="0,43 10,0 11,0">
          <text:p/>
        </draw:polygon>
        <draw:polygon draw:style-name="gr104" draw:text-style-name="P9" draw:layer="layout" svg:width="0.578cm" svg:height="0.227cm" svg:x="9.683cm" svg:y="4.455cm" svg:viewBox="0 0 579 228" draw:points="22,0 579,142 568,185 557,228 0,86 11,43">
          <text:p/>
        </draw:polygon>
        <draw:polygon draw:style-name="gr104" draw:text-style-name="P9" draw:layer="layout" svg:width="0.01cm" svg:height="0.043cm" svg:x="10.24cm" svg:y="4.64cm" svg:viewBox="0 0 11 44" draw:points="11,0 5,44 0,43">
          <text:p/>
        </draw:polygon>
        <draw:polygon draw:style-name="gr104" draw:text-style-name="P9" draw:layer="layout" svg:width="0.568cm" svg:height="0.164cm" svg:x="10.245cm" svg:y="4.596cm" svg:viewBox="0 0 569 165" draw:points="12,0 569,78 563,121 557,165 0,88 6,44">
          <text:p/>
        </draw:polygon>
        <draw:polygon draw:style-name="gr104" draw:text-style-name="P9" draw:layer="layout" svg:width="0.008cm" svg:height="0.043cm" svg:x="10.808cm" svg:y="4.674cm" svg:viewBox="0 0 9 44" draw:points="0,44 6,0 9,1">
          <text:p/>
        </draw:polygon>
        <draw:polygon draw:style-name="gr104" draw:text-style-name="P9" draw:layer="layout" svg:width="0.574cm" svg:height="0.204cm" svg:x="10.799cm" svg:y="4.675cm" svg:viewBox="0 0 575 205" draw:points="18,0 575,119 566,162 557,205 0,86 9,43">
          <text:p/>
        </draw:polygon>
        <draw:polygon draw:style-name="gr104" draw:text-style-name="P9" draw:layer="layout" svg:width="0.008cm" svg:height="0.042cm" svg:x="11.356cm" svg:y="4.837cm" svg:viewBox="0 0 9 43" draw:points="9,0 1,43 0,43">
          <text:p/>
        </draw:polygon>
        <draw:polygon draw:style-name="gr104" draw:text-style-name="P9" draw:layer="layout" svg:width="0.572cm" svg:height="0.182cm" svg:x="11.357cm" svg:y="4.794cm" svg:viewBox="0 0 573 183" draw:points="16,0 573,98 565,140 557,183 0,86 8,43">
          <text:p/>
        </draw:polygon>
        <draw:polygon draw:style-name="gr104" draw:text-style-name="P9" draw:layer="layout" svg:width="0.007cm" svg:height="0.042cm" svg:x="11.915cm" svg:y="4.935cm" svg:viewBox="0 0 8 43" draw:points="8,0 1,43 0,43">
          <text:p/>
        </draw:polygon>
        <draw:polygon draw:style-name="gr104" draw:text-style-name="P9" draw:layer="layout" svg:width="0.57cm" svg:height="0.173cm" svg:x="11.916cm" svg:y="4.892cm" svg:viewBox="0 0 571 174" draw:points="14,0 571,89 564,131 557,174 0,86 7,43">
          <text:p/>
        </draw:polygon>
        <draw:polygon draw:style-name="gr104" draw:text-style-name="P9" draw:layer="layout" svg:width="0.009cm" svg:height="0.042cm" svg:x="12.48cm" svg:y="4.981cm" svg:viewBox="0 0 10 43" draw:points="0,43 7,0 10,0">
          <text:p/>
        </draw:polygon>
        <draw:polygon draw:style-name="gr104" draw:text-style-name="P9" draw:layer="layout" svg:width="0.576cm" svg:height="0.209cm" svg:x="12.47cm" svg:y="4.981cm" svg:viewBox="0 0 577 210" draw:points="20,0 577,124 567,167 557,210 0,86 10,43">
          <text:p/>
        </draw:polygon>
        <draw:polygon draw:style-name="gr104" draw:text-style-name="P9" draw:layer="layout" svg:width="0.248cm" svg:height="0.248cm" svg:x="7.341cm" svg:y="3.793cm" svg:viewBox="0 0 249 249" draw:points="0,0 125,249 249,0">
          <text:p/>
        </draw:polygon>
        <draw:polyline draw:style-name="gr91" draw:text-style-name="P9" draw:layer="layout" svg:width="0.248cm" svg:height="0.248cm" svg:x="7.341cm" svg:y="3.793cm" svg:viewBox="0 0 249 249" draw:points="0,0 125,249 249,0 0,0">
          <text:p/>
        </draw:polyline>
        <draw:polygon draw:style-name="gr104" draw:text-style-name="P9" draw:layer="layout" svg:width="0.248cm" svg:height="0.248cm" svg:x="7.898cm" svg:y="3.934cm" svg:viewBox="0 0 249 249" draw:points="0,0 125,249 249,0">
          <text:p/>
        </draw:polygon>
        <draw:polyline draw:style-name="gr91" draw:text-style-name="P9" draw:layer="layout" svg:width="0.248cm" svg:height="0.248cm" svg:x="7.898cm" svg:y="3.934cm" svg:viewBox="0 0 249 249" draw:points="0,0 125,249 249,0 0,0">
          <text:p/>
        </draw:polyline>
        <draw:polygon draw:style-name="gr104" draw:text-style-name="P9" draw:layer="layout" svg:width="0.248cm" svg:height="0.248cm" svg:x="8.455cm" svg:y="4.078cm" svg:viewBox="0 0 249 249" draw:points="0,0 125,249 249,0">
          <text:p/>
        </draw:polygon>
        <draw:polyline draw:style-name="gr91" draw:text-style-name="P9" draw:layer="layout" svg:width="0.248cm" svg:height="0.248cm" svg:x="8.455cm" svg:y="4.078cm" svg:viewBox="0 0 249 249" draw:points="0,0 125,249 249,0 0,0">
          <text:p/>
        </draw:polyline>
        <draw:polygon draw:style-name="gr104" draw:text-style-name="P9" draw:layer="layout" svg:width="0.248cm" svg:height="0.248cm" svg:x="9.012cm" svg:y="4.238cm" svg:viewBox="0 0 249 249" draw:points="0,0 125,249 249,0">
          <text:p/>
        </draw:polygon>
        <draw:polyline draw:style-name="gr91" draw:text-style-name="P9" draw:layer="layout" svg:width="0.248cm" svg:height="0.248cm" svg:x="9.012cm" svg:y="4.238cm" svg:viewBox="0 0 249 249" draw:points="0,0 125,249 249,0 0,0">
          <text:p/>
        </draw:polyline>
        <draw:polygon draw:style-name="gr104" draw:text-style-name="P9" draw:layer="layout" svg:width="0.248cm" svg:height="0.248cm" svg:x="9.569cm" svg:y="4.373cm" svg:viewBox="0 0 249 249" draw:points="0,0 125,249 249,0">
          <text:p/>
        </draw:polygon>
        <draw:polyline draw:style-name="gr91" draw:text-style-name="P9" draw:layer="layout" svg:width="0.248cm" svg:height="0.248cm" svg:x="9.569cm" svg:y="4.373cm" svg:viewBox="0 0 249 249" draw:points="0,0 125,249 249,0 0,0">
          <text:p/>
        </draw:polyline>
        <draw:polygon draw:style-name="gr104" draw:text-style-name="P9" draw:layer="layout" svg:width="0.248cm" svg:height="0.248cm" svg:x="10.126cm" svg:y="4.516cm" svg:viewBox="0 0 249 249" draw:points="0,0 125,249 249,0">
          <text:p/>
        </draw:polygon>
        <draw:polyline draw:style-name="gr91" draw:text-style-name="P9" draw:layer="layout" svg:width="0.248cm" svg:height="0.248cm" svg:x="10.126cm" svg:y="4.516cm" svg:viewBox="0 0 249 249" draw:points="0,0 125,249 249,0 0,0">
          <text:p/>
        </draw:polyline>
        <draw:polygon draw:style-name="gr104" draw:text-style-name="P9" draw:layer="layout" svg:width="0.248cm" svg:height="0.248cm" svg:x="10.684cm" svg:y="4.593cm" svg:viewBox="0 0 249 249" draw:points="0,0 125,249 249,0">
          <text:p/>
        </draw:polygon>
        <draw:polyline draw:style-name="gr91" draw:text-style-name="P9" draw:layer="layout" svg:width="0.248cm" svg:height="0.248cm" svg:x="10.684cm" svg:y="4.593cm" svg:viewBox="0 0 249 249" draw:points="0,0 125,249 249,0 0,0">
          <text:p/>
        </draw:polyline>
        <draw:polygon draw:style-name="gr104" draw:text-style-name="P9" draw:layer="layout" svg:width="0.248cm" svg:height="0.248cm" svg:x="11.241cm" svg:y="4.713cm" svg:viewBox="0 0 249 249" draw:points="0,0 125,249 249,0">
          <text:p/>
        </draw:polygon>
        <draw:polyline draw:style-name="gr91" draw:text-style-name="P9" draw:layer="layout" svg:width="0.248cm" svg:height="0.248cm" svg:x="11.241cm" svg:y="4.713cm" svg:viewBox="0 0 249 249" draw:points="0,0 125,249 249,0 0,0">
          <text:p/>
        </draw:polyline>
        <draw:polygon draw:style-name="gr104" draw:text-style-name="P9" draw:layer="layout" svg:width="0.248cm" svg:height="0.248cm" svg:x="11.798cm" svg:y="4.81cm" svg:viewBox="0 0 249 249" draw:points="0,0 125,249 249,0">
          <text:p/>
        </draw:polygon>
        <draw:polyline draw:style-name="gr91" draw:text-style-name="P9" draw:layer="layout" svg:width="0.248cm" svg:height="0.248cm" svg:x="11.798cm" svg:y="4.81cm" svg:viewBox="0 0 249 249" draw:points="0,0 125,249 249,0 0,0">
          <text:p/>
        </draw:polyline>
        <draw:polygon draw:style-name="gr104" draw:text-style-name="P9" draw:layer="layout" svg:width="0.248cm" svg:height="0.248cm" svg:x="12.355cm" svg:y="4.899cm" svg:viewBox="0 0 249 249" draw:points="0,0 125,249 249,0">
          <text:p/>
        </draw:polygon>
        <draw:polyline draw:style-name="gr91" draw:text-style-name="P9" draw:layer="layout" svg:width="0.248cm" svg:height="0.248cm" svg:x="12.355cm" svg:y="4.899cm" svg:viewBox="0 0 249 249" draw:points="0,0 125,249 249,0 0,0">
          <text:p/>
        </draw:polyline>
        <draw:polygon draw:style-name="gr104" draw:text-style-name="P9" draw:layer="layout" svg:width="0.248cm" svg:height="0.248cm" svg:x="12.912cm" svg:y="5.023cm" svg:viewBox="0 0 249 249" draw:points="0,0 125,249 249,0">
          <text:p/>
        </draw:polygon>
        <draw:polyline draw:style-name="gr91" draw:text-style-name="P9" draw:layer="layout" svg:width="0.248cm" svg:height="0.248cm" svg:x="12.912cm" svg:y="5.023cm" svg:viewBox="0 0 249 249" draw:points="0,0 125,249 249,0 0,0">
          <text:p/>
        </draw:polyline>
        <draw:polygon draw:style-name="gr123" draw:text-style-name="P9" draw:layer="layout" svg:width="0.557cm" svg:height="0.102cm" svg:x="7.465cm" svg:y="6.976cm" svg:viewBox="0 0 558 103" draw:points="0,15 556,0 557,44 558,88 2,103 1,59">
          <text:p/>
        </draw:polygon>
        <draw:polygon draw:style-name="gr123" draw:text-style-name="P9" draw:layer="layout" svg:width="0.001cm" svg:height="0.043cm" svg:x="8.021cm" svg:y="6.976cm" svg:viewBox="0 0 2 44" draw:points="1,44 0,0 2,0">
          <text:p/>
        </draw:polygon>
        <draw:polygon draw:style-name="gr123" draw:text-style-name="P9" draw:layer="layout" svg:width="0.558cm" svg:height="0.095cm" svg:x="8.021cm" svg:y="6.976cm" svg:viewBox="0 0 559 96" draw:points="2,0 559,8 558,52 557,96 0,88 1,44">
          <text:p/>
        </draw:polygon>
        <draw:polygon draw:style-name="gr123" draw:text-style-name="P9" draw:layer="layout" svg:width="0.003cm" svg:height="0.043cm" svg:x="8.579cm" svg:y="6.984cm" svg:viewBox="0 0 4 44" draw:points="0,44 1,0 4,0">
          <text:p/>
        </draw:polygon>
        <draw:polygon draw:style-name="gr123" draw:text-style-name="P9" draw:layer="layout" svg:width="0.564cm" svg:height="0.131cm" svg:x="8.575cm" svg:y="6.984cm" svg:viewBox="0 0 565 132" draw:points="8,0 565,45 561,89 557,132 0,88 4,44">
          <text:p/>
        </draw:polygon>
        <draw:polygon draw:style-name="gr123" draw:text-style-name="P9" draw:layer="layout" svg:width="0.005cm" svg:height="0.043cm" svg:x="9.133cm" svg:y="7.073cm" svg:viewBox="0 0 6 44" draw:points="4,0 6,44 0,44">
          <text:p/>
        </draw:polygon>
        <draw:polygon draw:style-name="gr123" draw:text-style-name="P9" draw:layer="layout" svg:width="0.56cm" svg:height="0.111cm" svg:x="9.135cm" svg:y="7.004cm" svg:viewBox="0 0 561 112" draw:points="0,25 557,0 559,44 561,88 4,112 2,69">
          <text:p/>
        </draw:polygon>
        <draw:polygon draw:style-name="gr123" draw:text-style-name="P9" draw:layer="layout" svg:width="0.002cm" svg:height="0.043cm" svg:x="9.692cm" svg:y="7.004cm" svg:viewBox="0 0 3 44" draw:points="2,44 0,0 3,0">
          <text:p/>
        </draw:polygon>
        <draw:polygon draw:style-name="gr123" draw:text-style-name="P9" draw:layer="layout" svg:width="0.558cm" svg:height="0.105cm" svg:x="9.693cm" svg:y="7.004cm" svg:viewBox="0 0 559 106" draw:points="2,0 559,19 558,63 557,106 0,88 1,44">
          <text:p/>
        </draw:polygon>
        <draw:polygon draw:style-name="gr123" draw:text-style-name="P9" draw:layer="layout" svg:width="0.006cm" svg:height="0.043cm" svg:x="10.25cm" svg:y="7.067cm" svg:viewBox="0 0 7 44" draw:points="1,0 7,44 0,44">
          <text:p/>
        </draw:polygon>
        <draw:polygon draw:style-name="gr123" draw:text-style-name="P9" draw:layer="layout" svg:width="0.568cm" svg:height="0.159cm" svg:x="10.245cm" svg:y="6.95cm" svg:viewBox="0 0 569 160" draw:points="0,73 557,0 563,44 569,88 12,160 6,116">
          <text:p/>
        </draw:polygon>
        <draw:polygon draw:style-name="gr123" draw:text-style-name="P9" draw:layer="layout" svg:width="0.009cm" svg:height="0.043cm" svg:x="10.802cm" svg:y="6.95cm" svg:viewBox="0 0 10 44" draw:points="6,44 0,0 8,0 10,0">
          <text:p/>
        </draw:polygon>
        <draw:polygon draw:style-name="gr123" draw:text-style-name="P9" draw:layer="layout" svg:width="0.564cm" svg:height="0.134cm" svg:x="10.804cm" svg:y="6.95cm" svg:viewBox="0 0 565 135" draw:points="8,0 565,48 561,92 557,135 0,88 4,44">
          <text:p/>
        </draw:polygon>
        <draw:polygon draw:style-name="gr123" draw:text-style-name="P9" draw:layer="layout" svg:width="0.004cm" svg:height="0.043cm" svg:x="11.361cm" svg:y="7.042cm" svg:viewBox="0 0 5 44" draw:points="4,0 5,44 0,44">
          <text:p/>
        </draw:polygon>
        <draw:polygon draw:style-name="gr123" draw:text-style-name="P9" draw:layer="layout" svg:width="0.558cm" svg:height="0.105cm" svg:x="11.364cm" svg:y="6.98cm" svg:viewBox="0 0 559 106" draw:points="0,18 557,0 558,44 559,88 2,106 1,62">
          <text:p/>
        </draw:polygon>
        <draw:polygon draw:style-name="gr123" draw:text-style-name="P9" draw:layer="layout" svg:width="0.002cm" svg:height="0.043cm" svg:x="11.923cm" svg:y="7.024cm" svg:viewBox="0 0 3 44" draw:points="0,0 3,44 1,44">
          <text:p/>
        </draw:polygon>
        <draw:polygon draw:style-name="gr123" draw:text-style-name="P9" draw:layer="layout" svg:width="0.562cm" svg:height="0.127cm" svg:x="11.92cm" svg:y="6.939cm" svg:viewBox="0 0 563 128" draw:points="0,41 557,0 560,44 563,88 6,128 3,85">
          <text:p/>
        </draw:polygon>
        <draw:polygon draw:style-name="gr123" draw:text-style-name="P9" draw:layer="layout" svg:width="0.008cm" svg:height="0.043cm" svg:x="12.477cm" svg:y="6.939cm" svg:viewBox="0 0 9 44" draw:points="3,44 0,0 7,0 9,0">
          <text:p/>
        </draw:polygon>
        <draw:polygon draw:style-name="gr123" draw:text-style-name="P9" draw:layer="layout" svg:width="0.568cm" svg:height="0.163cm" svg:x="12.474cm" svg:y="6.939cm" svg:viewBox="0 0 569 164" draw:points="12,0 569,77 563,120 557,164 0,88 6,44">
          <text:p/>
        </draw:polygon>
        <draw:polygon draw:style-name="gr123" draw:text-style-name="P9" draw:layer="layout" svg:width="0.248cm" svg:height="0.248cm" svg:x="7.341cm" svg:y="6.91cm" svg:viewBox="0 0 249 249" draw:points="0,249 249,249 125,0">
          <text:p/>
        </draw:polygon>
        <draw:polyline draw:style-name="gr91" draw:text-style-name="P9" draw:layer="layout" svg:width="0.248cm" svg:height="0.248cm" svg:x="7.341cm" svg:y="6.91cm" svg:viewBox="0 0 249 249" draw:points="0,249 249,249 125,0 0,249">
          <text:p/>
        </draw:polyline>
        <draw:polygon draw:style-name="gr123" draw:text-style-name="P9" draw:layer="layout" svg:width="0.248cm" svg:height="0.248cm" svg:x="7.898cm" svg:y="6.896cm" svg:viewBox="0 0 249 249" draw:points="0,249 249,249 125,0">
          <text:p/>
        </draw:polygon>
        <draw:polyline draw:style-name="gr91" draw:text-style-name="P9" draw:layer="layout" svg:width="0.248cm" svg:height="0.248cm" svg:x="7.898cm" svg:y="6.896cm" svg:viewBox="0 0 249 249" draw:points="0,249 249,249 125,0 0,249">
          <text:p/>
        </draw:polyline>
        <draw:polygon draw:style-name="gr123" draw:text-style-name="P9" draw:layer="layout" svg:width="0.248cm" svg:height="0.248cm" svg:x="8.455cm" svg:y="6.903cm" svg:viewBox="0 0 249 249" draw:points="0,249 249,249 125,0">
          <text:p/>
        </draw:polygon>
        <draw:polyline draw:style-name="gr91" draw:text-style-name="P9" draw:layer="layout" svg:width="0.248cm" svg:height="0.248cm" svg:x="8.455cm" svg:y="6.903cm" svg:viewBox="0 0 249 249" draw:points="0,249 249,249 125,0 0,249">
          <text:p/>
        </draw:polyline>
        <draw:polygon draw:style-name="gr123" draw:text-style-name="P9" draw:layer="layout" svg:width="0.248cm" svg:height="0.248cm" svg:x="9.012cm" svg:y="6.948cm" svg:viewBox="0 0 249 249" draw:points="0,249 249,249 125,0">
          <text:p/>
        </draw:polygon>
        <draw:polyline draw:style-name="gr91" draw:text-style-name="P9" draw:layer="layout" svg:width="0.248cm" svg:height="0.248cm" svg:x="9.012cm" svg:y="6.948cm" svg:viewBox="0 0 249 249" draw:points="0,249 249,249 125,0 0,249">
          <text:p/>
        </draw:polyline>
        <draw:polygon draw:style-name="gr123" draw:text-style-name="P9" draw:layer="layout" svg:width="0.248cm" svg:height="0.248cm" svg:x="9.569cm" svg:y="6.923cm" svg:viewBox="0 0 249 249" draw:points="0,249 249,249 125,0">
          <text:p/>
        </draw:polygon>
        <draw:polyline draw:style-name="gr91" draw:text-style-name="P9" draw:layer="layout" svg:width="0.248cm" svg:height="0.248cm" svg:x="9.569cm" svg:y="6.923cm" svg:viewBox="0 0 249 249" draw:points="0,249 249,249 125,0 0,249">
          <text:p/>
        </draw:polyline>
        <draw:polygon draw:style-name="gr123" draw:text-style-name="P9" draw:layer="layout" svg:width="0.248cm" svg:height="0.248cm" svg:x="10.126cm" svg:y="6.942cm" svg:viewBox="0 0 249 249" draw:points="0,249 249,249 125,0">
          <text:p/>
        </draw:polygon>
        <draw:polyline draw:style-name="gr91" draw:text-style-name="P9" draw:layer="layout" svg:width="0.248cm" svg:height="0.248cm" svg:x="10.126cm" svg:y="6.942cm" svg:viewBox="0 0 249 249" draw:points="0,249 249,249 125,0 0,249">
          <text:p/>
        </draw:polyline>
        <draw:polygon draw:style-name="gr123" draw:text-style-name="P9" draw:layer="layout" svg:width="0.248cm" svg:height="0.248cm" svg:x="10.684cm" svg:y="6.87cm" svg:viewBox="0 0 249 249" draw:points="0,249 249,249 125,0">
          <text:p/>
        </draw:polygon>
        <draw:polyline draw:style-name="gr91" draw:text-style-name="P9" draw:layer="layout" svg:width="0.248cm" svg:height="0.248cm" svg:x="10.684cm" svg:y="6.87cm" svg:viewBox="0 0 249 249" draw:points="0,249 249,249 125,0 0,249">
          <text:p/>
        </draw:polyline>
        <draw:polygon draw:style-name="gr123" draw:text-style-name="P9" draw:layer="layout" svg:width="0.248cm" svg:height="0.248cm" svg:x="11.241cm" svg:y="6.917cm" svg:viewBox="0 0 249 249" draw:points="0,249 249,249 125,0">
          <text:p/>
        </draw:polygon>
        <draw:polyline draw:style-name="gr91" draw:text-style-name="P9" draw:layer="layout" svg:width="0.248cm" svg:height="0.248cm" svg:x="11.241cm" svg:y="6.917cm" svg:viewBox="0 0 249 249" draw:points="0,249 249,249 125,0 0,249">
          <text:p/>
        </draw:polyline>
        <draw:polygon draw:style-name="gr123" draw:text-style-name="P9" draw:layer="layout" svg:width="0.248cm" svg:height="0.248cm" svg:x="11.798cm" svg:y="6.899cm" svg:viewBox="0 0 249 249" draw:points="0,249 249,249 125,0">
          <text:p/>
        </draw:polygon>
        <draw:polyline draw:style-name="gr91" draw:text-style-name="P9" draw:layer="layout" svg:width="0.248cm" svg:height="0.248cm" svg:x="11.798cm" svg:y="6.899cm" svg:viewBox="0 0 249 249" draw:points="0,249 249,249 125,0 0,249">
          <text:p/>
        </draw:polyline>
        <draw:polygon draw:style-name="gr123" draw:text-style-name="P9" draw:layer="layout" svg:width="0.248cm" svg:height="0.248cm" svg:x="12.355cm" svg:y="6.859cm" svg:viewBox="0 0 249 249" draw:points="0,249 249,249 125,0">
          <text:p/>
        </draw:polygon>
        <draw:polyline draw:style-name="gr91" draw:text-style-name="P9" draw:layer="layout" svg:width="0.248cm" svg:height="0.248cm" svg:x="12.355cm" svg:y="6.859cm" svg:viewBox="0 0 249 249" draw:points="0,249 249,249 125,0 0,249">
          <text:p/>
        </draw:polyline>
        <draw:polygon draw:style-name="gr123" draw:text-style-name="P9" draw:layer="layout" svg:width="0.248cm" svg:height="0.248cm" svg:x="12.912cm" svg:y="6.935cm" svg:viewBox="0 0 249 249" draw:points="0,249 249,249 125,0">
          <text:p/>
        </draw:polygon>
        <draw:polyline draw:style-name="gr91" draw:text-style-name="P9" draw:layer="layout" svg:width="0.248cm" svg:height="0.248cm" svg:x="12.912cm" svg:y="6.935cm" svg:viewBox="0 0 249 249" draw:points="0,249 249,249 125,0 0,249">
          <text:p/>
        </draw:polyline>
        <draw:polygon draw:style-name="gr124" draw:text-style-name="P9" draw:layer="layout" svg:width="0.563cm" svg:height="0.136cm" svg:x="7.462cm" svg:y="6.614cm" svg:viewBox="0 0 564 137" draw:points="8,0 564,50 560,94 556,137 0,88 4,44">
          <text:p/>
        </draw:polygon>
        <draw:polygon draw:style-name="gr124" draw:text-style-name="P9" draw:layer="layout" svg:width="0.003cm" svg:height="0.043cm" svg:x="8.018cm" svg:y="6.707cm" svg:viewBox="0 0 4 44" draw:points="4,0 2,44 0,44">
          <text:p/>
        </draw:polygon>
        <draw:polygon draw:style-name="gr124" draw:text-style-name="P9" draw:layer="layout" svg:width="0.56cm" svg:height="0.11cm" svg:x="8.02cm" svg:y="6.664cm" svg:viewBox="0 0 561 111" draw:points="4,0 561,24 559,68 557,111 0,88 2,44">
          <text:p/>
        </draw:polygon>
        <draw:polygon draw:style-name="gr124" draw:text-style-name="P9" draw:layer="layout" svg:width="0.001cm" svg:height="0.043cm" svg:x="8.577cm" svg:y="6.731cm" svg:viewBox="0 0 2 44" draw:points="2,0 1,44 0,44">
          <text:p/>
        </draw:polygon>
        <draw:polygon draw:style-name="gr124" draw:text-style-name="P9" draw:layer="layout" svg:width="0.558cm" svg:height="0.094cm" svg:x="8.578cm" svg:y="6.687cm" svg:viewBox="0 0 559 95" draw:points="2,0 559,7 558,51 557,95 0,88 1,44">
          <text:p/>
        </draw:polygon>
        <draw:polygon draw:style-name="gr124" draw:text-style-name="P9" draw:layer="layout" svg:width="0.001cm" svg:height="0.043cm" svg:x="9.137cm" svg:y="6.694cm" svg:viewBox="0 0 2 44" draw:points="0,44 1,0 2,0">
          <text:p/>
        </draw:polygon>
        <draw:polygon draw:style-name="gr124" draw:text-style-name="P9" draw:layer="layout" svg:width="0.56cm" svg:height="0.107cm" svg:x="9.135cm" svg:y="6.694cm" svg:viewBox="0 0 561 108" draw:points="4,0 561,21 559,65 557,108 0,88 2,44">
          <text:p/>
        </draw:polygon>
        <draw:polygon draw:style-name="gr124" draw:text-style-name="P9" draw:layer="layout" svg:width="0.003cm" svg:height="0.043cm" svg:x="9.692cm" svg:y="6.759cm" svg:viewBox="0 0 4 44" draw:points="2,0 4,44 0,44">
          <text:p/>
        </draw:polygon>
        <draw:polygon draw:style-name="gr124" draw:text-style-name="P9" draw:layer="layout" svg:width="0.56cm" svg:height="0.107cm" svg:x="9.692cm" svg:y="6.694cm" svg:viewBox="0 0 561 108" draw:points="0,21 557,0 559,44 561,88 4,108 2,65">
          <text:p/>
        </draw:polygon>
        <draw:polygon draw:style-name="gr124" draw:text-style-name="P9" draw:layer="layout" svg:width="0.002cm" svg:height="0.043cm" svg:x="10.249cm" svg:y="6.694cm" svg:viewBox="0 0 3 44" draw:points="2,44 0,0 3,0">
          <text:p/>
        </draw:polygon>
        <draw:polygon draw:style-name="gr124" draw:text-style-name="P9" draw:layer="layout" svg:width="0.558cm" svg:height="0.104cm" svg:x="10.25cm" svg:y="6.694cm" svg:viewBox="0 0 559 105" draw:points="2,0 559,17 558,61 557,105 0,88 1,44">
          <text:p/>
        </draw:polygon>
        <draw:polygon draw:style-name="gr124" draw:text-style-name="P9" draw:layer="layout" svg:width="0.002cm" svg:height="0.043cm" svg:x="10.807cm" svg:y="6.755cm" svg:viewBox="0 0 3 44" draw:points="1,0 3,44 0,44">
          <text:p/>
        </draw:polygon>
        <draw:polygon draw:style-name="gr124" draw:text-style-name="P9" draw:layer="layout" svg:width="0.56cm" svg:height="0.107cm" svg:x="10.806cm" svg:y="6.69cm" svg:viewBox="0 0 561 108" draw:points="0,21 557,0 559,44 561,88 4,108 2,65">
          <text:p/>
        </draw:polygon>
        <draw:polygon draw:style-name="gr124" draw:text-style-name="P9" draw:layer="layout" svg:width="0.001cm" svg:height="0.043cm" svg:x="11.363cm" svg:y="6.69cm" svg:viewBox="0 0 2 44" draw:points="2,44 0,0 2,0">
          <text:p/>
        </draw:polygon>
        <draw:polygon draw:style-name="gr124" draw:text-style-name="P9" draw:layer="layout" svg:width="0.556cm" svg:height="0.089cm" svg:x="11.365cm" svg:y="6.69cm" svg:viewBox="0 0 557 90" draw:points="0,0 557,2 557,46 557,90 0,88 0,44">
          <text:p/>
        </draw:polygon>
        <draw:polygon draw:style-name="gr124" draw:text-style-name="P9" draw:layer="layout" svg:width="0.007cm" svg:height="0.043cm" svg:x="11.923cm" svg:y="6.692cm" svg:viewBox="0 0 8 44" draw:points="0,44 0,0 8,1 8,1">
          <text:p/>
        </draw:polygon>
        <draw:polygon draw:style-name="gr124" draw:text-style-name="P9" draw:layer="layout" svg:width="0.572cm" svg:height="0.188cm" svg:x="11.915cm" svg:y="6.693cm" svg:viewBox="0 0 573 189" draw:points="16,0 573,104 565,146 557,189 0,86 8,43">
          <text:p/>
        </draw:polygon>
        <draw:polygon draw:style-name="gr124" draw:text-style-name="P9" draw:layer="layout" svg:width="0.007cm" svg:height="0.043cm" svg:x="12.472cm" svg:y="6.84cm" svg:viewBox="0 0 8 44" draw:points="8,0 7,44 0,43">
          <text:p/>
        </draw:polygon>
        <draw:polygon draw:style-name="gr124" draw:text-style-name="P9" draw:layer="layout" svg:width="0.558cm" svg:height="0.097cm" svg:x="12.479cm" svg:y="6.796cm" svg:viewBox="0 0 559 98" draw:points="2,0 559,10 558,54 557,98 0,88 1,44">
          <text:p/>
        </draw:polygon>
        <draw:polygon draw:style-name="gr124" draw:text-style-name="P9" draw:layer="layout" svg:width="0.248cm" svg:height="0.248cm" svg:x="7.341cm" svg:y="6.533cm" svg:viewBox="0 0 249 249" draw:points="0,0 0,249 249,124">
          <text:p/>
        </draw:polygon>
        <draw:polyline draw:style-name="gr91" draw:text-style-name="P9" draw:layer="layout" svg:width="0.248cm" svg:height="0.248cm" svg:x="7.341cm" svg:y="6.533cm" svg:viewBox="0 0 249 249" draw:points="0,0 0,249 249,124 0,0">
          <text:p/>
        </draw:polyline>
        <draw:polygon draw:style-name="gr124" draw:text-style-name="P9" draw:layer="layout" svg:width="0.248cm" svg:height="0.248cm" svg:x="7.898cm" svg:y="6.583cm" svg:viewBox="0 0 249 249" draw:points="0,0 0,249 249,124">
          <text:p/>
        </draw:polygon>
        <draw:polyline draw:style-name="gr91" draw:text-style-name="P9" draw:layer="layout" svg:width="0.248cm" svg:height="0.248cm" svg:x="7.898cm" svg:y="6.583cm" svg:viewBox="0 0 249 249" draw:points="0,0 0,249 249,124 0,0">
          <text:p/>
        </draw:polyline>
        <draw:polygon draw:style-name="gr124" draw:text-style-name="P9" draw:layer="layout" svg:width="0.248cm" svg:height="0.248cm" svg:x="8.455cm" svg:y="6.607cm" svg:viewBox="0 0 249 249" draw:points="0,0 0,249 249,124">
          <text:p/>
        </draw:polygon>
        <draw:polyline draw:style-name="gr91" draw:text-style-name="P9" draw:layer="layout" svg:width="0.248cm" svg:height="0.248cm" svg:x="8.455cm" svg:y="6.607cm" svg:viewBox="0 0 249 249" draw:points="0,0 0,249 249,124 0,0">
          <text:p/>
        </draw:polyline>
        <draw:polygon draw:style-name="gr124" draw:text-style-name="P9" draw:layer="layout" svg:width="0.248cm" svg:height="0.248cm" svg:x="9.012cm" svg:y="6.614cm" svg:viewBox="0 0 249 249" draw:points="0,0 0,249 249,124">
          <text:p/>
        </draw:polygon>
        <draw:polyline draw:style-name="gr91" draw:text-style-name="P9" draw:layer="layout" svg:width="0.248cm" svg:height="0.248cm" svg:x="9.012cm" svg:y="6.614cm" svg:viewBox="0 0 249 249" draw:points="0,0 0,249 249,124 0,0">
          <text:p/>
        </draw:polyline>
        <draw:polygon draw:style-name="gr124" draw:text-style-name="P9" draw:layer="layout" svg:width="0.248cm" svg:height="0.248cm" svg:x="9.569cm" svg:y="6.635cm" svg:viewBox="0 0 249 249" draw:points="0,0 0,249 249,124">
          <text:p/>
        </draw:polygon>
        <draw:polyline draw:style-name="gr91" draw:text-style-name="P9" draw:layer="layout" svg:width="0.248cm" svg:height="0.248cm" svg:x="9.569cm" svg:y="6.635cm" svg:viewBox="0 0 249 249" draw:points="0,0 0,249 249,124 0,0">
          <text:p/>
        </draw:polyline>
        <draw:polygon draw:style-name="gr124" draw:text-style-name="P9" draw:layer="layout" svg:width="0.248cm" svg:height="0.248cm" svg:x="10.126cm" svg:y="6.614cm" svg:viewBox="0 0 249 249" draw:points="0,0 0,249 249,124">
          <text:p/>
        </draw:polygon>
        <draw:polyline draw:style-name="gr91" draw:text-style-name="P9" draw:layer="layout" svg:width="0.248cm" svg:height="0.248cm" svg:x="10.126cm" svg:y="6.614cm" svg:viewBox="0 0 249 249" draw:points="0,0 0,249 249,124 0,0">
          <text:p/>
        </draw:polyline>
        <draw:polygon draw:style-name="gr124" draw:text-style-name="P9" draw:layer="layout" svg:width="0.248cm" svg:height="0.248cm" svg:x="10.684cm" svg:y="6.631cm" svg:viewBox="0 0 249 249" draw:points="0,0 0,249 249,124">
          <text:p/>
        </draw:polygon>
        <draw:polyline draw:style-name="gr91" draw:text-style-name="P9" draw:layer="layout" svg:width="0.248cm" svg:height="0.248cm" svg:x="10.684cm" svg:y="6.631cm" svg:viewBox="0 0 249 249" draw:points="0,0 0,249 249,124 0,0">
          <text:p/>
        </draw:polyline>
        <draw:polygon draw:style-name="gr124" draw:text-style-name="P9" draw:layer="layout" svg:width="0.248cm" svg:height="0.248cm" svg:x="11.241cm" svg:y="6.61cm" svg:viewBox="0 0 249 249" draw:points="0,0 0,249 249,124">
          <text:p/>
        </draw:polygon>
        <draw:polyline draw:style-name="gr91" draw:text-style-name="P9" draw:layer="layout" svg:width="0.248cm" svg:height="0.248cm" svg:x="11.241cm" svg:y="6.61cm" svg:viewBox="0 0 249 249" draw:points="0,0 0,249 249,124 0,0">
          <text:p/>
        </draw:polyline>
        <draw:polygon draw:style-name="gr124" draw:text-style-name="P9" draw:layer="layout" svg:width="0.248cm" svg:height="0.248cm" svg:x="11.798cm" svg:y="6.612cm" svg:viewBox="0 0 249 249" draw:points="0,0 0,249 249,124">
          <text:p/>
        </draw:polygon>
        <draw:polyline draw:style-name="gr91" draw:text-style-name="P9" draw:layer="layout" svg:width="0.248cm" svg:height="0.248cm" svg:x="11.798cm" svg:y="6.612cm" svg:viewBox="0 0 249 249" draw:points="0,0 0,249 249,124 0,0">
          <text:p/>
        </draw:polyline>
        <draw:polygon draw:style-name="gr124" draw:text-style-name="P9" draw:layer="layout" svg:width="0.248cm" svg:height="0.248cm" svg:x="12.355cm" svg:y="6.715cm" svg:viewBox="0 0 249 249" draw:points="0,0 0,249 249,124">
          <text:p/>
        </draw:polygon>
        <draw:polyline draw:style-name="gr91" draw:text-style-name="P9" draw:layer="layout" svg:width="0.248cm" svg:height="0.248cm" svg:x="12.355cm" svg:y="6.715cm" svg:viewBox="0 0 249 249" draw:points="0,0 0,249 249,124 0,0">
          <text:p/>
        </draw:polyline>
        <draw:polygon draw:style-name="gr124" draw:text-style-name="P9" draw:layer="layout" svg:width="0.248cm" svg:height="0.248cm" svg:x="12.912cm" svg:y="6.725cm" svg:viewBox="0 0 249 249" draw:points="0,0 0,249 249,124">
          <text:p/>
        </draw:polygon>
        <draw:polyline draw:style-name="gr91" draw:text-style-name="P9" draw:layer="layout" svg:width="0.248cm" svg:height="0.248cm" svg:x="12.912cm" svg:y="6.725cm" svg:viewBox="0 0 249 249" draw:points="0,0 0,249 249,124 0,0">
          <text:p/>
        </draw:polyline>
        <draw:polygon draw:style-name="gr125" draw:text-style-name="P9" draw:layer="layout" svg:width="0.561cm" svg:height="0.13cm" svg:x="7.463cm" svg:y="6.587cm" svg:viewBox="0 0 562 131" draw:points="6,0 562,44 559,88 556,131 0,88 3,44">
          <text:p/>
        </draw:polygon>
        <draw:polygon draw:style-name="gr125" draw:text-style-name="P9" draw:layer="layout" svg:width="0.002cm" svg:height="0.043cm" svg:x="8.019cm" svg:y="6.675cm" svg:viewBox="0 0 3 44" draw:points="3,0 2,44 0,44">
          <text:p/>
        </draw:polygon>
        <draw:polygon draw:style-name="gr125" draw:text-style-name="P9" draw:layer="layout" svg:width="0.558cm" svg:height="0.095cm" svg:x="8.021cm" svg:y="6.631cm" svg:viewBox="0 0 559 96" draw:points="2,0 559,8 558,52 557,96 0,88 1,44">
          <text:p/>
        </draw:polygon>
        <draw:polygon draw:style-name="gr125" draw:text-style-name="P9" draw:layer="layout" svg:width="0.002cm" svg:height="0.043cm" svg:x="8.578cm" svg:y="6.683cm" svg:viewBox="0 0 3 44" draw:points="1,0 3,44 0,44">
          <text:p/>
        </draw:polygon>
        <draw:polygon draw:style-name="gr125" draw:text-style-name="P9" draw:layer="layout" svg:width="0.56cm" svg:height="0.11cm" svg:x="8.577cm" svg:y="6.615cm" svg:viewBox="0 0 561 111" draw:points="0,24 557,0 559,44 561,88 4,111 2,68">
          <text:p/>
        </draw:polygon>
        <draw:polygon draw:style-name="gr125" draw:text-style-name="P9" draw:layer="layout" svg:width="0.004cm" svg:height="0.043cm" svg:x="9.135cm" svg:y="6.615cm" svg:viewBox="0 0 5 44" draw:points="2,44 0,0 5,0">
          <text:p/>
        </draw:polygon>
        <draw:polygon draw:style-name="gr125" draw:text-style-name="P9" draw:layer="layout" svg:width="0.562cm" svg:height="0.128cm" svg:x="9.134cm" svg:y="6.615cm" svg:viewBox="0 0 563 129" draw:points="6,0 563,42 560,86 557,129 0,88 3,44">
          <text:p/>
        </draw:polygon>
        <draw:polygon draw:style-name="gr125" draw:text-style-name="P9" draw:layer="layout" svg:width="0.002cm" svg:height="0.043cm" svg:x="9.691cm" svg:y="6.7cm" svg:viewBox="0 0 3 44" draw:points="3,0 3,44 0,44">
          <text:p/>
        </draw:polygon>
        <draw:polygon draw:style-name="gr125" draw:text-style-name="P9" draw:layer="layout" svg:width="0.556cm" svg:height="0.091cm" svg:x="9.694cm" svg:y="6.653cm" svg:viewBox="0 0 557 92" draw:points="0,4 557,0 557,44 557,88 0,92 0,48">
          <text:p/>
        </draw:polygon>
        <draw:polygon draw:style-name="gr125" draw:text-style-name="P9" draw:layer="layout" svg:width="0.002cm" svg:height="0.043cm" svg:x="10.251cm" svg:y="6.653cm" svg:viewBox="0 0 3 44" draw:points="0,44 0,0 3,0">
          <text:p/>
        </draw:polygon>
        <draw:polygon draw:style-name="gr125" draw:text-style-name="P9" draw:layer="layout" svg:width="0.562cm" svg:height="0.123cm" svg:x="10.248cm" svg:y="6.653cm" svg:viewBox="0 0 563 124" draw:points="6,0 563,37 560,81 557,124 0,88 3,44">
          <text:p/>
        </draw:polygon>
        <draw:polygon draw:style-name="gr125" draw:text-style-name="P9" draw:layer="layout" svg:width="0.002cm" svg:height="0.043cm" svg:x="10.805cm" svg:y="6.733cm" svg:viewBox="0 0 3 44" draw:points="3,0 3,44 0,44">
          <text:p/>
        </draw:polygon>
        <draw:polygon draw:style-name="gr125" draw:text-style-name="P9" draw:layer="layout" svg:width="0.556cm" svg:height="0.088cm" svg:x="10.808cm" svg:y="6.688cm" svg:viewBox="0 0 557 89" draw:points="0,1 557,0 557,44 557,88 0,89 0,45">
          <text:p/>
        </draw:polygon>
        <draw:polygon draw:style-name="gr125" draw:text-style-name="P9" draw:layer="layout" svg:width="0cm" svg:height="0.043cm" svg:x="11.365cm" svg:y="6.732cm" svg:viewBox="0 0 0 44" draw:points="0,0 0,44 0,44">
          <text:p/>
        </draw:polygon>
        <draw:polygon draw:style-name="gr125" draw:text-style-name="P9" draw:layer="layout" svg:width="0.556cm" svg:height="0.093cm" svg:x="11.365cm" svg:y="6.683cm" svg:viewBox="0 0 557 94" draw:points="0,6 557,0 557,44 557,88 0,94 0,50">
          <text:p/>
        </draw:polygon>
        <draw:polygon draw:style-name="gr125" draw:text-style-name="P9" draw:layer="layout" svg:width="0.002cm" svg:height="0.043cm" svg:x="11.923cm" svg:y="6.683cm" svg:viewBox="0 0 3 44" draw:points="0,44 0,0 3,0">
          <text:p/>
        </draw:polygon>
        <draw:polygon draw:style-name="gr125" draw:text-style-name="P9" draw:layer="layout" svg:width="0.562cm" svg:height="0.118cm" svg:x="11.92cm" svg:y="6.683cm" svg:viewBox="0 0 563 119" draw:points="6,0 563,32 560,76 557,119 0,88 3,44">
          <text:p/>
        </draw:polygon>
        <draw:polygon draw:style-name="gr125" draw:text-style-name="P9" draw:layer="layout" svg:width="0.002cm" svg:height="0.043cm" svg:x="12.477cm" svg:y="6.758cm" svg:viewBox="0 0 3 44" draw:points="3,0 3,44 0,44">
          <text:p/>
        </draw:polygon>
        <draw:polygon draw:style-name="gr125" draw:text-style-name="P9" draw:layer="layout" svg:width="0.556cm" svg:height="0.087cm" svg:x="12.48cm" svg:y="6.714cm" svg:viewBox="0 0 557 88" draw:points="0,0 557,0 557,44 557,88 0,88 0,44">
          <text:p/>
        </draw:polygon>
        <draw:polygon draw:style-name="gr125" draw:text-style-name="P9" draw:layer="layout" svg:width="0.248cm" svg:height="0.248cm" svg:x="7.341cm" svg:y="6.506cm" svg:viewBox="0 0 249 249" draw:points="0,124 249,249 249,0">
          <text:p/>
        </draw:polygon>
        <draw:polyline draw:style-name="gr91" draw:text-style-name="P9" draw:layer="layout" svg:width="0.248cm" svg:height="0.248cm" svg:x="7.341cm" svg:y="6.506cm" svg:viewBox="0 0 249 249" draw:points="0,124 249,249 249,0 0,124">
          <text:p/>
        </draw:polyline>
        <draw:polygon draw:style-name="gr125" draw:text-style-name="P9" draw:layer="layout" svg:width="0.248cm" svg:height="0.248cm" svg:x="7.898cm" svg:y="6.55cm" svg:viewBox="0 0 249 249" draw:points="0,124 249,249 249,0">
          <text:p/>
        </draw:polygon>
        <draw:polyline draw:style-name="gr91" draw:text-style-name="P9" draw:layer="layout" svg:width="0.248cm" svg:height="0.248cm" svg:x="7.898cm" svg:y="6.55cm" svg:viewBox="0 0 249 249" draw:points="0,124 249,249 249,0 0,124">
          <text:p/>
        </draw:polyline>
        <draw:polygon draw:style-name="gr125" draw:text-style-name="P9" draw:layer="layout" svg:width="0.248cm" svg:height="0.248cm" svg:x="8.455cm" svg:y="6.558cm" svg:viewBox="0 0 249 249" draw:points="0,124 249,249 249,0">
          <text:p/>
        </draw:polygon>
        <draw:polyline draw:style-name="gr91" draw:text-style-name="P9" draw:layer="layout" svg:width="0.248cm" svg:height="0.248cm" svg:x="8.455cm" svg:y="6.558cm" svg:viewBox="0 0 249 249" draw:points="0,124 249,249 249,0 0,124">
          <text:p/>
        </draw:polyline>
        <draw:polygon draw:style-name="gr125" draw:text-style-name="P9" draw:layer="layout" svg:width="0.248cm" svg:height="0.248cm" svg:x="9.012cm" svg:y="6.534cm" svg:viewBox="0 0 249 249" draw:points="0,124 249,249 249,0">
          <text:p/>
        </draw:polygon>
        <draw:polyline draw:style-name="gr91" draw:text-style-name="P9" draw:layer="layout" svg:width="0.248cm" svg:height="0.248cm" svg:x="9.012cm" svg:y="6.534cm" svg:viewBox="0 0 249 249" draw:points="0,124 249,249 249,0 0,124">
          <text:p/>
        </draw:polyline>
        <draw:polygon draw:style-name="gr125" draw:text-style-name="P9" draw:layer="layout" svg:width="0.248cm" svg:height="0.248cm" svg:x="9.569cm" svg:y="6.576cm" svg:viewBox="0 0 249 249" draw:points="0,124 249,249 249,0">
          <text:p/>
        </draw:polygon>
        <draw:polyline draw:style-name="gr91" draw:text-style-name="P9" draw:layer="layout" svg:width="0.248cm" svg:height="0.248cm" svg:x="9.569cm" svg:y="6.576cm" svg:viewBox="0 0 249 249" draw:points="0,124 249,249 249,0 0,124">
          <text:p/>
        </draw:polyline>
        <draw:polygon draw:style-name="gr125" draw:text-style-name="P9" draw:layer="layout" svg:width="0.248cm" svg:height="0.248cm" svg:x="10.126cm" svg:y="6.572cm" svg:viewBox="0 0 249 249" draw:points="0,124 249,249 249,0">
          <text:p/>
        </draw:polygon>
        <draw:polyline draw:style-name="gr91" draw:text-style-name="P9" draw:layer="layout" svg:width="0.248cm" svg:height="0.248cm" svg:x="10.126cm" svg:y="6.572cm" svg:viewBox="0 0 249 249" draw:points="0,124 249,249 249,0 0,124">
          <text:p/>
        </draw:polyline>
        <draw:polygon draw:style-name="gr125" draw:text-style-name="P9" draw:layer="layout" svg:width="0.248cm" svg:height="0.248cm" svg:x="10.684cm" svg:y="6.609cm" svg:viewBox="0 0 249 249" draw:points="0,124 249,249 249,0">
          <text:p/>
        </draw:polygon>
        <draw:polyline draw:style-name="gr91" draw:text-style-name="P9" draw:layer="layout" svg:width="0.248cm" svg:height="0.248cm" svg:x="10.684cm" svg:y="6.609cm" svg:viewBox="0 0 249 249" draw:points="0,124 249,249 249,0 0,124">
          <text:p/>
        </draw:polyline>
        <draw:polygon draw:style-name="gr125" draw:text-style-name="P9" draw:layer="layout" svg:width="0.248cm" svg:height="0.248cm" svg:x="11.241cm" svg:y="6.608cm" svg:viewBox="0 0 249 249" draw:points="0,124 249,249 249,0">
          <text:p/>
        </draw:polygon>
        <draw:polyline draw:style-name="gr91" draw:text-style-name="P9" draw:layer="layout" svg:width="0.248cm" svg:height="0.248cm" svg:x="11.241cm" svg:y="6.608cm" svg:viewBox="0 0 249 249" draw:points="0,124 249,249 249,0 0,124">
          <text:p/>
        </draw:polyline>
        <draw:polygon draw:style-name="gr125" draw:text-style-name="P9" draw:layer="layout" svg:width="0.248cm" svg:height="0.248cm" svg:x="11.798cm" svg:y="6.602cm" svg:viewBox="0 0 249 249" draw:points="0,124 249,249 249,0">
          <text:p/>
        </draw:polygon>
        <draw:polyline draw:style-name="gr91" draw:text-style-name="P9" draw:layer="layout" svg:width="0.248cm" svg:height="0.248cm" svg:x="11.798cm" svg:y="6.602cm" svg:viewBox="0 0 249 249" draw:points="0,124 249,249 249,0 0,124">
          <text:p/>
        </draw:polyline>
        <draw:polygon draw:style-name="gr125" draw:text-style-name="P9" draw:layer="layout" svg:width="0.248cm" svg:height="0.248cm" svg:x="12.355cm" svg:y="6.634cm" svg:viewBox="0 0 249 249" draw:points="0,124 249,249 249,0">
          <text:p/>
        </draw:polygon>
        <draw:polyline draw:style-name="gr91" draw:text-style-name="P9" draw:layer="layout" svg:width="0.248cm" svg:height="0.248cm" svg:x="12.355cm" svg:y="6.634cm" svg:viewBox="0 0 249 249" draw:points="0,124 249,249 249,0 0,124">
          <text:p/>
        </draw:polyline>
        <draw:polygon draw:style-name="gr125" draw:text-style-name="P9" draw:layer="layout" svg:width="0.248cm" svg:height="0.248cm" svg:x="12.912cm" svg:y="6.634cm" svg:viewBox="0 0 249 249" draw:points="0,124 249,249 249,0">
          <text:p/>
        </draw:polygon>
        <draw:polyline draw:style-name="gr91" draw:text-style-name="P9" draw:layer="layout" svg:width="0.248cm" svg:height="0.248cm" svg:x="12.912cm" svg:y="6.634cm" svg:viewBox="0 0 249 249" draw:points="0,124 249,249 249,0 0,124">
          <text:p/>
        </draw:polyline>
        <draw:polygon draw:style-name="gr92" draw:text-style-name="P9" draw:layer="layout" svg:width="0.315cm" svg:height="0.087cm" svg:x="13.428cm" svg:y="5.124cm" svg:viewBox="0 0 316 88" draw:points="0,0 316,0 316,88 0,88">
          <text:p/>
        </draw:polygon>
        <draw:polygon draw:style-name="gr92" draw:text-style-name="P9" draw:layer="layout" svg:width="0.157cm" svg:height="0.157cm" svg:x="13.506cm" svg:y="5.088cm" svg:viewBox="0 0 158 158" draw:points="0,0 0,158 158,158 158,0">
          <text:p/>
        </draw:polygon>
        <draw:polyline draw:style-name="gr91" draw:text-style-name="P9" draw:layer="layout" svg:width="0.157cm" svg:height="0.157cm" svg:x="13.506cm" svg:y="5.088cm" svg:viewBox="0 0 158 158" draw:points="0,0 0,158 158,158 158,0 0,0">
          <text:p/>
        </draw:polyline>
        <draw:polygon draw:style-name="gr93" draw:text-style-name="P9" draw:layer="layout" svg:width="0.315cm" svg:height="0.087cm" svg:x="13.428cm" svg:y="5.549cm" svg:viewBox="0 0 316 88" draw:points="0,0 316,0 316,88 0,88">
          <text:p/>
        </draw:polygon>
        <draw:polygon draw:style-name="gr93" draw:text-style-name="P9" draw:layer="layout" svg:width="0.157cm" svg:height="0.157cm" svg:x="13.506cm" svg:y="5.513cm" svg:viewBox="0 0 158 158" draw:points="0,80 80,158 158,80 80,0">
          <text:p/>
        </draw:polygon>
        <draw:polyline draw:style-name="gr91" draw:text-style-name="P9" draw:layer="layout" svg:width="0.157cm" svg:height="0.157cm" svg:x="13.506cm" svg:y="5.513cm" svg:viewBox="0 0 158 158" draw:points="0,80 80,158 158,80 80,0 0,80">
          <text:p/>
        </draw:polyline>
        <draw:polygon draw:style-name="gr104" draw:text-style-name="P9" draw:layer="layout" svg:width="0.315cm" svg:height="0.087cm" svg:x="13.428cm" svg:y="6.342cm" svg:viewBox="0 0 316 88" draw:points="0,0 316,0 316,88 0,88">
          <text:p/>
        </draw:polygon>
        <draw:polygon draw:style-name="gr104" draw:text-style-name="P9" draw:layer="layout" svg:width="0.157cm" svg:height="0.157cm" svg:x="13.506cm" svg:y="6.306cm" svg:viewBox="0 0 158 158" draw:points="0,0 80,158 158,0">
          <text:p/>
        </draw:polygon>
        <draw:polyline draw:style-name="gr91" draw:text-style-name="P9" draw:layer="layout" svg:width="0.157cm" svg:height="0.157cm" svg:x="13.506cm" svg:y="6.306cm" svg:viewBox="0 0 158 158" draw:points="0,0 80,158 158,0 0,0">
          <text:p/>
        </draw:polyline>
        <draw:polygon draw:style-name="gr123" draw:text-style-name="P9" draw:layer="layout" svg:width="0.315cm" svg:height="0.087cm" svg:x="13.428cm" svg:y="7.135cm" svg:viewBox="0 0 316 88" draw:points="0,0 316,0 316,88 0,88">
          <text:p/>
        </draw:polygon>
        <draw:polygon draw:style-name="gr123" draw:text-style-name="P9" draw:layer="layout" svg:width="0.157cm" svg:height="0.157cm" svg:x="13.506cm" svg:y="7.1cm" svg:viewBox="0 0 158 158" draw:points="0,158 158,158 80,0">
          <text:p/>
        </draw:polygon>
        <draw:polyline draw:style-name="gr91" draw:text-style-name="P9" draw:layer="layout" svg:width="0.157cm" svg:height="0.157cm" svg:x="13.506cm" svg:y="7.1cm" svg:viewBox="0 0 158 158" draw:points="0,158 158,158 80,0 0,158">
          <text:p/>
        </draw:polyline>
        <draw:polygon draw:style-name="gr124" draw:text-style-name="P9" draw:layer="layout" svg:width="0.315cm" svg:height="0.087cm" svg:x="13.428cm" svg:y="7.56cm" svg:viewBox="0 0 316 88" draw:points="0,0 316,0 316,88 0,88">
          <text:p/>
        </draw:polygon>
        <draw:polygon draw:style-name="gr124" draw:text-style-name="P9" draw:layer="layout" svg:width="0.157cm" svg:height="0.157cm" svg:x="13.506cm" svg:y="7.525cm" svg:viewBox="0 0 158 158" draw:points="0,0 0,158 158,80">
          <text:p/>
        </draw:polygon>
        <draw:polyline draw:style-name="gr91" draw:text-style-name="P9" draw:layer="layout" svg:width="0.157cm" svg:height="0.157cm" svg:x="13.506cm" svg:y="7.525cm" svg:viewBox="0 0 158 158" draw:points="0,0 0,158 158,80 0,0">
          <text:p/>
        </draw:polyline>
        <draw:polygon draw:style-name="gr125" draw:text-style-name="P9" draw:layer="layout" svg:width="0.315cm" svg:height="0.087cm" svg:x="13.428cm" svg:y="7.985cm" svg:viewBox="0 0 316 88" draw:points="0,0 316,0 316,88 0,88">
          <text:p/>
        </draw:polygon>
        <draw:polygon draw:style-name="gr125" draw:text-style-name="P9" draw:layer="layout" svg:width="0.157cm" svg:height="0.157cm" svg:x="13.506cm" svg:y="7.95cm" svg:viewBox="0 0 158 158" draw:points="0,80 158,158 158,0">
          <text:p/>
        </draw:polygon>
        <draw:polyline draw:style-name="gr91" draw:text-style-name="P9" draw:layer="layout" svg:width="0.157cm" svg:height="0.157cm" svg:x="13.506cm" svg:y="7.95cm" svg:viewBox="0 0 158 158" draw:points="0,80 158,158 158,0 0,80">
          <text:p/>
        </draw:polyline>
        <draw:frame draw:style-name="gr126" draw:text-style-name="P20" draw:layer="layout" svg:width="2.09cm" svg:height="0.569cm" svg:x="13.803cm" svg:y="5.065cm">
          <draw:text-box>
            <text:p><text:span text:style-name="T13">Randomized</text:span></text:p>
          </draw:text-box>
        </draw:frame>
        <draw:frame draw:style-name="gr107" draw:text-style-name="P20" draw:layer="layout" svg:width="2.297cm" svg:height="0.569cm" svg:x="13.803cm" svg:y="5.487cm">
          <draw:text-box>
            <text:p><text:span text:style-name="T13">Einfache Heur</text:span></text:p>
          </draw:text-box>
        </draw:frame>
        <draw:frame draw:style-name="gr89" draw:text-style-name="P20" draw:layer="layout" svg:width="0.595cm" svg:height="0.569cm" svg:x="15.597cm" svg:y="5.487cm">
          <draw:text-box>
            <text:p><text:span text:style-name="T13">-</text:span></text:p>
          </draw:text-box>
        </draw:frame>
        <draw:frame draw:style-name="gr89" draw:text-style-name="P20" draw:layer="layout" svg:width="0.997cm" svg:height="0.569cm" svg:x="13.803cm" svg:y="5.855cm">
          <draw:text-box>
            <text:p><text:span text:style-name="T13">istik</text:span></text:p>
          </draw:text-box>
        </draw:frame>
        <draw:frame draw:style-name="gr108" draw:text-style-name="P20" draw:layer="layout" svg:width="1.954cm" svg:height="0.569cm" svg:x="13.803cm" svg:y="6.279cm">
          <draw:text-box>
            <text:p><text:span text:style-name="T13">Intelligente </text:span></text:p>
          </draw:text-box>
        </draw:frame>
        <draw:frame draw:style-name="gr109" draw:text-style-name="P20" draw:layer="layout" svg:width="1.607cm" svg:height="0.569cm" svg:x="13.803cm" svg:y="6.647cm">
          <draw:text-box>
            <text:p><text:span text:style-name="T13">Heuristik</text:span></text:p>
          </draw:text-box>
        </draw:frame>
        <draw:frame draw:style-name="gr127" draw:text-style-name="P20" draw:layer="layout" svg:width="1.814cm" svg:height="0.569cm" svg:x="13.803cm" svg:y="7.07cm">
          <draw:text-box>
            <text:p><text:span text:style-name="T13">XCS (500)</text:span></text:p>
          </draw:text-box>
        </draw:frame>
        <draw:frame draw:style-name="gr94" draw:text-style-name="P20" draw:layer="layout" svg:width="2.005cm" svg:height="0.569cm" svg:x="13.803cm" svg:y="7.493cm">
          <draw:text-box>
            <text:p><text:span text:style-name="T13">SXCS (500)</text:span></text:p>
          </draw:text-box>
        </draw:frame>
        <draw:frame draw:style-name="gr95" draw:text-style-name="P20" draw:layer="layout" svg:width="2.161cm" svg:height="0.569cm" svg:x="13.803cm" svg:y="7.916cm">
          <draw:text-box>
            <text:p><text:span text:style-name="T13">SXCS (2000)</text:span></text:p>
          </draw:text-box>
        </draw:frame>
        <draw:frame draw:style-name="gr128" draw:text-style-name="P21" draw:layer="layout" svg:width="4.287cm" svg:height="0.603cm" svg:x="7.989cm" svg:y="9.518cm">
          <draw:text-box>
            <text:p><text:span text:style-name="T14">Geschwindigkeit Zielobjekt</text:span></text:p>
          </draw:text-box>
        </draw:frame>
        <draw:frame draw:style-name="gr97" draw:text-style-name="P21" draw:layer="layout" svg:width="1.603cm" svg:height="0.603cm" draw:transform="rotate (1.5707963267946) translate (6.461cm 6.593cm)">
          <draw:text-box>
            <text:p><text:span text:style-name="T14">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83"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29" draw:text-style-name="P9" draw:layer="layout" svg:width="1.27cm" svg:height="1.27cm" svg:x="4.762cm" svg:y="2.222cm">
          <text:p text:style-name="P9">2</text:p>
        </draw:rect>
        <draw:rect draw:style-name="gr129" draw:text-style-name="P9" draw:layer="layout" svg:width="1.271cm" svg:height="1.27cm" svg:x="6.031cm" svg:y="2.222cm">
          <text:p text:style-name="P9">3</text:p>
        </draw:rect>
        <draw:rect draw:style-name="gr130" draw:text-style-name="P9" draw:layer="layout" svg:width="1.27cm" svg:height="1.27cm" svg:x="7.302cm" svg:y="2.222cm">
          <text:p/>
        </draw:rect>
        <draw:rect draw:style-name="gr129" draw:text-style-name="P9" draw:layer="layout" svg:width="1.27cm" svg:height="1.27cm" svg:x="4.762cm" svg:y="3.492cm">
          <text:p text:style-name="P9">1</text:p>
        </draw:rect>
        <draw:rect draw:style-name="gr131" draw:text-style-name="P9" draw:layer="layout" svg:width="1.27cm" svg:height="1.27cm" svg:x="6.032cm" svg:y="3.492cm">
          <text:p/>
        </draw:rect>
        <draw:rect draw:style-name="gr130" draw:text-style-name="P9" draw:layer="layout" svg:width="1.27cm" svg:height="1.27cm" svg:x="4.762cm" svg:y="4.762cm">
          <text:p/>
        </draw:rect>
        <draw:rect draw:style-name="gr131" draw:text-style-name="P9" draw:layer="layout" svg:width="1.27cm" svg:height="1.27cm" svg:x="6.032cm" svg:y="4.762cm">
          <text:p/>
        </draw:rect>
        <draw:rect draw:style-name="gr131"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2"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30" draw:text-style-name="P9" draw:layer="layout" svg:width="0.648cm" svg:height="0.614cm" svg:x="5.291cm" svg:y="7.936cm">
          <text:p/>
        </draw:rect>
        <draw:rect draw:style-name="gr130" draw:text-style-name="P9" draw:layer="layout" svg:width="0.648cm" svg:height="0.613cm" svg:x="5.291cm" svg:y="8.55cm">
          <text:p/>
        </draw:rect>
        <draw:rect draw:style-name="gr131"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5.291cm" svg:y="9.163cm">
          <text:p text:style-name="P9"/>
          <text:p text:style-name="P9"/>
          <text:p text:style-name="P9"/>
          <text:p text:style-name="P9">b)</text:p>
        </draw:rect>
        <draw:rect draw:style-name="gr129" draw:text-style-name="P9" draw:layer="layout" svg:width="0.648cm" svg:height="0.613cm" svg:x="9.5cm" svg:y="8.55cm">
          <text:p text:style-name="P9">2</text:p>
        </draw:rect>
        <draw:rect draw:style-name="gr130" draw:text-style-name="P9" draw:layer="layout" svg:width="0.648cm" svg:height="0.613cm" svg:x="10.147cm" svg:y="8.55cm">
          <text:p/>
        </draw:rect>
        <draw:rect draw:style-name="gr129"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9.824cm" svg:y1="9.009cm" svg:x2="9.824cm" svg:y2="9.469cm">
          <text:p/>
        </draw:line>
        <draw:rect draw:style-name="gr130" draw:text-style-name="P9" draw:layer="layout" svg:width="0.648cm" svg:height="0.614cm" svg:x="3.187cm" svg:y="7.936cm">
          <text:p/>
        </draw:rect>
        <draw:rect draw:style-name="gr130" draw:text-style-name="P9" draw:layer="layout" svg:width="0.648cm" svg:height="0.613cm" svg:x="3.187cm" svg:y="8.55cm">
          <text:p/>
        </draw:rect>
        <draw:rect draw:style-name="gr131"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29" draw:text-style-name="P9" draw:layer="layout" svg:width="0.648cm" svg:height="0.613cm" svg:x="3.187cm" svg:y="9.163cm">
          <text:p text:style-name="P9"/>
          <text:p text:style-name="P9"/>
          <text:p text:style-name="P9"/>
          <text:p text:style-name="P9">a)</text:p>
        </draw:rect>
        <draw:line draw:style-name="gr133" draw:text-style-name="P9" draw:layer="layout" svg:x1="3.511cm" svg:y1="9.009cm" svg:x2="3.511cm" svg:y2="9.623cm">
          <text:p/>
        </draw:line>
        <draw:line draw:style-name="gr133" draw:text-style-name="P9" draw:layer="layout" svg:x1="5.615cm" svg:y1="8.857cm" svg:x2="5.616cm" svg:y2="8.243cm">
          <text:p/>
        </draw:line>
        <draw:rect draw:style-name="gr129" draw:text-style-name="P9" draw:layer="layout" svg:width="0.648cm" svg:height="0.613cm" svg:x="7.396cm" svg:y="8.55cm">
          <text:p text:style-name="P9">2</text:p>
        </draw:rect>
        <draw:rect draw:style-name="gr130" draw:text-style-name="P9" draw:layer="layout" svg:width="0.648cm" svg:height="0.613cm" svg:x="8.043cm" svg:y="8.55cm">
          <text:p/>
        </draw:rect>
        <draw:rect draw:style-name="gr129"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7.881cm" svg:y1="8.856cm" svg:x2="8.366cm" svg:y2="8.856cm">
          <text:p/>
        </draw:line>
        <draw:rect draw:style-name="gr130" draw:text-style-name="P9" draw:layer="layout" svg:width="0.647cm" svg:height="0.613cm" svg:x="10.987cm" svg:y="8.55cm">
          <text:p/>
        </draw:rect>
        <draw:rect draw:style-name="gr129" draw:text-style-name="P9" draw:layer="layout" svg:width="0.648cm" svg:height="0.613cm" svg:x="11.634cm" svg:y="8.55cm">
          <text:p text:style-name="P9">3</text:p>
        </draw:rect>
        <draw:rect draw:style-name="gr130" draw:text-style-name="P9" draw:layer="layout" svg:width="0.647cm" svg:height="0.613cm" svg:x="12.282cm" svg:y="8.55cm">
          <text:p/>
        </draw:rect>
        <draw:rect draw:style-name="gr131" draw:text-style-name="P9" draw:layer="layout" svg:width="0.648cm" svg:height="0.613cm" svg:x="11.634cm" svg:y="9.163cm">
          <text:p/>
        </draw:rect>
        <draw:custom-shape draw:style-name="gr13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31" draw:text-style-name="P9" draw:layer="layout" svg:width="1.27cm" svg:height="1.27cm" svg:x="3.492cm" svg:y="4.762cm">
          <text:p/>
        </draw:rect>
        <draw:rect draw:style-name="gr131" draw:text-style-name="P9" draw:layer="layout" svg:width="1.27cm" svg:height="1.27cm" svg:x="3.492cm" svg:y="3.492cm">
          <text:p/>
        </draw:rect>
        <draw:rect draw:style-name="gr131" draw:text-style-name="P9" draw:layer="layout" svg:width="1.27cm" svg:height="1.27cm" svg:x="3.492cm" svg:y="2.222cm">
          <text:p/>
        </draw:rect>
        <draw:rect draw:style-name="gr131" draw:text-style-name="P9" draw:layer="layout" svg:width="1.27cm" svg:height="1.27cm" svg:x="4.762cm" svg:y="0.952cm">
          <text:p/>
        </draw:rect>
        <draw:rect draw:style-name="gr131" draw:text-style-name="P9" draw:layer="layout" svg:width="1.27cm" svg:height="1.27cm" svg:x="6.032cm" svg:y="0.952cm">
          <text:p/>
        </draw:rect>
        <draw:rect draw:style-name="gr131" draw:text-style-name="P9" draw:layer="layout" svg:width="0.647cm" svg:height="0.613cm" svg:x="2.54cm" svg:y="8.549cm">
          <text:p/>
        </draw:rect>
        <draw:rect draw:style-name="gr131" draw:text-style-name="P9" draw:layer="layout" svg:width="0.647cm" svg:height="0.613cm" svg:x="4.645cm" svg:y="8.549cm">
          <text:p/>
        </draw:rect>
        <draw:rect draw:style-name="gr131" draw:text-style-name="P9" draw:layer="layout" svg:width="0.647cm" svg:height="0.613cm" svg:x="6.749cm" svg:y="8.549cm">
          <text:p/>
        </draw:rect>
        <draw:rect draw:style-name="gr131" draw:text-style-name="P9" draw:layer="layout" svg:width="0.648cm" svg:height="0.613cm" svg:x="7.396cm" svg:y="7.936cm">
          <text:p/>
        </draw:rect>
        <draw:rect draw:style-name="gr131" draw:text-style-name="P9" draw:layer="layout" svg:width="0.647cm" svg:height="0.613cm" svg:x="8.853cm" svg:y="8.55cm">
          <text:p/>
        </draw:rect>
        <draw:rect draw:style-name="gr131" draw:text-style-name="P9" draw:layer="layout" svg:width="0.648cm" svg:height="0.614cm" svg:x="9.5cm" svg:y="7.936cm">
          <text:p/>
        </draw:rect>
        <draw:rect draw:style-name="gr131" draw:text-style-name="P9" draw:layer="layout" svg:width="0.648cm" svg:height="0.613cm" svg:x="11.634cm" svg:y="7.937cm">
          <text:p/>
        </draw:rect>
        <draw:rect draw:style-name="gr130" draw:text-style-name="P9" draw:layer="layout" svg:width="0.648cm" svg:height="0.613cm" svg:x="13.253cm" svg:y="8.55cm">
          <text:p/>
        </draw:rect>
        <draw:rect draw:style-name="gr129" draw:text-style-name="P9" draw:layer="layout" svg:width="0.648cm" svg:height="0.613cm" svg:x="13.9cm" svg:y="8.55cm">
          <text:p text:style-name="P9">3</text:p>
        </draw:rect>
        <draw:rect draw:style-name="gr130" draw:text-style-name="P9" draw:layer="layout" svg:width="0.648cm" svg:height="0.613cm" svg:x="14.548cm" svg:y="8.55cm">
          <text:p/>
        </draw:rect>
        <draw:rect draw:style-name="gr131" draw:text-style-name="P9" draw:layer="layout" svg:width="0.647cm" svg:height="0.613cm" svg:x="13.901cm" svg:y="9.163cm">
          <text:p/>
        </draw:rect>
        <draw:custom-shape draw:style-name="gr13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7cm" svg:height="0.613cm" svg:x="13.901cm" svg:y="7.937cm">
          <text:p/>
        </draw:rect>
        <draw:line draw:style-name="gr44" draw:text-style-name="P9" draw:layer="layout" svg:x1="14.062cm" svg:y1="8.856cm" svg:x2="13.577cm" svg:y2="8.856cm">
          <text:p/>
        </draw:line>
        <draw:rect draw:style-name="gr130" draw:text-style-name="P9" draw:layer="layout" svg:width="0.647cm" svg:height="0.613cm" svg:x="10.988cm" svg:y="8.55cm">
          <text:p/>
        </draw:rect>
        <draw:rect draw:style-name="gr129" draw:text-style-name="P9" draw:layer="layout" svg:width="0.648cm" svg:height="0.613cm" svg:x="11.634cm" svg:y="8.55cm">
          <text:p text:style-name="P9">3</text:p>
        </draw:rect>
        <draw:rect draw:style-name="gr130" draw:text-style-name="P9" draw:layer="layout" svg:width="0.648cm" svg:height="0.613cm" svg:x="12.282cm" svg:y="8.55cm">
          <text:p/>
        </draw:rect>
        <draw:rect draw:style-name="gr134" draw:text-style-name="P9" draw:layer="layout" svg:width="0.647cm" svg:height="0.613cm" svg:x="11.635cm" svg:y="9.163cm">
          <text:p text:style-name="P9"/>
          <text:p text:style-name="P9"/>
          <text:p text:style-name="P9"/>
          <text:p text:style-name="P9">e)</text:p>
        </draw:rect>
        <draw:custom-shape draw:style-name="gr13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2.121cm" svg:y1="8.856cm" svg:x2="12.606cm" svg:y2="8.856cm">
          <text:p/>
        </draw:line>
        <draw:rect draw:style-name="gr131" draw:text-style-name="P9" draw:layer="layout" svg:width="0.647cm" svg:height="0.613cm" svg:x="11.635cm" svg:y="7.937cm">
          <text:p/>
        </draw:rect>
        <draw:rect draw:style-name="gr130" draw:text-style-name="P9" draw:layer="layout" svg:width="0.647cm" svg:height="0.613cm" svg:x="13.254cm" svg:y="8.55cm">
          <text:p/>
        </draw:rect>
        <draw:rect draw:style-name="gr129" draw:text-style-name="P9" draw:layer="layout" svg:width="0.648cm" svg:height="0.613cm" svg:x="13.901cm" svg:y="8.55cm">
          <text:p text:style-name="P9">3</text:p>
        </draw:rect>
        <draw:rect draw:style-name="gr130" draw:text-style-name="P9" draw:layer="layout" svg:width="0.647cm" svg:height="0.613cm" svg:x="14.549cm" svg:y="8.55cm">
          <text:p/>
        </draw:rect>
        <draw:rect draw:style-name="gr134" draw:text-style-name="P9" draw:layer="layout" svg:width="0.648cm" svg:height="0.613cm" svg:x="13.901cm" svg:y="9.163cm">
          <text:p text:style-name="P9"/>
          <text:p text:style-name="P9"/>
          <text:p text:style-name="P9"/>
          <text:p text:style-name="P9">f)</text:p>
        </draw:rect>
        <draw:custom-shape draw:style-name="gr13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31" draw:text-style-name="P9" draw:layer="layout" svg:width="0.648cm" svg:height="0.613cm" svg:x="13.901cm" svg:y="7.937cm">
          <text:p/>
        </draw:rect>
        <draw:line draw:style-name="gr133" draw:text-style-name="P9" draw:layer="layout" svg:x1="14.062cm" svg:y1="8.856cm" svg:x2="13.577cm" svg:y2="8.856cm">
          <text:p/>
        </draw:line>
        <draw:rect draw:style-name="gr130" draw:text-style-name="P9" draw:layer="layout" svg:width="0.647cm" svg:height="0.613cm" svg:x="16.167cm" svg:y="7.937cm">
          <text:p/>
        </draw:rect>
        <draw:rect draw:style-name="gr130" draw:text-style-name="P9" draw:layer="layout" svg:width="0.647cm" svg:height="0.613cm" svg:x="16.167cm" svg:y="8.55cm">
          <text:p/>
        </draw:rect>
        <draw:rect draw:style-name="gr131"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3" draw:text-style-name="P9" draw:layer="layout" svg:x1="16.491cm" svg:y1="8.857cm" svg:x2="16.492cm" svg:y2="8.243cm">
          <text:p/>
        </draw:line>
        <draw:rect draw:style-name="gr131" draw:text-style-name="P9" draw:layer="layout" svg:width="0.647cm" svg:height="0.613cm" svg:x="15.52cm" svg:y="8.549cm">
          <text:p/>
        </draw:rect>
        <draw:rect draw:style-name="gr134" draw:text-style-name="P9" draw:layer="layout" svg:width="0.647cm" svg:height="0.613cm" svg:x="16.167cm" svg:y="9.163cm">
          <text:p text:style-name="P9"/>
          <text:p text:style-name="P9"/>
          <text:p text:style-name="P9"/>
          <text:p text:style-name="P9">g)</text:p>
        </draw:rect>
        <draw:custom-shape draw:style-name="gr135"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5">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85" draw:text-style-name="P9" draw:layer="layout" svg:width="15.207cm" svg:height="6.977cm" svg:x="4.159cm" svg:y="4.127cm" svg:viewBox="0 0 15208 6978" draw:points="0,0 15208,0 15208,6978 0,6978">
          <text:p/>
        </draw:polygon>
        <draw:polyline draw:style-name="gr86" draw:text-style-name="P9" draw:layer="layout" svg:width="9.554cm" svg:height="5.221cm" svg:x="5.731cm" svg:y="4.451cm" svg:viewBox="0 0 9555 5222" draw:points="4778,5222 0,5222 0,0 9555,0 9555,5222 4778,5222">
          <text:p/>
        </draw:polyline>
        <draw:line draw:style-name="gr86" draw:text-style-name="P9" draw:layer="layout" svg:x1="15.286cm" svg:y1="9.673cm" svg:x2="5.731cm" svg:y2="9.673cm">
          <text:p/>
        </draw:line>
        <draw:line draw:style-name="gr86" draw:text-style-name="P9" draw:layer="layout" svg:x1="15.286cm" svg:y1="8.926cm" svg:x2="5.731cm" svg:y2="8.926cm">
          <text:p/>
        </draw:line>
        <draw:line draw:style-name="gr86" draw:text-style-name="P9" draw:layer="layout" svg:x1="15.286cm" svg:y1="8.18cm" svg:x2="5.731cm" svg:y2="8.18cm">
          <text:p/>
        </draw:line>
        <draw:line draw:style-name="gr86" draw:text-style-name="P9" draw:layer="layout" svg:x1="15.286cm" svg:y1="7.434cm" svg:x2="5.731cm" svg:y2="7.434cm">
          <text:p/>
        </draw:line>
        <draw:line draw:style-name="gr86" draw:text-style-name="P9" draw:layer="layout" svg:x1="15.286cm" svg:y1="6.688cm" svg:x2="5.731cm" svg:y2="6.688cm">
          <text:p/>
        </draw:line>
        <draw:line draw:style-name="gr86" draw:text-style-name="P9" draw:layer="layout" svg:x1="15.286cm" svg:y1="5.942cm" svg:x2="5.731cm" svg:y2="5.942cm">
          <text:p/>
        </draw:line>
        <draw:line draw:style-name="gr86" draw:text-style-name="P9" draw:layer="layout" svg:x1="15.286cm" svg:y1="5.196cm" svg:x2="5.731cm" svg:y2="5.196cm">
          <text:p/>
        </draw:line>
        <draw:line draw:style-name="gr86" draw:text-style-name="P9" draw:layer="layout" svg:x1="15.286cm" svg:y1="4.45cm" svg:x2="5.731cm" svg:y2="4.45cm">
          <text:p/>
        </draw:line>
        <draw:frame draw:style-name="gr89" draw:text-style-name="P20" draw:layer="layout" svg:width="0.659cm" svg:height="0.569cm" svg:x="5.656cm" svg:y="9.968cm">
          <draw:text-box>
            <text:p><text:span text:style-name="T13">0</text:span></text:p>
          </draw:text-box>
        </draw:frame>
        <draw:frame draw:style-name="gr89" draw:text-style-name="P20" draw:layer="layout" svg:width="0.896cm" svg:height="0.569cm" svg:x="6.016cm" svg:y="9.968cm">
          <draw:text-box>
            <text:p><text:span text:style-name="T13">0.1</text:span></text:p>
          </draw:text-box>
        </draw:frame>
        <draw:frame draw:style-name="gr89" draw:text-style-name="P20" draw:layer="layout" svg:width="0.896cm" svg:height="0.569cm" svg:x="6.487cm" svg:y="9.968cm">
          <draw:text-box>
            <text:p><text:span text:style-name="T13">0.2</text:span></text:p>
          </draw:text-box>
        </draw:frame>
        <draw:frame draw:style-name="gr89" draw:text-style-name="P20" draw:layer="layout" svg:width="0.896cm" svg:height="0.569cm" svg:x="6.959cm" svg:y="9.968cm">
          <draw:text-box>
            <text:p><text:span text:style-name="T13">0.3</text:span></text:p>
          </draw:text-box>
        </draw:frame>
        <draw:frame draw:style-name="gr89" draw:text-style-name="P20" draw:layer="layout" svg:width="0.896cm" svg:height="0.569cm" svg:x="7.458cm" svg:y="9.968cm">
          <draw:text-box>
            <text:p><text:span text:style-name="T13">0.4</text:span></text:p>
          </draw:text-box>
        </draw:frame>
        <draw:frame draw:style-name="gr89" draw:text-style-name="P20" draw:layer="layout" svg:width="0.896cm" svg:height="0.569cm" svg:x="7.929cm" svg:y="9.968cm">
          <draw:text-box>
            <text:p><text:span text:style-name="T13">0.5</text:span></text:p>
          </draw:text-box>
        </draw:frame>
        <draw:frame draw:style-name="gr89" draw:text-style-name="P20" draw:layer="layout" svg:width="0.896cm" svg:height="0.569cm" svg:x="8.4cm" svg:y="9.968cm">
          <draw:text-box>
            <text:p><text:span text:style-name="T13">0.6</text:span></text:p>
          </draw:text-box>
        </draw:frame>
        <draw:frame draw:style-name="gr89" draw:text-style-name="P20" draw:layer="layout" svg:width="0.896cm" svg:height="0.569cm" svg:x="8.871cm" svg:y="9.968cm">
          <draw:text-box>
            <text:p><text:span text:style-name="T13">0.7</text:span></text:p>
          </draw:text-box>
        </draw:frame>
        <draw:frame draw:style-name="gr89" draw:text-style-name="P20" draw:layer="layout" svg:width="0.896cm" svg:height="0.569cm" svg:x="9.342cm" svg:y="9.968cm">
          <draw:text-box>
            <text:p><text:span text:style-name="T13">0.8</text:span></text:p>
          </draw:text-box>
        </draw:frame>
        <draw:frame draw:style-name="gr89" draw:text-style-name="P20" draw:layer="layout" svg:width="0.896cm" svg:height="0.569cm" svg:x="9.841cm" svg:y="9.968cm">
          <draw:text-box>
            <text:p><text:span text:style-name="T13">0.9</text:span></text:p>
          </draw:text-box>
        </draw:frame>
        <draw:frame draw:style-name="gr89" draw:text-style-name="P20" draw:layer="layout" svg:width="0.659cm" svg:height="0.569cm" svg:x="10.423cm" svg:y="9.968cm">
          <draw:text-box>
            <text:p><text:span text:style-name="T13">1</text:span></text:p>
          </draw:text-box>
        </draw:frame>
        <draw:frame draw:style-name="gr89" draw:text-style-name="P20" draw:layer="layout" svg:width="0.896cm" svg:height="0.569cm" svg:x="10.784cm" svg:y="9.968cm">
          <draw:text-box>
            <text:p><text:span text:style-name="T13">1.1</text:span></text:p>
          </draw:text-box>
        </draw:frame>
        <draw:frame draw:style-name="gr89" draw:text-style-name="P20" draw:layer="layout" svg:width="0.896cm" svg:height="0.569cm" svg:x="11.255cm" svg:y="9.968cm">
          <draw:text-box>
            <text:p><text:span text:style-name="T13">1.2</text:span></text:p>
          </draw:text-box>
        </draw:frame>
        <draw:frame draw:style-name="gr89" draw:text-style-name="P20" draw:layer="layout" svg:width="0.896cm" svg:height="0.569cm" svg:x="11.754cm" svg:y="9.968cm">
          <draw:text-box>
            <text:p><text:span text:style-name="T13">1.3</text:span></text:p>
          </draw:text-box>
        </draw:frame>
        <draw:frame draw:style-name="gr89" draw:text-style-name="P20" draw:layer="layout" svg:width="0.896cm" svg:height="0.569cm" svg:x="12.225cm" svg:y="9.968cm">
          <draw:text-box>
            <text:p><text:span text:style-name="T13">1.4</text:span></text:p>
          </draw:text-box>
        </draw:frame>
        <draw:frame draw:style-name="gr89" draw:text-style-name="P20" draw:layer="layout" svg:width="0.896cm" svg:height="0.569cm" svg:x="12.697cm" svg:y="9.968cm">
          <draw:text-box>
            <text:p><text:span text:style-name="T13">1.5</text:span></text:p>
          </draw:text-box>
        </draw:frame>
        <draw:frame draw:style-name="gr89" draw:text-style-name="P20" draw:layer="layout" svg:width="0.896cm" svg:height="0.569cm" svg:x="13.167cm" svg:y="9.968cm">
          <draw:text-box>
            <text:p><text:span text:style-name="T13">1.6</text:span></text:p>
          </draw:text-box>
        </draw:frame>
        <draw:frame draw:style-name="gr89" draw:text-style-name="P20" draw:layer="layout" svg:width="0.896cm" svg:height="0.569cm" svg:x="13.666cm" svg:y="9.968cm">
          <draw:text-box>
            <text:p><text:span text:style-name="T13">1.7</text:span></text:p>
          </draw:text-box>
        </draw:frame>
        <draw:frame draw:style-name="gr89" draw:text-style-name="P20" draw:layer="layout" svg:width="0.896cm" svg:height="0.569cm" svg:x="14.137cm" svg:y="9.968cm">
          <draw:text-box>
            <text:p><text:span text:style-name="T13">1.8</text:span></text:p>
          </draw:text-box>
        </draw:frame>
        <draw:frame draw:style-name="gr89" draw:text-style-name="P20" draw:layer="layout" svg:width="0.896cm" svg:height="0.569cm" svg:x="14.608cm" svg:y="9.968cm">
          <draw:text-box>
            <text:p><text:span text:style-name="T13">1.9</text:span></text:p>
          </draw:text-box>
        </draw:frame>
        <draw:frame draw:style-name="gr89" draw:text-style-name="P20" draw:layer="layout" svg:width="0.659cm" svg:height="0.569cm" svg:x="15.218cm" svg:y="9.968cm">
          <draw:text-box>
            <text:p><text:span text:style-name="T13">2</text:span></text:p>
          </draw:text-box>
        </draw:frame>
        <draw:line draw:style-name="gr86" draw:text-style-name="P9" draw:layer="layout" svg:x1="5.731cm" svg:y1="9.822cm" svg:x2="5.731cm" svg:y2="9.673cm">
          <text:p/>
        </draw:line>
        <draw:line draw:style-name="gr86" draw:text-style-name="P9" draw:layer="layout" svg:x1="6.208cm" svg:y1="9.822cm" svg:x2="6.208cm" svg:y2="9.673cm">
          <text:p/>
        </draw:line>
        <draw:line draw:style-name="gr86" draw:text-style-name="P9" draw:layer="layout" svg:x1="6.686cm" svg:y1="9.822cm" svg:x2="6.686cm" svg:y2="9.673cm">
          <text:p/>
        </draw:line>
        <draw:line draw:style-name="gr86" draw:text-style-name="P9" draw:layer="layout" svg:x1="7.163cm" svg:y1="9.822cm" svg:x2="7.163cm" svg:y2="9.673cm">
          <text:p/>
        </draw:line>
        <draw:line draw:style-name="gr86" draw:text-style-name="P9" draw:layer="layout" svg:x1="7.641cm" svg:y1="9.822cm" svg:x2="7.641cm" svg:y2="9.673cm">
          <text:p/>
        </draw:line>
        <draw:line draw:style-name="gr86" draw:text-style-name="P9" draw:layer="layout" svg:x1="8.119cm" svg:y1="9.822cm" svg:x2="8.119cm" svg:y2="9.673cm">
          <text:p/>
        </draw:line>
        <draw:line draw:style-name="gr86" draw:text-style-name="P9" draw:layer="layout" svg:x1="8.596cm" svg:y1="9.822cm" svg:x2="8.596cm" svg:y2="9.673cm">
          <text:p/>
        </draw:line>
        <draw:line draw:style-name="gr86" draw:text-style-name="P9" draw:layer="layout" svg:x1="9.074cm" svg:y1="9.822cm" svg:x2="9.074cm" svg:y2="9.673cm">
          <text:p/>
        </draw:line>
        <draw:line draw:style-name="gr86" draw:text-style-name="P9" draw:layer="layout" svg:x1="9.552cm" svg:y1="9.822cm" svg:x2="9.552cm" svg:y2="9.673cm">
          <text:p/>
        </draw:line>
        <draw:line draw:style-name="gr86" draw:text-style-name="P9" draw:layer="layout" svg:x1="10.03cm" svg:y1="9.822cm" svg:x2="10.03cm" svg:y2="9.673cm">
          <text:p/>
        </draw:line>
        <draw:line draw:style-name="gr86" draw:text-style-name="P9" draw:layer="layout" svg:x1="10.508cm" svg:y1="9.822cm" svg:x2="10.508cm" svg:y2="9.673cm">
          <text:p/>
        </draw:line>
        <draw:line draw:style-name="gr86" draw:text-style-name="P9" draw:layer="layout" svg:x1="10.985cm" svg:y1="9.822cm" svg:x2="10.985cm" svg:y2="9.673cm">
          <text:p/>
        </draw:line>
        <draw:line draw:style-name="gr86" draw:text-style-name="P9" draw:layer="layout" svg:x1="11.463cm" svg:y1="9.822cm" svg:x2="11.463cm" svg:y2="9.673cm">
          <text:p/>
        </draw:line>
        <draw:line draw:style-name="gr86" draw:text-style-name="P9" draw:layer="layout" svg:x1="11.941cm" svg:y1="9.822cm" svg:x2="11.941cm" svg:y2="9.673cm">
          <text:p/>
        </draw:line>
        <draw:line draw:style-name="gr86" draw:text-style-name="P9" draw:layer="layout" svg:x1="12.419cm" svg:y1="9.822cm" svg:x2="12.419cm" svg:y2="9.673cm">
          <text:p/>
        </draw:line>
        <draw:line draw:style-name="gr86" draw:text-style-name="P9" draw:layer="layout" svg:x1="12.897cm" svg:y1="9.822cm" svg:x2="12.897cm" svg:y2="9.673cm">
          <text:p/>
        </draw:line>
        <draw:line draw:style-name="gr86" draw:text-style-name="P9" draw:layer="layout" svg:x1="13.374cm" svg:y1="9.822cm" svg:x2="13.374cm" svg:y2="9.673cm">
          <text:p/>
        </draw:line>
        <draw:line draw:style-name="gr86" draw:text-style-name="P9" draw:layer="layout" svg:x1="13.852cm" svg:y1="9.822cm" svg:x2="13.852cm" svg:y2="9.673cm">
          <text:p/>
        </draw:line>
        <draw:line draw:style-name="gr86" draw:text-style-name="P9" draw:layer="layout" svg:x1="14.33cm" svg:y1="9.822cm" svg:x2="14.33cm" svg:y2="9.673cm">
          <text:p/>
        </draw:line>
        <draw:line draw:style-name="gr86" draw:text-style-name="P9" draw:layer="layout" svg:x1="14.808cm" svg:y1="9.822cm" svg:x2="14.808cm" svg:y2="9.673cm">
          <text:p/>
        </draw:line>
        <draw:polyline draw:style-name="gr86" draw:text-style-name="P9" draw:layer="layout" svg:width="0.148cm" svg:height="9.555cm" draw:transform="rotate (1.5707963267946) translate (5.73059693576932cm 9.82218954992755cm)" svg:viewBox="0 0 149 9556" draw:points="0,21017 149,21017 149,11461">
          <text:p/>
        </draw:polyline>
        <draw:frame draw:style-name="gr89" draw:text-style-name="P20" draw:layer="layout" svg:width="0.815cm" svg:height="0.569cm" svg:x="5.157cm" svg:y="9.52cm">
          <draw:text-box>
            <text:p><text:span text:style-name="T13">26</text:span></text:p>
          </draw:text-box>
        </draw:frame>
        <draw:frame draw:style-name="gr89" draw:text-style-name="P20" draw:layer="layout" svg:width="0.815cm" svg:height="0.569cm" svg:x="5.157cm" svg:y="8.781cm">
          <draw:text-box>
            <text:p><text:span text:style-name="T13">27</text:span></text:p>
          </draw:text-box>
        </draw:frame>
        <draw:frame draw:style-name="gr89" draw:text-style-name="P20" draw:layer="layout" svg:width="0.815cm" svg:height="0.569cm" svg:x="5.157cm" svg:y="8.042cm">
          <draw:text-box>
            <text:p><text:span text:style-name="T13">28</text:span></text:p>
          </draw:text-box>
        </draw:frame>
        <draw:frame draw:style-name="gr89" draw:text-style-name="P20" draw:layer="layout" svg:width="0.815cm" svg:height="0.569cm" svg:x="5.157cm" svg:y="7.277cm">
          <draw:text-box>
            <text:p><text:span text:style-name="T13">29</text:span></text:p>
          </draw:text-box>
        </draw:frame>
        <draw:frame draw:style-name="gr89" draw:text-style-name="P20" draw:layer="layout" svg:width="0.815cm" svg:height="0.569cm" svg:x="5.157cm" svg:y="6.537cm">
          <draw:text-box>
            <text:p><text:span text:style-name="T13">30</text:span></text:p>
          </draw:text-box>
        </draw:frame>
        <draw:frame draw:style-name="gr89" draw:text-style-name="P20" draw:layer="layout" svg:width="0.815cm" svg:height="0.569cm" svg:x="5.157cm" svg:y="5.799cm">
          <draw:text-box>
            <text:p><text:span text:style-name="T13">31</text:span></text:p>
          </draw:text-box>
        </draw:frame>
        <draw:frame draw:style-name="gr89" draw:text-style-name="P20" draw:layer="layout" svg:width="0.815cm" svg:height="0.569cm" svg:x="5.157cm" svg:y="5.06cm">
          <draw:text-box>
            <text:p><text:span text:style-name="T13">32</text:span></text:p>
          </draw:text-box>
        </draw:frame>
        <draw:frame draw:style-name="gr89" draw:text-style-name="P20" draw:layer="layout" svg:width="0.815cm" svg:height="0.569cm" svg:x="5.157cm" svg:y="4.295cm">
          <draw:text-box>
            <text:p><text:span text:style-name="T13">33</text:span></text:p>
          </draw:text-box>
        </draw:frame>
        <draw:line draw:style-name="gr86" draw:text-style-name="P9" draw:layer="layout" svg:x1="5.581cm" svg:y1="9.673cm" svg:x2="5.731cm" svg:y2="9.673cm">
          <text:p/>
        </draw:line>
        <draw:line draw:style-name="gr86" draw:text-style-name="P9" draw:layer="layout" svg:x1="5.581cm" svg:y1="8.926cm" svg:x2="5.731cm" svg:y2="8.926cm">
          <text:p/>
        </draw:line>
        <draw:line draw:style-name="gr86" draw:text-style-name="P9" draw:layer="layout" svg:x1="5.581cm" svg:y1="8.18cm" svg:x2="5.731cm" svg:y2="8.18cm">
          <text:p/>
        </draw:line>
        <draw:line draw:style-name="gr86" draw:text-style-name="P9" draw:layer="layout" svg:x1="5.581cm" svg:y1="7.434cm" svg:x2="5.731cm" svg:y2="7.434cm">
          <text:p/>
        </draw:line>
        <draw:line draw:style-name="gr86" draw:text-style-name="P9" draw:layer="layout" svg:x1="5.581cm" svg:y1="6.688cm" svg:x2="5.731cm" svg:y2="6.688cm">
          <text:p/>
        </draw:line>
        <draw:line draw:style-name="gr86" draw:text-style-name="P9" draw:layer="layout" svg:x1="5.581cm" svg:y1="5.942cm" svg:x2="5.731cm" svg:y2="5.942cm">
          <text:p/>
        </draw:line>
        <draw:line draw:style-name="gr86" draw:text-style-name="P9" draw:layer="layout" svg:x1="5.581cm" svg:y1="5.196cm" svg:x2="5.731cm" svg:y2="5.196cm">
          <text:p/>
        </draw:line>
        <draw:polyline draw:style-name="gr86" draw:text-style-name="P9" draw:layer="layout" svg:width="0.149cm" svg:height="5.221cm" svg:x="5.581cm" svg:y="4.45cm" svg:viewBox="0 0 150 5222" draw:points="0,0 150,0 150,5222">
          <text:p/>
        </draw:polyline>
        <draw:polygon draw:style-name="gr90" draw:text-style-name="P9" draw:layer="layout" svg:width="0.562cm" svg:height="1.954cm" svg:x="5.688cm" svg:y="4.707cm" svg:viewBox="0 0 563 1955" draw:points="86,0 563,1933 520,1944 477,1955 0,22 43,11">
          <text:p/>
        </draw:polygon>
        <draw:polygon draw:style-name="gr90" draw:text-style-name="P9" draw:layer="layout" svg:width="0.042cm" svg:height="0.043cm" svg:x="6.165cm" svg:y="6.651cm" svg:viewBox="0 0 43 44" draw:points="43,0 39,44 31,42 24,40 18,36 12,31 7,25 3,18 0,11 0,11">
          <text:p/>
        </draw:polygon>
        <draw:polygon draw:style-name="gr90" draw:text-style-name="P9" draw:layer="layout" svg:width="0.485cm" svg:height="0.131cm" svg:x="6.204cm" svg:y="6.607cm" svg:viewBox="0 0 486 132" draw:points="8,0 486,45 482,89 478,132 0,88 4,44">
          <text:p/>
        </draw:polygon>
        <draw:polygon draw:style-name="gr90" draw:text-style-name="P9" draw:layer="layout" svg:width="0.008cm" svg:height="0.043cm" svg:x="6.682cm" svg:y="6.696cm" svg:viewBox="0 0 9 44" draw:points="4,0 9,44 1,44 0,44">
          <text:p/>
        </draw:polygon>
        <draw:polygon draw:style-name="gr90" draw:text-style-name="P9" draw:layer="layout" svg:width="0.487cm" svg:height="0.139cm" svg:x="6.681cm" svg:y="6.599cm" svg:viewBox="0 0 488 140" draw:points="0,53 478,0 483,44 488,88 10,140 5,97">
          <text:p/>
        </draw:polygon>
        <draw:polygon draw:style-name="gr90" draw:text-style-name="P9" draw:layer="layout" svg:width="0.04cm" svg:height="0.043cm" svg:x="7.159cm" svg:y="6.599cm" svg:viewBox="0 0 41 44" draw:points="5,44 0,0 8,0 15,1 23,4 29,7 35,12 40,18 41,19">
          <text:p/>
        </draw:polygon>
        <draw:polygon draw:style-name="gr90" draw:text-style-name="P9" draw:layer="layout" svg:width="0.549cm" svg:height="0.742cm" svg:x="7.128cm" svg:y="6.618cm" svg:viewBox="0 0 550 743" draw:points="72,0 550,694 514,719 478,743 0,50 36,25">
          <text:p/>
        </draw:polygon>
        <draw:polygon draw:style-name="gr90" draw:text-style-name="P9" draw:layer="layout" svg:width="0.046cm" svg:height="0.043cm" svg:x="7.606cm" svg:y="7.337cm" svg:viewBox="0 0 47 44" draw:points="36,0 47,43 39,44 31,44 24,42 17,40 10,36 4,31 0,25">
          <text:p/>
        </draw:polygon>
        <draw:polygon draw:style-name="gr90" draw:text-style-name="P9" draw:layer="layout" svg:width="0.499cm" svg:height="0.204cm" svg:x="7.63cm" svg:y="7.175cm" svg:viewBox="0 0 500 205" draw:points="0,119 478,0 489,43 500,86 22,205 11,162">
          <text:p/>
        </draw:polygon>
        <draw:polygon draw:style-name="gr90" draw:text-style-name="P9" draw:layer="layout" svg:width="0.01cm" svg:height="0.042cm" svg:x="8.119cm" svg:y="7.217cm" svg:viewBox="0 0 11 43" draw:points="0,0 11,43 11,43">
          <text:p/>
        </draw:polygon>
        <draw:polygon draw:style-name="gr90" draw:text-style-name="P9" draw:layer="layout" svg:width="0.498cm" svg:height="0.204cm" svg:x="8.108cm" svg:y="7.055cm" svg:viewBox="0 0 499 205" draw:points="0,119 477,0 488,43 499,86 22,205 11,162">
          <text:p/>
        </draw:polygon>
        <draw:polygon draw:style-name="gr90" draw:text-style-name="P9" draw:layer="layout" svg:width="0.045cm" svg:height="0.043cm" svg:x="8.585cm" svg:y="7.054cm" svg:viewBox="0 0 46 44" draw:points="11,44 0,1 8,0 16,0 23,2 30,4 37,8 43,13 46,17">
          <text:p/>
        </draw:polygon>
        <draw:polygon draw:style-name="gr90" draw:text-style-name="P9" draw:layer="layout" svg:width="0.547cm" svg:height="0.673cm" svg:x="8.561cm" svg:y="7.071cm" svg:viewBox="0 0 548 674" draw:points="70,0 548,620 513,647 478,674 0,54 35,27">
          <text:p/>
        </draw:polygon>
        <draw:polygon draw:style-name="gr90" draw:text-style-name="P9" draw:layer="layout" svg:width="0.068cm" svg:height="0.043cm" svg:x="9.039cm" svg:y="7.718cm" svg:viewBox="0 0 69 44" draw:points="35,0 69,28 64,33 58,38 51,41 43,43 36,44 28,43 21,42 14,39 7,34 2,29 0,27">
          <text:p/>
        </draw:polygon>
        <draw:polygon draw:style-name="gr90" draw:text-style-name="P9" draw:layer="layout" svg:width="0.545cm" svg:height="0.645cm" svg:x="9.04cm" svg:y="7.1cm" svg:viewBox="0 0 546 646" draw:points="0,590 478,0 512,28 546,56 68,646 34,618">
          <text:p/>
        </draw:polygon>
        <draw:polygon draw:style-name="gr90" draw:text-style-name="P9" draw:layer="layout" svg:width="0.038cm" svg:height="0.043cm" svg:x="9.518cm" svg:y="7.084cm" svg:viewBox="0 0 39 44" draw:points="34,44 0,16 5,11 11,6 18,3 26,1 33,0 39,0">
          <text:p/>
        </draw:polygon>
        <draw:polygon draw:style-name="gr90" draw:text-style-name="P9" draw:layer="layout" svg:width="0.487cm" svg:height="0.146cm" svg:x="9.547cm" svg:y="7.084cm" svg:viewBox="0 0 488 147" draw:points="10,0 488,60 483,104 478,147 0,88 5,44">
          <text:p/>
        </draw:polygon>
        <draw:polygon draw:style-name="gr90" draw:text-style-name="P9" draw:layer="layout" svg:width="0.017cm" svg:height="0.043cm" svg:x="10.03cm" svg:y="7.144cm" svg:viewBox="0 0 18 44" draw:points="0,44 5,0 13,2 18,4">
          <text:p/>
        </draw:polygon>
        <draw:polygon draw:style-name="gr90" draw:text-style-name="P9" draw:layer="layout" svg:width="0.513cm" svg:height="0.288cm" svg:x="10.012cm" svg:y="7.148cm" svg:viewBox="0 0 514 289" draw:points="36,0 514,209 496,249 478,289 0,80 18,40">
          <text:p/>
        </draw:polygon>
        <draw:polygon draw:style-name="gr90" draw:text-style-name="P9" draw:layer="layout" svg:width="0.023cm" svg:height="0.039cm" svg:x="10.508cm" svg:y="7.357cm" svg:viewBox="0 0 24 40" draw:points="0,40 18,0 24,3">
          <text:p/>
        </draw:polygon>
        <draw:polygon draw:style-name="gr90" draw:text-style-name="P9" draw:layer="layout" svg:width="0.524cm" svg:height="0.386cm" svg:x="10.484cm" svg:y="7.36cm" svg:viewBox="0 0 525 387" draw:points="48,0 525,314 501,350 477,387 0,74 24,37">
          <text:p/>
        </draw:polygon>
        <draw:polygon draw:style-name="gr90" draw:text-style-name="P9" draw:layer="layout" svg:width="0.06cm" svg:height="0.043cm" svg:x="10.961cm" svg:y="7.71cm" svg:viewBox="0 0 61 44" draw:points="24,0 61,24 57,30 51,35 44,39 37,42 30,44 22,44 15,43 7,41 0,37 0,37">
          <text:p/>
        </draw:polygon>
        <draw:polygon draw:style-name="gr90" draw:text-style-name="P9" draw:layer="layout" svg:width="0.551cm" svg:height="0.8cm" svg:x="10.948cm" svg:y="6.933cm" svg:viewBox="0 0 552 801" draw:points="0,753 478,0 515,24 552,48 74,801 37,777">
          <text:p/>
        </draw:polygon>
        <draw:polygon draw:style-name="gr90" draw:text-style-name="P9" draw:layer="layout" svg:width="0.061cm" svg:height="0.043cm" svg:x="11.426cm" svg:y="6.913cm" svg:viewBox="0 0 62 44" draw:points="37,44 0,20 4,14 10,9 17,5 24,2 31,0 39,0 46,1 54,3 61,7 62,8">
          <text:p/>
        </draw:polygon>
        <draw:polygon draw:style-name="gr90" draw:text-style-name="P9" draw:layer="layout" svg:width="0.527cm" svg:height="0.406cm" svg:x="11.438cm" svg:y="6.921cm" svg:viewBox="0 0 528 407" draw:points="50,0 528,335 503,371 478,407 0,72 25,36">
          <text:p/>
        </draw:polygon>
        <draw:polygon draw:style-name="gr90" draw:text-style-name="P9" draw:layer="layout" svg:width="0.056cm" svg:height="0.043cm" svg:x="11.916cm" svg:y="7.292cm" svg:viewBox="0 0 57 44" draw:points="25,0 57,30 51,35 45,39 37,42 30,44 22,44 15,43 7,40 1,37 0,36">
          <text:p/>
        </draw:polygon>
        <draw:polygon draw:style-name="gr90" draw:text-style-name="P9" draw:layer="layout" svg:width="0.541cm" svg:height="0.558cm" svg:x="11.909cm" svg:y="6.763cm" svg:viewBox="0 0 542 559" draw:points="0,500 478,0 510,30 542,60 64,559 32,530">
          <text:p/>
        </draw:polygon>
        <draw:polygon draw:style-name="gr90" draw:text-style-name="P9" draw:layer="layout" svg:width="0.031cm" svg:height="0.034cm" svg:x="12.387cm" svg:y="6.758cm" svg:viewBox="0 0 32 35" draw:points="32,35 0,5 5,0">
          <text:p/>
        </draw:polygon>
        <draw:polygon draw:style-name="gr90" draw:text-style-name="P9" draw:layer="layout" svg:width="0.531cm" svg:height="0.434cm" svg:x="12.392cm" svg:y="6.392cm" svg:viewBox="0 0 532 435" draw:points="0,365 478,0 505,35 532,70 54,435 27,400">
          <text:p/>
        </draw:polygon>
        <draw:polygon draw:style-name="gr90" draw:text-style-name="P9" draw:layer="layout" svg:width="0.048cm" svg:height="0.043cm" svg:x="12.87cm" svg:y="6.383cm" svg:viewBox="0 0 49 44" draw:points="27,44 0,9 7,5 14,2 21,0 29,0 37,1 44,3 49,6">
          <text:p/>
        </draw:polygon>
        <draw:polygon draw:style-name="gr90" draw:text-style-name="P9" draw:layer="layout" svg:width="0.52cm" svg:height="0.343cm" svg:x="12.875cm" svg:y="6.389cm" svg:viewBox="0 0 521 344" draw:points="44,0 521,269 499,307 477,344 0,76 22,38">
          <text:p/>
        </draw:polygon>
        <draw:polygon draw:style-name="gr90" draw:text-style-name="P9" draw:layer="layout" svg:width="0.021cm" svg:height="0.043cm" svg:x="13.352cm" svg:y="6.696cm" svg:viewBox="0 0 22 44" draw:points="22,0 21,44 14,43 6,41 0,38">
          <text:p/>
        </draw:polygon>
        <draw:polygon draw:style-name="gr90" draw:text-style-name="P9" draw:layer="layout" svg:width="0.479cm" svg:height="0.094cm" svg:x="13.373cm" svg:y="6.652cm" svg:viewBox="0 0 480 95" draw:points="2,0 480,7 479,51 478,95 0,88 1,44">
          <text:p/>
        </draw:polygon>
        <draw:polygon draw:style-name="gr90" draw:text-style-name="P9" draw:layer="layout" svg:width="0.025cm" svg:height="0.043cm" svg:x="13.852cm" svg:y="6.659cm" svg:viewBox="0 0 26 44" draw:points="0,44 1,0 8,1 16,3 23,6 26,9">
          <text:p/>
        </draw:polygon>
        <draw:polygon draw:style-name="gr90" draw:text-style-name="P9" draw:layer="layout" svg:width="0.529cm" svg:height="0.427cm" svg:x="13.826cm" svg:y="6.668cm" svg:viewBox="0 0 530 428" draw:points="52,0 530,358 504,393 478,428 0,70 26,35">
          <text:p/>
        </draw:polygon>
        <draw:polygon draw:style-name="gr90" draw:text-style-name="P9" draw:layer="layout" svg:width="0.026cm" svg:height="0.043cm" svg:x="14.304cm" svg:y="7.061cm" svg:viewBox="0 0 27 44" draw:points="26,0 27,44 20,44 12,42 5,39 0,35">
          <text:p/>
        </draw:polygon>
        <draw:polygon draw:style-name="gr90" draw:text-style-name="P9" draw:layer="layout" svg:width="0.479cm" svg:height="0.102cm" svg:x="14.329cm" svg:y="7.002cm" svg:viewBox="0 0 480 103" draw:points="0,15 478,0 479,44 480,88 2,103 1,59">
          <text:p/>
        </draw:polygon>
        <draw:polygon draw:style-name="gr90" draw:text-style-name="P9" draw:layer="layout" svg:width="0.021cm" svg:height="0.043cm" svg:x="14.807cm" svg:y="7.002cm" svg:viewBox="0 0 22 44" draw:points="1,44 0,0 7,0 15,2 22,5 22,5">
          <text:p/>
        </draw:polygon>
        <draw:polygon draw:style-name="gr90" draw:text-style-name="P9" draw:layer="layout" svg:width="0.519cm" svg:height="0.337cm" svg:x="14.787cm" svg:y="7.007cm" svg:viewBox="0 0 520 338" draw:points="42,0 520,261 499,300 478,338 0,78 21,39">
          <text:p/>
        </draw:polygon>
        <draw:polygon draw:style-name="gr90" draw:text-style-name="P9" draw:layer="layout" svg:width="0.248cm" svg:height="0.248cm" svg:x="5.606cm" svg:y="4.594cm" svg:viewBox="0 0 249 249" draw:points="0,0 0,249 249,249 249,0">
          <text:p/>
        </draw:polygon>
        <draw:polyline draw:style-name="gr91" draw:text-style-name="P9" draw:layer="layout" svg:width="0.248cm" svg:height="0.248cm" svg:x="5.606cm" svg:y="4.594cm" svg:viewBox="0 0 249 249" draw:points="0,0 0,249 249,249 249,0 0,0">
          <text:p/>
        </draw:polyline>
        <draw:polygon draw:style-name="gr92" draw:text-style-name="P9" draw:layer="layout" svg:width="0.248cm" svg:height="0.248cm" svg:x="6.083cm" svg:y="6.527cm" svg:viewBox="0 0 249 249" draw:points="0,0 0,249 249,249 249,0">
          <text:p/>
        </draw:polygon>
        <draw:polyline draw:style-name="gr91" draw:text-style-name="P9" draw:layer="layout" svg:width="0.248cm" svg:height="0.248cm" svg:x="6.083cm" svg:y="6.527cm" svg:viewBox="0 0 249 249" draw:points="0,0 0,249 249,249 249,0 0,0">
          <text:p/>
        </draw:polyline>
        <draw:polygon draw:style-name="gr92" draw:text-style-name="P9" draw:layer="layout" svg:width="0.248cm" svg:height="0.248cm" svg:x="6.561cm" svg:y="6.571cm" svg:viewBox="0 0 249 249" draw:points="0,0 0,249 249,249 249,0">
          <text:p/>
        </draw:polygon>
        <draw:polyline draw:style-name="gr91" draw:text-style-name="P9" draw:layer="layout" svg:width="0.248cm" svg:height="0.248cm" svg:x="6.561cm" svg:y="6.571cm" svg:viewBox="0 0 249 249" draw:points="0,0 0,249 249,249 249,0 0,0">
          <text:p/>
        </draw:polyline>
        <draw:polygon draw:style-name="gr92" draw:text-style-name="P9" draw:layer="layout" svg:width="0.248cm" svg:height="0.248cm" svg:x="7.039cm" svg:y="6.519cm" svg:viewBox="0 0 249 249" draw:points="0,0 0,249 249,249 249,0">
          <text:p/>
        </draw:polygon>
        <draw:polyline draw:style-name="gr91" draw:text-style-name="P9" draw:layer="layout" svg:width="0.248cm" svg:height="0.248cm" svg:x="7.039cm" svg:y="6.519cm" svg:viewBox="0 0 249 249" draw:points="0,0 0,249 249,249 249,0 0,0">
          <text:p/>
        </draw:polyline>
        <draw:polygon draw:style-name="gr92" draw:text-style-name="P9" draw:layer="layout" svg:width="0.248cm" svg:height="0.248cm" svg:x="7.517cm" svg:y="7.212cm" svg:viewBox="0 0 249 249" draw:points="0,0 0,249 249,249 249,0">
          <text:p/>
        </draw:polygon>
        <draw:polyline draw:style-name="gr91" draw:text-style-name="P9" draw:layer="layout" svg:width="0.248cm" svg:height="0.248cm" svg:x="7.517cm" svg:y="7.212cm" svg:viewBox="0 0 249 249" draw:points="0,0 0,249 249,249 249,0 0,0">
          <text:p/>
        </draw:polyline>
        <draw:polygon draw:style-name="gr92" draw:text-style-name="P9" draw:layer="layout" svg:width="0.248cm" svg:height="0.248cm" svg:x="7.995cm" svg:y="7.093cm" svg:viewBox="0 0 249 249" draw:points="0,0 0,249 249,249 249,0">
          <text:p/>
        </draw:polygon>
        <draw:polyline draw:style-name="gr91" draw:text-style-name="P9" draw:layer="layout" svg:width="0.248cm" svg:height="0.248cm" svg:x="7.995cm" svg:y="7.093cm" svg:viewBox="0 0 249 249" draw:points="0,0 0,249 249,249 249,0 0,0">
          <text:p/>
        </draw:polyline>
        <draw:polygon draw:style-name="gr92" draw:text-style-name="P9" draw:layer="layout" svg:width="0.248cm" svg:height="0.248cm" svg:x="8.472cm" svg:y="6.974cm" svg:viewBox="0 0 249 249" draw:points="0,0 0,249 249,249 249,0">
          <text:p/>
        </draw:polygon>
        <draw:polyline draw:style-name="gr91" draw:text-style-name="P9" draw:layer="layout" svg:width="0.248cm" svg:height="0.248cm" svg:x="8.472cm" svg:y="6.974cm" svg:viewBox="0 0 249 249" draw:points="0,0 0,249 249,249 249,0 0,0">
          <text:p/>
        </draw:polyline>
        <draw:polygon draw:style-name="gr92" draw:text-style-name="P9" draw:layer="layout" svg:width="0.248cm" svg:height="0.248cm" svg:x="8.95cm" svg:y="7.594cm" svg:viewBox="0 0 249 249" draw:points="0,0 0,249 249,249 249,0">
          <text:p/>
        </draw:polygon>
        <draw:polyline draw:style-name="gr91" draw:text-style-name="P9" draw:layer="layout" svg:width="0.248cm" svg:height="0.248cm" svg:x="8.95cm" svg:y="7.594cm" svg:viewBox="0 0 249 249" draw:points="0,0 0,249 249,249 249,0 0,0">
          <text:p/>
        </draw:polyline>
        <draw:polygon draw:style-name="gr92" draw:text-style-name="P9" draw:layer="layout" svg:width="0.248cm" svg:height="0.248cm" svg:x="9.428cm" svg:y="7.003cm" svg:viewBox="0 0 249 249" draw:points="0,0 0,249 249,249 249,0">
          <text:p/>
        </draw:polygon>
        <draw:polyline draw:style-name="gr91" draw:text-style-name="P9" draw:layer="layout" svg:width="0.248cm" svg:height="0.248cm" svg:x="9.428cm" svg:y="7.003cm" svg:viewBox="0 0 249 249" draw:points="0,0 0,249 249,249 249,0 0,0">
          <text:p/>
        </draw:polyline>
        <draw:polygon draw:style-name="gr92" draw:text-style-name="P9" draw:layer="layout" svg:width="0.248cm" svg:height="0.248cm" svg:x="9.906cm" svg:y="7.063cm" svg:viewBox="0 0 249 249" draw:points="0,0 0,249 249,249 249,0">
          <text:p/>
        </draw:polygon>
        <draw:polyline draw:style-name="gr91" draw:text-style-name="P9" draw:layer="layout" svg:width="0.248cm" svg:height="0.248cm" svg:x="9.906cm" svg:y="7.063cm" svg:viewBox="0 0 249 249" draw:points="0,0 0,249 249,249 249,0 0,0">
          <text:p/>
        </draw:polyline>
        <draw:polygon draw:style-name="gr92" draw:text-style-name="P9" draw:layer="layout" svg:width="0.248cm" svg:height="0.248cm" svg:x="10.384cm" svg:y="7.272cm" svg:viewBox="0 0 249 249" draw:points="0,0 0,249 249,249 249,0">
          <text:p/>
        </draw:polygon>
        <draw:polyline draw:style-name="gr91" draw:text-style-name="P9" draw:layer="layout" svg:width="0.248cm" svg:height="0.248cm" svg:x="10.384cm" svg:y="7.272cm" svg:viewBox="0 0 249 249" draw:points="0,0 0,249 249,249 249,0 0,0">
          <text:p/>
        </draw:polyline>
        <draw:polygon draw:style-name="gr92" draw:text-style-name="P9" draw:layer="layout" svg:width="0.248cm" svg:height="0.248cm" svg:x="10.86cm" svg:y="7.586cm" svg:viewBox="0 0 249 249" draw:points="0,0 0,249 249,249 249,0">
          <text:p/>
        </draw:polygon>
        <draw:polyline draw:style-name="gr91" draw:text-style-name="P9" draw:layer="layout" svg:width="0.248cm" svg:height="0.248cm" svg:x="10.86cm" svg:y="7.586cm" svg:viewBox="0 0 249 249" draw:points="0,0 0,249 249,249 249,0 0,0">
          <text:p/>
        </draw:polyline>
        <draw:polygon draw:style-name="gr92" draw:text-style-name="P9" draw:layer="layout" svg:width="0.248cm" svg:height="0.248cm" svg:x="11.338cm" svg:y="6.832cm" svg:viewBox="0 0 249 249" draw:points="0,0 0,249 249,249 249,0">
          <text:p/>
        </draw:polygon>
        <draw:polyline draw:style-name="gr91" draw:text-style-name="P9" draw:layer="layout" svg:width="0.248cm" svg:height="0.248cm" svg:x="11.338cm" svg:y="6.832cm" svg:viewBox="0 0 249 249" draw:points="0,0 0,249 249,249 249,0 0,0">
          <text:p/>
        </draw:polyline>
        <draw:polygon draw:style-name="gr92" draw:text-style-name="P9" draw:layer="layout" svg:width="0.248cm" svg:height="0.248cm" svg:x="11.816cm" svg:y="7.168cm" svg:viewBox="0 0 249 249" draw:points="0,0 0,249 249,249 249,0">
          <text:p/>
        </draw:polygon>
        <draw:polyline draw:style-name="gr91" draw:text-style-name="P9" draw:layer="layout" svg:width="0.248cm" svg:height="0.248cm" svg:x="11.816cm" svg:y="7.168cm" svg:viewBox="0 0 249 249" draw:points="0,0 0,249 249,249 249,0 0,0">
          <text:p/>
        </draw:polyline>
        <draw:polygon draw:style-name="gr92" draw:text-style-name="P9" draw:layer="layout" svg:width="0.248cm" svg:height="0.248cm" svg:x="12.294cm" svg:y="6.668cm" svg:viewBox="0 0 249 249" draw:points="0,0 0,249 249,249 249,0">
          <text:p/>
        </draw:polygon>
        <draw:polyline draw:style-name="gr91" draw:text-style-name="P9" draw:layer="layout" svg:width="0.248cm" svg:height="0.248cm" svg:x="12.294cm" svg:y="6.668cm" svg:viewBox="0 0 249 249" draw:points="0,0 0,249 249,249 249,0 0,0">
          <text:p/>
        </draw:polyline>
        <draw:polygon draw:style-name="gr92" draw:text-style-name="P9" draw:layer="layout" svg:width="0.248cm" svg:height="0.248cm" svg:x="12.772cm" svg:y="6.303cm" svg:viewBox="0 0 249 249" draw:points="0,0 0,249 249,249 249,0">
          <text:p/>
        </draw:polygon>
        <draw:polyline draw:style-name="gr91" draw:text-style-name="P9" draw:layer="layout" svg:width="0.248cm" svg:height="0.248cm" svg:x="12.772cm" svg:y="6.303cm" svg:viewBox="0 0 249 249" draw:points="0,0 0,249 249,249 249,0 0,0">
          <text:p/>
        </draw:polyline>
        <draw:polygon draw:style-name="gr92" draw:text-style-name="P9" draw:layer="layout" svg:width="0.248cm" svg:height="0.248cm" svg:x="13.249cm" svg:y="6.571cm" svg:viewBox="0 0 249 249" draw:points="0,0 0,249 249,249 249,0">
          <text:p/>
        </draw:polygon>
        <draw:polyline draw:style-name="gr91" draw:text-style-name="P9" draw:layer="layout" svg:width="0.248cm" svg:height="0.248cm" svg:x="13.249cm" svg:y="6.571cm" svg:viewBox="0 0 249 249" draw:points="0,0 0,249 249,249 249,0 0,0">
          <text:p/>
        </draw:polyline>
        <draw:polygon draw:style-name="gr92" draw:text-style-name="P9" draw:layer="layout" svg:width="0.248cm" svg:height="0.248cm" svg:x="13.727cm" svg:y="6.578cm" svg:viewBox="0 0 249 249" draw:points="0,0 0,249 249,249 249,0">
          <text:p/>
        </draw:polygon>
        <draw:polyline draw:style-name="gr91" draw:text-style-name="P9" draw:layer="layout" svg:width="0.248cm" svg:height="0.248cm" svg:x="13.727cm" svg:y="6.578cm" svg:viewBox="0 0 249 249" draw:points="0,0 0,249 249,249 249,0 0,0">
          <text:p/>
        </draw:polyline>
        <draw:polygon draw:style-name="gr92" draw:text-style-name="P9" draw:layer="layout" svg:width="0.248cm" svg:height="0.248cm" svg:x="14.205cm" svg:y="6.937cm" svg:viewBox="0 0 249 249" draw:points="0,0 0,249 249,249 249,0">
          <text:p/>
        </draw:polygon>
        <draw:polyline draw:style-name="gr91" draw:text-style-name="P9" draw:layer="layout" svg:width="0.248cm" svg:height="0.248cm" svg:x="14.205cm" svg:y="6.937cm" svg:viewBox="0 0 249 249" draw:points="0,0 0,249 249,249 249,0 0,0">
          <text:p/>
        </draw:polyline>
        <draw:polygon draw:style-name="gr92" draw:text-style-name="P9" draw:layer="layout" svg:width="0.248cm" svg:height="0.248cm" svg:x="14.683cm" svg:y="6.922cm" svg:viewBox="0 0 249 249" draw:points="0,0 0,249 249,249 249,0">
          <text:p/>
        </draw:polygon>
        <draw:polyline draw:style-name="gr91" draw:text-style-name="P9" draw:layer="layout" svg:width="0.248cm" svg:height="0.248cm" svg:x="14.683cm" svg:y="6.922cm" svg:viewBox="0 0 249 249" draw:points="0,0 0,249 249,249 249,0 0,0">
          <text:p/>
        </draw:polyline>
        <draw:polygon draw:style-name="gr92" draw:text-style-name="P9" draw:layer="layout" svg:width="0.248cm" svg:height="0.248cm" svg:x="15.161cm" svg:y="7.183cm" svg:viewBox="0 0 249 249" draw:points="0,0 0,249 249,249 249,0">
          <text:p/>
        </draw:polygon>
        <draw:polyline draw:style-name="gr91" draw:text-style-name="P9" draw:layer="layout" svg:width="0.248cm" svg:height="0.248cm" svg:x="15.161cm" svg:y="7.183cm" svg:viewBox="0 0 249 249" draw:points="0,0 0,249 249,249 249,0 0,0">
          <text:p/>
        </draw:polyline>
        <draw:polygon draw:style-name="gr92" draw:text-style-name="P9" draw:layer="layout" svg:width="0.315cm" svg:height="0.087cm" svg:x="15.778cm" svg:y="7.315cm" svg:viewBox="0 0 316 88" draw:points="0,0 316,0 316,88 0,88">
          <text:p/>
        </draw:polygon>
        <draw:polygon draw:style-name="gr92" draw:text-style-name="P9" draw:layer="layout" svg:width="0.158cm" svg:height="0.157cm" svg:x="15.857cm" svg:y="7.279cm" svg:viewBox="0 0 159 158" draw:points="0,0 0,158 159,158 159,0">
          <text:p/>
        </draw:polygon>
        <draw:polyline draw:style-name="gr91" draw:text-style-name="P9" draw:layer="layout" svg:width="0.158cm" svg:height="0.157cm" svg:x="15.857cm" svg:y="7.279cm" svg:viewBox="0 0 159 158" draw:points="0,0 0,158 159,158 159,0 0,0">
          <text:p/>
        </draw:polyline>
        <draw:frame draw:style-name="gr136" draw:text-style-name="P20" draw:layer="layout" svg:width="2.94cm" svg:height="0.569cm" svg:x="16.161cm" svg:y="7.25cm">
          <draw:text-box>
            <text:p><text:span text:style-name="T13">Qualität (Agent mit </text:span></text:p>
          </draw:text-box>
        </draw:frame>
        <draw:frame draw:style-name="gr137" draw:text-style-name="P20" draw:layer="layout" svg:width="3.135cm" svg:height="0.569cm" svg:x="16.161cm" svg:y="7.618cm">
          <draw:text-box>
            <text:p><text:span text:style-name="T13">zufälliger Bewegung)</text:span></text:p>
          </draw:text-box>
        </draw:frame>
        <draw:frame draw:style-name="gr138" draw:text-style-name="P21" draw:layer="layout" svg:width="4.287cm" svg:height="0.603cm" svg:x="8.317cm" svg:y="10.463cm">
          <draw:text-box>
            <text:p><text:span text:style-name="T14">Geschwindigkeit Zielobjekt</text:span></text:p>
          </draw:text-box>
        </draw:frame>
        <draw:frame draw:style-name="gr139" draw:text-style-name="P21" draw:layer="layout" svg:width="2.526cm" svg:height="0.603cm" draw:transform="rotate (1.5707963267946) translate (4.782cm 7.998cm)">
          <draw:text-box>
            <text:p><text:span text:style-name="T14">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85" draw:text-style-name="P9" draw:layer="layout" svg:width="15.207cm" svg:height="6.977cm" svg:x="5.09cm" svg:y="3.175cm" svg:viewBox="0 0 15208 6978" draw:points="0,0 15208,0 15208,6978 0,6978">
          <text:p/>
        </draw:polygon>
        <draw:polyline draw:style-name="gr86" draw:text-style-name="P9" draw:layer="layout" svg:width="9.107cm" svg:height="5.221cm" svg:x="6.819cm" svg:y="3.499cm" svg:viewBox="0 0 9108 5222" draw:points="4554,5222 0,5222 0,0 9108,0 9108,5222 4554,5222">
          <text:p/>
        </draw:polyline>
        <draw:line draw:style-name="gr86" draw:text-style-name="P9" draw:layer="layout" svg:x1="15.927cm" svg:y1="8.721cm" svg:x2="6.819cm" svg:y2="8.721cm">
          <text:p/>
        </draw:line>
        <draw:line draw:style-name="gr86" draw:text-style-name="P9" draw:layer="layout" svg:x1="15.927cm" svg:y1="7.85cm" svg:x2="6.819cm" svg:y2="7.85cm">
          <text:p/>
        </draw:line>
        <draw:line draw:style-name="gr86" draw:text-style-name="P9" draw:layer="layout" svg:x1="15.927cm" svg:y1="6.98cm" svg:x2="6.819cm" svg:y2="6.98cm">
          <text:p/>
        </draw:line>
        <draw:line draw:style-name="gr86" draw:text-style-name="P9" draw:layer="layout" svg:x1="15.927cm" svg:y1="6.109cm" svg:x2="6.819cm" svg:y2="6.109cm">
          <text:p/>
        </draw:line>
        <draw:line draw:style-name="gr86" draw:text-style-name="P9" draw:layer="layout" svg:x1="15.927cm" svg:y1="5.239cm" svg:x2="6.819cm" svg:y2="5.239cm">
          <text:p/>
        </draw:line>
        <draw:line draw:style-name="gr86" draw:text-style-name="P9" draw:layer="layout" svg:x1="15.927cm" svg:y1="4.368cm" svg:x2="6.819cm" svg:y2="4.368cm">
          <text:p/>
        </draw:line>
        <draw:line draw:style-name="gr86" draw:text-style-name="P9" draw:layer="layout" svg:x1="15.927cm" svg:y1="3.498cm" svg:x2="6.819cm" svg:y2="3.498cm">
          <text:p/>
        </draw:line>
        <draw:frame draw:style-name="gr99" draw:text-style-name="P20" draw:layer="layout" svg:width="0.659cm" svg:height="0.569cm" svg:x="6.73cm" svg:y="9.004cm">
          <draw:text-box>
            <text:p><text:span text:style-name="T13">0</text:span></text:p>
          </draw:text-box>
        </draw:frame>
        <draw:frame draw:style-name="gr99" draw:text-style-name="P20" draw:layer="layout" svg:width="0.896cm" svg:height="0.569cm" svg:x="7.064cm" svg:y="9.004cm">
          <draw:text-box>
            <text:p><text:span text:style-name="T13">0.1</text:span></text:p>
          </draw:text-box>
        </draw:frame>
        <draw:frame draw:style-name="gr99" draw:text-style-name="P20" draw:layer="layout" svg:width="0.896cm" svg:height="0.569cm" svg:x="7.537cm" svg:y="9.004cm">
          <draw:text-box>
            <text:p><text:span text:style-name="T13">0.2</text:span></text:p>
          </draw:text-box>
        </draw:frame>
        <draw:frame draw:style-name="gr99" draw:text-style-name="P20" draw:layer="layout" svg:width="0.896cm" svg:height="0.569cm" svg:x="7.982cm" svg:y="9.004cm">
          <draw:text-box>
            <text:p><text:span text:style-name="T13">0.3</text:span></text:p>
          </draw:text-box>
        </draw:frame>
        <draw:frame draw:style-name="gr99" draw:text-style-name="P20" draw:layer="layout" svg:width="0.896cm" svg:height="0.569cm" svg:x="8.454cm" svg:y="9.004cm">
          <draw:text-box>
            <text:p><text:span text:style-name="T13">0.4</text:span></text:p>
          </draw:text-box>
        </draw:frame>
        <draw:frame draw:style-name="gr99" draw:text-style-name="P20" draw:layer="layout" svg:width="0.896cm" svg:height="0.569cm" svg:x="8.899cm" svg:y="9.004cm">
          <draw:text-box>
            <text:p><text:span text:style-name="T13">0.5</text:span></text:p>
          </draw:text-box>
        </draw:frame>
        <draw:frame draw:style-name="gr99" draw:text-style-name="P20" draw:layer="layout" svg:width="0.896cm" svg:height="0.569cm" svg:x="9.344cm" svg:y="9.004cm">
          <draw:text-box>
            <text:p><text:span text:style-name="T13">0.6</text:span></text:p>
          </draw:text-box>
        </draw:frame>
        <draw:frame draw:style-name="gr99" draw:text-style-name="P20" draw:layer="layout" svg:width="0.896cm" svg:height="0.569cm" svg:x="9.817cm" svg:y="9.004cm">
          <draw:text-box>
            <text:p><text:span text:style-name="T13">0.7</text:span></text:p>
          </draw:text-box>
        </draw:frame>
        <draw:frame draw:style-name="gr99" draw:text-style-name="P20" draw:layer="layout" svg:width="0.896cm" svg:height="0.569cm" svg:x="10.261cm" svg:y="9.004cm">
          <draw:text-box>
            <text:p><text:span text:style-name="T13">0.8</text:span></text:p>
          </draw:text-box>
        </draw:frame>
        <draw:frame draw:style-name="gr99" draw:text-style-name="P20" draw:layer="layout" svg:width="0.896cm" svg:height="0.569cm" svg:x="10.706cm" svg:y="9.004cm">
          <draw:text-box>
            <text:p><text:span text:style-name="T13">0.9</text:span></text:p>
          </draw:text-box>
        </draw:frame>
        <draw:frame draw:style-name="gr99" draw:text-style-name="P20" draw:layer="layout" svg:width="0.659cm" svg:height="0.569cm" svg:x="11.29cm" svg:y="9.004cm">
          <draw:text-box>
            <text:p><text:span text:style-name="T13">1</text:span></text:p>
          </draw:text-box>
        </draw:frame>
        <draw:frame draw:style-name="gr99" draw:text-style-name="P20" draw:layer="layout" svg:width="0.896cm" svg:height="0.569cm" svg:x="11.624cm" svg:y="9.004cm">
          <draw:text-box>
            <text:p><text:span text:style-name="T13">1.1</text:span></text:p>
          </draw:text-box>
        </draw:frame>
        <draw:frame draw:style-name="gr99" draw:text-style-name="P20" draw:layer="layout" svg:width="0.896cm" svg:height="0.569cm" svg:x="12.096cm" svg:y="9.004cm">
          <draw:text-box>
            <text:p><text:span text:style-name="T13">1.2</text:span></text:p>
          </draw:text-box>
        </draw:frame>
        <draw:frame draw:style-name="gr99" draw:text-style-name="P20" draw:layer="layout" svg:width="0.896cm" svg:height="0.569cm" svg:x="12.541cm" svg:y="9.004cm">
          <draw:text-box>
            <text:p><text:span text:style-name="T13">1.3</text:span></text:p>
          </draw:text-box>
        </draw:frame>
        <draw:frame draw:style-name="gr99" draw:text-style-name="P20" draw:layer="layout" svg:width="0.896cm" svg:height="0.569cm" svg:x="12.986cm" svg:y="9.004cm">
          <draw:text-box>
            <text:p><text:span text:style-name="T13">1.4</text:span></text:p>
          </draw:text-box>
        </draw:frame>
        <draw:frame draw:style-name="gr99" draw:text-style-name="P20" draw:layer="layout" svg:width="0.896cm" svg:height="0.569cm" svg:x="13.459cm" svg:y="9.004cm">
          <draw:text-box>
            <text:p><text:span text:style-name="T13">1.5</text:span></text:p>
          </draw:text-box>
        </draw:frame>
        <draw:frame draw:style-name="gr99" draw:text-style-name="P20" draw:layer="layout" svg:width="0.896cm" svg:height="0.569cm" svg:x="13.903cm" svg:y="9.004cm">
          <draw:text-box>
            <text:p><text:span text:style-name="T13">1.6</text:span></text:p>
          </draw:text-box>
        </draw:frame>
        <draw:frame draw:style-name="gr99" draw:text-style-name="P20" draw:layer="layout" svg:width="0.896cm" svg:height="0.569cm" svg:x="14.376cm" svg:y="9.004cm">
          <draw:text-box>
            <text:p><text:span text:style-name="T13">1.7</text:span></text:p>
          </draw:text-box>
        </draw:frame>
        <draw:frame draw:style-name="gr99" draw:text-style-name="P20" draw:layer="layout" svg:width="0.896cm" svg:height="0.569cm" svg:x="14.821cm" svg:y="9.004cm">
          <draw:text-box>
            <text:p><text:span text:style-name="T13">1.8</text:span></text:p>
          </draw:text-box>
        </draw:frame>
        <draw:frame draw:style-name="gr99" draw:text-style-name="P20" draw:layer="layout" svg:width="0.896cm" svg:height="0.569cm" svg:x="15.266cm" svg:y="9.004cm">
          <draw:text-box>
            <text:p><text:span text:style-name="T13">1.9</text:span></text:p>
          </draw:text-box>
        </draw:frame>
        <draw:frame draw:style-name="gr99" draw:text-style-name="P20" draw:layer="layout" svg:width="0.659cm" svg:height="0.569cm" svg:x="15.85cm" svg:y="9.004cm">
          <draw:text-box>
            <text:p><text:span text:style-name="T13">2</text:span></text:p>
          </draw:text-box>
        </draw:frame>
        <draw:line draw:style-name="gr86" draw:text-style-name="P9" draw:layer="layout" svg:x1="6.819cm" svg:y1="8.87cm" svg:x2="6.819cm" svg:y2="8.721cm">
          <text:p/>
        </draw:line>
        <draw:line draw:style-name="gr86" draw:text-style-name="P9" draw:layer="layout" svg:x1="7.274cm" svg:y1="8.87cm" svg:x2="7.274cm" svg:y2="8.721cm">
          <text:p/>
        </draw:line>
        <draw:line draw:style-name="gr86" draw:text-style-name="P9" draw:layer="layout" svg:x1="7.729cm" svg:y1="8.87cm" svg:x2="7.729cm" svg:y2="8.721cm">
          <text:p/>
        </draw:line>
        <draw:line draw:style-name="gr86" draw:text-style-name="P9" draw:layer="layout" svg:x1="8.185cm" svg:y1="8.87cm" svg:x2="8.185cm" svg:y2="8.721cm">
          <text:p/>
        </draw:line>
        <draw:line draw:style-name="gr86" draw:text-style-name="P9" draw:layer="layout" svg:x1="8.64cm" svg:y1="8.87cm" svg:x2="8.64cm" svg:y2="8.721cm">
          <text:p/>
        </draw:line>
        <draw:line draw:style-name="gr86" draw:text-style-name="P9" draw:layer="layout" svg:x1="9.096cm" svg:y1="8.87cm" svg:x2="9.096cm" svg:y2="8.721cm">
          <text:p/>
        </draw:line>
        <draw:line draw:style-name="gr86" draw:text-style-name="P9" draw:layer="layout" svg:x1="9.551cm" svg:y1="8.87cm" svg:x2="9.551cm" svg:y2="8.721cm">
          <text:p/>
        </draw:line>
        <draw:line draw:style-name="gr86" draw:text-style-name="P9" draw:layer="layout" svg:x1="10.006cm" svg:y1="8.87cm" svg:x2="10.006cm" svg:y2="8.721cm">
          <text:p/>
        </draw:line>
        <draw:line draw:style-name="gr86" draw:text-style-name="P9" draw:layer="layout" svg:x1="10.462cm" svg:y1="8.87cm" svg:x2="10.462cm" svg:y2="8.721cm">
          <text:p/>
        </draw:line>
        <draw:line draw:style-name="gr86" draw:text-style-name="P9" draw:layer="layout" svg:x1="10.917cm" svg:y1="8.87cm" svg:x2="10.917cm" svg:y2="8.721cm">
          <text:p/>
        </draw:line>
        <draw:line draw:style-name="gr86" draw:text-style-name="P9" draw:layer="layout" svg:x1="11.373cm" svg:y1="8.87cm" svg:x2="11.373cm" svg:y2="8.721cm">
          <text:p/>
        </draw:line>
        <draw:line draw:style-name="gr86" draw:text-style-name="P9" draw:layer="layout" svg:x1="11.828cm" svg:y1="8.87cm" svg:x2="11.828cm" svg:y2="8.721cm">
          <text:p/>
        </draw:line>
        <draw:line draw:style-name="gr86" draw:text-style-name="P9" draw:layer="layout" svg:x1="12.283cm" svg:y1="8.87cm" svg:x2="12.283cm" svg:y2="8.721cm">
          <text:p/>
        </draw:line>
        <draw:line draw:style-name="gr86" draw:text-style-name="P9" draw:layer="layout" svg:x1="12.739cm" svg:y1="8.87cm" svg:x2="12.739cm" svg:y2="8.721cm">
          <text:p/>
        </draw:line>
        <draw:line draw:style-name="gr86" draw:text-style-name="P9" draw:layer="layout" svg:x1="13.194cm" svg:y1="8.87cm" svg:x2="13.194cm" svg:y2="8.721cm">
          <text:p/>
        </draw:line>
        <draw:line draw:style-name="gr86" draw:text-style-name="P9" draw:layer="layout" svg:x1="13.65cm" svg:y1="8.87cm" svg:x2="13.65cm" svg:y2="8.721cm">
          <text:p/>
        </draw:line>
        <draw:line draw:style-name="gr86" draw:text-style-name="P9" draw:layer="layout" svg:x1="14.105cm" svg:y1="8.87cm" svg:x2="14.105cm" svg:y2="8.721cm">
          <text:p/>
        </draw:line>
        <draw:line draw:style-name="gr86" draw:text-style-name="P9" draw:layer="layout" svg:x1="14.56cm" svg:y1="8.87cm" svg:x2="14.56cm" svg:y2="8.721cm">
          <text:p/>
        </draw:line>
        <draw:line draw:style-name="gr86" draw:text-style-name="P9" draw:layer="layout" svg:x1="15.017cm" svg:y1="8.87cm" svg:x2="15.017cm" svg:y2="8.721cm">
          <text:p/>
        </draw:line>
        <draw:line draw:style-name="gr86" draw:text-style-name="P9" draw:layer="layout" svg:x1="15.472cm" svg:y1="8.87cm" svg:x2="15.472cm" svg:y2="8.721cm">
          <text:p/>
        </draw:line>
        <draw:polyline draw:style-name="gr86" draw:text-style-name="P9" draw:layer="layout" svg:width="0.148cm" svg:height="9.107cm" draw:transform="rotate (1.5707963267946) translate (6.81925554900837cm 8.87018954992662cm)" svg:viewBox="0 0 149 9108" draw:points="0,22747 149,22747 149,13639">
          <text:p/>
        </draw:polyline>
        <draw:frame draw:style-name="gr99" draw:text-style-name="P20" draw:layer="layout" svg:width="0.659cm" svg:height="0.569cm" svg:x="6.424cm" svg:y="8.583cm">
          <draw:text-box>
            <text:p><text:span text:style-name="T13">0</text:span></text:p>
          </draw:text-box>
        </draw:frame>
        <draw:frame draw:style-name="gr99" draw:text-style-name="P20" draw:layer="layout" svg:width="0.815cm" svg:height="0.569cm" svg:x="6.257cm" svg:y="7.713cm">
          <draw:text-box>
            <text:p><text:span text:style-name="T13">20</text:span></text:p>
          </draw:text-box>
        </draw:frame>
        <draw:frame draw:style-name="gr99" draw:text-style-name="P20" draw:layer="layout" svg:width="0.815cm" svg:height="0.569cm" svg:x="6.257cm" svg:y="6.845cm">
          <draw:text-box>
            <text:p><text:span text:style-name="T13">40</text:span></text:p>
          </draw:text-box>
        </draw:frame>
        <draw:frame draw:style-name="gr99" draw:text-style-name="P20" draw:layer="layout" svg:width="0.815cm" svg:height="0.569cm" svg:x="6.257cm" svg:y="5.95cm">
          <draw:text-box>
            <text:p><text:span text:style-name="T13">60</text:span></text:p>
          </draw:text-box>
        </draw:frame>
        <draw:frame draw:style-name="gr99" draw:text-style-name="P20" draw:layer="layout" svg:width="0.815cm" svg:height="0.569cm" svg:x="6.257cm" svg:y="5.081cm">
          <draw:text-box>
            <text:p><text:span text:style-name="T13">80</text:span></text:p>
          </draw:text-box>
        </draw:frame>
        <draw:frame draw:style-name="gr99" draw:text-style-name="P20" draw:layer="layout" svg:width="0.972cm" svg:height="0.569cm" svg:x="6.091cm" svg:y="4.211cm">
          <draw:text-box>
            <text:p><text:span text:style-name="T13">100</text:span></text:p>
          </draw:text-box>
        </draw:frame>
        <draw:frame draw:style-name="gr99" draw:text-style-name="P20" draw:layer="layout" svg:width="0.972cm" svg:height="0.569cm" svg:x="6.091cm" svg:y="3.342cm">
          <draw:text-box>
            <text:p><text:span text:style-name="T13">120</text:span></text:p>
          </draw:text-box>
        </draw:frame>
        <draw:line draw:style-name="gr86" draw:text-style-name="P9" draw:layer="layout" svg:x1="6.67cm" svg:y1="8.721cm" svg:x2="6.82cm" svg:y2="8.721cm">
          <text:p/>
        </draw:line>
        <draw:line draw:style-name="gr86" draw:text-style-name="P9" draw:layer="layout" svg:x1="6.67cm" svg:y1="7.85cm" svg:x2="6.82cm" svg:y2="7.85cm">
          <text:p/>
        </draw:line>
        <draw:line draw:style-name="gr86" draw:text-style-name="P9" draw:layer="layout" svg:x1="6.67cm" svg:y1="6.98cm" svg:x2="6.82cm" svg:y2="6.98cm">
          <text:p/>
        </draw:line>
        <draw:line draw:style-name="gr86" draw:text-style-name="P9" draw:layer="layout" svg:x1="6.67cm" svg:y1="6.109cm" svg:x2="6.82cm" svg:y2="6.109cm">
          <text:p/>
        </draw:line>
        <draw:line draw:style-name="gr86" draw:text-style-name="P9" draw:layer="layout" svg:x1="6.67cm" svg:y1="5.239cm" svg:x2="6.82cm" svg:y2="5.239cm">
          <text:p/>
        </draw:line>
        <draw:line draw:style-name="gr86" draw:text-style-name="P9" draw:layer="layout" svg:x1="6.67cm" svg:y1="4.368cm" svg:x2="6.82cm" svg:y2="4.368cm">
          <text:p/>
        </draw:line>
        <draw:polyline draw:style-name="gr86" draw:text-style-name="P9" draw:layer="layout" svg:width="0.149cm" svg:height="5.221cm" svg:x="6.67cm" svg:y="3.498cm" svg:viewBox="0 0 150 5222" draw:points="0,0 150,0 150,5222">
          <text:p/>
        </draw:polyline>
        <draw:polygon draw:style-name="gr140" draw:text-style-name="P9" draw:layer="layout" svg:width="0.454cm" svg:height="0.089cm" svg:x="6.819cm" svg:y="4.477cm" svg:viewBox="0 0 455 90" draw:points="0,0 455,2 455,46 455,90 0,88 0,44">
          <text:p/>
        </draw:polygon>
        <draw:polygon draw:style-name="gr140" draw:text-style-name="P9" draw:layer="layout" svg:width="0.002cm" svg:height="0.043cm" svg:x="7.274cm" svg:y="4.479cm" svg:viewBox="0 0 3 44" draw:points="0,44 0,0 3,0">
          <text:p/>
        </draw:polygon>
        <draw:polygon draw:style-name="gr140" draw:text-style-name="P9" draw:layer="layout" svg:width="0.46cm" svg:height="0.121cm" svg:x="7.271cm" svg:y="4.479cm" svg:viewBox="0 0 461 122" draw:points="6,0 461,35 458,79 455,122 0,88 3,44">
          <text:p/>
        </draw:polygon>
        <draw:polygon draw:style-name="gr140" draw:text-style-name="P9" draw:layer="layout" svg:width="0.002cm" svg:height="0.043cm" svg:x="7.726cm" svg:y="4.557cm" svg:viewBox="0 0 3 44" draw:points="3,0 1,44 0,44">
          <text:p/>
        </draw:polygon>
        <draw:polygon draw:style-name="gr140" draw:text-style-name="P9" draw:layer="layout" svg:width="0.459cm" svg:height="0.109cm" svg:x="7.727cm" svg:y="4.514cm" svg:viewBox="0 0 460 110" draw:points="4,0 460,23 458,67 456,110 0,88 2,44">
          <text:p/>
        </draw:polygon>
        <draw:polygon draw:style-name="gr140" draw:text-style-name="P9" draw:layer="layout" svg:width="0.005cm" svg:height="0.043cm" svg:x="8.185cm" svg:y="4.537cm" svg:viewBox="0 0 6 44" draw:points="0,44 2,0 6,0">
          <text:p/>
        </draw:polygon>
        <draw:polygon draw:style-name="gr140" draw:text-style-name="P9" draw:layer="layout" svg:width="0.466cm" svg:height="0.148cm" svg:x="8.179cm" svg:y="4.537cm" svg:viewBox="0 0 467 149" draw:points="12,0 467,62 461,106 455,149 0,88 6,44">
          <text:p/>
        </draw:polygon>
        <draw:polygon draw:style-name="gr140" draw:text-style-name="P9" draw:layer="layout" svg:width="0.005cm" svg:height="0.043cm" svg:x="8.634cm" svg:y="4.642cm" svg:viewBox="0 0 6 44" draw:points="6,0 3,44 0,44">
          <text:p/>
        </draw:polygon>
        <draw:polygon draw:style-name="gr140" draw:text-style-name="P9" draw:layer="layout" svg:width="0.46cm" svg:height="0.121cm" svg:x="8.637cm" svg:y="4.598cm" svg:viewBox="0 0 461 122" draw:points="6,0 461,35 458,79 455,122 0,88 3,44">
          <text:p/>
        </draw:polygon>
        <draw:polygon draw:style-name="gr140" draw:text-style-name="P9" draw:layer="layout" svg:width="0.002cm" svg:height="0.043cm" svg:x="9.092cm" svg:y="4.677cm" svg:viewBox="0 0 3 44" draw:points="3,0 1,44 0,44">
          <text:p/>
        </draw:polygon>
        <draw:polygon draw:style-name="gr140" draw:text-style-name="P9" draw:layer="layout" svg:width="0.459cm" svg:height="0.109cm" svg:x="9.093cm" svg:y="4.633cm" svg:viewBox="0 0 460 110" draw:points="4,0 460,23 458,67 456,110 0,88 2,44">
          <text:p/>
        </draw:polygon>
        <draw:polygon draw:style-name="gr140" draw:text-style-name="P9" draw:layer="layout" svg:width="0.007cm" svg:height="0.043cm" svg:x="9.551cm" svg:y="4.656cm" svg:viewBox="0 0 8 44" draw:points="0,44 2,0 8,1">
          <text:p/>
        </draw:polygon>
        <draw:polygon draw:style-name="gr140" draw:text-style-name="P9" draw:layer="layout" svg:width="0.47cm" svg:height="0.164cm" svg:x="9.543cm" svg:y="4.657cm" svg:viewBox="0 0 471 165" draw:points="16,0 471,80 463,122 455,165 0,86 8,43">
          <text:p/>
        </draw:polygon>
        <draw:polygon draw:style-name="gr140" draw:text-style-name="P9" draw:layer="layout" svg:width="0.007cm" svg:height="0.043cm" svg:x="9.998cm" svg:y="4.779cm" svg:viewBox="0 0 8 44" draw:points="8,0 4,44 0,43">
          <text:p/>
        </draw:polygon>
        <draw:polygon draw:style-name="gr140" draw:text-style-name="P9" draw:layer="layout" svg:width="0.463cm" svg:height="0.125cm" svg:x="10.002cm" svg:y="4.736cm" svg:viewBox="0 0 464 126" draw:points="8,0 464,39 460,83 456,126 0,88 4,44">
          <text:p/>
        </draw:polygon>
        <draw:polygon draw:style-name="gr140" draw:text-style-name="P9" draw:layer="layout" svg:width="0.01cm" svg:height="0.043cm" svg:x="10.462cm" svg:y="4.774cm" svg:viewBox="0 0 11 44" draw:points="0,44 4,0 11,1">
          <text:p/>
        </draw:polygon>
        <draw:polygon draw:style-name="gr140" draw:text-style-name="P9" draw:layer="layout" svg:width="0.476cm" svg:height="0.197cm" svg:x="10.451cm" svg:y="4.775cm" svg:viewBox="0 0 477 198" draw:points="22,0 477,112 466,155 455,198 0,86 11,43">
          <text:p/>
        </draw:polygon>
        <draw:polygon draw:style-name="gr140" draw:text-style-name="P9" draw:layer="layout" svg:width="0.01cm" svg:height="0.043cm" svg:x="10.906cm" svg:y="4.931cm" svg:viewBox="0 0 11 44" draw:points="11,0 7,44 0,43">
          <text:p/>
        </draw:polygon>
        <draw:polygon draw:style-name="gr140" draw:text-style-name="P9" draw:layer="layout" svg:width="0.463cm" svg:height="0.128cm" svg:x="10.913cm" svg:y="4.887cm" svg:viewBox="0 0 464 129" draw:points="8,0 464,42 460,86 456,129 0,88 4,44">
          <text:p/>
        </draw:polygon>
        <draw:polygon draw:style-name="gr140" draw:text-style-name="P9" draw:layer="layout" svg:width="0.018cm" svg:height="0.043cm" svg:x="11.373cm" svg:y="4.929cm" svg:viewBox="0 0 19 44" draw:points="0,44 4,0 12,2 19,4 19,4">
          <text:p/>
        </draw:polygon>
        <draw:polygon draw:style-name="gr140" draw:text-style-name="P9" draw:layer="layout" svg:width="0.492cm" svg:height="0.297cm" svg:x="11.354cm" svg:y="4.933cm" svg:viewBox="0 0 493 298" draw:points="38,0 493,218 474,258 455,298 0,80 19,40">
          <text:p/>
        </draw:polygon>
        <draw:polygon draw:style-name="gr140" draw:text-style-name="P9" draw:layer="layout" svg:width="0.018cm" svg:height="0.04cm" svg:x="11.809cm" svg:y="5.191cm" svg:viewBox="0 0 19 41" draw:points="19,0 2,41 0,40">
          <text:p/>
        </draw:polygon>
        <draw:polygon draw:style-name="gr140" draw:text-style-name="P9" draw:layer="layout" svg:width="0.488cm" svg:height="0.265cm" svg:x="11.811cm" svg:y="5.15cm" svg:viewBox="0 0 489 266" draw:points="34,0 489,184 472,225 455,266 0,82 17,41">
          <text:p/>
        </draw:polygon>
        <draw:polygon draw:style-name="gr140" draw:text-style-name="P9" draw:layer="layout" svg:width="0.016cm" svg:height="0.041cm" svg:x="12.266cm" svg:y="5.375cm" svg:viewBox="0 0 17 42" draw:points="17,0 5,42 0,41">
          <text:p/>
        </draw:polygon>
        <draw:polygon draw:style-name="gr140" draw:text-style-name="P9" draw:layer="layout" svg:width="0.479cm" svg:height="0.214cm" svg:x="12.271cm" svg:y="5.333cm" svg:viewBox="0 0 480 215" draw:points="24,0 480,131 468,173 456,215 0,84 12,42">
          <text:p/>
        </draw:polygon>
        <draw:polygon draw:style-name="gr140" draw:text-style-name="P9" draw:layer="layout" svg:width="0.013cm" svg:height="0.041cm" svg:x="12.739cm" svg:y="5.464cm" svg:viewBox="0 0 14 42" draw:points="0,42 12,0 14,0">
          <text:p/>
        </draw:polygon>
        <draw:polygon draw:style-name="gr140" draw:text-style-name="P9" draw:layer="layout" svg:width="0.482cm" svg:height="0.238cm" svg:x="12.725cm" svg:y="5.464cm" svg:viewBox="0 0 483 239" draw:points="28,0 483,155 469,197 455,239 0,84 14,42">
          <text:p/>
        </draw:polygon>
        <draw:polygon draw:style-name="gr140" draw:text-style-name="P9" draw:layer="layout" svg:width="0.013cm" svg:height="0.042cm" svg:x="13.18cm" svg:y="5.661cm" svg:viewBox="0 0 14 43" draw:points="14,0 4,43 0,42">
          <text:p/>
        </draw:polygon>
        <draw:polygon draw:style-name="gr140" draw:text-style-name="P9" draw:layer="layout" svg:width="0.475cm" svg:height="0.196cm" svg:x="13.184cm" svg:y="5.618cm" svg:viewBox="0 0 476 197" draw:points="20,0 476,111 466,154 456,197 0,86 10,43">
          <text:p/>
        </draw:polygon>
        <draw:polygon draw:style-name="gr140" draw:text-style-name="P9" draw:layer="layout" svg:width="0.009cm" svg:height="0.042cm" svg:x="13.64cm" svg:y="5.773cm" svg:viewBox="0 0 10 43" draw:points="10,0 2,43 0,43">
          <text:p/>
        </draw:polygon>
        <draw:polygon draw:style-name="gr140" draw:text-style-name="P9" draw:layer="layout" svg:width="0.47cm" svg:height="0.171cm" svg:x="13.642cm" svg:y="5.73cm" svg:viewBox="0 0 471 172" draw:points="16,0 471,87 463,129 455,172 0,86 8,43">
          <text:p/>
        </draw:polygon>
        <draw:polygon draw:style-name="gr140" draw:text-style-name="P9" draw:layer="layout" svg:width="0.012cm" svg:height="0.042cm" svg:x="14.105cm" svg:y="5.817cm" svg:viewBox="0 0 13 43" draw:points="0,43 8,0 13,1">
          <text:p/>
        </draw:polygon>
        <draw:polygon draw:style-name="gr140" draw:text-style-name="P9" draw:layer="layout" svg:width="0.48cm" svg:height="0.219cm" svg:x="14.093cm" svg:y="5.818cm" svg:viewBox="0 0 481 220" draw:points="26,0 481,136 468,178 455,220 0,84 13,42">
          <text:p/>
        </draw:polygon>
        <draw:polygon draw:style-name="gr140" draw:text-style-name="P9" draw:layer="layout" svg:width="0.012cm" svg:height="0.042cm" svg:x="14.548cm" svg:y="5.996cm" svg:viewBox="0 0 13 43" draw:points="13,0 4,43 0,42">
          <text:p/>
        </draw:polygon>
        <draw:polygon draw:style-name="gr140" draw:text-style-name="P9" draw:layer="layout" svg:width="0.473cm" svg:height="0.184cm" svg:x="14.552cm" svg:y="5.953cm" svg:viewBox="0 0 474 185" draw:points="18,0 474,100 465,142 456,185 0,86 9,43">
          <text:p/>
        </draw:polygon>
        <draw:polygon draw:style-name="gr140" draw:text-style-name="P9" draw:layer="layout" svg:width="0.008cm" svg:height="0.042cm" svg:x="15.008cm" svg:y="6.095cm" svg:viewBox="0 0 9 43" draw:points="9,0 1,43 0,43">
          <text:p/>
        </draw:polygon>
        <draw:polygon draw:style-name="gr140" draw:text-style-name="P9" draw:layer="layout" svg:width="0.47cm" svg:height="0.173cm" svg:x="15.009cm" svg:y="6.052cm" svg:viewBox="0 0 471 174" draw:points="16,0 471,89 463,131 455,174 0,86 8,43">
          <text:p/>
        </draw:polygon>
        <draw:polygon draw:style-name="gr140" draw:text-style-name="P9" draw:layer="layout" svg:width="0.008cm" svg:height="0.042cm" svg:x="15.472cm" svg:y="6.141cm" svg:viewBox="0 0 9 43" draw:points="0,43 8,0 9,0">
          <text:p/>
        </draw:polygon>
        <draw:polygon draw:style-name="gr140" draw:text-style-name="P9" draw:layer="layout" svg:width="0.473cm" svg:height="0.176cm" svg:x="15.463cm" svg:y="6.141cm" svg:viewBox="0 0 474 177" draw:points="18,0 474,92 465,134 456,177 0,86 9,43">
          <text:p/>
        </draw:polygon>
        <draw:polygon draw:style-name="gr140" draw:text-style-name="P9" draw:layer="layout" svg:width="0.248cm" svg:height="0.248cm" svg:x="6.695cm" svg:y="4.396cm" svg:viewBox="0 0 249 249" draw:points="0,0 0,249 249,249 249,0">
          <text:p/>
        </draw:polygon>
        <draw:polyline draw:style-name="gr91" draw:text-style-name="P9" draw:layer="layout" svg:width="0.248cm" svg:height="0.248cm" svg:x="6.695cm" svg:y="4.396cm" svg:viewBox="0 0 249 249" draw:points="0,0 0,249 249,249 249,0 0,0">
          <text:p/>
        </draw:polyline>
        <draw:polygon draw:style-name="gr93" draw:text-style-name="P9" draw:layer="layout" svg:width="0.248cm" svg:height="0.248cm" svg:x="7.15cm" svg:y="4.398cm" svg:viewBox="0 0 249 249" draw:points="0,0 0,249 249,249 249,0">
          <text:p/>
        </draw:polygon>
        <draw:polyline draw:style-name="gr91" draw:text-style-name="P9" draw:layer="layout" svg:width="0.248cm" svg:height="0.248cm" svg:x="7.15cm" svg:y="4.398cm" svg:viewBox="0 0 249 249" draw:points="0,0 0,249 249,249 249,0 0,0">
          <text:p/>
        </draw:polyline>
        <draw:polygon draw:style-name="gr93" draw:text-style-name="P9" draw:layer="layout" svg:width="0.248cm" svg:height="0.248cm" svg:x="7.605cm" svg:y="4.433cm" svg:viewBox="0 0 249 249" draw:points="0,0 0,249 249,249 249,0">
          <text:p/>
        </draw:polygon>
        <draw:polyline draw:style-name="gr91" draw:text-style-name="P9" draw:layer="layout" svg:width="0.248cm" svg:height="0.248cm" svg:x="7.605cm" svg:y="4.433cm" svg:viewBox="0 0 249 249" draw:points="0,0 0,249 249,249 249,0 0,0">
          <text:p/>
        </draw:polyline>
        <draw:polygon draw:style-name="gr93" draw:text-style-name="P9" draw:layer="layout" svg:width="0.248cm" svg:height="0.248cm" svg:x="8.061cm" svg:y="4.456cm" svg:viewBox="0 0 249 249" draw:points="0,0 0,249 249,249 249,0">
          <text:p/>
        </draw:polygon>
        <draw:polyline draw:style-name="gr91" draw:text-style-name="P9" draw:layer="layout" svg:width="0.248cm" svg:height="0.248cm" svg:x="8.061cm" svg:y="4.456cm" svg:viewBox="0 0 249 249" draw:points="0,0 0,249 249,249 249,0 0,0">
          <text:p/>
        </draw:polyline>
        <draw:polygon draw:style-name="gr93" draw:text-style-name="P9" draw:layer="layout" svg:width="0.248cm" svg:height="0.248cm" svg:x="8.516cm" svg:y="4.518cm" svg:viewBox="0 0 249 249" draw:points="0,0 0,249 249,249 249,0">
          <text:p/>
        </draw:polygon>
        <draw:polyline draw:style-name="gr91" draw:text-style-name="P9" draw:layer="layout" svg:width="0.248cm" svg:height="0.248cm" svg:x="8.516cm" svg:y="4.518cm" svg:viewBox="0 0 249 249" draw:points="0,0 0,249 249,249 249,0 0,0">
          <text:p/>
        </draw:polyline>
        <draw:polygon draw:style-name="gr93" draw:text-style-name="P9" draw:layer="layout" svg:width="0.249cm" svg:height="0.248cm" svg:x="8.971cm" svg:y="4.553cm" svg:viewBox="0 0 250 249" draw:points="0,0 0,249 250,249 250,0">
          <text:p/>
        </draw:polygon>
        <draw:polyline draw:style-name="gr91" draw:text-style-name="P9" draw:layer="layout" svg:width="0.249cm" svg:height="0.248cm" svg:x="8.971cm" svg:y="4.553cm" svg:viewBox="0 0 250 249" draw:points="0,0 0,249 250,249 250,0 0,0">
          <text:p/>
        </draw:polyline>
        <draw:polygon draw:style-name="gr93" draw:text-style-name="P9" draw:layer="layout" svg:width="0.248cm" svg:height="0.248cm" svg:x="9.427cm" svg:y="4.575cm" svg:viewBox="0 0 249 249" draw:points="0,0 0,249 249,249 249,0">
          <text:p/>
        </draw:polygon>
        <draw:polyline draw:style-name="gr91" draw:text-style-name="P9" draw:layer="layout" svg:width="0.248cm" svg:height="0.248cm" svg:x="9.427cm" svg:y="4.575cm" svg:viewBox="0 0 249 249" draw:points="0,0 0,249 249,249 249,0 0,0">
          <text:p/>
        </draw:polyline>
        <draw:polygon draw:style-name="gr93" draw:text-style-name="P9" draw:layer="layout" svg:width="0.248cm" svg:height="0.248cm" svg:x="9.882cm" svg:y="4.655cm" svg:viewBox="0 0 249 249" draw:points="0,0 0,249 249,249 249,0">
          <text:p/>
        </draw:polygon>
        <draw:polyline draw:style-name="gr91" draw:text-style-name="P9" draw:layer="layout" svg:width="0.248cm" svg:height="0.248cm" svg:x="9.882cm" svg:y="4.655cm" svg:viewBox="0 0 249 249" draw:points="0,0 0,249 249,249 249,0 0,0">
          <text:p/>
        </draw:polyline>
        <draw:polygon draw:style-name="gr93" draw:text-style-name="P9" draw:layer="layout" svg:width="0.248cm" svg:height="0.248cm" svg:x="10.338cm" svg:y="4.694cm" svg:viewBox="0 0 249 249" draw:points="0,0 0,249 249,249 249,0">
          <text:p/>
        </draw:polygon>
        <draw:polyline draw:style-name="gr91" draw:text-style-name="P9" draw:layer="layout" svg:width="0.248cm" svg:height="0.248cm" svg:x="10.338cm" svg:y="4.694cm" svg:viewBox="0 0 249 249" draw:points="0,0 0,249 249,249 249,0 0,0">
          <text:p/>
        </draw:polyline>
        <draw:polygon draw:style-name="gr93" draw:text-style-name="P9" draw:layer="layout" svg:width="0.248cm" svg:height="0.248cm" svg:x="10.793cm" svg:y="4.806cm" svg:viewBox="0 0 249 249" draw:points="0,0 0,249 249,249 249,0">
          <text:p/>
        </draw:polygon>
        <draw:polyline draw:style-name="gr91" draw:text-style-name="P9" draw:layer="layout" svg:width="0.248cm" svg:height="0.248cm" svg:x="10.793cm" svg:y="4.806cm" svg:viewBox="0 0 249 249" draw:points="0,0 0,249 249,249 249,0 0,0">
          <text:p/>
        </draw:polyline>
        <draw:polygon draw:style-name="gr93" draw:text-style-name="P9" draw:layer="layout" svg:width="0.248cm" svg:height="0.248cm" svg:x="11.249cm" svg:y="4.848cm" svg:viewBox="0 0 249 249" draw:points="0,0 0,249 249,249 249,0">
          <text:p/>
        </draw:polygon>
        <draw:polyline draw:style-name="gr91" draw:text-style-name="P9" draw:layer="layout" svg:width="0.248cm" svg:height="0.248cm" svg:x="11.249cm" svg:y="4.848cm" svg:viewBox="0 0 249 249" draw:points="0,0 0,249 249,249 249,0 0,0">
          <text:p/>
        </draw:polyline>
        <draw:polygon draw:style-name="gr93" draw:text-style-name="P9" draw:layer="layout" svg:width="0.248cm" svg:height="0.248cm" svg:x="11.704cm" svg:y="5.066cm" svg:viewBox="0 0 249 249" draw:points="0,0 0,249 249,249 249,0">
          <text:p/>
        </draw:polygon>
        <draw:polyline draw:style-name="gr91" draw:text-style-name="P9" draw:layer="layout" svg:width="0.248cm" svg:height="0.248cm" svg:x="11.704cm" svg:y="5.066cm" svg:viewBox="0 0 249 249" draw:points="0,0 0,249 249,249 249,0 0,0">
          <text:p/>
        </draw:polyline>
        <draw:polygon draw:style-name="gr93" draw:text-style-name="P9" draw:layer="layout" svg:width="0.248cm" svg:height="0.248cm" svg:x="12.159cm" svg:y="5.25cm" svg:viewBox="0 0 249 249" draw:points="0,0 0,249 249,249 249,0">
          <text:p/>
        </draw:polygon>
        <draw:polyline draw:style-name="gr91" draw:text-style-name="P9" draw:layer="layout" svg:width="0.248cm" svg:height="0.248cm" svg:x="12.159cm" svg:y="5.25cm" svg:viewBox="0 0 249 249" draw:points="0,0 0,249 249,249 249,0 0,0">
          <text:p/>
        </draw:polyline>
        <draw:polygon draw:style-name="gr93" draw:text-style-name="P9" draw:layer="layout" svg:width="0.248cm" svg:height="0.248cm" svg:x="12.615cm" svg:y="5.382cm" svg:viewBox="0 0 249 249" draw:points="0,0 0,249 249,249 249,0">
          <text:p/>
        </draw:polygon>
        <draw:polyline draw:style-name="gr91" draw:text-style-name="P9" draw:layer="layout" svg:width="0.248cm" svg:height="0.248cm" svg:x="12.615cm" svg:y="5.382cm" svg:viewBox="0 0 249 249" draw:points="0,0 0,249 249,249 249,0 0,0">
          <text:p/>
        </draw:polyline>
        <draw:polygon draw:style-name="gr93" draw:text-style-name="P9" draw:layer="layout" svg:width="0.248cm" svg:height="0.248cm" svg:x="13.07cm" svg:y="5.537cm" svg:viewBox="0 0 249 249" draw:points="0,0 0,249 249,249 249,0">
          <text:p/>
        </draw:polygon>
        <draw:polyline draw:style-name="gr91" draw:text-style-name="P9" draw:layer="layout" svg:width="0.248cm" svg:height="0.248cm" svg:x="13.07cm" svg:y="5.537cm" svg:viewBox="0 0 249 249" draw:points="0,0 0,249 249,249 249,0 0,0">
          <text:p/>
        </draw:polyline>
        <draw:polygon draw:style-name="gr93" draw:text-style-name="P9" draw:layer="layout" svg:width="0.248cm" svg:height="0.248cm" svg:x="13.526cm" svg:y="5.648cm" svg:viewBox="0 0 249 249" draw:points="0,0 0,249 249,249 249,0">
          <text:p/>
        </draw:polygon>
        <draw:polyline draw:style-name="gr91" draw:text-style-name="P9" draw:layer="layout" svg:width="0.248cm" svg:height="0.248cm" svg:x="13.526cm" svg:y="5.648cm" svg:viewBox="0 0 249 249" draw:points="0,0 0,249 249,249 249,0 0,0">
          <text:p/>
        </draw:polyline>
        <draw:polygon draw:style-name="gr93" draw:text-style-name="P9" draw:layer="layout" svg:width="0.248cm" svg:height="0.248cm" svg:x="13.981cm" svg:y="5.735cm" svg:viewBox="0 0 249 249" draw:points="0,0 0,249 249,249 249,0">
          <text:p/>
        </draw:polygon>
        <draw:polyline draw:style-name="gr91" draw:text-style-name="P9" draw:layer="layout" svg:width="0.248cm" svg:height="0.248cm" svg:x="13.981cm" svg:y="5.735cm" svg:viewBox="0 0 249 249" draw:points="0,0 0,249 249,249 249,0 0,0">
          <text:p/>
        </draw:polyline>
        <draw:polygon draw:style-name="gr93" draw:text-style-name="P9" draw:layer="layout" svg:width="0.248cm" svg:height="0.248cm" svg:x="14.436cm" svg:y="5.871cm" svg:viewBox="0 0 249 249" draw:points="0,0 0,249 249,249 249,0">
          <text:p/>
        </draw:polygon>
        <draw:polyline draw:style-name="gr91" draw:text-style-name="P9" draw:layer="layout" svg:width="0.248cm" svg:height="0.248cm" svg:x="14.436cm" svg:y="5.871cm" svg:viewBox="0 0 249 249" draw:points="0,0 0,249 249,249 249,0 0,0">
          <text:p/>
        </draw:polyline>
        <draw:polygon draw:style-name="gr93" draw:text-style-name="P9" draw:layer="layout" svg:width="0.248cm" svg:height="0.248cm" svg:x="14.892cm" svg:y="5.971cm" svg:viewBox="0 0 249 249" draw:points="0,0 0,249 249,249 249,0">
          <text:p/>
        </draw:polygon>
        <draw:polyline draw:style-name="gr91" draw:text-style-name="P9" draw:layer="layout" svg:width="0.248cm" svg:height="0.248cm" svg:x="14.892cm" svg:y="5.971cm" svg:viewBox="0 0 249 249" draw:points="0,0 0,249 249,249 249,0 0,0">
          <text:p/>
        </draw:polyline>
        <draw:polygon draw:style-name="gr93" draw:text-style-name="P9" draw:layer="layout" svg:width="0.248cm" svg:height="0.248cm" svg:x="15.347cm" svg:y="6.059cm" svg:viewBox="0 0 249 249" draw:points="0,0 0,249 249,249 249,0">
          <text:p/>
        </draw:polygon>
        <draw:polyline draw:style-name="gr91" draw:text-style-name="P9" draw:layer="layout" svg:width="0.248cm" svg:height="0.248cm" svg:x="15.347cm" svg:y="6.059cm" svg:viewBox="0 0 249 249" draw:points="0,0 0,249 249,249 249,0 0,0">
          <text:p/>
        </draw:polyline>
        <draw:polygon draw:style-name="gr93" draw:text-style-name="P9" draw:layer="layout" svg:width="0.248cm" svg:height="0.248cm" svg:x="15.803cm" svg:y="6.151cm" svg:viewBox="0 0 249 249" draw:points="0,0 0,249 249,249 249,0">
          <text:p/>
        </draw:polygon>
        <draw:polyline draw:style-name="gr91" draw:text-style-name="P9" draw:layer="layout" svg:width="0.248cm" svg:height="0.248cm" svg:x="15.803cm" svg:y="6.151cm" svg:viewBox="0 0 249 249" draw:points="0,0 0,249 249,249 249,0 0,0">
          <text:p/>
        </draw:polyline>
        <draw:polygon draw:style-name="gr104" draw:text-style-name="P9" draw:layer="layout" svg:width="0.456cm" svg:height="0.095cm" svg:x="6.818cm" svg:y="4.42cm" svg:viewBox="0 0 457 96" draw:points="2,0 457,8 456,52 455,96 0,88 1,44">
          <text:p/>
        </draw:polygon>
        <draw:polygon draw:style-name="gr104" draw:text-style-name="P9" draw:layer="layout" svg:width="0.001cm" svg:height="0.043cm" svg:x="7.274cm" svg:y="4.428cm" svg:viewBox="0 0 2 44" draw:points="0,44 1,0 2,0">
          <text:p/>
        </draw:polygon>
        <draw:polygon draw:style-name="gr104" draw:text-style-name="P9" draw:layer="layout" svg:width="0.458cm" svg:height="0.108cm" svg:x="7.272cm" svg:y="4.428cm" svg:viewBox="0 0 459 109" draw:points="4,0 459,22 457,66 455,109 0,88 2,44">
          <text:p/>
        </draw:polygon>
        <draw:polygon draw:style-name="gr104" draw:text-style-name="P9" draw:layer="layout" svg:width="0.002cm" svg:height="0.043cm" svg:x="7.729cm" svg:y="4.45cm" svg:viewBox="0 0 3 44" draw:points="0,44 2,0 3,0">
          <text:p/>
        </draw:polygon>
        <draw:polygon draw:style-name="gr104" draw:text-style-name="P9" draw:layer="layout" svg:width="0.461cm" svg:height="0.117cm" svg:x="7.726cm" svg:y="4.45cm" svg:viewBox="0 0 462 118" draw:points="6,0 462,31 459,75 456,118 0,88 3,44">
          <text:p/>
        </draw:polygon>
        <draw:polygon draw:style-name="gr104" draw:text-style-name="P9" draw:layer="layout" svg:width="0.002cm" svg:height="0.043cm" svg:x="8.185cm" svg:y="4.481cm" svg:viewBox="0 0 3 44" draw:points="0,44 3,0 3,0">
          <text:p/>
        </draw:polygon>
        <draw:polygon draw:style-name="gr104" draw:text-style-name="P9" draw:layer="layout" svg:width="0.46cm" svg:height="0.119cm" svg:x="8.182cm" svg:y="4.481cm" svg:viewBox="0 0 461 120" draw:points="6,0 461,33 458,77 455,120 0,88 3,44">
          <text:p/>
        </draw:polygon>
        <draw:polygon draw:style-name="gr104" draw:text-style-name="P9" draw:layer="layout" svg:width="0.003cm" svg:height="0.043cm" svg:x="8.64cm" svg:y="4.514cm" svg:viewBox="0 0 4 44" draw:points="0,44 3,0 4,0">
          <text:p/>
        </draw:polygon>
        <draw:polygon draw:style-name="gr104" draw:text-style-name="P9" draw:layer="layout" svg:width="0.462cm" svg:height="0.13cm" svg:x="8.636cm" svg:y="4.514cm" svg:viewBox="0 0 463 131" draw:points="8,0 463,44 459,88 455,131 0,88 4,44">
          <text:p/>
        </draw:polygon>
        <draw:polygon draw:style-name="gr104" draw:text-style-name="P9" draw:layer="layout" svg:width="0.003cm" svg:height="0.043cm" svg:x="9.091cm" svg:y="4.601cm" svg:viewBox="0 0 4 44" draw:points="4,0 0,44 0,44">
          <text:p/>
        </draw:polygon>
        <draw:polygon draw:style-name="gr104" draw:text-style-name="P9" draw:layer="layout" svg:width="0.463cm" svg:height="0.123cm" svg:x="9.091cm" svg:y="4.557cm" svg:viewBox="0 0 464 124" draw:points="8,0 464,37 460,81 456,124 0,88 4,44">
          <text:p/>
        </draw:polygon>
        <draw:polygon draw:style-name="gr104" draw:text-style-name="P9" draw:layer="layout" svg:width="0.004cm" svg:height="0.043cm" svg:x="9.551cm" svg:y="4.594cm" svg:viewBox="0 0 5 44" draw:points="0,44 4,0 5,0">
          <text:p/>
        </draw:polygon>
        <draw:polygon draw:style-name="gr104" draw:text-style-name="P9" draw:layer="layout" svg:width="0.464cm" svg:height="0.143cm" svg:x="9.546cm" svg:y="4.594cm" svg:viewBox="0 0 465 144" draw:points="10,0 465,57 460,101 455,144 0,88 5,44">
          <text:p/>
        </draw:polygon>
        <draw:polygon draw:style-name="gr104" draw:text-style-name="P9" draw:layer="layout" svg:width="0.004cm" svg:height="0.043cm" svg:x="10.001cm" svg:y="4.695cm" svg:viewBox="0 0 5 44" draw:points="5,0 0,44 0,44">
          <text:p/>
        </draw:polygon>
        <draw:polygon draw:style-name="gr104" draw:text-style-name="P9" draw:layer="layout" svg:width="0.465cm" svg:height="0.138cm" svg:x="10.001cm" svg:y="4.651cm" svg:viewBox="0 0 466 139" draw:points="10,0 466,52 461,96 456,139 0,88 5,44">
          <text:p/>
        </draw:polygon>
        <draw:polygon draw:style-name="gr104" draw:text-style-name="P9" draw:layer="layout" svg:width="0.008cm" svg:height="0.043cm" svg:x="10.462cm" svg:y="4.703cm" svg:viewBox="0 0 9 44" draw:points="0,44 5,0 9,1">
          <text:p/>
        </draw:polygon>
        <draw:polygon draw:style-name="gr104" draw:text-style-name="P9" draw:layer="layout" svg:width="0.472cm" svg:height="0.177cm" svg:x="10.453cm" svg:y="4.704cm" svg:viewBox="0 0 473 178" draw:points="18,0 473,93 464,135 455,178 0,86 9,43">
          <text:p/>
        </draw:polygon>
        <draw:polygon draw:style-name="gr104" draw:text-style-name="P9" draw:layer="layout" svg:width="0.008cm" svg:height="0.042cm" svg:x="10.908cm" svg:y="4.839cm" svg:viewBox="0 0 9 43" draw:points="9,0 2,43 0,43">
          <text:p/>
        </draw:polygon>
        <draw:polygon draw:style-name="gr104" draw:text-style-name="P9" draw:layer="layout" svg:width="0.469cm" svg:height="0.159cm" svg:x="10.91cm" svg:y="4.796cm" svg:viewBox="0 0 470 160" draw:points="14,0 470,75 463,117 456,160 0,86 7,43">
          <text:p/>
        </draw:polygon>
        <draw:polygon draw:style-name="gr104" draw:text-style-name="P9" draw:layer="layout" svg:width="0.015cm" svg:height="0.042cm" svg:x="11.373cm" svg:y="4.871cm" svg:viewBox="0 0 16 43" draw:points="0,43 7,0 15,1 16,2">
          <text:p/>
        </draw:polygon>
        <draw:polygon draw:style-name="gr104" draw:text-style-name="P9" draw:layer="layout" svg:width="0.486cm" svg:height="0.254cm" svg:x="11.357cm" svg:y="4.873cm" svg:viewBox="0 0 487 255" draw:points="32,0 487,173 471,214 455,255 0,82 16,41">
          <text:p/>
        </draw:polygon>
        <draw:polygon draw:style-name="gr104" draw:text-style-name="P9" draw:layer="layout" svg:width="0.015cm" svg:height="0.041cm" svg:x="11.812cm" svg:y="5.087cm" svg:viewBox="0 0 16 42" draw:points="16,0 2,42 0,41">
          <text:p/>
        </draw:polygon>
        <draw:polygon draw:style-name="gr104" draw:text-style-name="P9" draw:layer="layout" svg:width="0.482cm" svg:height="0.241cm" svg:x="11.814cm" svg:y="5.045cm" svg:viewBox="0 0 483 242" draw:points="28,0 483,158 469,200 455,242 0,84 14,42">
          <text:p/>
        </draw:polygon>
        <draw:polygon draw:style-name="gr104" draw:text-style-name="P9" draw:layer="layout" svg:width="0.013cm" svg:height="0.041cm" svg:x="12.269cm" svg:y="5.245cm" svg:viewBox="0 0 14 42" draw:points="14,0 1,42 0,42">
          <text:p/>
        </draw:polygon>
        <draw:polygon draw:style-name="gr104" draw:text-style-name="P9" draw:layer="layout" svg:width="0.481cm" svg:height="0.218cm" svg:x="12.27cm" svg:y="5.203cm" svg:viewBox="0 0 482 219" draw:points="26,0 482,135 469,177 456,219 0,84 13,42">
          <text:p/>
        </draw:polygon>
        <draw:polygon draw:style-name="gr104" draw:text-style-name="P9" draw:layer="layout" svg:width="0.012cm" svg:height="0.041cm" svg:x="12.726cm" svg:y="5.381cm" svg:viewBox="0 0 13 42" draw:points="13,0 1,42 0,42">
          <text:p/>
        </draw:polygon>
        <draw:polygon draw:style-name="gr104" draw:text-style-name="P9" draw:layer="layout" svg:width="0.478cm" svg:height="0.208cm" svg:x="12.727cm" svg:y="5.339cm" svg:viewBox="0 0 479 209" draw:points="24,0 479,125 467,167 455,209 0,84 12,42">
          <text:p/>
        </draw:polygon>
        <draw:polygon draw:style-name="gr104" draw:text-style-name="P9" draw:layer="layout" svg:width="0.011cm" svg:height="0.042cm" svg:x="13.182cm" svg:y="5.506cm" svg:viewBox="0 0 12 43" draw:points="12,0 1,43 0,42">
          <text:p/>
        </draw:polygon>
        <draw:polygon draw:style-name="gr104" draw:text-style-name="P9" draw:layer="layout" svg:width="0.477cm" svg:height="0.198cm" svg:x="13.183cm" svg:y="5.463cm" svg:viewBox="0 0 478 199" draw:points="22,0 478,113 467,156 456,199 0,86 11,43">
          <text:p/>
        </draw:polygon>
        <draw:polygon draw:style-name="gr104" draw:text-style-name="P9" draw:layer="layout" svg:width="0.01cm" svg:height="0.042cm" svg:x="13.65cm" svg:y="5.577cm" svg:viewBox="0 0 11 43" draw:points="0,43 11,0 11,0">
          <text:p/>
        </draw:polygon>
        <draw:polygon draw:style-name="gr104" draw:text-style-name="P9" draw:layer="layout" svg:width="0.476cm" svg:height="0.205cm" svg:x="13.639cm" svg:y="5.577cm" svg:viewBox="0 0 477 206" draw:points="22,0 477,120 466,163 455,206 0,86 11,43">
          <text:p/>
        </draw:polygon>
        <draw:polygon draw:style-name="gr104" draw:text-style-name="P9" draw:layer="layout" svg:width="0.01cm" svg:height="0.042cm" svg:x="14.095cm" svg:y="5.74cm" svg:viewBox="0 0 11 43" draw:points="11,0 2,43 0,43">
          <text:p/>
        </draw:polygon>
        <draw:polygon draw:style-name="gr104" draw:text-style-name="P9" draw:layer="layout" svg:width="0.472cm" svg:height="0.181cm" svg:x="14.096cm" svg:y="5.697cm" svg:viewBox="0 0 473 182" draw:points="18,0 473,97 464,139 455,182 0,86 9,43">
          <text:p/>
        </draw:polygon>
        <draw:polygon draw:style-name="gr104" draw:text-style-name="P9" draw:layer="layout" svg:width="0.008cm" svg:height="0.042cm" svg:x="14.552cm" svg:y="5.836cm" svg:viewBox="0 0 9 43" draw:points="9,0 1,43 0,43">
          <text:p/>
        </draw:polygon>
        <draw:polygon draw:style-name="gr104" draw:text-style-name="P9" draw:layer="layout" svg:width="0.471cm" svg:height="0.173cm" svg:x="14.553cm" svg:y="5.794cm" svg:viewBox="0 0 472 174" draw:points="16,0 472,89 464,131 456,174 0,86 8,43">
          <text:p/>
        </draw:polygon>
        <draw:polygon draw:style-name="gr104" draw:text-style-name="P9" draw:layer="layout" svg:width="0.007cm" svg:height="0.042cm" svg:x="15.009cm" svg:y="5.925cm" svg:viewBox="0 0 8 43" draw:points="8,0 0,43 0,43">
          <text:p/>
        </draw:polygon>
        <draw:polygon draw:style-name="gr104" draw:text-style-name="P9" draw:layer="layout" svg:width="0.47cm" svg:height="0.171cm" svg:x="15.009cm" svg:y="5.882cm" svg:viewBox="0 0 471 172" draw:points="16,0 471,87 463,129 455,172 0,86 8,43">
          <text:p/>
        </draw:polygon>
        <draw:polygon draw:style-name="gr104" draw:text-style-name="P9" draw:layer="layout" svg:width="0.007cm" svg:height="0.042cm" svg:x="15.464cm" svg:y="6.012cm" svg:viewBox="0 0 8 43" draw:points="8,0 0,43 0,43">
          <text:p/>
        </draw:polygon>
        <draw:polygon draw:style-name="gr104" draw:text-style-name="P9" draw:layer="layout" svg:width="0.471cm" svg:height="0.164cm" svg:x="15.464cm" svg:y="5.969cm" svg:viewBox="0 0 472 165" draw:points="16,0 472,80 464,122 456,165 0,86 8,43">
          <text:p/>
        </draw:polygon>
        <draw:polygon draw:style-name="gr104" draw:text-style-name="P9" draw:layer="layout" svg:width="0.248cm" svg:height="0.248cm" svg:x="6.695cm" svg:y="4.34cm" svg:viewBox="0 0 249 249" draw:points="0,124 125,249 249,124 125,0">
          <text:p/>
        </draw:polygon>
        <draw:polyline draw:style-name="gr91" draw:text-style-name="P9" draw:layer="layout" svg:width="0.248cm" svg:height="0.248cm" svg:x="6.695cm" svg:y="4.34cm" svg:viewBox="0 0 249 249" draw:points="0,124 125,249 249,124 125,0 0,124">
          <text:p/>
        </draw:polyline>
        <draw:polygon draw:style-name="gr104" draw:text-style-name="P9" draw:layer="layout" svg:width="0.248cm" svg:height="0.248cm" svg:x="7.15cm" svg:y="4.347cm" svg:viewBox="0 0 249 249" draw:points="0,124 125,249 249,124 125,0">
          <text:p/>
        </draw:polygon>
        <draw:polyline draw:style-name="gr91" draw:text-style-name="P9" draw:layer="layout" svg:width="0.248cm" svg:height="0.248cm" svg:x="7.15cm" svg:y="4.347cm" svg:viewBox="0 0 249 249" draw:points="0,124 125,249 249,124 125,0 0,124">
          <text:p/>
        </draw:polyline>
        <draw:polygon draw:style-name="gr104" draw:text-style-name="P9" draw:layer="layout" svg:width="0.248cm" svg:height="0.248cm" svg:x="7.605cm" svg:y="4.369cm" svg:viewBox="0 0 249 249" draw:points="0,124 125,249 249,124 125,0">
          <text:p/>
        </draw:polygon>
        <draw:polyline draw:style-name="gr91" draw:text-style-name="P9" draw:layer="layout" svg:width="0.248cm" svg:height="0.248cm" svg:x="7.605cm" svg:y="4.369cm" svg:viewBox="0 0 249 249" draw:points="0,124 125,249 249,124 125,0 0,124">
          <text:p/>
        </draw:polyline>
        <draw:polygon draw:style-name="gr104" draw:text-style-name="P9" draw:layer="layout" svg:width="0.248cm" svg:height="0.248cm" svg:x="8.061cm" svg:y="4.4cm" svg:viewBox="0 0 249 249" draw:points="0,124 125,249 249,124 125,0">
          <text:p/>
        </draw:polygon>
        <draw:polyline draw:style-name="gr91" draw:text-style-name="P9" draw:layer="layout" svg:width="0.248cm" svg:height="0.248cm" svg:x="8.061cm" svg:y="4.4cm" svg:viewBox="0 0 249 249" draw:points="0,124 125,249 249,124 125,0 0,124">
          <text:p/>
        </draw:polyline>
        <draw:polygon draw:style-name="gr104" draw:text-style-name="P9" draw:layer="layout" svg:width="0.248cm" svg:height="0.248cm" svg:x="8.516cm" svg:y="4.433cm" svg:viewBox="0 0 249 249" draw:points="0,124 125,249 249,124 125,0">
          <text:p/>
        </draw:polygon>
        <draw:polyline draw:style-name="gr91" draw:text-style-name="P9" draw:layer="layout" svg:width="0.248cm" svg:height="0.248cm" svg:x="8.516cm" svg:y="4.433cm" svg:viewBox="0 0 249 249" draw:points="0,124 125,249 249,124 125,0 0,124">
          <text:p/>
        </draw:polyline>
        <draw:polygon draw:style-name="gr104" draw:text-style-name="P9" draw:layer="layout" svg:width="0.249cm" svg:height="0.248cm" svg:x="8.971cm" svg:y="4.477cm" svg:viewBox="0 0 250 249" draw:points="0,124 125,249 250,124 125,0">
          <text:p/>
        </draw:polygon>
        <draw:polyline draw:style-name="gr91" draw:text-style-name="P9" draw:layer="layout" svg:width="0.249cm" svg:height="0.248cm" svg:x="8.971cm" svg:y="4.477cm" svg:viewBox="0 0 250 249" draw:points="0,124 125,249 250,124 125,0 0,124">
          <text:p/>
        </draw:polyline>
        <draw:polygon draw:style-name="gr104" draw:text-style-name="P9" draw:layer="layout" svg:width="0.248cm" svg:height="0.248cm" svg:x="9.427cm" svg:y="4.514cm" svg:viewBox="0 0 249 249" draw:points="0,124 125,249 249,124 125,0">
          <text:p/>
        </draw:polygon>
        <draw:polyline draw:style-name="gr91" draw:text-style-name="P9" draw:layer="layout" svg:width="0.248cm" svg:height="0.248cm" svg:x="9.427cm" svg:y="4.514cm" svg:viewBox="0 0 249 249" draw:points="0,124 125,249 249,124 125,0 0,124">
          <text:p/>
        </draw:polyline>
        <draw:polygon draw:style-name="gr104" draw:text-style-name="P9" draw:layer="layout" svg:width="0.248cm" svg:height="0.248cm" svg:x="9.882cm" svg:y="4.57cm" svg:viewBox="0 0 249 249" draw:points="0,124 125,249 249,124 125,0">
          <text:p/>
        </draw:polygon>
        <draw:polyline draw:style-name="gr91" draw:text-style-name="P9" draw:layer="layout" svg:width="0.248cm" svg:height="0.248cm" svg:x="9.882cm" svg:y="4.57cm" svg:viewBox="0 0 249 249" draw:points="0,124 125,249 249,124 125,0 0,124">
          <text:p/>
        </draw:polyline>
        <draw:polygon draw:style-name="gr104" draw:text-style-name="P9" draw:layer="layout" svg:width="0.248cm" svg:height="0.248cm" svg:x="10.338cm" svg:y="4.622cm" svg:viewBox="0 0 249 249" draw:points="0,124 125,249 249,124 125,0">
          <text:p/>
        </draw:polygon>
        <draw:polyline draw:style-name="gr91" draw:text-style-name="P9" draw:layer="layout" svg:width="0.248cm" svg:height="0.248cm" svg:x="10.338cm" svg:y="4.622cm" svg:viewBox="0 0 249 249" draw:points="0,124 125,249 249,124 125,0 0,124">
          <text:p/>
        </draw:polyline>
        <draw:polygon draw:style-name="gr104" draw:text-style-name="P9" draw:layer="layout" svg:width="0.248cm" svg:height="0.248cm" svg:x="10.793cm" svg:y="4.715cm" svg:viewBox="0 0 249 249" draw:points="0,124 125,249 249,124 125,0">
          <text:p/>
        </draw:polygon>
        <draw:polyline draw:style-name="gr91" draw:text-style-name="P9" draw:layer="layout" svg:width="0.248cm" svg:height="0.248cm" svg:x="10.793cm" svg:y="4.715cm" svg:viewBox="0 0 249 249" draw:points="0,124 125,249 249,124 125,0 0,124">
          <text:p/>
        </draw:polyline>
        <draw:polygon draw:style-name="gr104" draw:text-style-name="P9" draw:layer="layout" svg:width="0.248cm" svg:height="0.248cm" svg:x="11.249cm" svg:y="4.789cm" svg:viewBox="0 0 249 249" draw:points="0,124 125,249 249,124 125,0">
          <text:p/>
        </draw:polygon>
        <draw:polyline draw:style-name="gr91" draw:text-style-name="P9" draw:layer="layout" svg:width="0.248cm" svg:height="0.248cm" svg:x="11.249cm" svg:y="4.789cm" svg:viewBox="0 0 249 249" draw:points="0,124 125,249 249,124 125,0 0,124">
          <text:p/>
        </draw:polyline>
        <draw:polygon draw:style-name="gr104" draw:text-style-name="P9" draw:layer="layout" svg:width="0.248cm" svg:height="0.248cm" svg:x="11.704cm" svg:y="4.963cm" svg:viewBox="0 0 249 249" draw:points="0,124 125,249 249,124 125,0">
          <text:p/>
        </draw:polygon>
        <draw:polyline draw:style-name="gr91" draw:text-style-name="P9" draw:layer="layout" svg:width="0.248cm" svg:height="0.248cm" svg:x="11.704cm" svg:y="4.963cm" svg:viewBox="0 0 249 249" draw:points="0,124 125,249 249,124 125,0 0,124">
          <text:p/>
        </draw:polyline>
        <draw:polygon draw:style-name="gr104" draw:text-style-name="P9" draw:layer="layout" svg:width="0.248cm" svg:height="0.248cm" svg:x="12.159cm" svg:y="5.121cm" svg:viewBox="0 0 249 249" draw:points="0,124 125,249 249,124 125,0">
          <text:p/>
        </draw:polygon>
        <draw:polyline draw:style-name="gr91" draw:text-style-name="P9" draw:layer="layout" svg:width="0.248cm" svg:height="0.248cm" svg:x="12.159cm" svg:y="5.121cm" svg:viewBox="0 0 249 249" draw:points="0,124 125,249 249,124 125,0 0,124">
          <text:p/>
        </draw:polyline>
        <draw:polygon draw:style-name="gr104" draw:text-style-name="P9" draw:layer="layout" svg:width="0.248cm" svg:height="0.248cm" svg:x="12.615cm" svg:y="5.256cm" svg:viewBox="0 0 249 249" draw:points="0,124 125,249 249,124 125,0">
          <text:p/>
        </draw:polygon>
        <draw:polyline draw:style-name="gr91" draw:text-style-name="P9" draw:layer="layout" svg:width="0.248cm" svg:height="0.248cm" svg:x="12.615cm" svg:y="5.256cm" svg:viewBox="0 0 249 249" draw:points="0,124 125,249 249,124 125,0 0,124">
          <text:p/>
        </draw:polyline>
        <draw:polygon draw:style-name="gr104" draw:text-style-name="P9" draw:layer="layout" svg:width="0.248cm" svg:height="0.248cm" svg:x="13.07cm" svg:y="5.382cm" svg:viewBox="0 0 249 249" draw:points="0,124 125,249 249,124 125,0">
          <text:p/>
        </draw:polygon>
        <draw:polyline draw:style-name="gr91" draw:text-style-name="P9" draw:layer="layout" svg:width="0.248cm" svg:height="0.248cm" svg:x="13.07cm" svg:y="5.382cm" svg:viewBox="0 0 249 249" draw:points="0,124 125,249 249,124 125,0 0,124">
          <text:p/>
        </draw:polyline>
        <draw:polygon draw:style-name="gr104" draw:text-style-name="P9" draw:layer="layout" svg:width="0.248cm" svg:height="0.248cm" svg:x="13.526cm" svg:y="5.495cm" svg:viewBox="0 0 249 249" draw:points="0,124 125,249 249,124 125,0">
          <text:p/>
        </draw:polygon>
        <draw:polyline draw:style-name="gr91" draw:text-style-name="P9" draw:layer="layout" svg:width="0.248cm" svg:height="0.248cm" svg:x="13.526cm" svg:y="5.495cm" svg:viewBox="0 0 249 249" draw:points="0,124 125,249 249,124 125,0 0,124">
          <text:p/>
        </draw:polyline>
        <draw:polygon draw:style-name="gr104" draw:text-style-name="P9" draw:layer="layout" svg:width="0.248cm" svg:height="0.248cm" svg:x="13.981cm" svg:y="5.616cm" svg:viewBox="0 0 249 249" draw:points="0,124 125,249 249,124 125,0">
          <text:p/>
        </draw:polygon>
        <draw:polyline draw:style-name="gr91" draw:text-style-name="P9" draw:layer="layout" svg:width="0.248cm" svg:height="0.248cm" svg:x="13.981cm" svg:y="5.616cm" svg:viewBox="0 0 249 249" draw:points="0,124 125,249 249,124 125,0 0,124">
          <text:p/>
        </draw:polyline>
        <draw:polygon draw:style-name="gr104" draw:text-style-name="P9" draw:layer="layout" svg:width="0.248cm" svg:height="0.248cm" svg:x="14.436cm" svg:y="5.712cm" svg:viewBox="0 0 249 249" draw:points="0,124 125,249 249,124 125,0">
          <text:p/>
        </draw:polygon>
        <draw:polyline draw:style-name="gr91" draw:text-style-name="P9" draw:layer="layout" svg:width="0.248cm" svg:height="0.248cm" svg:x="14.436cm" svg:y="5.712cm" svg:viewBox="0 0 249 249" draw:points="0,124 125,249 249,124 125,0 0,124">
          <text:p/>
        </draw:polyline>
        <draw:polygon draw:style-name="gr104" draw:text-style-name="P9" draw:layer="layout" svg:width="0.248cm" svg:height="0.248cm" svg:x="14.892cm" svg:y="5.801cm" svg:viewBox="0 0 249 249" draw:points="0,124 125,249 249,124 125,0">
          <text:p/>
        </draw:polygon>
        <draw:polyline draw:style-name="gr91" draw:text-style-name="P9" draw:layer="layout" svg:width="0.248cm" svg:height="0.248cm" svg:x="14.892cm" svg:y="5.801cm" svg:viewBox="0 0 249 249" draw:points="0,124 125,249 249,124 125,0 0,124">
          <text:p/>
        </draw:polyline>
        <draw:polygon draw:style-name="gr104" draw:text-style-name="P9" draw:layer="layout" svg:width="0.248cm" svg:height="0.248cm" svg:x="15.347cm" svg:y="5.887cm" svg:viewBox="0 0 249 249" draw:points="0,124 125,249 249,124 125,0">
          <text:p/>
        </draw:polygon>
        <draw:polyline draw:style-name="gr91" draw:text-style-name="P9" draw:layer="layout" svg:width="0.248cm" svg:height="0.248cm" svg:x="15.347cm" svg:y="5.887cm" svg:viewBox="0 0 249 249" draw:points="0,124 125,249 249,124 125,0 0,124">
          <text:p/>
        </draw:polyline>
        <draw:polygon draw:style-name="gr104" draw:text-style-name="P9" draw:layer="layout" svg:width="0.248cm" svg:height="0.248cm" svg:x="15.803cm" svg:y="5.967cm" svg:viewBox="0 0 249 249" draw:points="0,124 125,249 249,124 125,0">
          <text:p/>
        </draw:polygon>
        <draw:polyline draw:style-name="gr91" draw:text-style-name="P9" draw:layer="layout" svg:width="0.248cm" svg:height="0.248cm" svg:x="15.803cm" svg:y="5.967cm" svg:viewBox="0 0 249 249" draw:points="0,124 125,249 249,124 125,0 0,124">
          <text:p/>
        </draw:polyline>
        <draw:polygon draw:style-name="gr93" draw:text-style-name="P9" draw:layer="layout" svg:width="0.315cm" svg:height="0.087cm" svg:x="16.418cm" svg:y="5.967cm" svg:viewBox="0 0 316 88" draw:points="0,0 316,0 316,88 0,88">
          <text:p/>
        </draw:polygon>
        <draw:polygon draw:style-name="gr93" draw:text-style-name="P9" draw:layer="layout" svg:width="0.158cm" svg:height="0.157cm" svg:x="16.497cm" svg:y="5.931cm" svg:viewBox="0 0 159 158" draw:points="0,0 0,158 159,158 159,0">
          <text:p/>
        </draw:polygon>
        <draw:polyline draw:style-name="gr91" draw:text-style-name="P9" draw:layer="layout" svg:width="0.158cm" svg:height="0.157cm" svg:x="16.497cm" svg:y="5.931cm" svg:viewBox="0 0 159 158" draw:points="0,0 0,158 159,158 159,0 0,0">
          <text:p/>
        </draw:polyline>
        <draw:polygon draw:style-name="gr104" draw:text-style-name="P9" draw:layer="layout" svg:width="0.315cm" svg:height="0.087cm" svg:x="16.418cm" svg:y="6.76cm" svg:viewBox="0 0 316 88" draw:points="0,0 316,0 316,88 0,88">
          <text:p/>
        </draw:polygon>
        <draw:polygon draw:style-name="gr104" draw:text-style-name="P9" draw:layer="layout" svg:width="0.158cm" svg:height="0.157cm" svg:x="16.497cm" svg:y="6.724cm" svg:viewBox="0 0 159 158" draw:points="0,80 80,158 159,80 80,0">
          <text:p/>
        </draw:polygon>
        <draw:polyline draw:style-name="gr91" draw:text-style-name="P9" draw:layer="layout" svg:width="0.158cm" svg:height="0.157cm" svg:x="16.497cm" svg:y="6.724cm" svg:viewBox="0 0 159 158" draw:points="0,80 80,158 159,80 80,0 0,80">
          <text:p/>
        </draw:polyline>
        <draw:frame draw:style-name="gr141" draw:text-style-name="P20" draw:layer="layout" svg:width="3.415cm" svg:height="0.569cm" svg:x="16.795cm" svg:y="5.897cm">
          <draw:text-box>
            <text:p><text:span text:style-name="T13">Qualität (einfache Heur</text:span></text:p>
          </draw:text-box>
        </draw:frame>
        <draw:frame draw:style-name="gr99" draw:text-style-name="P20" draw:layer="layout" svg:width="0.595cm" svg:height="0.569cm" svg:x="19.725cm" svg:y="5.897cm">
          <draw:text-box>
            <text:p><text:span text:style-name="T13">-</text:span></text:p>
          </draw:text-box>
        </draw:frame>
        <draw:frame draw:style-name="gr142" draw:text-style-name="P20" draw:layer="layout" svg:width="1.09cm" svg:height="0.569cm" svg:x="16.795cm" svg:y="6.265cm">
          <draw:text-box>
            <text:p><text:span text:style-name="T13">istik)</text:span></text:p>
          </draw:text-box>
        </draw:frame>
        <draw:frame draw:style-name="gr143" draw:text-style-name="P20" draw:layer="layout" svg:width="3.089cm" svg:height="0.569cm" svg:x="16.795cm" svg:y="6.687cm">
          <draw:text-box>
            <text:p><text:span text:style-name="T13">Qualität (intelligente </text:span></text:p>
          </draw:text-box>
        </draw:frame>
        <draw:frame draw:style-name="gr144" draw:text-style-name="P20" draw:layer="layout" svg:width="1.7cm" svg:height="0.569cm" svg:x="16.795cm" svg:y="7.056cm">
          <draw:text-box>
            <text:p><text:span text:style-name="T13">Heuristik)</text:span></text:p>
          </draw:text-box>
        </draw:frame>
        <draw:frame draw:style-name="gr145" draw:text-style-name="P21" draw:layer="layout" svg:width="4.287cm" svg:height="0.603cm" svg:x="9.121cm" svg:y="9.499cm">
          <draw:text-box>
            <text:p><text:span text:style-name="T14">Geschwindigkeit Zielobjekt</text:span></text:p>
          </draw:text-box>
        </draw:frame>
        <draw:frame draw:style-name="gr146" draw:text-style-name="P21" draw:layer="layout" svg:width="2.526cm" svg:height="0.603cm" draw:transform="rotate (1.5707963267946) translate (5.713cm 7.047cm)">
          <draw:text-box>
            <text:p><text:span text:style-name="T14">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85" draw:text-style-name="P9" draw:layer="layout" svg:width="15.207cm" svg:height="6.977cm" svg:x="5.733cm" svg:y="4.127cm" svg:viewBox="0 0 15208 6978" draw:points="0,0 15208,0 15208,6978 0,6978">
          <text:p/>
        </draw:polygon>
        <draw:polyline draw:style-name="gr86" draw:text-style-name="P9" draw:layer="layout" svg:width="9.107cm" svg:height="5.221cm" svg:x="7.462cm" svg:y="4.451cm" svg:viewBox="0 0 9108 5222" draw:points="4554,5222 0,5222 0,0 9108,0 9108,5222 4554,5222">
          <text:p/>
        </draw:polyline>
        <draw:line draw:style-name="gr86" draw:text-style-name="P9" draw:layer="layout" svg:x1="16.57cm" svg:y1="9.673cm" svg:x2="7.462cm" svg:y2="9.673cm">
          <text:p/>
        </draw:line>
        <draw:line draw:style-name="gr86" draw:text-style-name="P9" draw:layer="layout" svg:x1="16.57cm" svg:y1="8.802cm" svg:x2="7.462cm" svg:y2="8.802cm">
          <text:p/>
        </draw:line>
        <draw:line draw:style-name="gr86" draw:text-style-name="P9" draw:layer="layout" svg:x1="16.57cm" svg:y1="7.932cm" svg:x2="7.462cm" svg:y2="7.932cm">
          <text:p/>
        </draw:line>
        <draw:line draw:style-name="gr86" draw:text-style-name="P9" draw:layer="layout" svg:x1="16.57cm" svg:y1="7.061cm" svg:x2="7.462cm" svg:y2="7.061cm">
          <text:p/>
        </draw:line>
        <draw:line draw:style-name="gr86" draw:text-style-name="P9" draw:layer="layout" svg:x1="16.57cm" svg:y1="6.191cm" svg:x2="7.462cm" svg:y2="6.191cm">
          <text:p/>
        </draw:line>
        <draw:line draw:style-name="gr86" draw:text-style-name="P9" draw:layer="layout" svg:x1="16.57cm" svg:y1="5.32cm" svg:x2="7.462cm" svg:y2="5.32cm">
          <text:p/>
        </draw:line>
        <draw:line draw:style-name="gr86" draw:text-style-name="P9" draw:layer="layout" svg:x1="16.57cm" svg:y1="4.45cm" svg:x2="7.462cm" svg:y2="4.45cm">
          <text:p/>
        </draw:line>
        <draw:frame draw:style-name="gr89" draw:text-style-name="P20" draw:layer="layout" svg:width="0.659cm" svg:height="0.569cm" svg:x="7.396cm" svg:y="9.968cm">
          <draw:text-box>
            <text:p><text:span text:style-name="T13">0</text:span></text:p>
          </draw:text-box>
        </draw:frame>
        <draw:frame draw:style-name="gr89" draw:text-style-name="P20" draw:layer="layout" svg:width="0.896cm" svg:height="0.569cm" svg:x="7.729cm" svg:y="9.968cm">
          <draw:text-box>
            <text:p><text:span text:style-name="T13">0.1</text:span></text:p>
          </draw:text-box>
        </draw:frame>
        <draw:frame draw:style-name="gr89" draw:text-style-name="P20" draw:layer="layout" svg:width="0.896cm" svg:height="0.569cm" svg:x="8.172cm" svg:y="9.968cm">
          <draw:text-box>
            <text:p><text:span text:style-name="T13">0.2</text:span></text:p>
          </draw:text-box>
        </draw:frame>
        <draw:frame draw:style-name="gr89" draw:text-style-name="P20" draw:layer="layout" svg:width="0.896cm" svg:height="0.569cm" svg:x="8.644cm" svg:y="9.968cm">
          <draw:text-box>
            <text:p><text:span text:style-name="T13">0.3</text:span></text:p>
          </draw:text-box>
        </draw:frame>
        <draw:frame draw:style-name="gr89" draw:text-style-name="P20" draw:layer="layout" svg:width="0.896cm" svg:height="0.569cm" svg:x="9.087cm" svg:y="9.968cm">
          <draw:text-box>
            <text:p><text:span text:style-name="T13">0.4</text:span></text:p>
          </draw:text-box>
        </draw:frame>
        <draw:frame draw:style-name="gr89" draw:text-style-name="P20" draw:layer="layout" svg:width="0.896cm" svg:height="0.569cm" svg:x="9.531cm" svg:y="9.968cm">
          <draw:text-box>
            <text:p><text:span text:style-name="T13">0.5</text:span></text:p>
          </draw:text-box>
        </draw:frame>
        <draw:frame draw:style-name="gr89" draw:text-style-name="P20" draw:layer="layout" svg:width="0.896cm" svg:height="0.569cm" svg:x="10.002cm" svg:y="9.968cm">
          <draw:text-box>
            <text:p><text:span text:style-name="T13">0.6</text:span></text:p>
          </draw:text-box>
        </draw:frame>
        <draw:frame draw:style-name="gr89" draw:text-style-name="P20" draw:layer="layout" svg:width="0.896cm" svg:height="0.569cm" svg:x="10.445cm" svg:y="9.968cm">
          <draw:text-box>
            <text:p><text:span text:style-name="T13">0.7</text:span></text:p>
          </draw:text-box>
        </draw:frame>
        <draw:frame draw:style-name="gr89" draw:text-style-name="P20" draw:layer="layout" svg:width="0.896cm" svg:height="0.569cm" svg:x="10.916cm" svg:y="9.968cm">
          <draw:text-box>
            <text:p><text:span text:style-name="T13">0.8</text:span></text:p>
          </draw:text-box>
        </draw:frame>
        <draw:frame draw:style-name="gr89" draw:text-style-name="P20" draw:layer="layout" svg:width="0.896cm" svg:height="0.569cm" svg:x="11.36cm" svg:y="9.968cm">
          <draw:text-box>
            <text:p><text:span text:style-name="T13">0.9</text:span></text:p>
          </draw:text-box>
        </draw:frame>
        <draw:frame draw:style-name="gr89" draw:text-style-name="P20" draw:layer="layout" svg:width="0.659cm" svg:height="0.569cm" svg:x="11.942cm" svg:y="9.968cm">
          <draw:text-box>
            <text:p><text:span text:style-name="T13">1</text:span></text:p>
          </draw:text-box>
        </draw:frame>
        <draw:frame draw:style-name="gr89" draw:text-style-name="P20" draw:layer="layout" svg:width="0.896cm" svg:height="0.569cm" svg:x="12.275cm" svg:y="9.968cm">
          <draw:text-box>
            <text:p><text:span text:style-name="T13">1.1</text:span></text:p>
          </draw:text-box>
        </draw:frame>
        <draw:frame draw:style-name="gr89" draw:text-style-name="P20" draw:layer="layout" svg:width="0.896cm" svg:height="0.569cm" svg:x="12.718cm" svg:y="9.968cm">
          <draw:text-box>
            <text:p><text:span text:style-name="T13">1.2</text:span></text:p>
          </draw:text-box>
        </draw:frame>
        <draw:frame draw:style-name="gr89" draw:text-style-name="P20" draw:layer="layout" svg:width="0.896cm" svg:height="0.569cm" svg:x="13.189cm" svg:y="9.968cm">
          <draw:text-box>
            <text:p><text:span text:style-name="T13">1.3</text:span></text:p>
          </draw:text-box>
        </draw:frame>
        <draw:frame draw:style-name="gr89" draw:text-style-name="P20" draw:layer="layout" svg:width="0.896cm" svg:height="0.569cm" svg:x="13.633cm" svg:y="9.968cm">
          <draw:text-box>
            <text:p><text:span text:style-name="T13">1.4</text:span></text:p>
          </draw:text-box>
        </draw:frame>
        <draw:frame draw:style-name="gr89" draw:text-style-name="P20" draw:layer="layout" svg:width="0.896cm" svg:height="0.569cm" svg:x="14.104cm" svg:y="9.968cm">
          <draw:text-box>
            <text:p><text:span text:style-name="T13">1.5</text:span></text:p>
          </draw:text-box>
        </draw:frame>
        <draw:frame draw:style-name="gr89" draw:text-style-name="P20" draw:layer="layout" svg:width="0.896cm" svg:height="0.569cm" svg:x="14.547cm" svg:y="9.968cm">
          <draw:text-box>
            <text:p><text:span text:style-name="T13">1.6</text:span></text:p>
          </draw:text-box>
        </draw:frame>
        <draw:frame draw:style-name="gr89" draw:text-style-name="P20" draw:layer="layout" svg:width="0.896cm" svg:height="0.569cm" svg:x="15.019cm" svg:y="9.968cm">
          <draw:text-box>
            <text:p><text:span text:style-name="T13">1.7</text:span></text:p>
          </draw:text-box>
        </draw:frame>
        <draw:frame draw:style-name="gr89" draw:text-style-name="P20" draw:layer="layout" svg:width="0.896cm" svg:height="0.569cm" svg:x="15.462cm" svg:y="9.968cm">
          <draw:text-box>
            <text:p><text:span text:style-name="T13">1.8</text:span></text:p>
          </draw:text-box>
        </draw:frame>
        <draw:frame draw:style-name="gr89" draw:text-style-name="P20" draw:layer="layout" svg:width="0.896cm" svg:height="0.569cm" svg:x="15.905cm" svg:y="9.968cm">
          <draw:text-box>
            <text:p><text:span text:style-name="T13">1.9</text:span></text:p>
          </draw:text-box>
        </draw:frame>
        <draw:frame draw:style-name="gr89" draw:text-style-name="P20" draw:layer="layout" svg:width="0.659cm" svg:height="0.569cm" svg:x="16.488cm" svg:y="9.968cm">
          <draw:text-box>
            <text:p><text:span text:style-name="T13">2</text:span></text:p>
          </draw:text-box>
        </draw:frame>
        <draw:line draw:style-name="gr86" draw:text-style-name="P9" draw:layer="layout" svg:x1="7.462cm" svg:y1="9.822cm" svg:x2="7.462cm" svg:y2="9.673cm">
          <text:p/>
        </draw:line>
        <draw:line draw:style-name="gr86" draw:text-style-name="P9" draw:layer="layout" svg:x1="7.917cm" svg:y1="9.822cm" svg:x2="7.917cm" svg:y2="9.673cm">
          <text:p/>
        </draw:line>
        <draw:line draw:style-name="gr86" draw:text-style-name="P9" draw:layer="layout" svg:x1="8.372cm" svg:y1="9.822cm" svg:x2="8.372cm" svg:y2="9.673cm">
          <text:p/>
        </draw:line>
        <draw:line draw:style-name="gr86" draw:text-style-name="P9" draw:layer="layout" svg:x1="8.828cm" svg:y1="9.822cm" svg:x2="8.828cm" svg:y2="9.673cm">
          <text:p/>
        </draw:line>
        <draw:line draw:style-name="gr86" draw:text-style-name="P9" draw:layer="layout" svg:x1="9.283cm" svg:y1="9.822cm" svg:x2="9.283cm" svg:y2="9.673cm">
          <text:p/>
        </draw:line>
        <draw:line draw:style-name="gr86" draw:text-style-name="P9" draw:layer="layout" svg:x1="9.739cm" svg:y1="9.822cm" svg:x2="9.739cm" svg:y2="9.673cm">
          <text:p/>
        </draw:line>
        <draw:line draw:style-name="gr86" draw:text-style-name="P9" draw:layer="layout" svg:x1="10.194cm" svg:y1="9.822cm" svg:x2="10.194cm" svg:y2="9.673cm">
          <text:p/>
        </draw:line>
        <draw:line draw:style-name="gr86" draw:text-style-name="P9" draw:layer="layout" svg:x1="10.649cm" svg:y1="9.822cm" svg:x2="10.649cm" svg:y2="9.673cm">
          <text:p/>
        </draw:line>
        <draw:line draw:style-name="gr86" draw:text-style-name="P9" draw:layer="layout" svg:x1="11.105cm" svg:y1="9.822cm" svg:x2="11.105cm" svg:y2="9.673cm">
          <text:p/>
        </draw:line>
        <draw:line draw:style-name="gr86" draw:text-style-name="P9" draw:layer="layout" svg:x1="11.56cm" svg:y1="9.822cm" svg:x2="11.56cm" svg:y2="9.673cm">
          <text:p/>
        </draw:line>
        <draw:line draw:style-name="gr86" draw:text-style-name="P9" draw:layer="layout" svg:x1="12.016cm" svg:y1="9.822cm" svg:x2="12.016cm" svg:y2="9.673cm">
          <text:p/>
        </draw:line>
        <draw:line draw:style-name="gr86" draw:text-style-name="P9" draw:layer="layout" svg:x1="12.471cm" svg:y1="9.822cm" svg:x2="12.471cm" svg:y2="9.673cm">
          <text:p/>
        </draw:line>
        <draw:line draw:style-name="gr86" draw:text-style-name="P9" draw:layer="layout" svg:x1="12.926cm" svg:y1="9.822cm" svg:x2="12.926cm" svg:y2="9.673cm">
          <text:p/>
        </draw:line>
        <draw:line draw:style-name="gr86" draw:text-style-name="P9" draw:layer="layout" svg:x1="13.382cm" svg:y1="9.822cm" svg:x2="13.382cm" svg:y2="9.673cm">
          <text:p/>
        </draw:line>
        <draw:line draw:style-name="gr86" draw:text-style-name="P9" draw:layer="layout" svg:x1="13.837cm" svg:y1="9.822cm" svg:x2="13.837cm" svg:y2="9.673cm">
          <text:p/>
        </draw:line>
        <draw:line draw:style-name="gr86" draw:text-style-name="P9" draw:layer="layout" svg:x1="14.293cm" svg:y1="9.822cm" svg:x2="14.293cm" svg:y2="9.673cm">
          <text:p/>
        </draw:line>
        <draw:line draw:style-name="gr86" draw:text-style-name="P9" draw:layer="layout" svg:x1="14.748cm" svg:y1="9.822cm" svg:x2="14.748cm" svg:y2="9.673cm">
          <text:p/>
        </draw:line>
        <draw:line draw:style-name="gr86" draw:text-style-name="P9" draw:layer="layout" svg:x1="15.203cm" svg:y1="9.822cm" svg:x2="15.203cm" svg:y2="9.673cm">
          <text:p/>
        </draw:line>
        <draw:line draw:style-name="gr86" draw:text-style-name="P9" draw:layer="layout" svg:x1="15.66cm" svg:y1="9.822cm" svg:x2="15.66cm" svg:y2="9.673cm">
          <text:p/>
        </draw:line>
        <draw:line draw:style-name="gr86" draw:text-style-name="P9" draw:layer="layout" svg:x1="16.115cm" svg:y1="9.822cm" svg:x2="16.115cm" svg:y2="9.673cm">
          <text:p/>
        </draw:line>
        <draw:polyline draw:style-name="gr86" draw:text-style-name="P9" draw:layer="layout" svg:width="0.148cm" svg:height="9.107cm" draw:transform="rotate (1.5707963267946) translate (7.46225554900837cm 9.82218954992662cm)" svg:viewBox="0 0 149 9108" draw:points="0,24033 149,24033 149,14925">
          <text:p/>
        </draw:polyline>
        <draw:frame draw:style-name="gr89" draw:text-style-name="P20" draw:layer="layout" svg:width="0.659cm" svg:height="0.569cm" svg:x="7.063cm" svg:y="9.52cm">
          <draw:text-box>
            <text:p><text:span text:style-name="T13">0</text:span></text:p>
          </draw:text-box>
        </draw:frame>
        <draw:frame draw:style-name="gr89" draw:text-style-name="P20" draw:layer="layout" svg:width="0.815cm" svg:height="0.569cm" svg:x="6.897cm" svg:y="8.65cm">
          <draw:text-box>
            <text:p><text:span text:style-name="T13">20</text:span></text:p>
          </draw:text-box>
        </draw:frame>
        <draw:frame draw:style-name="gr89" draw:text-style-name="P20" draw:layer="layout" svg:width="0.815cm" svg:height="0.569cm" svg:x="6.897cm" svg:y="7.779cm">
          <draw:text-box>
            <text:p><text:span text:style-name="T13">40</text:span></text:p>
          </draw:text-box>
        </draw:frame>
        <draw:frame draw:style-name="gr89" draw:text-style-name="P20" draw:layer="layout" svg:width="0.815cm" svg:height="0.569cm" svg:x="6.897cm" svg:y="6.908cm">
          <draw:text-box>
            <text:p><text:span text:style-name="T13">60</text:span></text:p>
          </draw:text-box>
        </draw:frame>
        <draw:frame draw:style-name="gr89" draw:text-style-name="P20" draw:layer="layout" svg:width="0.815cm" svg:height="0.569cm" svg:x="6.897cm" svg:y="6.037cm">
          <draw:text-box>
            <text:p><text:span text:style-name="T13">80</text:span></text:p>
          </draw:text-box>
        </draw:frame>
        <draw:frame draw:style-name="gr89" draw:text-style-name="P20" draw:layer="layout" svg:width="0.972cm" svg:height="0.569cm" svg:x="6.731cm" svg:y="5.166cm">
          <draw:text-box>
            <text:p><text:span text:style-name="T13">100</text:span></text:p>
          </draw:text-box>
        </draw:frame>
        <draw:frame draw:style-name="gr89" draw:text-style-name="P20" draw:layer="layout" svg:width="0.972cm" svg:height="0.569cm" svg:x="6.731cm" svg:y="4.295cm">
          <draw:text-box>
            <text:p><text:span text:style-name="T13">120</text:span></text:p>
          </draw:text-box>
        </draw:frame>
        <draw:line draw:style-name="gr86" draw:text-style-name="P9" draw:layer="layout" svg:x1="7.313cm" svg:y1="9.673cm" svg:x2="7.463cm" svg:y2="9.673cm">
          <text:p/>
        </draw:line>
        <draw:line draw:style-name="gr86" draw:text-style-name="P9" draw:layer="layout" svg:x1="7.313cm" svg:y1="8.802cm" svg:x2="7.463cm" svg:y2="8.802cm">
          <text:p/>
        </draw:line>
        <draw:line draw:style-name="gr86" draw:text-style-name="P9" draw:layer="layout" svg:x1="7.313cm" svg:y1="7.932cm" svg:x2="7.463cm" svg:y2="7.932cm">
          <text:p/>
        </draw:line>
        <draw:line draw:style-name="gr86" draw:text-style-name="P9" draw:layer="layout" svg:x1="7.313cm" svg:y1="7.061cm" svg:x2="7.463cm" svg:y2="7.061cm">
          <text:p/>
        </draw:line>
        <draw:line draw:style-name="gr86" draw:text-style-name="P9" draw:layer="layout" svg:x1="7.313cm" svg:y1="6.191cm" svg:x2="7.463cm" svg:y2="6.191cm">
          <text:p/>
        </draw:line>
        <draw:line draw:style-name="gr86" draw:text-style-name="P9" draw:layer="layout" svg:x1="7.313cm" svg:y1="5.32cm" svg:x2="7.463cm" svg:y2="5.32cm">
          <text:p/>
        </draw:line>
        <draw:polyline draw:style-name="gr86" draw:text-style-name="P9" draw:layer="layout" svg:width="0.149cm" svg:height="5.221cm" svg:x="7.313cm" svg:y="4.45cm" svg:viewBox="0 0 150 5222" draw:points="0,0 150,0 150,5222">
          <text:p/>
        </draw:polyline>
        <draw:polygon draw:style-name="gr90" draw:text-style-name="P9" draw:layer="layout" svg:width="0.498cm" svg:height="0.335cm" svg:x="7.44cm" svg:y="8.291cm" svg:viewBox="0 0 499 336" draw:points="44,0 499,261 477,299 455,336 0,76 22,38">
          <text:p/>
        </draw:polygon>
        <draw:polygon draw:style-name="gr90" draw:text-style-name="P9" draw:layer="layout" svg:width="0.021cm" svg:height="0.041cm" svg:x="7.895cm" svg:y="8.59cm" svg:viewBox="0 0 22 42" draw:points="22,0 8,42 1,39 0,38">
          <text:p/>
        </draw:polygon>
        <draw:polygon draw:style-name="gr90" draw:text-style-name="P9" draw:layer="layout" svg:width="0.482cm" svg:height="0.231cm" svg:x="7.903cm" svg:y="8.548cm" svg:viewBox="0 0 483 232" draw:points="28,0 483,148 469,190 455,232 0,84 14,42">
          <text:p/>
        </draw:polygon>
        <draw:polygon draw:style-name="gr90" draw:text-style-name="P9" draw:layer="layout" svg:width="0.013cm" svg:height="0.042cm" svg:x="8.358cm" svg:y="8.738cm" svg:viewBox="0 0 14 43" draw:points="14,0 3,43 0,42">
          <text:p/>
        </draw:polygon>
        <draw:polygon draw:style-name="gr90" draw:text-style-name="P9" draw:layer="layout" svg:width="0.477cm" svg:height="0.205cm" svg:x="8.361cm" svg:y="8.695cm" svg:viewBox="0 0 478 206" draw:points="22,0 478,120 467,163 456,206 0,86 11,43">
          <text:p/>
        </draw:polygon>
        <draw:polygon draw:style-name="gr90" draw:text-style-name="P9" draw:layer="layout" svg:width="0.01cm" svg:height="0.042cm" svg:x="8.817cm" svg:y="8.859cm" svg:viewBox="0 0 11 43" draw:points="11,0 3,43 0,43">
          <text:p/>
        </draw:polygon>
        <draw:polygon draw:style-name="gr90" draw:text-style-name="P9" draw:layer="layout" svg:width="0.47cm" svg:height="0.167cm" svg:x="8.82cm" svg:y="8.816cm" svg:viewBox="0 0 471 168" draw:points="16,0 471,83 463,125 455,168 0,86 8,43">
          <text:p/>
        </draw:polygon>
        <draw:polygon draw:style-name="gr90" draw:text-style-name="P9" draw:layer="layout" svg:width="0.007cm" svg:height="0.043cm" svg:x="9.275cm" svg:y="8.941cm" svg:viewBox="0 0 8 44" draw:points="8,0 3,44 0,43">
          <text:p/>
        </draw:polygon>
        <draw:polygon draw:style-name="gr90" draw:text-style-name="P9" draw:layer="layout" svg:width="0.464cm" svg:height="0.133cm" svg:x="9.278cm" svg:y="8.898cm" svg:viewBox="0 0 465 134" draw:points="10,0 465,47 460,91 455,134 0,88 5,44">
          <text:p/>
        </draw:polygon>
        <draw:polygon draw:style-name="gr90" draw:text-style-name="P9" draw:layer="layout" svg:width="0.004cm" svg:height="0.043cm" svg:x="9.733cm" svg:y="8.988cm" svg:viewBox="0 0 5 44" draw:points="5,0 1,44 0,44">
          <text:p/>
        </draw:polygon>
        <draw:polygon draw:style-name="gr90" draw:text-style-name="P9" draw:layer="layout" svg:width="0.463cm" svg:height="0.13cm" svg:x="9.734cm" svg:y="8.944cm" svg:viewBox="0 0 464 131" draw:points="8,0 464,44 460,88 456,131 0,88 4,44">
          <text:p/>
        </draw:polygon>
        <draw:polygon draw:style-name="gr90" draw:text-style-name="P9" draw:layer="layout" svg:width="0.004cm" svg:height="0.043cm" svg:x="10.194cm" svg:y="8.988cm" svg:viewBox="0 0 5 44" draw:points="0,44 4,0 5,0">
          <text:p/>
        </draw:polygon>
        <draw:polygon draw:style-name="gr90" draw:text-style-name="P9" draw:layer="layout" svg:width="0.464cm" svg:height="0.141cm" svg:x="10.189cm" svg:y="8.988cm" svg:viewBox="0 0 465 142" draw:points="10,0 465,55 460,99 455,142 0,88 5,44">
          <text:p/>
        </draw:polygon>
        <draw:polygon draw:style-name="gr90" draw:text-style-name="P9" draw:layer="layout" svg:width="0.006cm" svg:height="0.043cm" svg:x="10.644cm" svg:y="9.087cm" svg:viewBox="0 0 7 44" draw:points="5,0 7,44 0,44 0,44">
          <text:p/>
        </draw:polygon>
        <draw:polygon draw:style-name="gr90" draw:text-style-name="P9" draw:layer="layout" svg:width="0.459cm" svg:height="0.112cm" svg:x="10.647cm" svg:y="9.017cm" svg:viewBox="0 0 460 113" draw:points="0,26 456,0 458,44 460,88 4,113 2,70">
          <text:p/>
        </draw:polygon>
        <draw:polygon draw:style-name="gr90" draw:text-style-name="P9" draw:layer="layout" svg:width="0.003cm" svg:height="0.043cm" svg:x="11.103cm" svg:y="9.017cm" svg:viewBox="0 0 4 44" draw:points="2,44 0,0 4,0">
          <text:p/>
        </draw:polygon>
        <draw:polygon draw:style-name="gr90" draw:text-style-name="P9" draw:layer="layout" svg:width="0.458cm" svg:height="0.111cm" svg:x="11.103cm" svg:y="9.017cm" svg:viewBox="0 0 459 112" draw:points="4,0 459,25 457,69 455,112 0,88 2,44">
          <text:p/>
        </draw:polygon>
        <draw:polygon draw:style-name="gr90" draw:text-style-name="P9" draw:layer="layout" svg:width="0.002cm" svg:height="0.043cm" svg:x="11.56cm" svg:y="9.042cm" svg:viewBox="0 0 3 44" draw:points="0,44 2,0 3,0">
          <text:p/>
        </draw:polygon>
        <draw:polygon draw:style-name="gr90" draw:text-style-name="P9" draw:layer="layout" svg:width="0.461cm" svg:height="0.114cm" svg:x="11.557cm" svg:y="9.042cm" svg:viewBox="0 0 462 115" draw:points="6,0 462,28 459,72 456,115 0,88 3,44">
          <text:p/>
        </draw:polygon>
        <draw:polygon draw:style-name="gr90" draw:text-style-name="P9" draw:layer="layout" svg:width="0.003cm" svg:height="0.043cm" svg:x="12.016cm" svg:y="9.07cm" svg:viewBox="0 0 4 44" draw:points="0,44 3,0 4,0">
          <text:p/>
        </draw:polygon>
        <draw:polygon draw:style-name="gr90" draw:text-style-name="P9" draw:layer="layout" svg:width="0.462cm" svg:height="0.127cm" svg:x="12.012cm" svg:y="9.07cm" svg:viewBox="0 0 463 128" draw:points="8,0 463,41 459,85 455,128 0,88 4,44">
          <text:p/>
        </draw:polygon>
        <draw:polygon draw:style-name="gr90" draw:text-style-name="P9" draw:layer="layout" svg:width="0.003cm" svg:height="0.043cm" svg:x="12.467cm" svg:y="9.154cm" svg:viewBox="0 0 4 44" draw:points="4,0 3,44 0,44">
          <text:p/>
        </draw:polygon>
        <draw:polygon draw:style-name="gr90" draw:text-style-name="P9" draw:layer="layout" svg:width="0.456cm" svg:height="0.099cm" svg:x="12.47cm" svg:y="9.111cm" svg:viewBox="0 0 457 100" draw:points="2,0 457,12 456,56 455,100 0,88 1,44">
          <text:p/>
        </draw:polygon>
        <draw:polygon draw:style-name="gr90" draw:text-style-name="P9" draw:layer="layout" svg:width="0.002cm" svg:height="0.043cm" svg:x="12.926cm" svg:y="9.122cm" svg:viewBox="0 0 3 44" draw:points="0,44 1,0 3,0">
          <text:p/>
        </draw:polygon>
        <draw:polygon draw:style-name="gr90" draw:text-style-name="P9" draw:layer="layout" svg:width="0.461cm" svg:height="0.113cm" svg:x="12.923cm" svg:y="9.122cm" svg:viewBox="0 0 462 114" draw:points="6,0 462,27 459,71 456,114 0,88 3,44">
          <text:p/>
        </draw:polygon>
        <draw:polygon draw:style-name="gr90" draw:text-style-name="P9" draw:layer="layout" svg:width="0.002cm" svg:height="0.043cm" svg:x="13.379cm" svg:y="9.193cm" svg:viewBox="0 0 3 44" draw:points="3,0 3,44 0,44">
          <text:p/>
        </draw:polygon>
        <draw:polygon draw:style-name="gr90" draw:text-style-name="P9" draw:layer="layout" svg:width="0.454cm" svg:height="0.092cm" svg:x="13.382cm" svg:y="9.149cm" svg:viewBox="0 0 455 93" draw:points="0,0 455,5 455,49 455,93 0,88 0,44">
          <text:p/>
        </draw:polygon>
        <draw:polygon draw:style-name="gr90" draw:text-style-name="P9" draw:layer="layout" svg:width="0.001cm" svg:height="0.043cm" svg:x="13.837cm" svg:y="9.198cm" svg:viewBox="0 0 2 44" draw:points="0,0 2,44 0,44">
          <text:p/>
        </draw:polygon>
        <draw:polygon draw:style-name="gr90" draw:text-style-name="P9" draw:layer="layout" svg:width="0.459cm" svg:height="0.105cm" svg:x="13.835cm" svg:y="9.136cm" svg:viewBox="0 0 460 106" draw:points="0,18 456,0 458,44 460,88 4,106 2,62">
          <text:p/>
        </draw:polygon>
        <draw:polygon draw:style-name="gr90" draw:text-style-name="P9" draw:layer="layout" svg:width="0.004cm" svg:height="0.043cm" svg:x="14.291cm" svg:y="9.136cm" svg:viewBox="0 0 5 44" draw:points="2,44 0,0 5,0">
          <text:p/>
        </draw:polygon>
        <draw:polygon draw:style-name="gr90" draw:text-style-name="P9" draw:layer="layout" svg:width="0.46cm" svg:height="0.117cm" svg:x="14.29cm" svg:y="9.136cm" svg:viewBox="0 0 461 118" draw:points="6,0 461,31 458,75 455,118 0,88 3,44">
          <text:p/>
        </draw:polygon>
        <draw:polygon draw:style-name="gr90" draw:text-style-name="P9" draw:layer="layout" svg:width="0.002cm" svg:height="0.043cm" svg:x="14.745cm" svg:y="9.211cm" svg:viewBox="0 0 3 44" draw:points="3,0 2,44 0,44">
          <text:p/>
        </draw:polygon>
        <draw:polygon draw:style-name="gr90" draw:text-style-name="P9" draw:layer="layout" svg:width="0.456cm" svg:height="0.095cm" svg:x="14.747cm" svg:y="9.167cm" svg:viewBox="0 0 457 96" draw:points="2,0 457,8 456,52 455,96 0,88 1,44">
          <text:p/>
        </draw:polygon>
        <draw:polygon draw:style-name="gr90" draw:text-style-name="P9" draw:layer="layout" svg:width="0cm" svg:height="0.043cm" svg:x="15.202cm" svg:y="9.219cm" svg:viewBox="0 0 1 44" draw:points="1,0 1,44 0,44">
          <text:p/>
        </draw:polygon>
        <draw:polygon draw:style-name="gr90" draw:text-style-name="P9" draw:layer="layout" svg:width="0.455cm" svg:height="0.09cm" svg:x="15.203cm" svg:y="9.172cm" svg:viewBox="0 0 456 91" draw:points="0,3 456,0 456,44 456,88 0,91 0,47">
          <text:p/>
        </draw:polygon>
        <draw:polygon draw:style-name="gr90" draw:text-style-name="P9" draw:layer="layout" svg:width="0.002cm" svg:height="0.043cm" svg:x="15.66cm" svg:y="9.172cm" svg:viewBox="0 0 3 44" draw:points="0,44 0,0 3,0">
          <text:p/>
        </draw:polygon>
        <draw:polygon draw:style-name="gr90" draw:text-style-name="P9" draw:layer="layout" svg:width="0.46cm" svg:height="0.112cm" svg:x="15.657cm" svg:y="9.172cm" svg:viewBox="0 0 461 113" draw:points="6,0 461,26 458,70 455,113 0,88 3,44">
          <text:p/>
        </draw:polygon>
        <draw:polygon draw:style-name="gr90" draw:text-style-name="P9" draw:layer="layout" svg:width="0.005cm" svg:height="0.043cm" svg:x="16.112cm" svg:y="9.242cm" svg:viewBox="0 0 6 44" draw:points="3,0 6,44 0,44">
          <text:p/>
        </draw:polygon>
        <draw:polygon draw:style-name="gr90" draw:text-style-name="P9" draw:layer="layout" svg:width="0.461cm" svg:height="0.113cm" svg:x="16.112cm" svg:y="9.171cm" svg:viewBox="0 0 462 114" draw:points="0,27 456,0 459,44 462,88 6,114 3,71">
          <text:p/>
        </draw:polygon>
        <draw:polygon draw:style-name="gr90" draw:text-style-name="P9" draw:layer="layout" svg:width="0.248cm" svg:height="0.248cm" svg:x="7.338cm" svg:y="8.205cm" svg:viewBox="0 0 249 249" draw:points="0,0 0,249 249,249 249,0">
          <text:p/>
        </draw:polygon>
        <draw:polyline draw:style-name="gr91" draw:text-style-name="P9" draw:layer="layout" svg:width="0.248cm" svg:height="0.248cm" svg:x="7.338cm" svg:y="8.205cm" svg:viewBox="0 0 249 249" draw:points="0,0 0,249 249,249 249,0 0,0">
          <text:p/>
        </draw:polyline>
        <draw:polygon draw:style-name="gr92" draw:text-style-name="P9" draw:layer="layout" svg:width="0.248cm" svg:height="0.248cm" svg:x="7.793cm" svg:y="8.466cm" svg:viewBox="0 0 249 249" draw:points="0,0 0,249 249,249 249,0">
          <text:p/>
        </draw:polygon>
        <draw:polyline draw:style-name="gr91" draw:text-style-name="P9" draw:layer="layout" svg:width="0.248cm" svg:height="0.248cm" svg:x="7.793cm" svg:y="8.466cm" svg:viewBox="0 0 249 249" draw:points="0,0 0,249 249,249 249,0 0,0">
          <text:p/>
        </draw:polyline>
        <draw:polygon draw:style-name="gr92" draw:text-style-name="P9" draw:layer="layout" svg:width="0.248cm" svg:height="0.248cm" svg:x="8.248cm" svg:y="8.614cm" svg:viewBox="0 0 249 249" draw:points="0,0 0,249 249,249 249,0">
          <text:p/>
        </draw:polygon>
        <draw:polyline draw:style-name="gr91" draw:text-style-name="P9" draw:layer="layout" svg:width="0.248cm" svg:height="0.248cm" svg:x="8.248cm" svg:y="8.614cm" svg:viewBox="0 0 249 249" draw:points="0,0 0,249 249,249 249,0 0,0">
          <text:p/>
        </draw:polyline>
        <draw:polygon draw:style-name="gr92" draw:text-style-name="P9" draw:layer="layout" svg:width="0.248cm" svg:height="0.248cm" svg:x="8.704cm" svg:y="8.734cm" svg:viewBox="0 0 249 249" draw:points="0,0 0,249 249,249 249,0">
          <text:p/>
        </draw:polygon>
        <draw:polyline draw:style-name="gr91" draw:text-style-name="P9" draw:layer="layout" svg:width="0.248cm" svg:height="0.248cm" svg:x="8.704cm" svg:y="8.734cm" svg:viewBox="0 0 249 249" draw:points="0,0 0,249 249,249 249,0 0,0">
          <text:p/>
        </draw:polyline>
        <draw:polygon draw:style-name="gr92" draw:text-style-name="P9" draw:layer="layout" svg:width="0.248cm" svg:height="0.248cm" svg:x="9.159cm" svg:y="8.817cm" svg:viewBox="0 0 249 249" draw:points="0,0 0,249 249,249 249,0">
          <text:p/>
        </draw:polygon>
        <draw:polyline draw:style-name="gr91" draw:text-style-name="P9" draw:layer="layout" svg:width="0.248cm" svg:height="0.248cm" svg:x="9.159cm" svg:y="8.817cm" svg:viewBox="0 0 249 249" draw:points="0,0 0,249 249,249 249,0 0,0">
          <text:p/>
        </draw:polyline>
        <draw:polygon draw:style-name="gr92" draw:text-style-name="P9" draw:layer="layout" svg:width="0.249cm" svg:height="0.248cm" svg:x="9.614cm" svg:y="8.864cm" svg:viewBox="0 0 250 249" draw:points="0,0 0,249 250,249 250,0">
          <text:p/>
        </draw:polygon>
        <draw:polyline draw:style-name="gr91" draw:text-style-name="P9" draw:layer="layout" svg:width="0.249cm" svg:height="0.248cm" svg:x="9.614cm" svg:y="8.864cm" svg:viewBox="0 0 250 249" draw:points="0,0 0,249 250,249 250,0 0,0">
          <text:p/>
        </draw:polyline>
        <draw:polygon draw:style-name="gr92" draw:text-style-name="P9" draw:layer="layout" svg:width="0.248cm" svg:height="0.248cm" svg:x="10.07cm" svg:y="8.907cm" svg:viewBox="0 0 249 249" draw:points="0,0 0,249 249,249 249,0">
          <text:p/>
        </draw:polygon>
        <draw:polyline draw:style-name="gr91" draw:text-style-name="P9" draw:layer="layout" svg:width="0.248cm" svg:height="0.248cm" svg:x="10.07cm" svg:y="8.907cm" svg:viewBox="0 0 249 249" draw:points="0,0 0,249 249,249 249,0 0,0">
          <text:p/>
        </draw:polyline>
        <draw:polygon draw:style-name="gr92" draw:text-style-name="P9" draw:layer="layout" svg:width="0.248cm" svg:height="0.248cm" svg:x="10.525cm" svg:y="8.962cm" svg:viewBox="0 0 249 249" draw:points="0,0 0,249 249,249 249,0">
          <text:p/>
        </draw:polygon>
        <draw:polyline draw:style-name="gr91" draw:text-style-name="P9" draw:layer="layout" svg:width="0.248cm" svg:height="0.248cm" svg:x="10.525cm" svg:y="8.962cm" svg:viewBox="0 0 249 249" draw:points="0,0 0,249 249,249 249,0 0,0">
          <text:p/>
        </draw:polyline>
        <draw:polygon draw:style-name="gr92" draw:text-style-name="P9" draw:layer="layout" svg:width="0.248cm" svg:height="0.248cm" svg:x="10.981cm" svg:y="8.936cm" svg:viewBox="0 0 249 249" draw:points="0,0 0,249 249,249 249,0">
          <text:p/>
        </draw:polygon>
        <draw:polyline draw:style-name="gr91" draw:text-style-name="P9" draw:layer="layout" svg:width="0.248cm" svg:height="0.248cm" svg:x="10.981cm" svg:y="8.936cm" svg:viewBox="0 0 249 249" draw:points="0,0 0,249 249,249 249,0 0,0">
          <text:p/>
        </draw:polyline>
        <draw:polygon draw:style-name="gr92" draw:text-style-name="P9" draw:layer="layout" svg:width="0.248cm" svg:height="0.248cm" svg:x="11.436cm" svg:y="8.961cm" svg:viewBox="0 0 249 249" draw:points="0,0 0,249 249,249 249,0">
          <text:p/>
        </draw:polygon>
        <draw:polyline draw:style-name="gr91" draw:text-style-name="P9" draw:layer="layout" svg:width="0.248cm" svg:height="0.248cm" svg:x="11.436cm" svg:y="8.961cm" svg:viewBox="0 0 249 249" draw:points="0,0 0,249 249,249 249,0 0,0">
          <text:p/>
        </draw:polyline>
        <draw:polygon draw:style-name="gr92" draw:text-style-name="P9" draw:layer="layout" svg:width="0.248cm" svg:height="0.248cm" svg:x="11.892cm" svg:y="8.989cm" svg:viewBox="0 0 249 249" draw:points="0,0 0,249 249,249 249,0">
          <text:p/>
        </draw:polygon>
        <draw:polyline draw:style-name="gr91" draw:text-style-name="P9" draw:layer="layout" svg:width="0.248cm" svg:height="0.248cm" svg:x="11.892cm" svg:y="8.989cm" svg:viewBox="0 0 249 249" draw:points="0,0 0,249 249,249 249,0 0,0">
          <text:p/>
        </draw:polyline>
        <draw:polygon draw:style-name="gr92" draw:text-style-name="P9" draw:layer="layout" svg:width="0.248cm" svg:height="0.248cm" svg:x="12.347cm" svg:y="9.03cm" svg:viewBox="0 0 249 249" draw:points="0,0 0,249 249,249 249,0">
          <text:p/>
        </draw:polygon>
        <draw:polyline draw:style-name="gr91" draw:text-style-name="P9" draw:layer="layout" svg:width="0.248cm" svg:height="0.248cm" svg:x="12.347cm" svg:y="9.03cm" svg:viewBox="0 0 249 249" draw:points="0,0 0,249 249,249 249,0 0,0">
          <text:p/>
        </draw:polyline>
        <draw:polygon draw:style-name="gr92" draw:text-style-name="P9" draw:layer="layout" svg:width="0.248cm" svg:height="0.248cm" svg:x="12.802cm" svg:y="9.042cm" svg:viewBox="0 0 249 249" draw:points="0,0 0,249 249,249 249,0">
          <text:p/>
        </draw:polygon>
        <draw:polyline draw:style-name="gr91" draw:text-style-name="P9" draw:layer="layout" svg:width="0.248cm" svg:height="0.248cm" svg:x="12.802cm" svg:y="9.042cm" svg:viewBox="0 0 249 249" draw:points="0,0 0,249 249,249 249,0 0,0">
          <text:p/>
        </draw:polyline>
        <draw:polygon draw:style-name="gr92" draw:text-style-name="P9" draw:layer="layout" svg:width="0.248cm" svg:height="0.248cm" svg:x="13.258cm" svg:y="9.069cm" svg:viewBox="0 0 249 249" draw:points="0,0 0,249 249,249 249,0">
          <text:p/>
        </draw:polygon>
        <draw:polyline draw:style-name="gr91" draw:text-style-name="P9" draw:layer="layout" svg:width="0.248cm" svg:height="0.248cm" svg:x="13.258cm" svg:y="9.069cm" svg:viewBox="0 0 249 249" draw:points="0,0 0,249 249,249 249,0 0,0">
          <text:p/>
        </draw:polyline>
        <draw:polygon draw:style-name="gr92" draw:text-style-name="P9" draw:layer="layout" svg:width="0.248cm" svg:height="0.248cm" svg:x="13.713cm" svg:y="9.074cm" svg:viewBox="0 0 249 249" draw:points="0,0 0,249 249,249 249,0">
          <text:p/>
        </draw:polygon>
        <draw:polyline draw:style-name="gr91" draw:text-style-name="P9" draw:layer="layout" svg:width="0.248cm" svg:height="0.248cm" svg:x="13.713cm" svg:y="9.074cm" svg:viewBox="0 0 249 249" draw:points="0,0 0,249 249,249 249,0 0,0">
          <text:p/>
        </draw:polyline>
        <draw:polygon draw:style-name="gr92" draw:text-style-name="P9" draw:layer="layout" svg:width="0.248cm" svg:height="0.248cm" svg:x="14.169cm" svg:y="9.056cm" svg:viewBox="0 0 249 249" draw:points="0,0 0,249 249,249 249,0">
          <text:p/>
        </draw:polygon>
        <draw:polyline draw:style-name="gr91" draw:text-style-name="P9" draw:layer="layout" svg:width="0.248cm" svg:height="0.248cm" svg:x="14.169cm" svg:y="9.056cm" svg:viewBox="0 0 249 249" draw:points="0,0 0,249 249,249 249,0 0,0">
          <text:p/>
        </draw:polyline>
        <draw:polygon draw:style-name="gr92" draw:text-style-name="P9" draw:layer="layout" svg:width="0.248cm" svg:height="0.248cm" svg:x="14.624cm" svg:y="9.087cm" svg:viewBox="0 0 249 249" draw:points="0,0 0,249 249,249 249,0">
          <text:p/>
        </draw:polygon>
        <draw:polyline draw:style-name="gr91" draw:text-style-name="P9" draw:layer="layout" svg:width="0.248cm" svg:height="0.248cm" svg:x="14.624cm" svg:y="9.087cm" svg:viewBox="0 0 249 249" draw:points="0,0 0,249 249,249 249,0 0,0">
          <text:p/>
        </draw:polyline>
        <draw:polygon draw:style-name="gr92" draw:text-style-name="P9" draw:layer="layout" svg:width="0.248cm" svg:height="0.248cm" svg:x="15.079cm" svg:y="9.095cm" svg:viewBox="0 0 249 249" draw:points="0,0 0,249 249,249 249,0">
          <text:p/>
        </draw:polygon>
        <draw:polyline draw:style-name="gr91" draw:text-style-name="P9" draw:layer="layout" svg:width="0.248cm" svg:height="0.248cm" svg:x="15.079cm" svg:y="9.095cm" svg:viewBox="0 0 249 249" draw:points="0,0 0,249 249,249 249,0 0,0">
          <text:p/>
        </draw:polyline>
        <draw:polygon draw:style-name="gr92" draw:text-style-name="P9" draw:layer="layout" svg:width="0.248cm" svg:height="0.248cm" svg:x="15.535cm" svg:y="9.092cm" svg:viewBox="0 0 249 249" draw:points="0,0 0,249 249,249 249,0">
          <text:p/>
        </draw:polygon>
        <draw:polyline draw:style-name="gr91" draw:text-style-name="P9" draw:layer="layout" svg:width="0.248cm" svg:height="0.248cm" svg:x="15.535cm" svg:y="9.092cm" svg:viewBox="0 0 249 249" draw:points="0,0 0,249 249,249 249,0 0,0">
          <text:p/>
        </draw:polyline>
        <draw:polygon draw:style-name="gr92" draw:text-style-name="P9" draw:layer="layout" svg:width="0.248cm" svg:height="0.248cm" svg:x="15.99cm" svg:y="9.118cm" svg:viewBox="0 0 249 249" draw:points="0,0 0,249 249,249 249,0">
          <text:p/>
        </draw:polygon>
        <draw:polyline draw:style-name="gr91" draw:text-style-name="P9" draw:layer="layout" svg:width="0.248cm" svg:height="0.248cm" svg:x="15.99cm" svg:y="9.118cm" svg:viewBox="0 0 249 249" draw:points="0,0 0,249 249,249 249,0 0,0">
          <text:p/>
        </draw:polyline>
        <draw:polygon draw:style-name="gr92" draw:text-style-name="P9" draw:layer="layout" svg:width="0.248cm" svg:height="0.248cm" svg:x="16.446cm" svg:y="9.091cm" svg:viewBox="0 0 249 249" draw:points="0,0 0,249 249,249 249,0">
          <text:p/>
        </draw:polygon>
        <draw:polyline draw:style-name="gr91" draw:text-style-name="P9" draw:layer="layout" svg:width="0.248cm" svg:height="0.248cm" svg:x="16.446cm" svg:y="9.091cm" svg:viewBox="0 0 249 249" draw:points="0,0 0,249 249,249 249,0 0,0">
          <text:p/>
        </draw:polyline>
        <draw:polygon draw:style-name="gr93" draw:text-style-name="P9" draw:layer="layout" svg:width="0.454cm" svg:height="0.092cm" svg:x="7.462cm" svg:y="5.424cm" svg:viewBox="0 0 455 93" draw:points="0,5 455,0 455,44 455,88 0,93 0,49">
          <text:p/>
        </draw:polygon>
        <draw:polygon draw:style-name="gr93" draw:text-style-name="P9" draw:layer="layout" svg:width="0.003cm" svg:height="0.043cm" svg:x="7.917cm" svg:y="5.424cm" svg:viewBox="0 0 4 44" draw:points="0,44 0,0 4,0">
          <text:p/>
        </draw:polygon>
        <draw:polygon draw:style-name="gr93" draw:text-style-name="P9" draw:layer="layout" svg:width="0.462cm" svg:height="0.123cm" svg:x="7.913cm" svg:y="5.424cm" svg:viewBox="0 0 463 124" draw:points="8,0 463,37 459,81 455,124 0,88 4,44">
          <text:p/>
        </draw:polygon>
        <draw:polygon draw:style-name="gr93" draw:text-style-name="P9" draw:layer="layout" svg:width="0.003cm" svg:height="0.043cm" svg:x="8.368cm" svg:y="5.505cm" svg:viewBox="0 0 4 44" draw:points="4,0 1,44 0,44">
          <text:p/>
        </draw:polygon>
        <draw:polygon draw:style-name="gr93" draw:text-style-name="P9" draw:layer="layout" svg:width="0.461cm" svg:height="0.114cm" svg:x="8.369cm" svg:y="5.461cm" svg:viewBox="0 0 462 115" draw:points="6,0 462,28 459,72 456,115 0,88 3,44">
          <text:p/>
        </draw:polygon>
        <draw:polygon draw:style-name="gr93" draw:text-style-name="P9" draw:layer="layout" svg:width="0.004cm" svg:height="0.043cm" svg:x="8.828cm" svg:y="5.489cm" svg:viewBox="0 0 5 44" draw:points="0,44 3,0 5,0">
          <text:p/>
        </draw:polygon>
        <draw:polygon draw:style-name="gr93" draw:text-style-name="P9" draw:layer="layout" svg:width="0.464cm" svg:height="0.133cm" svg:x="8.823cm" svg:y="5.489cm" svg:viewBox="0 0 465 134" draw:points="10,0 465,47 460,91 455,134 0,88 5,44">
          <text:p/>
        </draw:polygon>
        <draw:polygon draw:style-name="gr93" draw:text-style-name="P9" draw:layer="layout" svg:width="0.007cm" svg:height="0.043cm" svg:x="9.283cm" svg:y="5.535cm" svg:viewBox="0 0 8 44" draw:points="0,44 5,0 8,1">
          <text:p/>
        </draw:polygon>
        <draw:polygon draw:style-name="gr93" draw:text-style-name="P9" draw:layer="layout" svg:width="0.47cm" svg:height="0.169cm" svg:x="9.275cm" svg:y="5.536cm" svg:viewBox="0 0 471 170" draw:points="16,0 471,85 463,127 455,170 0,86 8,43">
          <text:p/>
        </draw:polygon>
        <draw:polygon draw:style-name="gr93" draw:text-style-name="P9" draw:layer="layout" svg:width="0.007cm" svg:height="0.042cm" svg:x="9.73cm" svg:y="5.664cm" svg:viewBox="0 0 8 43" draw:points="8,0 1,43 0,43">
          <text:p/>
        </draw:polygon>
        <draw:polygon draw:style-name="gr93" draw:text-style-name="P9" draw:layer="layout" svg:width="0.469cm" svg:height="0.157cm" svg:x="9.731cm" svg:y="5.621cm" svg:viewBox="0 0 470 158" draw:points="14,0 470,73 463,115 456,158 0,86 7,43">
          <text:p/>
        </draw:polygon>
        <draw:polygon draw:style-name="gr93" draw:text-style-name="P9" draw:layer="layout" svg:width="0.008cm" svg:height="0.042cm" svg:x="10.194cm" svg:y="5.694cm" svg:viewBox="0 0 9 43" draw:points="0,43 7,0 9,0">
          <text:p/>
        </draw:polygon>
        <draw:polygon draw:style-name="gr93" draw:text-style-name="P9" draw:layer="layout" svg:width="0.472cm" svg:height="0.174cm" svg:x="10.185cm" svg:y="5.694cm" svg:viewBox="0 0 473 175" draw:points="18,0 473,90 464,132 455,175 0,86 9,43">
          <text:p/>
        </draw:polygon>
        <draw:polygon draw:style-name="gr93" draw:text-style-name="P9" draw:layer="layout" svg:width="0.009cm" svg:height="0.042cm" svg:x="10.649cm" svg:y="5.783cm" svg:viewBox="0 0 10 43" draw:points="0,43 9,0 10,0">
          <text:p/>
        </draw:polygon>
        <draw:polygon draw:style-name="gr93" draw:text-style-name="P9" draw:layer="layout" svg:width="0.475cm" svg:height="0.187cm" svg:x="10.639cm" svg:y="5.783cm" svg:viewBox="0 0 476 188" draw:points="20,0 476,103 466,145 456,188 0,86 10,43">
          <text:p/>
        </draw:polygon>
        <draw:polygon draw:style-name="gr93" draw:text-style-name="P9" draw:layer="layout" svg:width="0.009cm" svg:height="0.042cm" svg:x="11.105cm" svg:y="5.886cm" svg:viewBox="0 0 10 43" draw:points="0,43 10,0 10,0">
          <text:p/>
        </draw:polygon>
        <draw:polygon draw:style-name="gr93" draw:text-style-name="P9" draw:layer="layout" svg:width="0.474cm" svg:height="0.193cm" svg:x="11.095cm" svg:y="5.886cm" svg:viewBox="0 0 475 194" draw:points="20,0 475,108 465,151 455,194 0,86 10,43">
          <text:p/>
        </draw:polygon>
        <draw:polygon draw:style-name="gr93" draw:text-style-name="P9" draw:layer="layout" svg:width="0.009cm" svg:height="0.042cm" svg:x="11.55cm" svg:y="6.037cm" svg:viewBox="0 0 10 43" draw:points="10,0 2,43 0,43">
          <text:p/>
        </draw:polygon>
        <draw:polygon draw:style-name="gr93" draw:text-style-name="P9" draw:layer="layout" svg:width="0.471cm" svg:height="0.169cm" svg:x="11.552cm" svg:y="5.994cm" svg:viewBox="0 0 472 170" draw:points="16,0 472,85 464,127 456,170 0,86 8,43">
          <text:p/>
        </draw:polygon>
        <draw:polygon draw:style-name="gr93" draw:text-style-name="P9" draw:layer="layout" svg:width="0.024cm" svg:height="0.042cm" svg:x="12.016cm" svg:y="6.079cm" svg:viewBox="0 0 25 43" draw:points="0,43 8,0 15,2 22,5 25,7">
          <text:p/>
        </draw:polygon>
        <draw:polygon draw:style-name="gr93" draw:text-style-name="P9" draw:layer="layout" svg:width="0.504cm" svg:height="0.389cm" svg:x="11.991cm" svg:y="6.086cm" svg:viewBox="0 0 505 390" draw:points="50,0 505,319 480,354 455,390 0,72 25,36">
          <text:p/>
        </draw:polygon>
        <draw:polygon draw:style-name="gr93" draw:text-style-name="P9" draw:layer="layout" svg:width="0.024cm" svg:height="0.038cm" svg:x="12.446cm" svg:y="6.44cm" svg:viewBox="0 0 25 39" draw:points="25,0 4,39 0,36">
          <text:p/>
        </draw:polygon>
        <draw:polygon draw:style-name="gr93" draw:text-style-name="P9" draw:layer="layout" svg:width="0.496cm" svg:height="0.326cm" svg:x="12.45cm" svg:y="6.401cm" svg:viewBox="0 0 497 327" draw:points="42,0 497,250 476,289 455,327 0,78 21,39">
          <text:p/>
        </draw:polygon>
        <draw:polygon draw:style-name="gr93" draw:text-style-name="P9" draw:layer="layout" svg:width="0.02cm" svg:height="0.039cm" svg:x="12.905cm" svg:y="6.69cm" svg:viewBox="0 0 21 40" draw:points="21,0 3,40 0,39">
          <text:p/>
        </draw:polygon>
        <draw:polygon draw:style-name="gr93" draw:text-style-name="P9" draw:layer="layout" svg:width="0.491cm" svg:height="0.285cm" svg:x="12.908cm" svg:y="6.65cm" svg:viewBox="0 0 492 286" draw:points="36,0 492,206 474,246 456,286 0,80 18,40">
          <text:p/>
        </draw:polygon>
        <draw:polygon draw:style-name="gr93" draw:text-style-name="P9" draw:layer="layout" svg:width="0.017cm" svg:height="0.039cm" svg:x="13.364cm" svg:y="6.896cm" svg:viewBox="0 0 18 40" draw:points="18,0 1,40 0,40">
          <text:p/>
        </draw:polygon>
        <draw:polygon draw:style-name="gr93" draw:text-style-name="P9" draw:layer="layout" svg:width="0.488cm" svg:height="0.274cm" svg:x="13.365cm" svg:y="6.856cm" svg:viewBox="0 0 489 275" draw:points="34,0 489,195 472,235 455,275 0,80 17,40">
          <text:p/>
        </draw:polygon>
        <draw:polygon draw:style-name="gr93" draw:text-style-name="P9" draw:layer="layout" svg:width="0.016cm" svg:height="0.04cm" svg:x="13.82cm" svg:y="7.091cm" svg:viewBox="0 0 17 41" draw:points="17,0 2,41 0,40">
          <text:p/>
        </draw:polygon>
        <draw:polygon draw:style-name="gr93" draw:text-style-name="P9" draw:layer="layout" svg:width="0.485cm" svg:height="0.242cm" svg:x="13.822cm" svg:y="7.05cm" svg:viewBox="0 0 486 243" draw:points="30,0 486,161 471,202 456,243 0,82 15,41">
          <text:p/>
        </draw:polygon>
        <draw:polygon draw:style-name="gr93" draw:text-style-name="P9" draw:layer="layout" svg:width="0.014cm" svg:height="0.04cm" svg:x="14.293cm" svg:y="7.211cm" svg:viewBox="0 0 15 41" draw:points="0,41 15,0 15,0">
          <text:p/>
        </draw:polygon>
        <draw:polygon draw:style-name="gr93" draw:text-style-name="P9" draw:layer="layout" svg:width="0.484cm" svg:height="0.25cm" svg:x="14.278cm" svg:y="7.211cm" svg:viewBox="0 0 485 251" draw:points="30,0 485,169 470,210 455,251 0,82 15,41">
          <text:p/>
        </draw:polygon>
        <draw:polygon draw:style-name="gr93" draw:text-style-name="P9" draw:layer="layout" svg:width="0.014cm" svg:height="0.041cm" svg:x="14.734cm" svg:y="7.421cm" svg:viewBox="0 0 15 42" draw:points="15,0 1,42 0,41">
          <text:p/>
        </draw:polygon>
        <draw:polygon draw:style-name="gr93" draw:text-style-name="P9" draw:layer="layout" svg:width="0.482cm" svg:height="0.229cm" svg:x="14.735cm" svg:y="7.38cm" svg:viewBox="0 0 483 230" draw:points="28,0 483,146 469,188 455,230 0,84 14,42">
          <text:p/>
        </draw:polygon>
        <draw:polygon draw:style-name="gr93" draw:text-style-name="P9" draw:layer="layout" svg:width="0.013cm" svg:height="0.041cm" svg:x="15.19cm" svg:y="7.568cm" svg:viewBox="0 0 14 42" draw:points="14,0 1,42 0,42">
          <text:p/>
        </draw:polygon>
        <draw:polygon draw:style-name="gr93" draw:text-style-name="P9" draw:layer="layout" svg:width="0.481cm" svg:height="0.219cm" svg:x="15.191cm" svg:y="7.526cm" svg:viewBox="0 0 482 220" draw:points="26,0 482,136 469,178 456,220 0,84 13,42">
          <text:p/>
        </draw:polygon>
        <draw:polygon draw:style-name="gr93" draw:text-style-name="P9" draw:layer="layout" svg:width="0.012cm" svg:height="0.042cm" svg:x="15.647cm" svg:y="7.704cm" svg:viewBox="0 0 13 43" draw:points="13,0 3,43 0,42">
          <text:p/>
        </draw:polygon>
        <draw:polygon draw:style-name="gr93" draw:text-style-name="P9" draw:layer="layout" svg:width="0.474cm" svg:height="0.196cm" svg:x="15.65cm" svg:y="7.661cm" svg:viewBox="0 0 475 197" draw:points="20,0 475,111 465,154 455,197 0,86 10,43">
          <text:p/>
        </draw:polygon>
        <draw:polygon draw:style-name="gr93" draw:text-style-name="P9" draw:layer="layout" svg:width="0.009cm" svg:height="0.042cm" svg:x="16.105cm" svg:y="7.816cm" svg:viewBox="0 0 10 43" draw:points="10,0 0,43 0,43">
          <text:p/>
        </draw:polygon>
        <draw:polygon draw:style-name="gr93" draw:text-style-name="P9" draw:layer="layout" svg:width="0.475cm" svg:height="0.196cm" svg:x="16.105cm" svg:y="7.773cm" svg:viewBox="0 0 476 197" draw:points="20,0 476,111 466,154 456,197 0,86 10,43">
          <text:p/>
        </draw:polygon>
        <draw:polygon draw:style-name="gr93" draw:text-style-name="P9" draw:layer="layout" svg:width="0.248cm" svg:height="0.248cm" svg:x="7.338cm" svg:y="5.348cm" svg:viewBox="0 0 249 249" draw:points="0,124 125,249 249,124 125,0">
          <text:p/>
        </draw:polygon>
        <draw:polyline draw:style-name="gr91" draw:text-style-name="P9" draw:layer="layout" svg:width="0.248cm" svg:height="0.248cm" svg:x="7.338cm" svg:y="5.348cm" svg:viewBox="0 0 249 249" draw:points="0,124 125,249 249,124 125,0 0,124">
          <text:p/>
        </draw:polyline>
        <draw:polygon draw:style-name="gr93" draw:text-style-name="P9" draw:layer="layout" svg:width="0.248cm" svg:height="0.248cm" svg:x="7.793cm" svg:y="5.343cm" svg:viewBox="0 0 249 249" draw:points="0,124 125,249 249,124 125,0">
          <text:p/>
        </draw:polygon>
        <draw:polyline draw:style-name="gr91" draw:text-style-name="P9" draw:layer="layout" svg:width="0.248cm" svg:height="0.248cm" svg:x="7.793cm" svg:y="5.343cm" svg:viewBox="0 0 249 249" draw:points="0,124 125,249 249,124 125,0 0,124">
          <text:p/>
        </draw:polyline>
        <draw:polygon draw:style-name="gr93" draw:text-style-name="P9" draw:layer="layout" svg:width="0.248cm" svg:height="0.248cm" svg:x="8.248cm" svg:y="5.38cm" svg:viewBox="0 0 249 249" draw:points="0,124 125,249 249,124 125,0">
          <text:p/>
        </draw:polygon>
        <draw:polyline draw:style-name="gr91" draw:text-style-name="P9" draw:layer="layout" svg:width="0.248cm" svg:height="0.248cm" svg:x="8.248cm" svg:y="5.38cm" svg:viewBox="0 0 249 249" draw:points="0,124 125,249 249,124 125,0 0,124">
          <text:p/>
        </draw:polyline>
        <draw:polygon draw:style-name="gr93" draw:text-style-name="P9" draw:layer="layout" svg:width="0.248cm" svg:height="0.248cm" svg:x="8.704cm" svg:y="5.408cm" svg:viewBox="0 0 249 249" draw:points="0,124 125,249 249,124 125,0">
          <text:p/>
        </draw:polygon>
        <draw:polyline draw:style-name="gr91" draw:text-style-name="P9" draw:layer="layout" svg:width="0.248cm" svg:height="0.248cm" svg:x="8.704cm" svg:y="5.408cm" svg:viewBox="0 0 249 249" draw:points="0,124 125,249 249,124 125,0 0,124">
          <text:p/>
        </draw:polyline>
        <draw:polygon draw:style-name="gr93" draw:text-style-name="P9" draw:layer="layout" svg:width="0.248cm" svg:height="0.248cm" svg:x="9.159cm" svg:y="5.455cm" svg:viewBox="0 0 249 249" draw:points="0,124 125,249 249,124 125,0">
          <text:p/>
        </draw:polygon>
        <draw:polyline draw:style-name="gr91" draw:text-style-name="P9" draw:layer="layout" svg:width="0.248cm" svg:height="0.248cm" svg:x="9.159cm" svg:y="5.455cm" svg:viewBox="0 0 249 249" draw:points="0,124 125,249 249,124 125,0 0,124">
          <text:p/>
        </draw:polyline>
        <draw:polygon draw:style-name="gr93" draw:text-style-name="P9" draw:layer="layout" svg:width="0.249cm" svg:height="0.248cm" svg:x="9.614cm" svg:y="5.539cm" svg:viewBox="0 0 250 249" draw:points="0,124 125,249 250,124 125,0">
          <text:p/>
        </draw:polygon>
        <draw:polyline draw:style-name="gr91" draw:text-style-name="P9" draw:layer="layout" svg:width="0.249cm" svg:height="0.248cm" svg:x="9.614cm" svg:y="5.539cm" svg:viewBox="0 0 250 249" draw:points="0,124 125,249 250,124 125,0 0,124">
          <text:p/>
        </draw:polyline>
        <draw:polygon draw:style-name="gr93" draw:text-style-name="P9" draw:layer="layout" svg:width="0.248cm" svg:height="0.248cm" svg:x="10.07cm" svg:y="5.612cm" svg:viewBox="0 0 249 249" draw:points="0,124 125,249 249,124 125,0">
          <text:p/>
        </draw:polygon>
        <draw:polyline draw:style-name="gr91" draw:text-style-name="P9" draw:layer="layout" svg:width="0.248cm" svg:height="0.248cm" svg:x="10.07cm" svg:y="5.612cm" svg:viewBox="0 0 249 249" draw:points="0,124 125,249 249,124 125,0 0,124">
          <text:p/>
        </draw:polyline>
        <draw:polygon draw:style-name="gr93" draw:text-style-name="P9" draw:layer="layout" svg:width="0.248cm" svg:height="0.248cm" svg:x="10.525cm" svg:y="5.702cm" svg:viewBox="0 0 249 249" draw:points="0,124 125,249 249,124 125,0">
          <text:p/>
        </draw:polygon>
        <draw:polyline draw:style-name="gr91" draw:text-style-name="P9" draw:layer="layout" svg:width="0.248cm" svg:height="0.248cm" svg:x="10.525cm" svg:y="5.702cm" svg:viewBox="0 0 249 249" draw:points="0,124 125,249 249,124 125,0 0,124">
          <text:p/>
        </draw:polyline>
        <draw:polygon draw:style-name="gr93" draw:text-style-name="P9" draw:layer="layout" svg:width="0.248cm" svg:height="0.248cm" svg:x="10.981cm" svg:y="5.804cm" svg:viewBox="0 0 249 249" draw:points="0,124 125,249 249,124 125,0">
          <text:p/>
        </draw:polygon>
        <draw:polyline draw:style-name="gr91" draw:text-style-name="P9" draw:layer="layout" svg:width="0.248cm" svg:height="0.248cm" svg:x="10.981cm" svg:y="5.804cm" svg:viewBox="0 0 249 249" draw:points="0,124 125,249 249,124 125,0 0,124">
          <text:p/>
        </draw:polyline>
        <draw:polygon draw:style-name="gr93" draw:text-style-name="P9" draw:layer="layout" svg:width="0.248cm" svg:height="0.248cm" svg:x="11.436cm" svg:y="5.913cm" svg:viewBox="0 0 249 249" draw:points="0,124 125,249 249,124 125,0">
          <text:p/>
        </draw:polygon>
        <draw:polyline draw:style-name="gr91" draw:text-style-name="P9" draw:layer="layout" svg:width="0.248cm" svg:height="0.248cm" svg:x="11.436cm" svg:y="5.913cm" svg:viewBox="0 0 249 249" draw:points="0,124 125,249 249,124 125,0 0,124">
          <text:p/>
        </draw:polyline>
        <draw:polygon draw:style-name="gr93" draw:text-style-name="P9" draw:layer="layout" svg:width="0.248cm" svg:height="0.248cm" svg:x="11.892cm" svg:y="5.997cm" svg:viewBox="0 0 249 249" draw:points="0,124 125,249 249,124 125,0">
          <text:p/>
        </draw:polygon>
        <draw:polyline draw:style-name="gr91" draw:text-style-name="P9" draw:layer="layout" svg:width="0.248cm" svg:height="0.248cm" svg:x="11.892cm" svg:y="5.997cm" svg:viewBox="0 0 249 249" draw:points="0,124 125,249 249,124 125,0 0,124">
          <text:p/>
        </draw:polyline>
        <draw:polygon draw:style-name="gr93" draw:text-style-name="P9" draw:layer="layout" svg:width="0.248cm" svg:height="0.248cm" svg:x="12.347cm" svg:y="6.316cm" svg:viewBox="0 0 249 249" draw:points="0,124 125,249 249,124 125,0">
          <text:p/>
        </draw:polygon>
        <draw:polyline draw:style-name="gr91" draw:text-style-name="P9" draw:layer="layout" svg:width="0.248cm" svg:height="0.248cm" svg:x="12.347cm" svg:y="6.316cm" svg:viewBox="0 0 249 249" draw:points="0,124 125,249 249,124 125,0 0,124">
          <text:p/>
        </draw:polyline>
        <draw:polygon draw:style-name="gr93" draw:text-style-name="P9" draw:layer="layout" svg:width="0.248cm" svg:height="0.248cm" svg:x="12.802cm" svg:y="6.566cm" svg:viewBox="0 0 249 249" draw:points="0,124 125,249 249,124 125,0">
          <text:p/>
        </draw:polygon>
        <draw:polyline draw:style-name="gr91" draw:text-style-name="P9" draw:layer="layout" svg:width="0.248cm" svg:height="0.248cm" svg:x="12.802cm" svg:y="6.566cm" svg:viewBox="0 0 249 249" draw:points="0,124 125,249 249,124 125,0 0,124">
          <text:p/>
        </draw:polyline>
        <draw:polygon draw:style-name="gr93" draw:text-style-name="P9" draw:layer="layout" svg:width="0.248cm" svg:height="0.248cm" svg:x="13.258cm" svg:y="6.772cm" svg:viewBox="0 0 249 249" draw:points="0,124 125,249 249,124 125,0">
          <text:p/>
        </draw:polygon>
        <draw:polyline draw:style-name="gr91" draw:text-style-name="P9" draw:layer="layout" svg:width="0.248cm" svg:height="0.248cm" svg:x="13.258cm" svg:y="6.772cm" svg:viewBox="0 0 249 249" draw:points="0,124 125,249 249,124 125,0 0,124">
          <text:p/>
        </draw:polyline>
        <draw:polygon draw:style-name="gr93" draw:text-style-name="P9" draw:layer="layout" svg:width="0.248cm" svg:height="0.248cm" svg:x="13.713cm" svg:y="6.967cm" svg:viewBox="0 0 249 249" draw:points="0,124 125,249 249,124 125,0">
          <text:p/>
        </draw:polygon>
        <draw:polyline draw:style-name="gr91" draw:text-style-name="P9" draw:layer="layout" svg:width="0.248cm" svg:height="0.248cm" svg:x="13.713cm" svg:y="6.967cm" svg:viewBox="0 0 249 249" draw:points="0,124 125,249 249,124 125,0 0,124">
          <text:p/>
        </draw:polyline>
        <draw:polygon draw:style-name="gr93" draw:text-style-name="P9" draw:layer="layout" svg:width="0.248cm" svg:height="0.248cm" svg:x="14.169cm" svg:y="7.128cm" svg:viewBox="0 0 249 249" draw:points="0,124 125,249 249,124 125,0">
          <text:p/>
        </draw:polygon>
        <draw:polyline draw:style-name="gr91" draw:text-style-name="P9" draw:layer="layout" svg:width="0.248cm" svg:height="0.248cm" svg:x="14.169cm" svg:y="7.128cm" svg:viewBox="0 0 249 249" draw:points="0,124 125,249 249,124 125,0 0,124">
          <text:p/>
        </draw:polyline>
        <draw:polygon draw:style-name="gr93" draw:text-style-name="P9" draw:layer="layout" svg:width="0.248cm" svg:height="0.248cm" svg:x="14.624cm" svg:y="7.297cm" svg:viewBox="0 0 249 249" draw:points="0,124 125,249 249,124 125,0">
          <text:p/>
        </draw:polygon>
        <draw:polyline draw:style-name="gr91" draw:text-style-name="P9" draw:layer="layout" svg:width="0.248cm" svg:height="0.248cm" svg:x="14.624cm" svg:y="7.297cm" svg:viewBox="0 0 249 249" draw:points="0,124 125,249 249,124 125,0 0,124">
          <text:p/>
        </draw:polyline>
        <draw:polygon draw:style-name="gr93" draw:text-style-name="P9" draw:layer="layout" svg:width="0.248cm" svg:height="0.248cm" svg:x="15.079cm" svg:y="7.443cm" svg:viewBox="0 0 249 249" draw:points="0,124 125,249 249,124 125,0">
          <text:p/>
        </draw:polygon>
        <draw:polyline draw:style-name="gr91" draw:text-style-name="P9" draw:layer="layout" svg:width="0.248cm" svg:height="0.248cm" svg:x="15.079cm" svg:y="7.443cm" svg:viewBox="0 0 249 249" draw:points="0,124 125,249 249,124 125,0 0,124">
          <text:p/>
        </draw:polyline>
        <draw:polygon draw:style-name="gr93" draw:text-style-name="P9" draw:layer="layout" svg:width="0.248cm" svg:height="0.248cm" svg:x="15.535cm" svg:y="7.58cm" svg:viewBox="0 0 249 249" draw:points="0,124 125,249 249,124 125,0">
          <text:p/>
        </draw:polygon>
        <draw:polyline draw:style-name="gr91" draw:text-style-name="P9" draw:layer="layout" svg:width="0.248cm" svg:height="0.248cm" svg:x="15.535cm" svg:y="7.58cm" svg:viewBox="0 0 249 249" draw:points="0,124 125,249 249,124 125,0 0,124">
          <text:p/>
        </draw:polyline>
        <draw:polygon draw:style-name="gr93" draw:text-style-name="P9" draw:layer="layout" svg:width="0.248cm" svg:height="0.248cm" svg:x="15.99cm" svg:y="7.691cm" svg:viewBox="0 0 249 249" draw:points="0,124 125,249 249,124 125,0">
          <text:p/>
        </draw:polygon>
        <draw:polyline draw:style-name="gr91" draw:text-style-name="P9" draw:layer="layout" svg:width="0.248cm" svg:height="0.248cm" svg:x="15.99cm" svg:y="7.691cm" svg:viewBox="0 0 249 249" draw:points="0,124 125,249 249,124 125,0 0,124">
          <text:p/>
        </draw:polyline>
        <draw:polygon draw:style-name="gr93" draw:text-style-name="P9" draw:layer="layout" svg:width="0.248cm" svg:height="0.248cm" svg:x="16.446cm" svg:y="7.803cm" svg:viewBox="0 0 249 249" draw:points="0,124 125,249 249,124 125,0">
          <text:p/>
        </draw:polygon>
        <draw:polyline draw:style-name="gr91" draw:text-style-name="P9" draw:layer="layout" svg:width="0.248cm" svg:height="0.248cm" svg:x="16.446cm" svg:y="7.803cm" svg:viewBox="0 0 249 249" draw:points="0,124 125,249 249,124 125,0 0,124">
          <text:p/>
        </draw:polyline>
        <draw:polygon draw:style-name="gr104" draw:text-style-name="P9" draw:layer="layout" svg:width="0.454cm" svg:height="0.091cm" svg:x="7.462cm" svg:y="5.372cm" svg:viewBox="0 0 455 92" draw:points="0,0 455,4 455,48 455,92 0,88 0,44">
          <text:p/>
        </draw:polygon>
        <draw:polygon draw:style-name="gr104" draw:text-style-name="P9" draw:layer="layout" svg:width="0cm" svg:height="0.043cm" svg:x="7.917cm" svg:y="5.376cm" svg:viewBox="0 0 1 44" draw:points="0,44 0,0 1,0">
          <text:p/>
        </draw:polygon>
        <draw:polygon draw:style-name="gr104" draw:text-style-name="P9" draw:layer="layout" svg:width="0.456cm" svg:height="0.101cm" svg:x="7.916cm" svg:y="5.376cm" svg:viewBox="0 0 457 102" draw:points="2,0 457,14 456,58 455,102 0,88 1,44">
          <text:p/>
        </draw:polygon>
        <draw:polygon draw:style-name="gr104" draw:text-style-name="P9" draw:layer="layout" svg:width="0.004cm" svg:height="0.043cm" svg:x="8.372cm" svg:y="5.39cm" svg:viewBox="0 0 5 44" draw:points="0,44 1,0 5,0">
          <text:p/>
        </draw:polygon>
        <draw:polygon draw:style-name="gr104" draw:text-style-name="P9" draw:layer="layout" svg:width="0.465cm" svg:height="0.138cm" svg:x="8.367cm" svg:y="5.39cm" svg:viewBox="0 0 466 139" draw:points="10,0 466,52 461,96 456,139 0,88 5,44">
          <text:p/>
        </draw:polygon>
        <draw:polygon draw:style-name="gr104" draw:text-style-name="P9" draw:layer="layout" svg:width="0.004cm" svg:height="0.043cm" svg:x="8.823cm" svg:y="5.486cm" svg:viewBox="0 0 5 44" draw:points="5,0 2,44 0,44">
          <text:p/>
        </draw:polygon>
        <draw:polygon draw:style-name="gr104" draw:text-style-name="P9" draw:layer="layout" svg:width="0.46cm" svg:height="0.116cm" svg:x="8.825cm" svg:y="5.442cm" svg:viewBox="0 0 461 117" draw:points="6,0 461,30 458,74 455,117 0,88 3,44">
          <text:p/>
        </draw:polygon>
        <draw:polygon draw:style-name="gr104" draw:text-style-name="P9" draw:layer="layout" svg:width="0.004cm" svg:height="0.043cm" svg:x="9.283cm" svg:y="5.472cm" svg:viewBox="0 0 5 44" draw:points="0,44 3,0 5,0">
          <text:p/>
        </draw:polygon>
        <draw:polygon draw:style-name="gr104" draw:text-style-name="P9" draw:layer="layout" svg:width="0.464cm" svg:height="0.141cm" svg:x="9.278cm" svg:y="5.472cm" svg:viewBox="0 0 465 142" draw:points="10,0 465,55 460,99 455,142 0,88 5,44">
          <text:p/>
        </draw:polygon>
        <draw:polygon draw:style-name="gr104" draw:text-style-name="P9" draw:layer="layout" svg:width="0.01cm" svg:height="0.043cm" svg:x="9.738cm" svg:y="5.526cm" svg:viewBox="0 0 11 44" draw:points="0,44 5,0 11,1">
          <text:p/>
        </draw:polygon>
        <draw:polygon draw:style-name="gr104" draw:text-style-name="P9" draw:layer="layout" svg:width="0.477cm" svg:height="0.198cm" svg:x="9.727cm" svg:y="5.527cm" svg:viewBox="0 0 478 199" draw:points="22,0 478,113 467,156 456,199 0,86 11,43">
          <text:p/>
        </draw:polygon>
        <draw:polygon draw:style-name="gr104" draw:text-style-name="P9" draw:layer="layout" svg:width="0.01cm" svg:height="0.043cm" svg:x="10.183cm" svg:y="5.684cm" svg:viewBox="0 0 11 44" draw:points="11,0 5,44 0,43">
          <text:p/>
        </draw:polygon>
        <draw:polygon draw:style-name="gr104" draw:text-style-name="P9" draw:layer="layout" svg:width="0.466cm" svg:height="0.15cm" svg:x="10.188cm" svg:y="5.64cm" svg:viewBox="0 0 467 151" draw:points="12,0 467,64 461,107 455,151 0,88 6,44">
          <text:p/>
        </draw:polygon>
        <draw:polygon draw:style-name="gr104" draw:text-style-name="P9" draw:layer="layout" svg:width="0.007cm" svg:height="0.043cm" svg:x="10.649cm" svg:y="5.704cm" svg:viewBox="0 0 8 44" draw:points="0,44 6,0 8,1">
          <text:p/>
        </draw:polygon>
        <draw:polygon draw:style-name="gr104" draw:text-style-name="P9" draw:layer="layout" svg:width="0.471cm" svg:height="0.168cm" svg:x="10.641cm" svg:y="5.705cm" svg:viewBox="0 0 472 169" draw:points="16,0 472,84 464,126 456,169 0,86 8,43">
          <text:p/>
        </draw:polygon>
        <draw:polygon draw:style-name="gr104" draw:text-style-name="P9" draw:layer="layout" svg:width="0.007cm" svg:height="0.042cm" svg:x="11.097cm" svg:y="5.831cm" svg:viewBox="0 0 8 43" draw:points="8,0 1,43 0,43">
          <text:p/>
        </draw:polygon>
        <draw:polygon draw:style-name="gr104" draw:text-style-name="P9" draw:layer="layout" svg:width="0.468cm" svg:height="0.158cm" svg:x="11.098cm" svg:y="5.788cm" svg:viewBox="0 0 469 159" draw:points="14,0 469,74 462,116 455,159 0,86 7,43">
          <text:p/>
        </draw:polygon>
        <draw:polygon draw:style-name="gr104" draw:text-style-name="P9" draw:layer="layout" svg:width="0.007cm" svg:height="0.042cm" svg:x="11.56cm" svg:y="5.862cm" svg:viewBox="0 0 8 43" draw:points="0,43 7,0 8,0">
          <text:p/>
        </draw:polygon>
        <draw:polygon draw:style-name="gr104" draw:text-style-name="P9" draw:layer="layout" svg:width="0.471cm" svg:height="0.173cm" svg:x="11.552cm" svg:y="5.862cm" svg:viewBox="0 0 472 174" draw:points="16,0 472,89 464,131 456,174 0,86 8,43">
          <text:p/>
        </draw:polygon>
        <draw:polygon draw:style-name="gr104" draw:text-style-name="P9" draw:layer="layout" svg:width="0.02cm" svg:height="0.042cm" svg:x="12.016cm" svg:y="5.95cm" svg:viewBox="0 0 21 43" draw:points="0,43 8,0 16,2 21,4">
          <text:p/>
        </draw:polygon>
        <draw:polygon draw:style-name="gr104" draw:text-style-name="P9" draw:layer="layout" svg:width="0.496cm" svg:height="0.326cm" svg:x="11.995cm" svg:y="5.954cm" svg:viewBox="0 0 497 327" draw:points="42,0 497,250 476,289 455,327 0,78 21,39">
          <text:p/>
        </draw:polygon>
        <draw:polygon draw:style-name="gr104" draw:text-style-name="P9" draw:layer="layout" svg:width="0.02cm" svg:height="0.038cm" svg:x="12.45cm" svg:y="6.243cm" svg:viewBox="0 0 21 39" draw:points="21,0 0,39 0,39">
          <text:p/>
        </draw:polygon>
        <draw:polygon draw:style-name="gr104" draw:text-style-name="P9" draw:layer="layout" svg:width="0.496cm" svg:height="0.323cm" svg:x="12.45cm" svg:y="6.204cm" svg:viewBox="0 0 497 324" draw:points="42,0 497,247 476,286 455,324 0,78 21,39">
          <text:p/>
        </draw:polygon>
        <draw:polygon draw:style-name="gr104" draw:text-style-name="P9" draw:layer="layout" svg:width="0.02cm" svg:height="0.04cm" svg:x="12.905cm" svg:y="6.49cm" svg:viewBox="0 0 21 41" draw:points="21,0 5,41 0,39">
          <text:p/>
        </draw:polygon>
        <draw:polygon draw:style-name="gr104" draw:text-style-name="P9" draw:layer="layout" svg:width="0.487cm" svg:height="0.258cm" svg:x="12.91cm" svg:y="6.449cm" svg:viewBox="0 0 488 259" draw:points="32,0 488,177 472,218 456,259 0,82 16,41">
          <text:p/>
        </draw:polygon>
        <draw:polygon draw:style-name="gr104" draw:text-style-name="P9" draw:layer="layout" svg:width="0.015cm" svg:height="0.04cm" svg:x="13.382cm" svg:y="6.626cm" svg:viewBox="0 0 16 41" draw:points="0,41 16,0 16,0">
          <text:p/>
        </draw:polygon>
        <draw:polygon draw:style-name="gr104" draw:text-style-name="P9" draw:layer="layout" svg:width="0.486cm" svg:height="0.261cm" svg:x="13.366cm" svg:y="6.626cm" svg:viewBox="0 0 487 262" draw:points="32,0 487,180 471,221 455,262 0,82 16,41">
          <text:p/>
        </draw:polygon>
        <draw:polygon draw:style-name="gr104" draw:text-style-name="P9" draw:layer="layout" svg:width="0.015cm" svg:height="0.042cm" svg:x="13.821cm" svg:y="6.847cm" svg:viewBox="0 0 16 43" draw:points="16,0 5,43 0,41">
          <text:p/>
        </draw:polygon>
        <draw:polygon draw:style-name="gr104" draw:text-style-name="P9" draw:layer="layout" svg:width="0.477cm" svg:height="0.198cm" svg:x="13.826cm" svg:y="6.804cm" svg:viewBox="0 0 478 199" draw:points="22,0 478,113 467,156 456,199 0,86 11,43">
          <text:p/>
        </draw:polygon>
        <draw:polygon draw:style-name="gr104" draw:text-style-name="P9" draw:layer="layout" svg:width="0.015cm" svg:height="0.042cm" svg:x="14.293cm" svg:y="6.918cm" svg:viewBox="0 0 16 43" draw:points="0,43 11,0 16,2">
          <text:p/>
        </draw:polygon>
        <draw:polygon draw:style-name="gr104" draw:text-style-name="P9" draw:layer="layout" svg:width="0.486cm" svg:height="0.26cm" svg:x="14.277cm" svg:y="6.92cm" svg:viewBox="0 0 487 261" draw:points="32,0 487,179 471,220 455,261 0,82 16,41">
          <text:p/>
        </draw:polygon>
        <draw:polygon draw:style-name="gr104" draw:text-style-name="P9" draw:layer="layout" svg:width="0.015cm" svg:height="0.042cm" svg:x="14.733cm" svg:y="7.14cm" svg:viewBox="0 0 16 43" draw:points="16,0 5,43 0,41">
          <text:p/>
        </draw:polygon>
        <draw:polygon draw:style-name="gr104" draw:text-style-name="P9" draw:layer="layout" svg:width="0.476cm" svg:height="0.204cm" svg:x="14.738cm" svg:y="7.097cm" svg:viewBox="0 0 477 205" draw:points="22,0 477,119 466,162 455,205 0,86 11,43">
          <text:p/>
        </draw:polygon>
        <draw:polygon draw:style-name="gr104" draw:text-style-name="P9" draw:layer="layout" svg:width="0.011cm" svg:height="0.042cm" svg:x="15.203cm" svg:y="7.216cm" svg:viewBox="0 0 12 43" draw:points="0,43 11,0 12,1">
          <text:p/>
        </draw:polygon>
        <draw:polygon draw:style-name="gr104" draw:text-style-name="P9" draw:layer="layout" svg:width="0.479cm" svg:height="0.207cm" svg:x="15.192cm" svg:y="7.217cm" svg:viewBox="0 0 480 208" draw:points="24,0 480,124 468,166 456,208 0,84 12,42">
          <text:p/>
        </draw:polygon>
        <draw:polygon draw:style-name="gr104" draw:text-style-name="P9" draw:layer="layout" svg:width="0.011cm" svg:height="0.042cm" svg:x="15.648cm" svg:y="7.384cm" svg:viewBox="0 0 12 43" draw:points="12,0 3,43 0,42">
          <text:p/>
        </draw:polygon>
        <draw:polygon draw:style-name="gr104" draw:text-style-name="P9" draw:layer="layout" svg:width="0.472cm" svg:height="0.182cm" svg:x="15.651cm" svg:y="7.341cm" svg:viewBox="0 0 473 183" draw:points="18,0 473,98 464,140 455,183 0,86 9,43">
          <text:p/>
        </draw:polygon>
        <draw:polygon draw:style-name="gr104" draw:text-style-name="P9" draw:layer="layout" svg:width="0.008cm" svg:height="0.042cm" svg:x="16.106cm" svg:y="7.481cm" svg:viewBox="0 0 9 43" draw:points="9,0 0,43 0,43">
          <text:p/>
        </draw:polygon>
        <draw:polygon draw:style-name="gr104" draw:text-style-name="P9" draw:layer="layout" svg:width="0.473cm" svg:height="0.175cm" svg:x="16.106cm" svg:y="7.438cm" svg:viewBox="0 0 474 176" draw:points="18,0 474,91 465,133 456,176 0,86 9,43">
          <text:p/>
        </draw:polygon>
        <draw:polygon draw:style-name="gr104" draw:text-style-name="P9" draw:layer="layout" svg:width="0.248cm" svg:height="0.248cm" svg:x="7.338cm" svg:y="5.292cm" svg:viewBox="0 0 249 249" draw:points="0,0 125,249 249,0">
          <text:p/>
        </draw:polygon>
        <draw:polyline draw:style-name="gr91" draw:text-style-name="P9" draw:layer="layout" svg:width="0.248cm" svg:height="0.248cm" svg:x="7.338cm" svg:y="5.292cm" svg:viewBox="0 0 249 249" draw:points="0,0 125,249 249,0 0,0">
          <text:p/>
        </draw:polyline>
        <draw:polygon draw:style-name="gr104" draw:text-style-name="P9" draw:layer="layout" svg:width="0.248cm" svg:height="0.248cm" svg:x="7.793cm" svg:y="5.295cm" svg:viewBox="0 0 249 249" draw:points="0,0 125,249 249,0">
          <text:p/>
        </draw:polygon>
        <draw:polyline draw:style-name="gr91" draw:text-style-name="P9" draw:layer="layout" svg:width="0.248cm" svg:height="0.248cm" svg:x="7.793cm" svg:y="5.295cm" svg:viewBox="0 0 249 249" draw:points="0,0 125,249 249,0 0,0">
          <text:p/>
        </draw:polyline>
        <draw:polygon draw:style-name="gr104" draw:text-style-name="P9" draw:layer="layout" svg:width="0.248cm" svg:height="0.248cm" svg:x="8.248cm" svg:y="5.309cm" svg:viewBox="0 0 249 249" draw:points="0,0 125,249 249,0">
          <text:p/>
        </draw:polygon>
        <draw:polyline draw:style-name="gr91" draw:text-style-name="P9" draw:layer="layout" svg:width="0.248cm" svg:height="0.248cm" svg:x="8.248cm" svg:y="5.309cm" svg:viewBox="0 0 249 249" draw:points="0,0 125,249 249,0 0,0">
          <text:p/>
        </draw:polyline>
        <draw:polygon draw:style-name="gr104" draw:text-style-name="P9" draw:layer="layout" svg:width="0.248cm" svg:height="0.248cm" svg:x="8.704cm" svg:y="5.361cm" svg:viewBox="0 0 249 249" draw:points="0,0 125,249 249,0">
          <text:p/>
        </draw:polygon>
        <draw:polyline draw:style-name="gr91" draw:text-style-name="P9" draw:layer="layout" svg:width="0.248cm" svg:height="0.248cm" svg:x="8.704cm" svg:y="5.361cm" svg:viewBox="0 0 249 249" draw:points="0,0 125,249 249,0 0,0">
          <text:p/>
        </draw:polyline>
        <draw:polygon draw:style-name="gr104" draw:text-style-name="P9" draw:layer="layout" svg:width="0.248cm" svg:height="0.248cm" svg:x="9.159cm" svg:y="5.391cm" svg:viewBox="0 0 249 249" draw:points="0,0 125,249 249,0">
          <text:p/>
        </draw:polygon>
        <draw:polyline draw:style-name="gr91" draw:text-style-name="P9" draw:layer="layout" svg:width="0.248cm" svg:height="0.248cm" svg:x="9.159cm" svg:y="5.391cm" svg:viewBox="0 0 249 249" draw:points="0,0 125,249 249,0 0,0">
          <text:p/>
        </draw:polyline>
        <draw:polygon draw:style-name="gr104" draw:text-style-name="P9" draw:layer="layout" svg:width="0.249cm" svg:height="0.248cm" svg:x="9.614cm" svg:y="5.446cm" svg:viewBox="0 0 250 249" draw:points="0,0 125,249 250,0">
          <text:p/>
        </draw:polygon>
        <draw:polyline draw:style-name="gr91" draw:text-style-name="P9" draw:layer="layout" svg:width="0.249cm" svg:height="0.248cm" svg:x="9.614cm" svg:y="5.446cm" svg:viewBox="0 0 250 249" draw:points="0,0 125,249 250,0 0,0">
          <text:p/>
        </draw:polyline>
        <draw:polygon draw:style-name="gr104" draw:text-style-name="P9" draw:layer="layout" svg:width="0.248cm" svg:height="0.248cm" svg:x="10.07cm" svg:y="5.559cm" svg:viewBox="0 0 249 249" draw:points="0,0 125,249 249,0">
          <text:p/>
        </draw:polygon>
        <draw:polyline draw:style-name="gr91" draw:text-style-name="P9" draw:layer="layout" svg:width="0.248cm" svg:height="0.248cm" svg:x="10.07cm" svg:y="5.559cm" svg:viewBox="0 0 249 249" draw:points="0,0 125,249 249,0 0,0">
          <text:p/>
        </draw:polyline>
        <draw:polygon draw:style-name="gr104" draw:text-style-name="P9" draw:layer="layout" svg:width="0.248cm" svg:height="0.248cm" svg:x="10.525cm" svg:y="5.623cm" svg:viewBox="0 0 249 249" draw:points="0,0 125,249 249,0">
          <text:p/>
        </draw:polygon>
        <draw:polyline draw:style-name="gr91" draw:text-style-name="P9" draw:layer="layout" svg:width="0.248cm" svg:height="0.248cm" svg:x="10.525cm" svg:y="5.623cm" svg:viewBox="0 0 249 249" draw:points="0,0 125,249 249,0 0,0">
          <text:p/>
        </draw:polyline>
        <draw:polygon draw:style-name="gr104" draw:text-style-name="P9" draw:layer="layout" svg:width="0.248cm" svg:height="0.248cm" svg:x="10.981cm" svg:y="5.707cm" svg:viewBox="0 0 249 249" draw:points="0,0 125,249 249,0">
          <text:p/>
        </draw:polygon>
        <draw:polyline draw:style-name="gr91" draw:text-style-name="P9" draw:layer="layout" svg:width="0.248cm" svg:height="0.248cm" svg:x="10.981cm" svg:y="5.707cm" svg:viewBox="0 0 249 249" draw:points="0,0 125,249 249,0 0,0">
          <text:p/>
        </draw:polyline>
        <draw:polygon draw:style-name="gr104" draw:text-style-name="P9" draw:layer="layout" svg:width="0.248cm" svg:height="0.248cm" svg:x="11.436cm" svg:y="5.78cm" svg:viewBox="0 0 249 249" draw:points="0,0 125,249 249,0">
          <text:p/>
        </draw:polygon>
        <draw:polyline draw:style-name="gr91" draw:text-style-name="P9" draw:layer="layout" svg:width="0.248cm" svg:height="0.248cm" svg:x="11.436cm" svg:y="5.78cm" svg:viewBox="0 0 249 249" draw:points="0,0 125,249 249,0 0,0">
          <text:p/>
        </draw:polyline>
        <draw:polygon draw:style-name="gr104" draw:text-style-name="P9" draw:layer="layout" svg:width="0.248cm" svg:height="0.248cm" svg:x="11.892cm" svg:y="5.869cm" svg:viewBox="0 0 249 249" draw:points="0,0 125,249 249,0">
          <text:p/>
        </draw:polygon>
        <draw:polyline draw:style-name="gr91" draw:text-style-name="P9" draw:layer="layout" svg:width="0.248cm" svg:height="0.248cm" svg:x="11.892cm" svg:y="5.869cm" svg:viewBox="0 0 249 249" draw:points="0,0 125,249 249,0 0,0">
          <text:p/>
        </draw:polyline>
        <draw:polygon draw:style-name="gr104" draw:text-style-name="P9" draw:layer="layout" svg:width="0.248cm" svg:height="0.248cm" svg:x="12.347cm" svg:y="6.119cm" svg:viewBox="0 0 249 249" draw:points="0,0 125,249 249,0">
          <text:p/>
        </draw:polygon>
        <draw:polyline draw:style-name="gr91" draw:text-style-name="P9" draw:layer="layout" svg:width="0.248cm" svg:height="0.248cm" svg:x="12.347cm" svg:y="6.119cm" svg:viewBox="0 0 249 249" draw:points="0,0 125,249 249,0 0,0">
          <text:p/>
        </draw:polyline>
        <draw:polygon draw:style-name="gr104" draw:text-style-name="P9" draw:layer="layout" svg:width="0.248cm" svg:height="0.248cm" svg:x="12.802cm" svg:y="6.365cm" svg:viewBox="0 0 249 249" draw:points="0,0 125,249 249,0">
          <text:p/>
        </draw:polygon>
        <draw:polyline draw:style-name="gr91" draw:text-style-name="P9" draw:layer="layout" svg:width="0.248cm" svg:height="0.248cm" svg:x="12.802cm" svg:y="6.365cm" svg:viewBox="0 0 249 249" draw:points="0,0 125,249 249,0 0,0">
          <text:p/>
        </draw:polyline>
        <draw:polygon draw:style-name="gr104" draw:text-style-name="P9" draw:layer="layout" svg:width="0.248cm" svg:height="0.248cm" svg:x="13.258cm" svg:y="6.543cm" svg:viewBox="0 0 249 249" draw:points="0,0 125,249 249,0">
          <text:p/>
        </draw:polygon>
        <draw:polyline draw:style-name="gr91" draw:text-style-name="P9" draw:layer="layout" svg:width="0.248cm" svg:height="0.248cm" svg:x="13.258cm" svg:y="6.543cm" svg:viewBox="0 0 249 249" draw:points="0,0 125,249 249,0 0,0">
          <text:p/>
        </draw:polyline>
        <draw:polygon draw:style-name="gr104" draw:text-style-name="P9" draw:layer="layout" svg:width="0.248cm" svg:height="0.248cm" svg:x="13.713cm" svg:y="6.723cm" svg:viewBox="0 0 249 249" draw:points="0,0 125,249 249,0">
          <text:p/>
        </draw:polygon>
        <draw:polyline draw:style-name="gr91" draw:text-style-name="P9" draw:layer="layout" svg:width="0.248cm" svg:height="0.248cm" svg:x="13.713cm" svg:y="6.723cm" svg:viewBox="0 0 249 249" draw:points="0,0 125,249 249,0 0,0">
          <text:p/>
        </draw:polyline>
        <draw:polygon draw:style-name="gr104" draw:text-style-name="P9" draw:layer="layout" svg:width="0.248cm" svg:height="0.248cm" svg:x="14.169cm" svg:y="6.836cm" svg:viewBox="0 0 249 249" draw:points="0,0 125,249 249,0">
          <text:p/>
        </draw:polygon>
        <draw:polyline draw:style-name="gr91" draw:text-style-name="P9" draw:layer="layout" svg:width="0.248cm" svg:height="0.248cm" svg:x="14.169cm" svg:y="6.836cm" svg:viewBox="0 0 249 249" draw:points="0,0 125,249 249,0 0,0">
          <text:p/>
        </draw:polyline>
        <draw:polygon draw:style-name="gr104" draw:text-style-name="P9" draw:layer="layout" svg:width="0.248cm" svg:height="0.248cm" svg:x="14.624cm" svg:y="7.015cm" svg:viewBox="0 0 249 249" draw:points="0,0 125,249 249,0">
          <text:p/>
        </draw:polygon>
        <draw:polyline draw:style-name="gr91" draw:text-style-name="P9" draw:layer="layout" svg:width="0.248cm" svg:height="0.248cm" svg:x="14.624cm" svg:y="7.015cm" svg:viewBox="0 0 249 249" draw:points="0,0 125,249 249,0 0,0">
          <text:p/>
        </draw:polyline>
        <draw:polygon draw:style-name="gr104" draw:text-style-name="P9" draw:layer="layout" svg:width="0.248cm" svg:height="0.248cm" svg:x="15.079cm" svg:y="7.135cm" svg:viewBox="0 0 249 249" draw:points="0,0 125,249 249,0">
          <text:p/>
        </draw:polygon>
        <draw:polyline draw:style-name="gr91" draw:text-style-name="P9" draw:layer="layout" svg:width="0.248cm" svg:height="0.248cm" svg:x="15.079cm" svg:y="7.135cm" svg:viewBox="0 0 249 249" draw:points="0,0 125,249 249,0 0,0">
          <text:p/>
        </draw:polyline>
        <draw:polygon draw:style-name="gr104" draw:text-style-name="P9" draw:layer="layout" svg:width="0.248cm" svg:height="0.248cm" svg:x="15.535cm" svg:y="7.259cm" svg:viewBox="0 0 249 249" draw:points="0,0 125,249 249,0">
          <text:p/>
        </draw:polygon>
        <draw:polyline draw:style-name="gr91" draw:text-style-name="P9" draw:layer="layout" svg:width="0.248cm" svg:height="0.248cm" svg:x="15.535cm" svg:y="7.259cm" svg:viewBox="0 0 249 249" draw:points="0,0 125,249 249,0 0,0">
          <text:p/>
        </draw:polyline>
        <draw:polygon draw:style-name="gr104" draw:text-style-name="P9" draw:layer="layout" svg:width="0.248cm" svg:height="0.248cm" svg:x="15.99cm" svg:y="7.357cm" svg:viewBox="0 0 249 249" draw:points="0,0 125,249 249,0">
          <text:p/>
        </draw:polygon>
        <draw:polyline draw:style-name="gr91" draw:text-style-name="P9" draw:layer="layout" svg:width="0.248cm" svg:height="0.248cm" svg:x="15.99cm" svg:y="7.357cm" svg:viewBox="0 0 249 249" draw:points="0,0 125,249 249,0 0,0">
          <text:p/>
        </draw:polyline>
        <draw:polygon draw:style-name="gr104" draw:text-style-name="P9" draw:layer="layout" svg:width="0.248cm" svg:height="0.248cm" svg:x="16.446cm" svg:y="7.447cm" svg:viewBox="0 0 249 249" draw:points="0,0 125,249 249,0">
          <text:p/>
        </draw:polygon>
        <draw:polyline draw:style-name="gr91" draw:text-style-name="P9" draw:layer="layout" svg:width="0.248cm" svg:height="0.248cm" svg:x="16.446cm" svg:y="7.447cm" svg:viewBox="0 0 249 249" draw:points="0,0 125,249 249,0 0,0">
          <text:p/>
        </draw:polyline>
        <draw:polygon draw:style-name="gr92" draw:text-style-name="P9" draw:layer="layout" svg:width="0.315cm" svg:height="0.087cm" svg:x="17.061cm" svg:y="6.522cm" svg:viewBox="0 0 316 88" draw:points="0,0 316,0 316,88 0,88">
          <text:p/>
        </draw:polygon>
        <draw:polygon draw:style-name="gr92" draw:text-style-name="P9" draw:layer="layout" svg:width="0.158cm" svg:height="0.157cm" svg:x="17.14cm" svg:y="6.486cm" svg:viewBox="0 0 159 158" draw:points="0,0 0,158 159,158 159,0">
          <text:p/>
        </draw:polygon>
        <draw:polyline draw:style-name="gr91" draw:text-style-name="P9" draw:layer="layout" svg:width="0.158cm" svg:height="0.157cm" svg:x="17.14cm" svg:y="6.486cm" svg:viewBox="0 0 159 158" draw:points="0,0 0,158 159,158 159,0 0,0">
          <text:p/>
        </draw:polyline>
        <draw:polygon draw:style-name="gr93" draw:text-style-name="P9" draw:layer="layout" svg:width="0.315cm" svg:height="0.087cm" svg:x="17.061cm" svg:y="7.315cm" svg:viewBox="0 0 316 88" draw:points="0,0 316,0 316,88 0,88">
          <text:p/>
        </draw:polygon>
        <draw:polygon draw:style-name="gr93" draw:text-style-name="P9" draw:layer="layout" svg:width="0.158cm" svg:height="0.157cm" svg:x="17.14cm" svg:y="7.279cm" svg:viewBox="0 0 159 158" draw:points="0,80 80,158 159,80 80,0">
          <text:p/>
        </draw:polygon>
        <draw:polyline draw:style-name="gr91" draw:text-style-name="P9" draw:layer="layout" svg:width="0.158cm" svg:height="0.157cm" svg:x="17.14cm" svg:y="7.279cm" svg:viewBox="0 0 159 158" draw:points="0,80 80,158 159,80 80,0 0,80">
          <text:p/>
        </draw:polyline>
        <draw:polygon draw:style-name="gr104" draw:text-style-name="P9" draw:layer="layout" svg:width="0.315cm" svg:height="0.087cm" svg:x="17.061cm" svg:y="8.108cm" svg:viewBox="0 0 316 88" draw:points="0,0 316,0 316,88 0,88">
          <text:p/>
        </draw:polygon>
        <draw:polygon draw:style-name="gr104" draw:text-style-name="P9" draw:layer="layout" svg:width="0.158cm" svg:height="0.157cm" svg:x="17.14cm" svg:y="8.072cm" svg:viewBox="0 0 159 158" draw:points="0,0 80,158 159,0">
          <text:p/>
        </draw:polygon>
        <draw:polyline draw:style-name="gr91" draw:text-style-name="P9" draw:layer="layout" svg:width="0.158cm" svg:height="0.157cm" svg:x="17.14cm" svg:y="8.072cm" svg:viewBox="0 0 159 158" draw:points="0,0 80,158 159,0 0,0">
          <text:p/>
        </draw:polyline>
        <draw:frame draw:style-name="gr136" draw:text-style-name="P20" draw:layer="layout" svg:width="2.94cm" svg:height="0.569cm" svg:x="17.43cm" svg:y="6.459cm">
          <draw:text-box>
            <text:p><text:span text:style-name="T13">Qualität (Agent mit </text:span></text:p>
          </draw:text-box>
        </draw:frame>
        <draw:frame draw:style-name="gr137" draw:text-style-name="P20" draw:layer="layout" svg:width="3.135cm" svg:height="0.569cm" svg:x="17.43cm" svg:y="6.827cm">
          <draw:text-box>
            <text:p><text:span text:style-name="T13">zufälliger Bewegung)</text:span></text:p>
          </draw:text-box>
        </draw:frame>
        <draw:frame draw:style-name="gr147" draw:text-style-name="P20" draw:layer="layout" svg:width="3.415cm" svg:height="0.569cm" svg:x="17.43cm" svg:y="7.25cm">
          <draw:text-box>
            <text:p><text:span text:style-name="T13">Qualität (einfache Heur</text:span></text:p>
          </draw:text-box>
        </draw:frame>
        <draw:frame draw:style-name="gr89" draw:text-style-name="P20" draw:layer="layout" svg:width="0.595cm" svg:height="0.569cm" svg:x="20.36cm" svg:y="7.25cm">
          <draw:text-box>
            <text:p><text:span text:style-name="T13">-</text:span></text:p>
          </draw:text-box>
        </draw:frame>
        <draw:frame draw:style-name="gr148" draw:text-style-name="P20" draw:layer="layout" svg:width="1.09cm" svg:height="0.569cm" svg:x="17.43cm" svg:y="7.618cm">
          <draw:text-box>
            <text:p><text:span text:style-name="T13">istik)</text:span></text:p>
          </draw:text-box>
        </draw:frame>
        <draw:frame draw:style-name="gr149" draw:text-style-name="P20" draw:layer="layout" svg:width="3.089cm" svg:height="0.569cm" svg:x="17.43cm" svg:y="8.042cm">
          <draw:text-box>
            <text:p><text:span text:style-name="T13">Qualität (intelligente </text:span></text:p>
          </draw:text-box>
        </draw:frame>
        <draw:frame draw:style-name="gr150" draw:text-style-name="P20" draw:layer="layout" svg:width="1.7cm" svg:height="0.569cm" svg:x="17.43cm" svg:y="8.411cm">
          <draw:text-box>
            <text:p><text:span text:style-name="T13">Heuristik)</text:span></text:p>
          </draw:text-box>
        </draw:frame>
        <draw:frame draw:style-name="gr138" draw:text-style-name="P21" draw:layer="layout" svg:width="4.287cm" svg:height="0.603cm" svg:x="9.752cm" svg:y="10.463cm">
          <draw:text-box>
            <text:p><text:span text:style-name="T14">Geschwindigkeit Zielobjekt</text:span></text:p>
          </draw:text-box>
        </draw:frame>
        <draw:frame draw:style-name="gr139" draw:text-style-name="P21" draw:layer="layout" svg:width="2.526cm" svg:height="0.603cm" draw:transform="rotate (1.5707963267946) translate (6.356cm 7.998cm)">
          <draw:text-box>
            <text:p><text:span text:style-name="T14">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85" draw:text-style-name="P9" draw:layer="layout" svg:width="15.207cm" svg:height="6.977cm" svg:x="5.733cm" svg:y="4.134cm" svg:viewBox="0 0 15208 6978" draw:points="0,0 15208,0 15208,6978 0,6978">
          <text:p/>
        </draw:polygon>
        <draw:polyline draw:style-name="gr86" draw:text-style-name="P9" draw:layer="layout" svg:width="9.107cm" svg:height="5.221cm" svg:x="7.462cm" svg:y="4.458cm" svg:viewBox="0 0 9108 5222" draw:points="4554,5222 0,5222 0,0 9108,0 9108,5222 4554,5222">
          <text:p/>
        </draw:polyline>
        <draw:line draw:style-name="gr86" draw:text-style-name="P9" draw:layer="layout" svg:x1="16.57cm" svg:y1="9.68cm" svg:x2="7.462cm" svg:y2="9.68cm">
          <text:p/>
        </draw:line>
        <draw:line draw:style-name="gr86" draw:text-style-name="P9" draw:layer="layout" svg:x1="16.57cm" svg:y1="8.809cm" svg:x2="7.462cm" svg:y2="8.809cm">
          <text:p/>
        </draw:line>
        <draw:line draw:style-name="gr86" draw:text-style-name="P9" draw:layer="layout" svg:x1="16.57cm" svg:y1="7.939cm" svg:x2="7.462cm" svg:y2="7.939cm">
          <text:p/>
        </draw:line>
        <draw:line draw:style-name="gr86" draw:text-style-name="P9" draw:layer="layout" svg:x1="16.57cm" svg:y1="7.068cm" svg:x2="7.462cm" svg:y2="7.068cm">
          <text:p/>
        </draw:line>
        <draw:line draw:style-name="gr86" draw:text-style-name="P9" draw:layer="layout" svg:x1="16.57cm" svg:y1="6.198cm" svg:x2="7.462cm" svg:y2="6.198cm">
          <text:p/>
        </draw:line>
        <draw:line draw:style-name="gr86" draw:text-style-name="P9" draw:layer="layout" svg:x1="16.57cm" svg:y1="5.327cm" svg:x2="7.462cm" svg:y2="5.327cm">
          <text:p/>
        </draw:line>
        <draw:line draw:style-name="gr86" draw:text-style-name="P9" draw:layer="layout" svg:x1="16.57cm" svg:y1="4.457cm" svg:x2="7.462cm" svg:y2="4.457cm">
          <text:p/>
        </draw:line>
        <draw:frame draw:style-name="gr89" draw:text-style-name="P20" draw:layer="layout" svg:width="0.659cm" svg:height="0.569cm" svg:x="7.396cm" svg:y="9.975cm">
          <draw:text-box>
            <text:p><text:span text:style-name="T13">0</text:span></text:p>
          </draw:text-box>
        </draw:frame>
        <draw:frame draw:style-name="gr89" draw:text-style-name="P20" draw:layer="layout" svg:width="0.896cm" svg:height="0.569cm" svg:x="7.729cm" svg:y="9.975cm">
          <draw:text-box>
            <text:p><text:span text:style-name="T13">0.1</text:span></text:p>
          </draw:text-box>
        </draw:frame>
        <draw:frame draw:style-name="gr89" draw:text-style-name="P20" draw:layer="layout" svg:width="0.896cm" svg:height="0.569cm" svg:x="8.172cm" svg:y="9.975cm">
          <draw:text-box>
            <text:p><text:span text:style-name="T13">0.2</text:span></text:p>
          </draw:text-box>
        </draw:frame>
        <draw:frame draw:style-name="gr89" draw:text-style-name="P20" draw:layer="layout" svg:width="0.896cm" svg:height="0.569cm" svg:x="8.644cm" svg:y="9.975cm">
          <draw:text-box>
            <text:p><text:span text:style-name="T13">0.3</text:span></text:p>
          </draw:text-box>
        </draw:frame>
        <draw:frame draw:style-name="gr89" draw:text-style-name="P20" draw:layer="layout" svg:width="0.896cm" svg:height="0.569cm" svg:x="9.087cm" svg:y="9.975cm">
          <draw:text-box>
            <text:p><text:span text:style-name="T13">0.4</text:span></text:p>
          </draw:text-box>
        </draw:frame>
        <draw:frame draw:style-name="gr89" draw:text-style-name="P20" draw:layer="layout" svg:width="0.896cm" svg:height="0.569cm" svg:x="9.531cm" svg:y="9.975cm">
          <draw:text-box>
            <text:p><text:span text:style-name="T13">0.5</text:span></text:p>
          </draw:text-box>
        </draw:frame>
        <draw:frame draw:style-name="gr89" draw:text-style-name="P20" draw:layer="layout" svg:width="0.896cm" svg:height="0.569cm" svg:x="10.002cm" svg:y="9.975cm">
          <draw:text-box>
            <text:p><text:span text:style-name="T13">0.6</text:span></text:p>
          </draw:text-box>
        </draw:frame>
        <draw:frame draw:style-name="gr89" draw:text-style-name="P20" draw:layer="layout" svg:width="0.896cm" svg:height="0.569cm" svg:x="10.445cm" svg:y="9.975cm">
          <draw:text-box>
            <text:p><text:span text:style-name="T13">0.7</text:span></text:p>
          </draw:text-box>
        </draw:frame>
        <draw:frame draw:style-name="gr89" draw:text-style-name="P20" draw:layer="layout" svg:width="0.896cm" svg:height="0.569cm" svg:x="10.916cm" svg:y="9.975cm">
          <draw:text-box>
            <text:p><text:span text:style-name="T13">0.8</text:span></text:p>
          </draw:text-box>
        </draw:frame>
        <draw:frame draw:style-name="gr89" draw:text-style-name="P20" draw:layer="layout" svg:width="0.896cm" svg:height="0.569cm" svg:x="11.36cm" svg:y="9.975cm">
          <draw:text-box>
            <text:p><text:span text:style-name="T13">0.9</text:span></text:p>
          </draw:text-box>
        </draw:frame>
        <draw:frame draw:style-name="gr89" draw:text-style-name="P20" draw:layer="layout" svg:width="0.659cm" svg:height="0.569cm" svg:x="11.942cm" svg:y="9.975cm">
          <draw:text-box>
            <text:p><text:span text:style-name="T13">1</text:span></text:p>
          </draw:text-box>
        </draw:frame>
        <draw:frame draw:style-name="gr89" draw:text-style-name="P20" draw:layer="layout" svg:width="0.896cm" svg:height="0.569cm" svg:x="12.275cm" svg:y="9.975cm">
          <draw:text-box>
            <text:p><text:span text:style-name="T13">1.1</text:span></text:p>
          </draw:text-box>
        </draw:frame>
        <draw:frame draw:style-name="gr89" draw:text-style-name="P20" draw:layer="layout" svg:width="0.896cm" svg:height="0.569cm" svg:x="12.718cm" svg:y="9.975cm">
          <draw:text-box>
            <text:p><text:span text:style-name="T13">1.2</text:span></text:p>
          </draw:text-box>
        </draw:frame>
        <draw:frame draw:style-name="gr89" draw:text-style-name="P20" draw:layer="layout" svg:width="0.896cm" svg:height="0.569cm" svg:x="13.189cm" svg:y="9.975cm">
          <draw:text-box>
            <text:p><text:span text:style-name="T13">1.3</text:span></text:p>
          </draw:text-box>
        </draw:frame>
        <draw:frame draw:style-name="gr89" draw:text-style-name="P20" draw:layer="layout" svg:width="0.896cm" svg:height="0.569cm" svg:x="13.633cm" svg:y="9.975cm">
          <draw:text-box>
            <text:p><text:span text:style-name="T13">1.4</text:span></text:p>
          </draw:text-box>
        </draw:frame>
        <draw:frame draw:style-name="gr89" draw:text-style-name="P20" draw:layer="layout" svg:width="0.896cm" svg:height="0.569cm" svg:x="14.104cm" svg:y="9.975cm">
          <draw:text-box>
            <text:p><text:span text:style-name="T13">1.5</text:span></text:p>
          </draw:text-box>
        </draw:frame>
        <draw:frame draw:style-name="gr89" draw:text-style-name="P20" draw:layer="layout" svg:width="0.896cm" svg:height="0.569cm" svg:x="14.547cm" svg:y="9.975cm">
          <draw:text-box>
            <text:p><text:span text:style-name="T13">1.6</text:span></text:p>
          </draw:text-box>
        </draw:frame>
        <draw:frame draw:style-name="gr89" draw:text-style-name="P20" draw:layer="layout" svg:width="0.896cm" svg:height="0.569cm" svg:x="15.019cm" svg:y="9.975cm">
          <draw:text-box>
            <text:p><text:span text:style-name="T13">1.7</text:span></text:p>
          </draw:text-box>
        </draw:frame>
        <draw:frame draw:style-name="gr89" draw:text-style-name="P20" draw:layer="layout" svg:width="0.896cm" svg:height="0.569cm" svg:x="15.462cm" svg:y="9.975cm">
          <draw:text-box>
            <text:p><text:span text:style-name="T13">1.8</text:span></text:p>
          </draw:text-box>
        </draw:frame>
        <draw:frame draw:style-name="gr89" draw:text-style-name="P20" draw:layer="layout" svg:width="0.896cm" svg:height="0.569cm" svg:x="15.905cm" svg:y="9.975cm">
          <draw:text-box>
            <text:p><text:span text:style-name="T13">1.9</text:span></text:p>
          </draw:text-box>
        </draw:frame>
        <draw:frame draw:style-name="gr89" draw:text-style-name="P20" draw:layer="layout" svg:width="0.659cm" svg:height="0.569cm" svg:x="16.488cm" svg:y="9.975cm">
          <draw:text-box>
            <text:p><text:span text:style-name="T13">2</text:span></text:p>
          </draw:text-box>
        </draw:frame>
        <draw:line draw:style-name="gr86" draw:text-style-name="P9" draw:layer="layout" svg:x1="7.462cm" svg:y1="9.829cm" svg:x2="7.462cm" svg:y2="9.68cm">
          <text:p/>
        </draw:line>
        <draw:line draw:style-name="gr86" draw:text-style-name="P9" draw:layer="layout" svg:x1="7.917cm" svg:y1="9.829cm" svg:x2="7.917cm" svg:y2="9.68cm">
          <text:p/>
        </draw:line>
        <draw:line draw:style-name="gr86" draw:text-style-name="P9" draw:layer="layout" svg:x1="8.372cm" svg:y1="9.829cm" svg:x2="8.372cm" svg:y2="9.68cm">
          <text:p/>
        </draw:line>
        <draw:line draw:style-name="gr86" draw:text-style-name="P9" draw:layer="layout" svg:x1="8.828cm" svg:y1="9.829cm" svg:x2="8.828cm" svg:y2="9.68cm">
          <text:p/>
        </draw:line>
        <draw:line draw:style-name="gr86" draw:text-style-name="P9" draw:layer="layout" svg:x1="9.283cm" svg:y1="9.829cm" svg:x2="9.283cm" svg:y2="9.68cm">
          <text:p/>
        </draw:line>
        <draw:line draw:style-name="gr86" draw:text-style-name="P9" draw:layer="layout" svg:x1="9.739cm" svg:y1="9.829cm" svg:x2="9.739cm" svg:y2="9.68cm">
          <text:p/>
        </draw:line>
        <draw:line draw:style-name="gr86" draw:text-style-name="P9" draw:layer="layout" svg:x1="10.194cm" svg:y1="9.829cm" svg:x2="10.194cm" svg:y2="9.68cm">
          <text:p/>
        </draw:line>
        <draw:line draw:style-name="gr86" draw:text-style-name="P9" draw:layer="layout" svg:x1="10.649cm" svg:y1="9.829cm" svg:x2="10.649cm" svg:y2="9.68cm">
          <text:p/>
        </draw:line>
        <draw:line draw:style-name="gr86" draw:text-style-name="P9" draw:layer="layout" svg:x1="11.105cm" svg:y1="9.829cm" svg:x2="11.105cm" svg:y2="9.68cm">
          <text:p/>
        </draw:line>
        <draw:line draw:style-name="gr86" draw:text-style-name="P9" draw:layer="layout" svg:x1="11.56cm" svg:y1="9.829cm" svg:x2="11.56cm" svg:y2="9.68cm">
          <text:p/>
        </draw:line>
        <draw:line draw:style-name="gr86" draw:text-style-name="P9" draw:layer="layout" svg:x1="12.016cm" svg:y1="9.829cm" svg:x2="12.016cm" svg:y2="9.68cm">
          <text:p/>
        </draw:line>
        <draw:line draw:style-name="gr86" draw:text-style-name="P9" draw:layer="layout" svg:x1="12.471cm" svg:y1="9.829cm" svg:x2="12.471cm" svg:y2="9.68cm">
          <text:p/>
        </draw:line>
        <draw:line draw:style-name="gr86" draw:text-style-name="P9" draw:layer="layout" svg:x1="12.926cm" svg:y1="9.829cm" svg:x2="12.926cm" svg:y2="9.68cm">
          <text:p/>
        </draw:line>
        <draw:line draw:style-name="gr86" draw:text-style-name="P9" draw:layer="layout" svg:x1="13.382cm" svg:y1="9.829cm" svg:x2="13.382cm" svg:y2="9.68cm">
          <text:p/>
        </draw:line>
        <draw:line draw:style-name="gr86" draw:text-style-name="P9" draw:layer="layout" svg:x1="13.837cm" svg:y1="9.829cm" svg:x2="13.837cm" svg:y2="9.68cm">
          <text:p/>
        </draw:line>
        <draw:line draw:style-name="gr86" draw:text-style-name="P9" draw:layer="layout" svg:x1="14.293cm" svg:y1="9.829cm" svg:x2="14.293cm" svg:y2="9.68cm">
          <text:p/>
        </draw:line>
        <draw:line draw:style-name="gr86" draw:text-style-name="P9" draw:layer="layout" svg:x1="14.748cm" svg:y1="9.829cm" svg:x2="14.748cm" svg:y2="9.68cm">
          <text:p/>
        </draw:line>
        <draw:line draw:style-name="gr86" draw:text-style-name="P9" draw:layer="layout" svg:x1="15.203cm" svg:y1="9.829cm" svg:x2="15.203cm" svg:y2="9.68cm">
          <text:p/>
        </draw:line>
        <draw:line draw:style-name="gr86" draw:text-style-name="P9" draw:layer="layout" svg:x1="15.66cm" svg:y1="9.829cm" svg:x2="15.66cm" svg:y2="9.68cm">
          <text:p/>
        </draw:line>
        <draw:line draw:style-name="gr86" draw:text-style-name="P9" draw:layer="layout" svg:x1="16.115cm" svg:y1="9.829cm" svg:x2="16.115cm" svg:y2="9.68cm">
          <text:p/>
        </draw:line>
        <draw:polyline draw:style-name="gr86" draw:text-style-name="P9" draw:layer="layout" svg:width="0.148cm" svg:height="9.107cm" draw:transform="rotate (1.5707963267946) translate (7.46225554900837cm 9.82918954992663cm)" svg:viewBox="0 0 149 9108" draw:points="0,24033 149,24033 149,14925">
          <text:p/>
        </draw:polyline>
        <draw:frame draw:style-name="gr89" draw:text-style-name="P20" draw:layer="layout" svg:width="0.659cm" svg:height="0.569cm" svg:x="7.063cm" svg:y="9.527cm">
          <draw:text-box>
            <text:p><text:span text:style-name="T13">0</text:span></text:p>
          </draw:text-box>
        </draw:frame>
        <draw:frame draw:style-name="gr89" draw:text-style-name="P20" draw:layer="layout" svg:width="0.815cm" svg:height="0.569cm" svg:x="6.897cm" svg:y="8.657cm">
          <draw:text-box>
            <text:p><text:span text:style-name="T13">20</text:span></text:p>
          </draw:text-box>
        </draw:frame>
        <draw:frame draw:style-name="gr89" draw:text-style-name="P20" draw:layer="layout" svg:width="0.815cm" svg:height="0.569cm" svg:x="6.897cm" svg:y="7.786cm">
          <draw:text-box>
            <text:p><text:span text:style-name="T13">40</text:span></text:p>
          </draw:text-box>
        </draw:frame>
        <draw:frame draw:style-name="gr89" draw:text-style-name="P20" draw:layer="layout" svg:width="0.815cm" svg:height="0.569cm" svg:x="6.897cm" svg:y="6.915cm">
          <draw:text-box>
            <text:p><text:span text:style-name="T13">60</text:span></text:p>
          </draw:text-box>
        </draw:frame>
        <draw:frame draw:style-name="gr89" draw:text-style-name="P20" draw:layer="layout" svg:width="0.815cm" svg:height="0.569cm" svg:x="6.897cm" svg:y="6.044cm">
          <draw:text-box>
            <text:p><text:span text:style-name="T13">80</text:span></text:p>
          </draw:text-box>
        </draw:frame>
        <draw:frame draw:style-name="gr89" draw:text-style-name="P20" draw:layer="layout" svg:width="0.972cm" svg:height="0.569cm" svg:x="6.731cm" svg:y="5.173cm">
          <draw:text-box>
            <text:p><text:span text:style-name="T13">100</text:span></text:p>
          </draw:text-box>
        </draw:frame>
        <draw:frame draw:style-name="gr89" draw:text-style-name="P20" draw:layer="layout" svg:width="0.972cm" svg:height="0.569cm" svg:x="6.731cm" svg:y="4.302cm">
          <draw:text-box>
            <text:p><text:span text:style-name="T13">120</text:span></text:p>
          </draw:text-box>
        </draw:frame>
        <draw:line draw:style-name="gr86" draw:text-style-name="P9" draw:layer="layout" svg:x1="7.313cm" svg:y1="9.68cm" svg:x2="7.463cm" svg:y2="9.68cm">
          <text:p/>
        </draw:line>
        <draw:line draw:style-name="gr86" draw:text-style-name="P9" draw:layer="layout" svg:x1="7.313cm" svg:y1="8.809cm" svg:x2="7.463cm" svg:y2="8.809cm">
          <text:p/>
        </draw:line>
        <draw:line draw:style-name="gr86" draw:text-style-name="P9" draw:layer="layout" svg:x1="7.313cm" svg:y1="7.939cm" svg:x2="7.463cm" svg:y2="7.939cm">
          <text:p/>
        </draw:line>
        <draw:line draw:style-name="gr86" draw:text-style-name="P9" draw:layer="layout" svg:x1="7.313cm" svg:y1="7.068cm" svg:x2="7.463cm" svg:y2="7.068cm">
          <text:p/>
        </draw:line>
        <draw:line draw:style-name="gr86" draw:text-style-name="P9" draw:layer="layout" svg:x1="7.313cm" svg:y1="6.198cm" svg:x2="7.463cm" svg:y2="6.198cm">
          <text:p/>
        </draw:line>
        <draw:line draw:style-name="gr86" draw:text-style-name="P9" draw:layer="layout" svg:x1="7.313cm" svg:y1="5.327cm" svg:x2="7.463cm" svg:y2="5.327cm">
          <text:p/>
        </draw:line>
        <draw:polyline draw:style-name="gr86" draw:text-style-name="P9" draw:layer="layout" svg:width="0.149cm" svg:height="5.221cm" svg:x="7.313cm" svg:y="4.457cm" svg:viewBox="0 0 150 5222" draw:points="0,0 150,0 150,5222">
          <text:p/>
        </draw:polyline>
        <draw:polygon draw:style-name="gr90" draw:text-style-name="P9" draw:layer="layout" svg:width="0.494cm" svg:height="0.314cm" svg:x="7.442cm" svg:y="8.18cm" svg:viewBox="0 0 495 315" draw:points="40,0 495,237 475,276 455,315 0,78 20,39">
          <text:p/>
        </draw:polygon>
        <draw:polygon draw:style-name="gr90" draw:text-style-name="P9" draw:layer="layout" svg:width="0.019cm" svg:height="0.038cm" svg:x="7.897cm" svg:y="8.456cm" svg:viewBox="0 0 20 39" draw:points="20,0 0,39 0,39">
          <text:p/>
        </draw:polygon>
        <draw:polygon draw:style-name="gr90" draw:text-style-name="P9" draw:layer="layout" svg:width="0.494cm" svg:height="0.306cm" svg:x="7.897cm" svg:y="8.417cm" svg:viewBox="0 0 495 307" draw:points="40,0 495,229 475,268 455,307 0,78 20,39">
          <text:p/>
        </draw:polygon>
        <draw:polygon draw:style-name="gr90" draw:text-style-name="P9" draw:layer="layout" svg:width="0.019cm" svg:height="0.042cm" svg:x="8.352cm" svg:y="8.685cm" svg:viewBox="0 0 20 43" draw:points="20,0 11,43 4,41 0,39">
          <text:p/>
        </draw:polygon>
        <draw:polygon draw:style-name="gr90" draw:text-style-name="P9" draw:layer="layout" svg:width="0.473cm" svg:height="0.174cm" svg:x="8.363cm" svg:y="8.642cm" svg:viewBox="0 0 474 175" draw:points="18,0 474,90 465,132 456,175 0,86 9,43">
          <text:p/>
        </draw:polygon>
        <draw:polygon draw:style-name="gr90" draw:text-style-name="P9" draw:layer="layout" svg:width="0.008cm" svg:height="0.043cm" svg:x="8.819cm" svg:y="8.774cm" svg:viewBox="0 0 9 44" draw:points="9,0 4,44 0,43">
          <text:p/>
        </draw:polygon>
        <draw:polygon draw:style-name="gr90" draw:text-style-name="P9" draw:layer="layout" svg:width="0.464cm" svg:height="0.134cm" svg:x="8.823cm" svg:y="8.73cm" svg:viewBox="0 0 465 135" draw:points="10,0 465,48 460,92 455,135 0,88 5,44">
          <text:p/>
        </draw:polygon>
        <draw:polygon draw:style-name="gr90" draw:text-style-name="P9" draw:layer="layout" svg:width="0.006cm" svg:height="0.043cm" svg:x="9.283cm" svg:y="8.778cm" svg:viewBox="0 0 7 44" draw:points="0,44 5,0 7,1">
          <text:p/>
        </draw:polygon>
        <draw:polygon draw:style-name="gr90" draw:text-style-name="P9" draw:layer="layout" svg:width="0.468cm" svg:height="0.161cm" svg:x="9.276cm" svg:y="8.779cm" svg:viewBox="0 0 469 162" draw:points="14,0 469,77 462,119 455,162 0,86 7,43">
          <text:p/>
        </draw:polygon>
        <draw:polygon draw:style-name="gr90" draw:text-style-name="P9" draw:layer="layout" svg:width="0.006cm" svg:height="0.043cm" svg:x="9.731cm" svg:y="8.899cm" svg:viewBox="0 0 7 44" draw:points="7,0 5,44 0,43">
          <text:p/>
        </draw:polygon>
        <draw:polygon draw:style-name="gr90" draw:text-style-name="P9" draw:layer="layout" svg:width="0.459cm" svg:height="0.109cm" svg:x="9.736cm" svg:y="8.855cm" svg:viewBox="0 0 460 110" draw:points="4,0 460,23 458,67 456,110 0,88 2,44">
          <text:p/>
        </draw:polygon>
        <draw:polygon draw:style-name="gr90" draw:text-style-name="P9" draw:layer="layout" svg:width="0.003cm" svg:height="0.043cm" svg:x="10.194cm" svg:y="8.878cm" svg:viewBox="0 0 4 44" draw:points="0,44 2,0 4,0">
          <text:p/>
        </draw:polygon>
        <draw:polygon draw:style-name="gr90" draw:text-style-name="P9" draw:layer="layout" svg:width="0.462cm" svg:height="0.13cm" svg:x="10.19cm" svg:y="8.878cm" svg:viewBox="0 0 463 131" draw:points="8,0 463,44 459,88 455,131 0,88 4,44">
          <text:p/>
        </draw:polygon>
        <draw:polygon draw:style-name="gr90" draw:text-style-name="P9" draw:layer="layout" svg:width="0.005cm" svg:height="0.043cm" svg:x="10.649cm" svg:y="8.921cm" svg:viewBox="0 0 6 44" draw:points="0,44 4,0 6,0">
          <text:p/>
        </draw:polygon>
        <draw:polygon draw:style-name="gr90" draw:text-style-name="P9" draw:layer="layout" svg:width="0.467cm" svg:height="0.146cm" svg:x="10.643cm" svg:y="8.921cm" svg:viewBox="0 0 468 147" draw:points="12,0 468,60 462,104 456,147 0,88 6,44">
          <text:p/>
        </draw:polygon>
        <draw:polygon draw:style-name="gr90" draw:text-style-name="P9" draw:layer="layout" svg:width="0.005cm" svg:height="0.043cm" svg:x="11.099cm" svg:y="9.025cm" svg:viewBox="0 0 6 44" draw:points="6,0 4,44 0,44">
          <text:p/>
        </draw:polygon>
        <draw:polygon draw:style-name="gr90" draw:text-style-name="P9" draw:layer="layout" svg:width="0.458cm" svg:height="0.11cm" svg:x="11.103cm" svg:y="8.981cm" svg:viewBox="0 0 459 111" draw:points="4,0 459,24 457,68 455,111 0,88 2,44">
          <text:p/>
        </draw:polygon>
        <draw:polygon draw:style-name="gr90" draw:text-style-name="P9" draw:layer="layout" svg:width="0.003cm" svg:height="0.043cm" svg:x="11.56cm" svg:y="9.005cm" svg:viewBox="0 0 4 44" draw:points="0,44 2,0 4,0">
          <text:p/>
        </draw:polygon>
        <draw:polygon draw:style-name="gr90" draw:text-style-name="P9" draw:layer="layout" svg:width="0.463cm" svg:height="0.127cm" svg:x="11.556cm" svg:y="9.005cm" svg:viewBox="0 0 464 128" draw:points="8,0 464,41 460,85 456,128 0,88 4,44">
          <text:p/>
        </draw:polygon>
        <draw:polygon draw:style-name="gr90" draw:text-style-name="P9" draw:layer="layout" svg:width="0.009cm" svg:height="0.043cm" svg:x="12.012cm" svg:y="9.09cm" svg:viewBox="0 0 10 44" draw:points="4,0 10,44 2,44 0,44">
          <text:p/>
        </draw:polygon>
        <draw:polygon draw:style-name="gr90" draw:text-style-name="P9" draw:layer="layout" svg:width="0.466cm" svg:height="0.15cm" svg:x="12.01cm" svg:y="8.982cm" svg:viewBox="0 0 467 151" draw:points="0,64 455,0 461,44 467,88 12,151 6,107">
          <text:p/>
        </draw:polygon>
        <draw:polygon draw:style-name="gr90" draw:text-style-name="P9" draw:layer="layout" svg:width="0.005cm" svg:height="0.043cm" svg:x="12.465cm" svg:y="8.982cm" svg:viewBox="0 0 6 44" draw:points="6,44 0,0 5,0">
          <text:p/>
        </draw:polygon>
        <draw:polygon draw:style-name="gr90" draw:text-style-name="P9" draw:layer="layout" svg:width="0.456cm" svg:height="0.098cm" svg:x="12.47cm" svg:y="8.971cm" svg:viewBox="0 0 457 99" draw:points="0,11 455,0 456,44 457,88 2,99 1,55">
          <text:p/>
        </draw:polygon>
        <draw:polygon draw:style-name="gr90" draw:text-style-name="P9" draw:layer="layout" svg:width="0.008cm" svg:height="0.043cm" svg:x="12.925cm" svg:y="8.971cm" svg:viewBox="0 0 9 44" draw:points="1,44 0,0 8,0 9,1">
          <text:p/>
        </draw:polygon>
        <draw:polygon draw:style-name="gr90" draw:text-style-name="P9" draw:layer="layout" svg:width="0.471cm" svg:height="0.171cm" svg:x="12.918cm" svg:y="8.972cm" svg:viewBox="0 0 472 172" draw:points="16,0 472,87 464,129 456,172 0,86 8,43">
          <text:p/>
        </draw:polygon>
        <draw:polygon draw:style-name="gr90" draw:text-style-name="P9" draw:layer="layout" svg:width="0.009cm" svg:height="0.043cm" svg:x="13.374cm" svg:y="9.102cm" svg:viewBox="0 0 10 44" draw:points="8,0 10,44 2,44 0,43">
          <text:p/>
        </draw:polygon>
        <draw:polygon draw:style-name="gr90" draw:text-style-name="P9" draw:layer="layout" svg:width="0.458cm" svg:height="0.105cm" svg:x="13.38cm" svg:y="9.04cm" svg:viewBox="0 0 459 106" draw:points="0,18 455,0 457,44 459,88 4,106 2,62">
          <text:p/>
        </draw:polygon>
        <draw:polygon draw:style-name="gr90" draw:text-style-name="P9" draw:layer="layout" svg:width="0.002cm" svg:height="0.043cm" svg:x="13.835cm" svg:y="9.04cm" svg:viewBox="0 0 3 44" draw:points="2,44 0,0 3,0">
          <text:p/>
        </draw:polygon>
        <draw:polygon draw:style-name="gr90" draw:text-style-name="P9" draw:layer="layout" svg:width="0.457cm" svg:height="0.101cm" svg:x="13.836cm" svg:y="9.04cm" svg:viewBox="0 0 458 102" draw:points="2,0 458,14 457,58 456,102 0,88 1,44">
          <text:p/>
        </draw:polygon>
        <draw:polygon draw:style-name="gr90" draw:text-style-name="P9" draw:layer="layout" svg:width="0cm" svg:height="0.043cm" svg:x="14.292cm" svg:y="9.098cm" svg:viewBox="0 0 1 44" draw:points="1,0 1,44 0,44">
          <text:p/>
        </draw:polygon>
        <draw:polygon draw:style-name="gr90" draw:text-style-name="P9" draw:layer="layout" svg:width="0.454cm" svg:height="0.09cm" svg:x="14.293cm" svg:y="9.054cm" svg:viewBox="0 0 455 91" draw:points="0,0 455,3 455,47 455,91 0,88 0,44">
          <text:p/>
        </draw:polygon>
        <draw:polygon draw:style-name="gr90" draw:text-style-name="P9" draw:layer="layout" svg:width="0.002cm" svg:height="0.043cm" svg:x="14.748cm" svg:y="9.057cm" svg:viewBox="0 0 3 44" draw:points="0,44 0,0 3,0">
          <text:p/>
        </draw:polygon>
        <draw:polygon draw:style-name="gr90" draw:text-style-name="P9" draw:layer="layout" svg:width="0.46cm" svg:height="0.113cm" svg:x="14.745cm" svg:y="9.057cm" svg:viewBox="0 0 461 114" draw:points="6,0 461,27 458,71 455,114 0,88 3,44">
          <text:p/>
        </draw:polygon>
        <draw:polygon draw:style-name="gr90" draw:text-style-name="P9" draw:layer="layout" svg:width="0.002cm" svg:height="0.043cm" svg:x="15.2cm" svg:y="9.127cm" svg:viewBox="0 0 3 44" draw:points="3,0 2,44 0,44">
          <text:p/>
        </draw:polygon>
        <draw:polygon draw:style-name="gr90" draw:text-style-name="P9" draw:layer="layout" svg:width="0.457cm" svg:height="0.095cm" svg:x="15.202cm" svg:y="9.084cm" svg:viewBox="0 0 458 96" draw:points="2,0 458,8 457,52 456,96 0,88 1,44">
          <text:p/>
        </draw:polygon>
        <draw:polygon draw:style-name="gr90" draw:text-style-name="P9" draw:layer="layout" svg:width="0.002cm" svg:height="0.043cm" svg:x="15.659cm" svg:y="9.135cm" svg:viewBox="0 0 3 44" draw:points="1,0 3,44 0,44">
          <text:p/>
        </draw:polygon>
        <draw:polygon draw:style-name="gr90" draw:text-style-name="P9" draw:layer="layout" svg:width="0.458cm" svg:height="0.105cm" svg:x="15.658cm" svg:y="9.074cm" svg:viewBox="0 0 459 106" draw:points="0,18 455,0 457,44 459,88 4,106 2,62">
          <text:p/>
        </draw:polygon>
        <draw:polygon draw:style-name="gr90" draw:text-style-name="P9" draw:layer="layout" svg:width="0.005cm" svg:height="0.043cm" svg:x="16.113cm" svg:y="9.074cm" svg:viewBox="0 0 6 44" draw:points="2,44 0,0 6,0">
          <text:p/>
        </draw:polygon>
        <draw:polygon draw:style-name="gr90" draw:text-style-name="P9" draw:layer="layout" svg:width="0.463cm" svg:height="0.132cm" svg:x="16.111cm" svg:y="9.074cm" svg:viewBox="0 0 464 133" draw:points="8,0 464,46 460,90 456,133 0,88 4,44">
          <text:p/>
        </draw:polygon>
        <draw:polygon draw:style-name="gr90" draw:text-style-name="P9" draw:layer="layout" svg:width="0.248cm" svg:height="0.248cm" svg:x="7.338cm" svg:y="8.094cm" svg:viewBox="0 0 249 249" draw:points="0,0 0,249 249,249 249,0">
          <text:p/>
        </draw:polygon>
        <draw:polyline draw:style-name="gr91" draw:text-style-name="P9" draw:layer="layout" svg:width="0.248cm" svg:height="0.248cm" svg:x="7.338cm" svg:y="8.094cm" svg:viewBox="0 0 249 249" draw:points="0,0 0,249 249,249 249,0 0,0">
          <text:p/>
        </draw:polyline>
        <draw:polygon draw:style-name="gr92" draw:text-style-name="P9" draw:layer="layout" svg:width="0.248cm" svg:height="0.248cm" svg:x="7.793cm" svg:y="8.331cm" svg:viewBox="0 0 249 249" draw:points="0,0 0,249 249,249 249,0">
          <text:p/>
        </draw:polygon>
        <draw:polyline draw:style-name="gr91" draw:text-style-name="P9" draw:layer="layout" svg:width="0.248cm" svg:height="0.248cm" svg:x="7.793cm" svg:y="8.331cm" svg:viewBox="0 0 249 249" draw:points="0,0 0,249 249,249 249,0 0,0">
          <text:p/>
        </draw:polyline>
        <draw:polygon draw:style-name="gr92" draw:text-style-name="P9" draw:layer="layout" svg:width="0.248cm" svg:height="0.248cm" svg:x="8.248cm" svg:y="8.56cm" svg:viewBox="0 0 249 249" draw:points="0,0 0,249 249,249 249,0">
          <text:p/>
        </draw:polygon>
        <draw:polyline draw:style-name="gr91" draw:text-style-name="P9" draw:layer="layout" svg:width="0.248cm" svg:height="0.248cm" svg:x="8.248cm" svg:y="8.56cm" svg:viewBox="0 0 249 249" draw:points="0,0 0,249 249,249 249,0 0,0">
          <text:p/>
        </draw:polyline>
        <draw:polygon draw:style-name="gr92" draw:text-style-name="P9" draw:layer="layout" svg:width="0.248cm" svg:height="0.248cm" svg:x="8.704cm" svg:y="8.65cm" svg:viewBox="0 0 249 249" draw:points="0,0 0,249 249,249 249,0">
          <text:p/>
        </draw:polygon>
        <draw:polyline draw:style-name="gr91" draw:text-style-name="P9" draw:layer="layout" svg:width="0.248cm" svg:height="0.248cm" svg:x="8.704cm" svg:y="8.65cm" svg:viewBox="0 0 249 249" draw:points="0,0 0,249 249,249 249,0 0,0">
          <text:p/>
        </draw:polyline>
        <draw:polygon draw:style-name="gr92" draw:text-style-name="P9" draw:layer="layout" svg:width="0.248cm" svg:height="0.248cm" svg:x="9.159cm" svg:y="8.698cm" svg:viewBox="0 0 249 249" draw:points="0,0 0,249 249,249 249,0">
          <text:p/>
        </draw:polygon>
        <draw:polyline draw:style-name="gr91" draw:text-style-name="P9" draw:layer="layout" svg:width="0.248cm" svg:height="0.248cm" svg:x="9.159cm" svg:y="8.698cm" svg:viewBox="0 0 249 249" draw:points="0,0 0,249 249,249 249,0 0,0">
          <text:p/>
        </draw:polyline>
        <draw:polygon draw:style-name="gr92" draw:text-style-name="P9" draw:layer="layout" svg:width="0.249cm" svg:height="0.248cm" svg:x="9.614cm" svg:y="8.774cm" svg:viewBox="0 0 250 249" draw:points="0,0 0,249 250,249 250,0">
          <text:p/>
        </draw:polygon>
        <draw:polyline draw:style-name="gr91" draw:text-style-name="P9" draw:layer="layout" svg:width="0.249cm" svg:height="0.248cm" svg:x="9.614cm" svg:y="8.774cm" svg:viewBox="0 0 250 249" draw:points="0,0 0,249 250,249 250,0 0,0">
          <text:p/>
        </draw:polyline>
        <draw:polygon draw:style-name="gr92" draw:text-style-name="P9" draw:layer="layout" svg:width="0.248cm" svg:height="0.248cm" svg:x="10.07cm" svg:y="8.797cm" svg:viewBox="0 0 249 249" draw:points="0,0 0,249 249,249 249,0">
          <text:p/>
        </draw:polygon>
        <draw:polyline draw:style-name="gr91" draw:text-style-name="P9" draw:layer="layout" svg:width="0.248cm" svg:height="0.248cm" svg:x="10.07cm" svg:y="8.797cm" svg:viewBox="0 0 249 249" draw:points="0,0 0,249 249,249 249,0 0,0">
          <text:p/>
        </draw:polyline>
        <draw:polygon draw:style-name="gr92" draw:text-style-name="P9" draw:layer="layout" svg:width="0.248cm" svg:height="0.248cm" svg:x="10.525cm" svg:y="8.841cm" svg:viewBox="0 0 249 249" draw:points="0,0 0,249 249,249 249,0">
          <text:p/>
        </draw:polygon>
        <draw:polyline draw:style-name="gr91" draw:text-style-name="P9" draw:layer="layout" svg:width="0.248cm" svg:height="0.248cm" svg:x="10.525cm" svg:y="8.841cm" svg:viewBox="0 0 249 249" draw:points="0,0 0,249 249,249 249,0 0,0">
          <text:p/>
        </draw:polyline>
        <draw:polygon draw:style-name="gr92" draw:text-style-name="P9" draw:layer="layout" svg:width="0.248cm" svg:height="0.248cm" svg:x="10.981cm" svg:y="8.901cm" svg:viewBox="0 0 249 249" draw:points="0,0 0,249 249,249 249,0">
          <text:p/>
        </draw:polygon>
        <draw:polyline draw:style-name="gr91" draw:text-style-name="P9" draw:layer="layout" svg:width="0.248cm" svg:height="0.248cm" svg:x="10.981cm" svg:y="8.901cm" svg:viewBox="0 0 249 249" draw:points="0,0 0,249 249,249 249,0 0,0">
          <text:p/>
        </draw:polyline>
        <draw:polygon draw:style-name="gr92" draw:text-style-name="P9" draw:layer="layout" svg:width="0.248cm" svg:height="0.248cm" svg:x="11.436cm" svg:y="8.924cm" svg:viewBox="0 0 249 249" draw:points="0,0 0,249 249,249 249,0">
          <text:p/>
        </draw:polygon>
        <draw:polyline draw:style-name="gr91" draw:text-style-name="P9" draw:layer="layout" svg:width="0.248cm" svg:height="0.248cm" svg:x="11.436cm" svg:y="8.924cm" svg:viewBox="0 0 249 249" draw:points="0,0 0,249 249,249 249,0 0,0">
          <text:p/>
        </draw:polyline>
        <draw:polygon draw:style-name="gr92" draw:text-style-name="P9" draw:layer="layout" svg:width="0.248cm" svg:height="0.248cm" svg:x="11.892cm" svg:y="8.965cm" svg:viewBox="0 0 249 249" draw:points="0,0 0,249 249,249 249,0">
          <text:p/>
        </draw:polygon>
        <draw:polyline draw:style-name="gr91" draw:text-style-name="P9" draw:layer="layout" svg:width="0.248cm" svg:height="0.248cm" svg:x="11.892cm" svg:y="8.965cm" svg:viewBox="0 0 249 249" draw:points="0,0 0,249 249,249 249,0 0,0">
          <text:p/>
        </draw:polyline>
        <draw:polygon draw:style-name="gr92" draw:text-style-name="P9" draw:layer="layout" svg:width="0.248cm" svg:height="0.248cm" svg:x="12.347cm" svg:y="8.902cm" svg:viewBox="0 0 249 249" draw:points="0,0 0,249 249,249 249,0">
          <text:p/>
        </draw:polygon>
        <draw:polyline draw:style-name="gr91" draw:text-style-name="P9" draw:layer="layout" svg:width="0.248cm" svg:height="0.248cm" svg:x="12.347cm" svg:y="8.902cm" svg:viewBox="0 0 249 249" draw:points="0,0 0,249 249,249 249,0 0,0">
          <text:p/>
        </draw:polyline>
        <draw:polygon draw:style-name="gr92" draw:text-style-name="P9" draw:layer="layout" svg:width="0.248cm" svg:height="0.248cm" svg:x="12.802cm" svg:y="8.891cm" svg:viewBox="0 0 249 249" draw:points="0,0 0,249 249,249 249,0">
          <text:p/>
        </draw:polygon>
        <draw:polyline draw:style-name="gr91" draw:text-style-name="P9" draw:layer="layout" svg:width="0.248cm" svg:height="0.248cm" svg:x="12.802cm" svg:y="8.891cm" svg:viewBox="0 0 249 249" draw:points="0,0 0,249 249,249 249,0 0,0">
          <text:p/>
        </draw:polyline>
        <draw:polygon draw:style-name="gr92" draw:text-style-name="P9" draw:layer="layout" svg:width="0.248cm" svg:height="0.248cm" svg:x="13.258cm" svg:y="8.977cm" svg:viewBox="0 0 249 249" draw:points="0,0 0,249 249,249 249,0">
          <text:p/>
        </draw:polygon>
        <draw:polyline draw:style-name="gr91" draw:text-style-name="P9" draw:layer="layout" svg:width="0.248cm" svg:height="0.248cm" svg:x="13.258cm" svg:y="8.977cm" svg:viewBox="0 0 249 249" draw:points="0,0 0,249 249,249 249,0 0,0">
          <text:p/>
        </draw:polyline>
        <draw:polygon draw:style-name="gr92" draw:text-style-name="P9" draw:layer="layout" svg:width="0.248cm" svg:height="0.248cm" svg:x="13.713cm" svg:y="8.959cm" svg:viewBox="0 0 249 249" draw:points="0,0 0,249 249,249 249,0">
          <text:p/>
        </draw:polygon>
        <draw:polyline draw:style-name="gr91" draw:text-style-name="P9" draw:layer="layout" svg:width="0.248cm" svg:height="0.248cm" svg:x="13.713cm" svg:y="8.959cm" svg:viewBox="0 0 249 249" draw:points="0,0 0,249 249,249 249,0 0,0">
          <text:p/>
        </draw:polyline>
        <draw:polygon draw:style-name="gr92" draw:text-style-name="P9" draw:layer="layout" svg:width="0.248cm" svg:height="0.248cm" svg:x="14.169cm" svg:y="8.973cm" svg:viewBox="0 0 249 249" draw:points="0,0 0,249 249,249 249,0">
          <text:p/>
        </draw:polygon>
        <draw:polyline draw:style-name="gr91" draw:text-style-name="P9" draw:layer="layout" svg:width="0.248cm" svg:height="0.248cm" svg:x="14.169cm" svg:y="8.973cm" svg:viewBox="0 0 249 249" draw:points="0,0 0,249 249,249 249,0 0,0">
          <text:p/>
        </draw:polyline>
        <draw:polygon draw:style-name="gr92" draw:text-style-name="P9" draw:layer="layout" svg:width="0.248cm" svg:height="0.248cm" svg:x="14.624cm" svg:y="8.976cm" svg:viewBox="0 0 249 249" draw:points="0,0 0,249 249,249 249,0">
          <text:p/>
        </draw:polygon>
        <draw:polyline draw:style-name="gr91" draw:text-style-name="P9" draw:layer="layout" svg:width="0.248cm" svg:height="0.248cm" svg:x="14.624cm" svg:y="8.976cm" svg:viewBox="0 0 249 249" draw:points="0,0 0,249 249,249 249,0 0,0">
          <text:p/>
        </draw:polyline>
        <draw:polygon draw:style-name="gr92" draw:text-style-name="P9" draw:layer="layout" svg:width="0.248cm" svg:height="0.248cm" svg:x="15.079cm" svg:y="9.003cm" svg:viewBox="0 0 249 249" draw:points="0,0 0,249 249,249 249,0">
          <text:p/>
        </draw:polygon>
        <draw:polyline draw:style-name="gr91" draw:text-style-name="P9" draw:layer="layout" svg:width="0.248cm" svg:height="0.248cm" svg:x="15.079cm" svg:y="9.003cm" svg:viewBox="0 0 249 249" draw:points="0,0 0,249 249,249 249,0 0,0">
          <text:p/>
        </draw:polyline>
        <draw:polygon draw:style-name="gr92" draw:text-style-name="P9" draw:layer="layout" svg:width="0.248cm" svg:height="0.248cm" svg:x="15.535cm" svg:y="9.011cm" svg:viewBox="0 0 249 249" draw:points="0,0 0,249 249,249 249,0">
          <text:p/>
        </draw:polygon>
        <draw:polyline draw:style-name="gr91" draw:text-style-name="P9" draw:layer="layout" svg:width="0.248cm" svg:height="0.248cm" svg:x="15.535cm" svg:y="9.011cm" svg:viewBox="0 0 249 249" draw:points="0,0 0,249 249,249 249,0 0,0">
          <text:p/>
        </draw:polyline>
        <draw:polygon draw:style-name="gr92" draw:text-style-name="P9" draw:layer="layout" svg:width="0.248cm" svg:height="0.248cm" svg:x="15.99cm" svg:y="8.993cm" svg:viewBox="0 0 249 249" draw:points="0,0 0,249 249,249 249,0">
          <text:p/>
        </draw:polygon>
        <draw:polyline draw:style-name="gr91" draw:text-style-name="P9" draw:layer="layout" svg:width="0.248cm" svg:height="0.248cm" svg:x="15.99cm" svg:y="8.993cm" svg:viewBox="0 0 249 249" draw:points="0,0 0,249 249,249 249,0 0,0">
          <text:p/>
        </draw:polyline>
        <draw:polygon draw:style-name="gr92" draw:text-style-name="P9" draw:layer="layout" svg:width="0.248cm" svg:height="0.248cm" svg:x="16.446cm" svg:y="9.039cm" svg:viewBox="0 0 249 249" draw:points="0,0 0,249 249,249 249,0">
          <text:p/>
        </draw:polygon>
        <draw:polyline draw:style-name="gr91" draw:text-style-name="P9" draw:layer="layout" svg:width="0.248cm" svg:height="0.248cm" svg:x="16.446cm" svg:y="9.039cm" svg:viewBox="0 0 249 249" draw:points="0,0 0,249 249,249 249,0 0,0">
          <text:p/>
        </draw:polyline>
        <draw:polygon draw:style-name="gr93" draw:text-style-name="P9" draw:layer="layout" svg:width="0.478cm" svg:height="0.215cm" svg:x="7.45cm" svg:y="5.382cm" svg:viewBox="0 0 479 216" draw:points="24,0 479,132 467,174 455,216 0,84 12,42">
          <text:p/>
        </draw:polygon>
        <draw:polygon draw:style-name="gr93" draw:text-style-name="P9" draw:layer="layout" svg:width="0.012cm" svg:height="0.041cm" svg:x="7.917cm" svg:y="5.515cm" svg:viewBox="0 0 13 42" draw:points="0,42 12,0 13,0">
          <text:p/>
        </draw:polygon>
        <draw:polygon draw:style-name="gr93" draw:text-style-name="P9" draw:layer="layout" svg:width="0.48cm" svg:height="0.218cm" svg:x="7.904cm" svg:y="5.515cm" svg:viewBox="0 0 481 219" draw:points="26,0 481,135 468,177 455,219 0,84 13,42">
          <text:p/>
        </draw:polygon>
        <draw:polygon draw:style-name="gr93" draw:text-style-name="P9" draw:layer="layout" svg:width="0.012cm" svg:height="0.043cm" svg:x="8.359cm" svg:y="5.692cm" svg:viewBox="0 0 13 44" draw:points="13,0 7,44 0,42">
          <text:p/>
        </draw:polygon>
        <draw:polygon draw:style-name="gr93" draw:text-style-name="P9" draw:layer="layout" svg:width="0.467cm" svg:height="0.144cm" svg:x="8.366cm" svg:y="5.648cm" svg:viewBox="0 0 468 145" draw:points="12,0 468,58 462,102 456,145 0,88 6,44">
          <text:p/>
        </draw:polygon>
        <draw:polygon draw:style-name="gr93" draw:text-style-name="P9" draw:layer="layout" svg:width="0.013cm" svg:height="0.043cm" svg:x="8.828cm" svg:y="5.706cm" svg:viewBox="0 0 14 44" draw:points="0,44 6,0 13,2 14,2">
          <text:p/>
        </draw:polygon>
        <draw:polygon draw:style-name="gr93" draw:text-style-name="P9" draw:layer="layout" svg:width="0.482cm" svg:height="0.236cm" svg:x="8.814cm" svg:y="5.708cm" svg:viewBox="0 0 483 237" draw:points="28,0 483,153 469,195 455,237 0,84 14,42">
          <text:p/>
        </draw:polygon>
        <draw:polygon draw:style-name="gr93" draw:text-style-name="P9" draw:layer="layout" svg:width="0.013cm" svg:height="0.042cm" svg:x="9.269cm" svg:y="5.903cm" svg:viewBox="0 0 14 43" draw:points="14,0 7,43 0,42">
          <text:p/>
        </draw:polygon>
        <draw:polygon draw:style-name="gr93" draw:text-style-name="P9" draw:layer="layout" svg:width="0.468cm" svg:height="0.161cm" svg:x="9.276cm" svg:y="5.86cm" svg:viewBox="0 0 469 162" draw:points="14,0 469,77 462,119 455,162 0,86 7,43">
          <text:p/>
        </draw:polygon>
        <draw:polygon draw:style-name="gr93" draw:text-style-name="P9" draw:layer="layout" svg:width="0.007cm" svg:height="0.042cm" svg:x="9.738cm" svg:y="5.937cm" svg:viewBox="0 0 8 43" draw:points="0,43 7,0 8,0">
          <text:p/>
        </draw:polygon>
        <draw:polygon draw:style-name="gr93" draw:text-style-name="P9" draw:layer="layout" svg:width="0.471cm" svg:height="0.168cm" svg:x="9.73cm" svg:y="5.937cm" svg:viewBox="0 0 472 169" draw:points="16,0 472,84 464,126 456,169 0,86 8,43">
          <text:p/>
        </draw:polygon>
        <draw:polygon draw:style-name="gr93" draw:text-style-name="P9" draw:layer="layout" svg:width="0.012cm" svg:height="0.042cm" svg:x="10.194cm" svg:y="6.02cm" svg:viewBox="0 0 13 43" draw:points="0,43 8,0 13,1">
          <text:p/>
        </draw:polygon>
        <draw:polygon draw:style-name="gr93" draw:text-style-name="P9" draw:layer="layout" svg:width="0.48cm" svg:height="0.218cm" svg:x="10.181cm" svg:y="6.021cm" svg:viewBox="0 0 481 219" draw:points="26,0 481,135 468,177 455,219 0,84 13,42">
          <text:p/>
        </draw:polygon>
        <draw:polygon draw:style-name="gr93" draw:text-style-name="P9" draw:layer="layout" svg:width="0.012cm" svg:height="0.042cm" svg:x="10.636cm" svg:y="6.198cm" svg:viewBox="0 0 13 43" draw:points="13,0 5,43 0,42">
          <text:p/>
        </draw:polygon>
        <draw:polygon draw:style-name="gr93" draw:text-style-name="P9" draw:layer="layout" svg:width="0.471cm" svg:height="0.168cm" svg:x="10.641cm" svg:y="6.155cm" svg:viewBox="0 0 472 169" draw:points="16,0 472,84 464,126 456,169 0,86 8,43">
          <text:p/>
        </draw:polygon>
        <draw:polygon draw:style-name="gr93" draw:text-style-name="P9" draw:layer="layout" svg:width="0.013cm" svg:height="0.042cm" svg:x="11.105cm" svg:y="6.239cm" svg:viewBox="0 0 14 43" draw:points="0,43 8,0 14,1">
          <text:p/>
        </draw:polygon>
        <draw:polygon draw:style-name="gr93" draw:text-style-name="P9" draw:layer="layout" svg:width="0.482cm" svg:height="0.239cm" svg:x="11.091cm" svg:y="6.24cm" svg:viewBox="0 0 483 240" draw:points="28,0 483,156 469,198 455,240 0,84 14,42">
          <text:p/>
        </draw:polygon>
        <draw:polygon draw:style-name="gr93" draw:text-style-name="P9" draw:layer="layout" svg:width="0.013cm" svg:height="0.042cm" svg:x="11.546cm" svg:y="6.438cm" svg:viewBox="0 0 14 43" draw:points="14,0 5,43 0,42">
          <text:p/>
        </draw:polygon>
        <draw:polygon draw:style-name="gr93" draw:text-style-name="P9" draw:layer="layout" svg:width="0.473cm" svg:height="0.177cm" svg:x="11.551cm" svg:y="6.395cm" svg:viewBox="0 0 474 178" draw:points="18,0 474,93 465,135 456,178 0,86 9,43">
          <text:p/>
        </draw:polygon>
        <draw:polygon draw:style-name="gr93" draw:text-style-name="P9" draw:layer="layout" svg:width="0.016cm" svg:height="0.042cm" svg:x="12.016cm" svg:y="6.488cm" svg:viewBox="0 0 17 43" draw:points="0,43 9,0 16,2 17,3">
          <text:p/>
        </draw:polygon>
        <draw:polygon draw:style-name="gr93" draw:text-style-name="P9" draw:layer="layout" svg:width="0.488cm" svg:height="0.273cm" svg:x="11.999cm" svg:y="6.491cm" svg:viewBox="0 0 489 274" draw:points="34,0 489,194 472,234 455,274 0,80 17,40">
          <text:p/>
        </draw:polygon>
        <draw:polygon draw:style-name="gr93" draw:text-style-name="P9" draw:layer="layout" svg:width="0.016cm" svg:height="0.04cm" svg:x="12.454cm" svg:y="6.725cm" svg:viewBox="0 0 17 41" draw:points="17,0 1,41 0,40">
          <text:p/>
        </draw:polygon>
        <draw:polygon draw:style-name="gr93" draw:text-style-name="P9" draw:layer="layout" svg:width="0.486cm" svg:height="0.26cm" svg:x="12.455cm" svg:y="6.684cm" svg:viewBox="0 0 487 261" draw:points="32,0 487,179 471,220 455,261 0,82 16,41">
          <text:p/>
        </draw:polygon>
        <draw:polygon draw:style-name="gr93" draw:text-style-name="P9" draw:layer="layout" svg:width="0.015cm" svg:height="0.042cm" svg:x="12.91cm" svg:y="6.904cm" svg:viewBox="0 0 16 43" draw:points="16,0 9,43 2,42 0,41">
          <text:p/>
        </draw:polygon>
        <draw:polygon draw:style-name="gr93" draw:text-style-name="P9" draw:layer="layout" svg:width="0.469cm" svg:height="0.158cm" svg:x="12.919cm" svg:y="6.861cm" svg:viewBox="0 0 470 159" draw:points="14,0 470,74 463,116 456,159 0,86 7,43">
          <text:p/>
        </draw:polygon>
        <draw:polygon draw:style-name="gr93" draw:text-style-name="P9" draw:layer="layout" svg:width="0.01cm" svg:height="0.042cm" svg:x="13.382cm" svg:y="6.935cm" svg:viewBox="0 0 11 43" draw:points="0,43 7,0 11,0">
          <text:p/>
        </draw:polygon>
        <draw:polygon draw:style-name="gr93" draw:text-style-name="P9" draw:layer="layout" svg:width="0.476cm" svg:height="0.201cm" svg:x="13.371cm" svg:y="6.935cm" svg:viewBox="0 0 477 202" draw:points="22,0 477,116 466,159 455,202 0,86 11,43">
          <text:p/>
        </draw:polygon>
        <draw:polygon draw:style-name="gr93" draw:text-style-name="P9" draw:layer="layout" svg:width="0.013cm" svg:height="0.042cm" svg:x="13.837cm" svg:y="7.051cm" svg:viewBox="0 0 14 43" draw:points="0,43 11,0 14,1">
          <text:p/>
        </draw:polygon>
        <draw:polygon draw:style-name="gr93" draw:text-style-name="P9" draw:layer="layout" svg:width="0.483cm" svg:height="0.239cm" svg:x="13.823cm" svg:y="7.052cm" svg:viewBox="0 0 484 240" draw:points="28,0 484,156 470,198 456,240 0,84 14,42">
          <text:p/>
        </draw:polygon>
        <draw:polygon draw:style-name="gr93" draw:text-style-name="P9" draw:layer="layout" svg:width="0.018cm" svg:height="0.043cm" svg:x="14.279cm" svg:y="7.25cm" svg:viewBox="0 0 19 44" draw:points="14,0 19,44 11,44 4,43 0,42">
          <text:p/>
        </draw:polygon>
        <draw:polygon draw:style-name="gr93" draw:text-style-name="P9" draw:layer="layout" svg:width="0.464cm" svg:height="0.136cm" svg:x="14.288cm" svg:y="7.157cm" svg:viewBox="0 0 465 137" draw:points="0,50 455,0 460,44 465,88 10,137 5,94">
          <text:p/>
        </draw:polygon>
        <draw:polygon draw:style-name="gr93" draw:text-style-name="P9" draw:layer="layout" svg:width="0.026cm" svg:height="0.043cm" svg:x="14.743cm" svg:y="7.157cm" svg:viewBox="0 0 27 44" draw:points="5,44 0,0 8,0 15,1 23,4 27,6">
          <text:p/>
        </draw:polygon>
        <draw:polygon draw:style-name="gr93" draw:text-style-name="P9" draw:layer="layout" svg:width="0.498cm" svg:height="0.339cm" svg:x="14.727cm" svg:y="7.163cm" svg:viewBox="0 0 499 340" draw:points="44,0 499,265 477,303 455,340 0,76 22,38">
          <text:p/>
        </draw:polygon>
        <draw:polygon draw:style-name="gr93" draw:text-style-name="P9" draw:layer="layout" svg:width="0.021cm" svg:height="0.043cm" svg:x="15.182cm" svg:y="7.465cm" svg:viewBox="0 0 22 44" draw:points="22,0 17,44 9,42 2,39 0,38">
          <text:p/>
        </draw:polygon>
        <draw:polygon draw:style-name="gr93" draw:text-style-name="P9" draw:layer="layout" svg:width="0.465cm" svg:height="0.14cm" svg:x="15.199cm" svg:y="7.422cm" svg:viewBox="0 0 466 141" draw:points="10,0 466,54 461,98 456,141 0,88 5,44">
          <text:p/>
        </draw:polygon>
        <draw:polygon draw:style-name="gr93" draw:text-style-name="P9" draw:layer="layout" svg:width="0.004cm" svg:height="0.043cm" svg:x="15.655cm" svg:y="7.519cm" svg:viewBox="0 0 5 44" draw:points="5,0 5,44 0,44">
          <text:p/>
        </draw:polygon>
        <draw:polygon draw:style-name="gr93" draw:text-style-name="P9" draw:layer="layout" svg:width="0.454cm" svg:height="0.089cm" svg:x="15.66cm" svg:y="7.475cm" svg:viewBox="0 0 455 90" draw:points="0,0 455,2 455,46 455,90 0,88 0,44">
          <text:p/>
        </draw:polygon>
        <draw:polygon draw:style-name="gr93" draw:text-style-name="P9" draw:layer="layout" svg:width="0.008cm" svg:height="0.043cm" svg:x="16.115cm" svg:y="7.477cm" svg:viewBox="0 0 9 44" draw:points="0,44 0,0 8,1 9,1">
          <text:p/>
        </draw:polygon>
        <draw:polygon draw:style-name="gr93" draw:text-style-name="P9" draw:layer="layout" svg:width="0.473cm" svg:height="0.181cm" svg:x="16.106cm" svg:y="7.478cm" svg:viewBox="0 0 474 182" draw:points="18,0 474,97 465,139 456,182 0,86 9,43">
          <text:p/>
        </draw:polygon>
        <draw:polygon draw:style-name="gr93" draw:text-style-name="P9" draw:layer="layout" svg:width="0.248cm" svg:height="0.248cm" svg:x="7.338cm" svg:y="5.3cm" svg:viewBox="0 0 249 249" draw:points="0,124 125,249 249,124 125,0">
          <text:p/>
        </draw:polygon>
        <draw:polyline draw:style-name="gr91" draw:text-style-name="P9" draw:layer="layout" svg:width="0.248cm" svg:height="0.248cm" svg:x="7.338cm" svg:y="5.3cm" svg:viewBox="0 0 249 249" draw:points="0,124 125,249 249,124 125,0 0,124">
          <text:p/>
        </draw:polyline>
        <draw:polygon draw:style-name="gr93" draw:text-style-name="P9" draw:layer="layout" svg:width="0.248cm" svg:height="0.248cm" svg:x="7.793cm" svg:y="5.432cm" svg:viewBox="0 0 249 249" draw:points="0,124 125,249 249,124 125,0">
          <text:p/>
        </draw:polygon>
        <draw:polyline draw:style-name="gr91" draw:text-style-name="P9" draw:layer="layout" svg:width="0.248cm" svg:height="0.248cm" svg:x="7.793cm" svg:y="5.432cm" svg:viewBox="0 0 249 249" draw:points="0,124 125,249 249,124 125,0 0,124">
          <text:p/>
        </draw:polyline>
        <draw:polygon draw:style-name="gr93" draw:text-style-name="P9" draw:layer="layout" svg:width="0.248cm" svg:height="0.248cm" svg:x="8.248cm" svg:y="5.567cm" svg:viewBox="0 0 249 249" draw:points="0,124 125,249 249,124 125,0">
          <text:p/>
        </draw:polygon>
        <draw:polyline draw:style-name="gr91" draw:text-style-name="P9" draw:layer="layout" svg:width="0.248cm" svg:height="0.248cm" svg:x="8.248cm" svg:y="5.567cm" svg:viewBox="0 0 249 249" draw:points="0,124 125,249 249,124 125,0 0,124">
          <text:p/>
        </draw:polyline>
        <draw:polygon draw:style-name="gr93" draw:text-style-name="P9" draw:layer="layout" svg:width="0.248cm" svg:height="0.248cm" svg:x="8.704cm" svg:y="5.625cm" svg:viewBox="0 0 249 249" draw:points="0,124 125,249 249,124 125,0">
          <text:p/>
        </draw:polygon>
        <draw:polyline draw:style-name="gr91" draw:text-style-name="P9" draw:layer="layout" svg:width="0.248cm" svg:height="0.248cm" svg:x="8.704cm" svg:y="5.625cm" svg:viewBox="0 0 249 249" draw:points="0,124 125,249 249,124 125,0 0,124">
          <text:p/>
        </draw:polyline>
        <draw:polygon draw:style-name="gr93" draw:text-style-name="P9" draw:layer="layout" svg:width="0.248cm" svg:height="0.248cm" svg:x="9.159cm" svg:y="5.778cm" svg:viewBox="0 0 249 249" draw:points="0,124 125,249 249,124 125,0">
          <text:p/>
        </draw:polygon>
        <draw:polyline draw:style-name="gr91" draw:text-style-name="P9" draw:layer="layout" svg:width="0.248cm" svg:height="0.248cm" svg:x="9.159cm" svg:y="5.778cm" svg:viewBox="0 0 249 249" draw:points="0,124 125,249 249,124 125,0 0,124">
          <text:p/>
        </draw:polyline>
        <draw:polygon draw:style-name="gr93" draw:text-style-name="P9" draw:layer="layout" svg:width="0.249cm" svg:height="0.248cm" svg:x="9.614cm" svg:y="5.855cm" svg:viewBox="0 0 250 249" draw:points="0,124 125,249 250,124 125,0">
          <text:p/>
        </draw:polygon>
        <draw:polyline draw:style-name="gr91" draw:text-style-name="P9" draw:layer="layout" svg:width="0.249cm" svg:height="0.248cm" svg:x="9.614cm" svg:y="5.855cm" svg:viewBox="0 0 250 249" draw:points="0,124 125,249 250,124 125,0 0,124">
          <text:p/>
        </draw:polyline>
        <draw:polygon draw:style-name="gr93" draw:text-style-name="P9" draw:layer="layout" svg:width="0.248cm" svg:height="0.248cm" svg:x="10.07cm" svg:y="5.939cm" svg:viewBox="0 0 249 249" draw:points="0,124 125,249 249,124 125,0">
          <text:p/>
        </draw:polygon>
        <draw:polyline draw:style-name="gr91" draw:text-style-name="P9" draw:layer="layout" svg:width="0.248cm" svg:height="0.248cm" svg:x="10.07cm" svg:y="5.939cm" svg:viewBox="0 0 249 249" draw:points="0,124 125,249 249,124 125,0 0,124">
          <text:p/>
        </draw:polyline>
        <draw:polygon draw:style-name="gr93" draw:text-style-name="P9" draw:layer="layout" svg:width="0.248cm" svg:height="0.248cm" svg:x="10.525cm" svg:y="6.074cm" svg:viewBox="0 0 249 249" draw:points="0,124 125,249 249,124 125,0">
          <text:p/>
        </draw:polygon>
        <draw:polyline draw:style-name="gr91" draw:text-style-name="P9" draw:layer="layout" svg:width="0.248cm" svg:height="0.248cm" svg:x="10.525cm" svg:y="6.074cm" svg:viewBox="0 0 249 249" draw:points="0,124 125,249 249,124 125,0 0,124">
          <text:p/>
        </draw:polyline>
        <draw:polygon draw:style-name="gr93" draw:text-style-name="P9" draw:layer="layout" svg:width="0.248cm" svg:height="0.248cm" svg:x="10.981cm" svg:y="6.157cm" svg:viewBox="0 0 249 249" draw:points="0,124 125,249 249,124 125,0">
          <text:p/>
        </draw:polygon>
        <draw:polyline draw:style-name="gr91" draw:text-style-name="P9" draw:layer="layout" svg:width="0.248cm" svg:height="0.248cm" svg:x="10.981cm" svg:y="6.157cm" svg:viewBox="0 0 249 249" draw:points="0,124 125,249 249,124 125,0 0,124">
          <text:p/>
        </draw:polyline>
        <draw:polygon draw:style-name="gr93" draw:text-style-name="P9" draw:layer="layout" svg:width="0.248cm" svg:height="0.248cm" svg:x="11.436cm" svg:y="6.314cm" svg:viewBox="0 0 249 249" draw:points="0,124 125,249 249,124 125,0">
          <text:p/>
        </draw:polygon>
        <draw:polyline draw:style-name="gr91" draw:text-style-name="P9" draw:layer="layout" svg:width="0.248cm" svg:height="0.248cm" svg:x="11.436cm" svg:y="6.314cm" svg:viewBox="0 0 249 249" draw:points="0,124 125,249 249,124 125,0 0,124">
          <text:p/>
        </draw:polyline>
        <draw:polygon draw:style-name="gr93" draw:text-style-name="P9" draw:layer="layout" svg:width="0.248cm" svg:height="0.248cm" svg:x="11.892cm" svg:y="6.406cm" svg:viewBox="0 0 249 249" draw:points="0,124 125,249 249,124 125,0">
          <text:p/>
        </draw:polygon>
        <draw:polyline draw:style-name="gr91" draw:text-style-name="P9" draw:layer="layout" svg:width="0.248cm" svg:height="0.248cm" svg:x="11.892cm" svg:y="6.406cm" svg:viewBox="0 0 249 249" draw:points="0,124 125,249 249,124 125,0 0,124">
          <text:p/>
        </draw:polyline>
        <draw:polygon draw:style-name="gr93" draw:text-style-name="P9" draw:layer="layout" svg:width="0.248cm" svg:height="0.248cm" svg:x="12.347cm" svg:y="6.6cm" svg:viewBox="0 0 249 249" draw:points="0,124 125,249 249,124 125,0">
          <text:p/>
        </draw:polygon>
        <draw:polyline draw:style-name="gr91" draw:text-style-name="P9" draw:layer="layout" svg:width="0.248cm" svg:height="0.248cm" svg:x="12.347cm" svg:y="6.6cm" svg:viewBox="0 0 249 249" draw:points="0,124 125,249 249,124 125,0 0,124">
          <text:p/>
        </draw:polyline>
        <draw:polygon draw:style-name="gr93" draw:text-style-name="P9" draw:layer="layout" svg:width="0.248cm" svg:height="0.248cm" svg:x="12.802cm" svg:y="6.78cm" svg:viewBox="0 0 249 249" draw:points="0,124 125,249 249,124 125,0">
          <text:p/>
        </draw:polygon>
        <draw:polyline draw:style-name="gr91" draw:text-style-name="P9" draw:layer="layout" svg:width="0.248cm" svg:height="0.248cm" svg:x="12.802cm" svg:y="6.78cm" svg:viewBox="0 0 249 249" draw:points="0,124 125,249 249,124 125,0 0,124">
          <text:p/>
        </draw:polyline>
        <draw:polygon draw:style-name="gr93" draw:text-style-name="P9" draw:layer="layout" svg:width="0.248cm" svg:height="0.248cm" svg:x="13.258cm" svg:y="6.853cm" svg:viewBox="0 0 249 249" draw:points="0,124 125,249 249,124 125,0">
          <text:p/>
        </draw:polygon>
        <draw:polyline draw:style-name="gr91" draw:text-style-name="P9" draw:layer="layout" svg:width="0.248cm" svg:height="0.248cm" svg:x="13.258cm" svg:y="6.853cm" svg:viewBox="0 0 249 249" draw:points="0,124 125,249 249,124 125,0 0,124">
          <text:p/>
        </draw:polyline>
        <draw:polygon draw:style-name="gr93" draw:text-style-name="P9" draw:layer="layout" svg:width="0.248cm" svg:height="0.248cm" svg:x="13.713cm" svg:y="6.97cm" svg:viewBox="0 0 249 249" draw:points="0,124 125,249 249,124 125,0">
          <text:p/>
        </draw:polygon>
        <draw:polyline draw:style-name="gr91" draw:text-style-name="P9" draw:layer="layout" svg:width="0.248cm" svg:height="0.248cm" svg:x="13.713cm" svg:y="6.97cm" svg:viewBox="0 0 249 249" draw:points="0,124 125,249 249,124 125,0 0,124">
          <text:p/>
        </draw:polyline>
        <draw:polygon draw:style-name="gr93" draw:text-style-name="P9" draw:layer="layout" svg:width="0.248cm" svg:height="0.248cm" svg:x="14.169cm" svg:y="7.126cm" svg:viewBox="0 0 249 249" draw:points="0,124 125,249 249,124 125,0">
          <text:p/>
        </draw:polygon>
        <draw:polyline draw:style-name="gr91" draw:text-style-name="P9" draw:layer="layout" svg:width="0.248cm" svg:height="0.248cm" svg:x="14.169cm" svg:y="7.126cm" svg:viewBox="0 0 249 249" draw:points="0,124 125,249 249,124 125,0 0,124">
          <text:p/>
        </draw:polyline>
        <draw:polygon draw:style-name="gr93" draw:text-style-name="P9" draw:layer="layout" svg:width="0.248cm" svg:height="0.248cm" svg:x="14.624cm" svg:y="7.076cm" svg:viewBox="0 0 249 249" draw:points="0,124 125,249 249,124 125,0">
          <text:p/>
        </draw:polygon>
        <draw:polyline draw:style-name="gr91" draw:text-style-name="P9" draw:layer="layout" svg:width="0.248cm" svg:height="0.248cm" svg:x="14.624cm" svg:y="7.076cm" svg:viewBox="0 0 249 249" draw:points="0,124 125,249 249,124 125,0 0,124">
          <text:p/>
        </draw:polyline>
        <draw:polygon draw:style-name="gr93" draw:text-style-name="P9" draw:layer="layout" svg:width="0.248cm" svg:height="0.248cm" svg:x="15.079cm" svg:y="7.341cm" svg:viewBox="0 0 249 249" draw:points="0,124 125,249 249,124 125,0">
          <text:p/>
        </draw:polygon>
        <draw:polyline draw:style-name="gr91" draw:text-style-name="P9" draw:layer="layout" svg:width="0.248cm" svg:height="0.248cm" svg:x="15.079cm" svg:y="7.341cm" svg:viewBox="0 0 249 249" draw:points="0,124 125,249 249,124 125,0 0,124">
          <text:p/>
        </draw:polyline>
        <draw:polygon draw:style-name="gr93" draw:text-style-name="P9" draw:layer="layout" svg:width="0.248cm" svg:height="0.248cm" svg:x="15.535cm" svg:y="7.395cm" svg:viewBox="0 0 249 249" draw:points="0,124 125,249 249,124 125,0">
          <text:p/>
        </draw:polygon>
        <draw:polyline draw:style-name="gr91" draw:text-style-name="P9" draw:layer="layout" svg:width="0.248cm" svg:height="0.248cm" svg:x="15.535cm" svg:y="7.395cm" svg:viewBox="0 0 249 249" draw:points="0,124 125,249 249,124 125,0 0,124">
          <text:p/>
        </draw:polyline>
        <draw:polygon draw:style-name="gr93" draw:text-style-name="P9" draw:layer="layout" svg:width="0.248cm" svg:height="0.248cm" svg:x="15.99cm" svg:y="7.397cm" svg:viewBox="0 0 249 249" draw:points="0,124 125,249 249,124 125,0">
          <text:p/>
        </draw:polygon>
        <draw:polyline draw:style-name="gr91" draw:text-style-name="P9" draw:layer="layout" svg:width="0.248cm" svg:height="0.248cm" svg:x="15.99cm" svg:y="7.397cm" svg:viewBox="0 0 249 249" draw:points="0,124 125,249 249,124 125,0 0,124">
          <text:p/>
        </draw:polyline>
        <draw:polygon draw:style-name="gr93" draw:text-style-name="P9" draw:layer="layout" svg:width="0.248cm" svg:height="0.248cm" svg:x="16.446cm" svg:y="7.493cm" svg:viewBox="0 0 249 249" draw:points="0,124 125,249 249,124 125,0">
          <text:p/>
        </draw:polygon>
        <draw:polyline draw:style-name="gr91" draw:text-style-name="P9" draw:layer="layout" svg:width="0.248cm" svg:height="0.248cm" svg:x="16.446cm" svg:y="7.493cm" svg:viewBox="0 0 249 249" draw:points="0,124 125,249 249,124 125,0 0,124">
          <text:p/>
        </draw:polyline>
        <draw:polygon draw:style-name="gr104" draw:text-style-name="P9" draw:layer="layout" svg:width="0.454cm" svg:height="0.092cm" svg:x="7.462cm" svg:y="5.454cm" svg:viewBox="0 0 455 93" draw:points="0,0 455,5 455,49 455,93 0,88 0,44">
          <text:p/>
        </draw:polygon>
        <draw:polygon draw:style-name="gr104" draw:text-style-name="P9" draw:layer="layout" svg:width="0.004cm" svg:height="0.043cm" svg:x="7.917cm" svg:y="5.459cm" svg:viewBox="0 0 5 44" draw:points="0,44 0,0 5,0">
          <text:p/>
        </draw:polygon>
        <draw:polygon draw:style-name="gr104" draw:text-style-name="P9" draw:layer="layout" svg:width="0.464cm" svg:height="0.142cm" svg:x="7.912cm" svg:y="5.459cm" svg:viewBox="0 0 465 143" draw:points="10,0 465,56 460,100 455,143 0,88 5,44">
          <text:p/>
        </draw:polygon>
        <draw:polygon draw:style-name="gr104" draw:text-style-name="P9" draw:layer="layout" svg:width="0.005cm" svg:height="0.043cm" svg:x="8.372cm" svg:y="5.515cm" svg:viewBox="0 0 6 44" draw:points="0,44 5,0 6,0">
          <text:p/>
        </draw:polygon>
        <draw:polygon draw:style-name="gr104" draw:text-style-name="P9" draw:layer="layout" svg:width="0.467cm" svg:height="0.151cm" svg:x="8.366cm" svg:y="5.515cm" svg:viewBox="0 0 468 152" draw:points="12,0 468,65 462,108 456,152 0,88 6,44">
          <text:p/>
        </draw:polygon>
        <draw:polygon draw:style-name="gr104" draw:text-style-name="P9" draw:layer="layout" svg:width="0.011cm" svg:height="0.043cm" svg:x="8.828cm" svg:y="5.579cm" svg:viewBox="0 0 12 44" draw:points="0,44 6,0 12,2">
          <text:p/>
        </draw:polygon>
        <draw:polygon draw:style-name="gr104" draw:text-style-name="P9" draw:layer="layout" svg:width="0.478cm" svg:height="0.207cm" svg:x="8.816cm" svg:y="5.581cm" svg:viewBox="0 0 479 208" draw:points="24,0 479,124 467,166 455,208 0,84 12,42">
          <text:p/>
        </draw:polygon>
        <draw:polygon draw:style-name="gr104" draw:text-style-name="P9" draw:layer="layout" svg:width="0.012cm" svg:height="0.041cm" svg:x="9.283cm" svg:y="5.706cm" svg:viewBox="0 0 13 42" draw:points="0,42 12,0 13,0">
          <text:p/>
        </draw:polygon>
        <draw:polygon draw:style-name="gr104" draw:text-style-name="P9" draw:layer="layout" svg:width="0.48cm" svg:height="0.221cm" svg:x="9.27cm" svg:y="5.706cm" svg:viewBox="0 0 481 222" draw:points="26,0 481,138 468,180 455,222 0,84 13,42">
          <text:p/>
        </draw:polygon>
        <draw:polygon draw:style-name="gr104" draw:text-style-name="P9" draw:layer="layout" svg:width="0.012cm" svg:height="0.042cm" svg:x="9.725cm" svg:y="5.886cm" svg:viewBox="0 0 13 43" draw:points="13,0 6,43 0,42">
          <text:p/>
        </draw:polygon>
        <draw:polygon draw:style-name="gr104" draw:text-style-name="P9" draw:layer="layout" svg:width="0.469cm" svg:height="0.161cm" svg:x="9.731cm" svg:y="5.843cm" svg:viewBox="0 0 470 162" draw:points="14,0 470,77 463,119 456,162 0,86 7,43">
          <text:p/>
        </draw:polygon>
        <draw:polygon draw:style-name="gr104" draw:text-style-name="P9" draw:layer="layout" svg:width="0.008cm" svg:height="0.042cm" svg:x="10.194cm" svg:y="5.92cm" svg:viewBox="0 0 9 43" draw:points="0,43 7,0 9,0">
          <text:p/>
        </draw:polygon>
        <draw:polygon draw:style-name="gr104" draw:text-style-name="P9" draw:layer="layout" svg:width="0.472cm" svg:height="0.181cm" svg:x="10.185cm" svg:y="5.92cm" svg:viewBox="0 0 473 182" draw:points="18,0 473,97 464,139 455,182 0,86 9,43">
          <text:p/>
        </draw:polygon>
        <draw:polygon draw:style-name="gr104" draw:text-style-name="P9" draw:layer="layout" svg:width="0.01cm" svg:height="0.042cm" svg:x="10.649cm" svg:y="6.016cm" svg:viewBox="0 0 11 43" draw:points="0,43 9,0 11,0">
          <text:p/>
        </draw:polygon>
        <draw:polygon draw:style-name="gr104" draw:text-style-name="P9" draw:layer="layout" svg:width="0.477cm" svg:height="0.204cm" svg:x="10.638cm" svg:y="6.016cm" svg:viewBox="0 0 478 205" draw:points="22,0 478,119 467,162 456,205 0,86 11,43">
          <text:p/>
        </draw:polygon>
        <draw:polygon draw:style-name="gr104" draw:text-style-name="P9" draw:layer="layout" svg:width="0.01cm" svg:height="0.042cm" svg:x="11.094cm" svg:y="6.178cm" svg:viewBox="0 0 11 43" draw:points="11,0 2,43 0,43">
          <text:p/>
        </draw:polygon>
        <draw:polygon draw:style-name="gr104" draw:text-style-name="P9" draw:layer="layout" svg:width="0.472cm" svg:height="0.176cm" svg:x="11.096cm" svg:y="6.136cm" svg:viewBox="0 0 473 177" draw:points="18,0 473,92 464,134 455,177 0,86 9,43">
          <text:p/>
        </draw:polygon>
        <draw:polygon draw:style-name="gr104" draw:text-style-name="P9" draw:layer="layout" svg:width="0.01cm" svg:height="0.042cm" svg:x="11.56cm" svg:y="6.227cm" svg:viewBox="0 0 11 43" draw:points="0,43 9,0 11,0">
          <text:p/>
        </draw:polygon>
        <draw:polygon draw:style-name="gr104" draw:text-style-name="P9" draw:layer="layout" svg:width="0.477cm" svg:height="0.204cm" svg:x="11.549cm" svg:y="6.227cm" svg:viewBox="0 0 478 205" draw:points="22,0 478,119 467,162 456,205 0,86 11,43">
          <text:p/>
        </draw:polygon>
        <draw:polygon draw:style-name="gr104" draw:text-style-name="P9" draw:layer="layout" svg:width="0.015cm" svg:height="0.042cm" svg:x="12.016cm" svg:y="6.347cm" svg:viewBox="0 0 16 43" draw:points="0,43 11,0 16,2">
          <text:p/>
        </draw:polygon>
        <draw:polygon draw:style-name="gr104" draw:text-style-name="P9" draw:layer="layout" svg:width="0.486cm" svg:height="0.261cm" svg:x="12cm" svg:y="6.349cm" svg:viewBox="0 0 487 262" draw:points="32,0 487,180 471,221 455,262 0,82 16,41">
          <text:p/>
        </draw:polygon>
        <draw:polygon draw:style-name="gr104" draw:text-style-name="P9" draw:layer="layout" svg:width="0.015cm" svg:height="0.043cm" svg:x="12.455cm" svg:y="6.57cm" svg:viewBox="0 0 16 44" draw:points="16,0 9,44 2,42 0,41">
          <text:p/>
        </draw:polygon>
        <draw:polygon draw:style-name="gr104" draw:text-style-name="P9" draw:layer="layout" svg:width="0.468cm" svg:height="0.155cm" svg:x="12.464cm" svg:y="6.526cm" svg:viewBox="0 0 469 156" draw:points="14,0 469,69 462,112 455,156 0,88 7,44">
          <text:p/>
        </draw:polygon>
        <draw:polygon draw:style-name="gr104" draw:text-style-name="P9" draw:layer="layout" svg:width="0.012cm" svg:height="0.043cm" svg:x="12.926cm" svg:y="6.594cm" svg:viewBox="0 0 13 44" draw:points="0,44 7,0 13,2">
          <text:p/>
        </draw:polygon>
        <draw:polygon draw:style-name="gr104" draw:text-style-name="P9" draw:layer="layout" svg:width="0.481cm" svg:height="0.219cm" svg:x="12.913cm" svg:y="6.596cm" svg:viewBox="0 0 482 220" draw:points="26,0 482,136 469,178 456,220 0,84 13,42">
          <text:p/>
        </draw:polygon>
        <draw:polygon draw:style-name="gr104" draw:text-style-name="P9" draw:layer="layout" svg:width="0.012cm" svg:height="0.043cm" svg:x="13.369cm" svg:y="6.775cm" svg:viewBox="0 0 13 44" draw:points="13,0 8,44 1,42 0,42">
          <text:p/>
        </draw:polygon>
        <draw:polygon draw:style-name="gr104" draw:text-style-name="P9" draw:layer="layout" svg:width="0.464cm" svg:height="0.135cm" svg:x="13.377cm" svg:y="6.731cm" svg:viewBox="0 0 465 136" draw:points="10,0 465,49 460,93 455,136 0,88 5,44">
          <text:p/>
        </draw:polygon>
        <draw:polygon draw:style-name="gr104" draw:text-style-name="P9" draw:layer="layout" svg:width="0.011cm" svg:height="0.043cm" svg:x="13.837cm" svg:y="6.78cm" svg:viewBox="0 0 12 44" draw:points="0,44 5,0 12,2">
          <text:p/>
        </draw:polygon>
        <draw:polygon draw:style-name="gr104" draw:text-style-name="P9" draw:layer="layout" svg:width="0.479cm" svg:height="0.212cm" svg:x="13.825cm" svg:y="6.782cm" svg:viewBox="0 0 480 213" draw:points="24,0 480,129 468,171 456,213 0,84 12,42">
          <text:p/>
        </draw:polygon>
        <draw:polygon draw:style-name="gr104" draw:text-style-name="P9" draw:layer="layout" svg:width="0.012cm" svg:height="0.041cm" svg:x="14.293cm" svg:y="6.911cm" svg:viewBox="0 0 13 42" draw:points="0,42 12,0 13,0">
          <text:p/>
        </draw:polygon>
        <draw:polygon draw:style-name="gr104" draw:text-style-name="P9" draw:layer="layout" svg:width="0.48cm" svg:height="0.221cm" svg:x="14.28cm" svg:y="6.911cm" svg:viewBox="0 0 481 222" draw:points="26,0 481,138 468,180 455,222 0,84 13,42">
          <text:p/>
        </draw:polygon>
        <draw:polygon draw:style-name="gr104" draw:text-style-name="P9" draw:layer="layout" svg:width="0.012cm" svg:height="0.043cm" svg:x="14.736cm" svg:y="7.091cm" svg:viewBox="0 0 13 44" draw:points="13,0 8,44 0,42 0,42">
          <text:p/>
        </draw:polygon>
        <draw:polygon draw:style-name="gr104" draw:text-style-name="P9" draw:layer="layout" svg:width="0.464cm" svg:height="0.139cm" svg:x="14.743cm" svg:y="7.047cm" svg:viewBox="0 0 465 140" draw:points="10,0 465,53 460,97 455,140 0,88 5,44">
          <text:p/>
        </draw:polygon>
        <draw:polygon draw:style-name="gr104" draw:text-style-name="P9" draw:layer="layout" svg:width="0.012cm" svg:height="0.043cm" svg:x="15.203cm" svg:y="7.1cm" svg:viewBox="0 0 13 44" draw:points="0,44 5,0 13,2 13,2">
          <text:p/>
        </draw:polygon>
        <draw:polygon draw:style-name="gr104" draw:text-style-name="P9" draw:layer="layout" svg:width="0.481cm" svg:height="0.223cm" svg:x="15.191cm" svg:y="7.102cm" svg:viewBox="0 0 482 224" draw:points="26,0 482,140 469,182 456,224 0,84 13,42">
          <text:p/>
        </draw:polygon>
        <draw:polygon draw:style-name="gr104" draw:text-style-name="P9" draw:layer="layout" svg:width="0.012cm" svg:height="0.043cm" svg:x="15.647cm" svg:y="7.284cm" svg:viewBox="0 0 13 44" draw:points="13,0 9,44 2,43 0,42">
          <text:p/>
        </draw:polygon>
        <draw:polygon draw:style-name="gr104" draw:text-style-name="P9" draw:layer="layout" svg:width="0.462cm" svg:height="0.123cm" svg:x="15.656cm" svg:y="7.24cm" svg:viewBox="0 0 463 124" draw:points="8,0 463,37 459,81 455,124 0,88 4,44">
          <text:p/>
        </draw:polygon>
        <draw:polygon draw:style-name="gr104" draw:text-style-name="P9" draw:layer="layout" svg:width="0.01cm" svg:height="0.043cm" svg:x="16.115cm" svg:y="7.277cm" svg:viewBox="0 0 11 44" draw:points="0,44 4,0 11,1">
          <text:p/>
        </draw:polygon>
        <draw:polygon draw:style-name="gr104" draw:text-style-name="P9" draw:layer="layout" svg:width="0.477cm" svg:height="0.202cm" svg:x="16.104cm" svg:y="7.278cm" svg:viewBox="0 0 478 203" draw:points="22,0 478,117 467,160 456,203 0,86 11,43">
          <text:p/>
        </draw:polygon>
        <draw:polygon draw:style-name="gr104" draw:text-style-name="P9" draw:layer="layout" svg:width="0.248cm" svg:height="0.248cm" svg:x="7.338cm" svg:y="5.373cm" svg:viewBox="0 0 249 249" draw:points="0,0 125,249 249,0">
          <text:p/>
        </draw:polygon>
        <draw:polyline draw:style-name="gr91" draw:text-style-name="P9" draw:layer="layout" svg:width="0.248cm" svg:height="0.248cm" svg:x="7.338cm" svg:y="5.373cm" svg:viewBox="0 0 249 249" draw:points="0,0 125,249 249,0 0,0">
          <text:p/>
        </draw:polyline>
        <draw:polygon draw:style-name="gr104" draw:text-style-name="P9" draw:layer="layout" svg:width="0.248cm" svg:height="0.248cm" svg:x="7.793cm" svg:y="5.378cm" svg:viewBox="0 0 249 249" draw:points="0,0 125,249 249,0">
          <text:p/>
        </draw:polygon>
        <draw:polyline draw:style-name="gr91" draw:text-style-name="P9" draw:layer="layout" svg:width="0.248cm" svg:height="0.248cm" svg:x="7.793cm" svg:y="5.378cm" svg:viewBox="0 0 249 249" draw:points="0,0 125,249 249,0 0,0">
          <text:p/>
        </draw:polyline>
        <draw:polygon draw:style-name="gr104" draw:text-style-name="P9" draw:layer="layout" svg:width="0.248cm" svg:height="0.248cm" svg:x="8.248cm" svg:y="5.434cm" svg:viewBox="0 0 249 249" draw:points="0,0 125,249 249,0">
          <text:p/>
        </draw:polygon>
        <draw:polyline draw:style-name="gr91" draw:text-style-name="P9" draw:layer="layout" svg:width="0.248cm" svg:height="0.248cm" svg:x="8.248cm" svg:y="5.434cm" svg:viewBox="0 0 249 249" draw:points="0,0 125,249 249,0 0,0">
          <text:p/>
        </draw:polyline>
        <draw:polygon draw:style-name="gr104" draw:text-style-name="P9" draw:layer="layout" svg:width="0.248cm" svg:height="0.248cm" svg:x="8.704cm" svg:y="5.499cm" svg:viewBox="0 0 249 249" draw:points="0,0 125,249 249,0">
          <text:p/>
        </draw:polygon>
        <draw:polyline draw:style-name="gr91" draw:text-style-name="P9" draw:layer="layout" svg:width="0.248cm" svg:height="0.248cm" svg:x="8.704cm" svg:y="5.499cm" svg:viewBox="0 0 249 249" draw:points="0,0 125,249 249,0 0,0">
          <text:p/>
        </draw:polyline>
        <draw:polygon draw:style-name="gr104" draw:text-style-name="P9" draw:layer="layout" svg:width="0.248cm" svg:height="0.248cm" svg:x="9.159cm" svg:y="5.623cm" svg:viewBox="0 0 249 249" draw:points="0,0 125,249 249,0">
          <text:p/>
        </draw:polygon>
        <draw:polyline draw:style-name="gr91" draw:text-style-name="P9" draw:layer="layout" svg:width="0.248cm" svg:height="0.248cm" svg:x="9.159cm" svg:y="5.623cm" svg:viewBox="0 0 249 249" draw:points="0,0 125,249 249,0 0,0">
          <text:p/>
        </draw:polyline>
        <draw:polygon draw:style-name="gr104" draw:text-style-name="P9" draw:layer="layout" svg:width="0.249cm" svg:height="0.248cm" svg:x="9.614cm" svg:y="5.761cm" svg:viewBox="0 0 250 249" draw:points="0,0 125,249 250,0">
          <text:p/>
        </draw:polygon>
        <draw:polyline draw:style-name="gr91" draw:text-style-name="P9" draw:layer="layout" svg:width="0.249cm" svg:height="0.248cm" svg:x="9.614cm" svg:y="5.761cm" svg:viewBox="0 0 250 249" draw:points="0,0 125,249 250,0 0,0">
          <text:p/>
        </draw:polyline>
        <draw:polygon draw:style-name="gr104" draw:text-style-name="P9" draw:layer="layout" svg:width="0.248cm" svg:height="0.248cm" svg:x="10.07cm" svg:y="5.838cm" svg:viewBox="0 0 249 249" draw:points="0,0 125,249 249,0">
          <text:p/>
        </draw:polygon>
        <draw:polyline draw:style-name="gr91" draw:text-style-name="P9" draw:layer="layout" svg:width="0.248cm" svg:height="0.248cm" svg:x="10.07cm" svg:y="5.838cm" svg:viewBox="0 0 249 249" draw:points="0,0 125,249 249,0 0,0">
          <text:p/>
        </draw:polyline>
        <draw:polygon draw:style-name="gr104" draw:text-style-name="P9" draw:layer="layout" svg:width="0.248cm" svg:height="0.248cm" svg:x="10.525cm" svg:y="5.935cm" svg:viewBox="0 0 249 249" draw:points="0,0 125,249 249,0">
          <text:p/>
        </draw:polygon>
        <draw:polyline draw:style-name="gr91" draw:text-style-name="P9" draw:layer="layout" svg:width="0.248cm" svg:height="0.248cm" svg:x="10.525cm" svg:y="5.935cm" svg:viewBox="0 0 249 249" draw:points="0,0 125,249 249,0 0,0">
          <text:p/>
        </draw:polyline>
        <draw:polygon draw:style-name="gr104" draw:text-style-name="P9" draw:layer="layout" svg:width="0.248cm" svg:height="0.248cm" svg:x="10.981cm" svg:y="6.054cm" svg:viewBox="0 0 249 249" draw:points="0,0 125,249 249,0">
          <text:p/>
        </draw:polygon>
        <draw:polyline draw:style-name="gr91" draw:text-style-name="P9" draw:layer="layout" svg:width="0.248cm" svg:height="0.248cm" svg:x="10.981cm" svg:y="6.054cm" svg:viewBox="0 0 249 249" draw:points="0,0 125,249 249,0 0,0">
          <text:p/>
        </draw:polyline>
        <draw:polygon draw:style-name="gr104" draw:text-style-name="P9" draw:layer="layout" svg:width="0.248cm" svg:height="0.248cm" svg:x="11.436cm" svg:y="6.146cm" svg:viewBox="0 0 249 249" draw:points="0,0 125,249 249,0">
          <text:p/>
        </draw:polygon>
        <draw:polyline draw:style-name="gr91" draw:text-style-name="P9" draw:layer="layout" svg:width="0.248cm" svg:height="0.248cm" svg:x="11.436cm" svg:y="6.146cm" svg:viewBox="0 0 249 249" draw:points="0,0 125,249 249,0 0,0">
          <text:p/>
        </draw:polyline>
        <draw:polygon draw:style-name="gr104" draw:text-style-name="P9" draw:layer="layout" svg:width="0.248cm" svg:height="0.248cm" svg:x="11.892cm" svg:y="6.265cm" svg:viewBox="0 0 249 249" draw:points="0,0 125,249 249,0">
          <text:p/>
        </draw:polygon>
        <draw:polyline draw:style-name="gr91" draw:text-style-name="P9" draw:layer="layout" svg:width="0.248cm" svg:height="0.248cm" svg:x="11.892cm" svg:y="6.265cm" svg:viewBox="0 0 249 249" draw:points="0,0 125,249 249,0 0,0">
          <text:p/>
        </draw:polyline>
        <draw:polygon draw:style-name="gr104" draw:text-style-name="P9" draw:layer="layout" svg:width="0.248cm" svg:height="0.248cm" svg:x="12.347cm" svg:y="6.445cm" svg:viewBox="0 0 249 249" draw:points="0,0 125,249 249,0">
          <text:p/>
        </draw:polygon>
        <draw:polyline draw:style-name="gr91" draw:text-style-name="P9" draw:layer="layout" svg:width="0.248cm" svg:height="0.248cm" svg:x="12.347cm" svg:y="6.445cm" svg:viewBox="0 0 249 249" draw:points="0,0 125,249 249,0 0,0">
          <text:p/>
        </draw:polyline>
        <draw:polygon draw:style-name="gr104" draw:text-style-name="P9" draw:layer="layout" svg:width="0.248cm" svg:height="0.248cm" svg:x="12.802cm" svg:y="6.514cm" svg:viewBox="0 0 249 249" draw:points="0,0 125,249 249,0">
          <text:p/>
        </draw:polygon>
        <draw:polyline draw:style-name="gr91" draw:text-style-name="P9" draw:layer="layout" svg:width="0.248cm" svg:height="0.248cm" svg:x="12.802cm" svg:y="6.514cm" svg:viewBox="0 0 249 249" draw:points="0,0 125,249 249,0 0,0">
          <text:p/>
        </draw:polyline>
        <draw:polygon draw:style-name="gr104" draw:text-style-name="P9" draw:layer="layout" svg:width="0.248cm" svg:height="0.248cm" svg:x="13.258cm" svg:y="6.65cm" svg:viewBox="0 0 249 249" draw:points="0,0 125,249 249,0">
          <text:p/>
        </draw:polygon>
        <draw:polyline draw:style-name="gr91" draw:text-style-name="P9" draw:layer="layout" svg:width="0.248cm" svg:height="0.248cm" svg:x="13.258cm" svg:y="6.65cm" svg:viewBox="0 0 249 249" draw:points="0,0 125,249 249,0 0,0">
          <text:p/>
        </draw:polyline>
        <draw:polygon draw:style-name="gr104" draw:text-style-name="P9" draw:layer="layout" svg:width="0.248cm" svg:height="0.248cm" svg:x="13.713cm" svg:y="6.699cm" svg:viewBox="0 0 249 249" draw:points="0,0 125,249 249,0">
          <text:p/>
        </draw:polygon>
        <draw:polyline draw:style-name="gr91" draw:text-style-name="P9" draw:layer="layout" svg:width="0.248cm" svg:height="0.248cm" svg:x="13.713cm" svg:y="6.699cm" svg:viewBox="0 0 249 249" draw:points="0,0 125,249 249,0 0,0">
          <text:p/>
        </draw:polyline>
        <draw:polygon draw:style-name="gr104" draw:text-style-name="P9" draw:layer="layout" svg:width="0.248cm" svg:height="0.248cm" svg:x="14.169cm" svg:y="6.828cm" svg:viewBox="0 0 249 249" draw:points="0,0 125,249 249,0">
          <text:p/>
        </draw:polygon>
        <draw:polyline draw:style-name="gr91" draw:text-style-name="P9" draw:layer="layout" svg:width="0.248cm" svg:height="0.248cm" svg:x="14.169cm" svg:y="6.828cm" svg:viewBox="0 0 249 249" draw:points="0,0 125,249 249,0 0,0">
          <text:p/>
        </draw:polyline>
        <draw:polygon draw:style-name="gr104" draw:text-style-name="P9" draw:layer="layout" svg:width="0.248cm" svg:height="0.248cm" svg:x="14.624cm" svg:y="6.967cm" svg:viewBox="0 0 249 249" draw:points="0,0 125,249 249,0">
          <text:p/>
        </draw:polygon>
        <draw:polyline draw:style-name="gr91" draw:text-style-name="P9" draw:layer="layout" svg:width="0.248cm" svg:height="0.248cm" svg:x="14.624cm" svg:y="6.967cm" svg:viewBox="0 0 249 249" draw:points="0,0 125,249 249,0 0,0">
          <text:p/>
        </draw:polyline>
        <draw:polygon draw:style-name="gr104" draw:text-style-name="P9" draw:layer="layout" svg:width="0.248cm" svg:height="0.248cm" svg:x="15.079cm" svg:y="7.019cm" svg:viewBox="0 0 249 249" draw:points="0,0 125,249 249,0">
          <text:p/>
        </draw:polygon>
        <draw:polyline draw:style-name="gr91" draw:text-style-name="P9" draw:layer="layout" svg:width="0.248cm" svg:height="0.248cm" svg:x="15.079cm" svg:y="7.019cm" svg:viewBox="0 0 249 249" draw:points="0,0 125,249 249,0 0,0">
          <text:p/>
        </draw:polyline>
        <draw:polygon draw:style-name="gr104" draw:text-style-name="P9" draw:layer="layout" svg:width="0.248cm" svg:height="0.248cm" svg:x="15.535cm" svg:y="7.16cm" svg:viewBox="0 0 249 249" draw:points="0,0 125,249 249,0">
          <text:p/>
        </draw:polygon>
        <draw:polyline draw:style-name="gr91" draw:text-style-name="P9" draw:layer="layout" svg:width="0.248cm" svg:height="0.248cm" svg:x="15.535cm" svg:y="7.16cm" svg:viewBox="0 0 249 249" draw:points="0,0 125,249 249,0 0,0">
          <text:p/>
        </draw:polyline>
        <draw:polygon draw:style-name="gr104" draw:text-style-name="P9" draw:layer="layout" svg:width="0.248cm" svg:height="0.248cm" svg:x="15.99cm" svg:y="7.197cm" svg:viewBox="0 0 249 249" draw:points="0,0 125,249 249,0">
          <text:p/>
        </draw:polygon>
        <draw:polyline draw:style-name="gr91" draw:text-style-name="P9" draw:layer="layout" svg:width="0.248cm" svg:height="0.248cm" svg:x="15.99cm" svg:y="7.197cm" svg:viewBox="0 0 249 249" draw:points="0,0 125,249 249,0 0,0">
          <text:p/>
        </draw:polyline>
        <draw:polygon draw:style-name="gr104" draw:text-style-name="P9" draw:layer="layout" svg:width="0.248cm" svg:height="0.248cm" svg:x="16.446cm" svg:y="7.314cm" svg:viewBox="0 0 249 249" draw:points="0,0 125,249 249,0">
          <text:p/>
        </draw:polygon>
        <draw:polyline draw:style-name="gr91" draw:text-style-name="P9" draw:layer="layout" svg:width="0.248cm" svg:height="0.248cm" svg:x="16.446cm" svg:y="7.314cm" svg:viewBox="0 0 249 249" draw:points="0,0 125,249 249,0 0,0">
          <text:p/>
        </draw:polyline>
        <draw:polygon draw:style-name="gr92" draw:text-style-name="P9" draw:layer="layout" svg:width="0.315cm" svg:height="0.087cm" svg:x="17.061cm" svg:y="6.529cm" svg:viewBox="0 0 316 88" draw:points="0,0 316,0 316,88 0,88">
          <text:p/>
        </draw:polygon>
        <draw:polygon draw:style-name="gr92" draw:text-style-name="P9" draw:layer="layout" svg:width="0.158cm" svg:height="0.157cm" svg:x="17.14cm" svg:y="6.493cm" svg:viewBox="0 0 159 158" draw:points="0,0 0,158 159,158 159,0">
          <text:p/>
        </draw:polygon>
        <draw:polyline draw:style-name="gr91" draw:text-style-name="P9" draw:layer="layout" svg:width="0.158cm" svg:height="0.157cm" svg:x="17.14cm" svg:y="6.493cm" svg:viewBox="0 0 159 158" draw:points="0,0 0,158 159,158 159,0 0,0">
          <text:p/>
        </draw:polyline>
        <draw:polygon draw:style-name="gr93" draw:text-style-name="P9" draw:layer="layout" svg:width="0.315cm" svg:height="0.087cm" svg:x="17.061cm" svg:y="7.322cm" svg:viewBox="0 0 316 88" draw:points="0,0 316,0 316,88 0,88">
          <text:p/>
        </draw:polygon>
        <draw:polygon draw:style-name="gr93" draw:text-style-name="P9" draw:layer="layout" svg:width="0.158cm" svg:height="0.157cm" svg:x="17.14cm" svg:y="7.286cm" svg:viewBox="0 0 159 158" draw:points="0,80 80,158 159,80 80,0">
          <text:p/>
        </draw:polygon>
        <draw:polyline draw:style-name="gr91" draw:text-style-name="P9" draw:layer="layout" svg:width="0.158cm" svg:height="0.157cm" svg:x="17.14cm" svg:y="7.286cm" svg:viewBox="0 0 159 158" draw:points="0,80 80,158 159,80 80,0 0,80">
          <text:p/>
        </draw:polyline>
        <draw:polygon draw:style-name="gr104" draw:text-style-name="P9" draw:layer="layout" svg:width="0.315cm" svg:height="0.087cm" svg:x="17.061cm" svg:y="8.115cm" svg:viewBox="0 0 316 88" draw:points="0,0 316,0 316,88 0,88">
          <text:p/>
        </draw:polygon>
        <draw:polygon draw:style-name="gr104" draw:text-style-name="P9" draw:layer="layout" svg:width="0.158cm" svg:height="0.157cm" svg:x="17.14cm" svg:y="8.079cm" svg:viewBox="0 0 159 158" draw:points="0,0 80,158 159,0">
          <text:p/>
        </draw:polygon>
        <draw:polyline draw:style-name="gr91" draw:text-style-name="P9" draw:layer="layout" svg:width="0.158cm" svg:height="0.157cm" svg:x="17.14cm" svg:y="8.079cm" svg:viewBox="0 0 159 158" draw:points="0,0 80,158 159,0 0,0">
          <text:p/>
        </draw:polyline>
        <draw:frame draw:style-name="gr136" draw:text-style-name="P20" draw:layer="layout" svg:width="2.94cm" svg:height="0.569cm" svg:x="17.43cm" svg:y="6.466cm">
          <draw:text-box>
            <text:p><text:span text:style-name="T13">Qualität (Agent mit </text:span></text:p>
          </draw:text-box>
        </draw:frame>
        <draw:frame draw:style-name="gr137" draw:text-style-name="P20" draw:layer="layout" svg:width="3.135cm" svg:height="0.569cm" svg:x="17.43cm" svg:y="6.834cm">
          <draw:text-box>
            <text:p><text:span text:style-name="T13">zufälliger Bewegung)</text:span></text:p>
          </draw:text-box>
        </draw:frame>
        <draw:frame draw:style-name="gr147" draw:text-style-name="P20" draw:layer="layout" svg:width="3.415cm" svg:height="0.569cm" svg:x="17.43cm" svg:y="7.257cm">
          <draw:text-box>
            <text:p><text:span text:style-name="T13">Qualität (einfache Heur</text:span></text:p>
          </draw:text-box>
        </draw:frame>
        <draw:frame draw:style-name="gr89" draw:text-style-name="P20" draw:layer="layout" svg:width="0.595cm" svg:height="0.569cm" svg:x="20.36cm" svg:y="7.257cm">
          <draw:text-box>
            <text:p><text:span text:style-name="T13">-</text:span></text:p>
          </draw:text-box>
        </draw:frame>
        <draw:frame draw:style-name="gr148" draw:text-style-name="P20" draw:layer="layout" svg:width="1.09cm" svg:height="0.569cm" svg:x="17.43cm" svg:y="7.625cm">
          <draw:text-box>
            <text:p><text:span text:style-name="T13">istik)</text:span></text:p>
          </draw:text-box>
        </draw:frame>
        <draw:frame draw:style-name="gr149" draw:text-style-name="P20" draw:layer="layout" svg:width="3.089cm" svg:height="0.569cm" svg:x="17.43cm" svg:y="8.049cm">
          <draw:text-box>
            <text:p><text:span text:style-name="T13">Qualität (intelligente </text:span></text:p>
          </draw:text-box>
        </draw:frame>
        <draw:frame draw:style-name="gr150" draw:text-style-name="P20" draw:layer="layout" svg:width="1.7cm" svg:height="0.569cm" svg:x="17.43cm" svg:y="8.418cm">
          <draw:text-box>
            <text:p><text:span text:style-name="T13">Heuristik)</text:span></text:p>
          </draw:text-box>
        </draw:frame>
        <draw:frame draw:style-name="gr151" draw:text-style-name="P21" draw:layer="layout" svg:width="4.232cm" svg:height="0.603cm" svg:x="9.78cm" svg:y="10.47cm">
          <draw:text-box>
            <text:p><text:span text:style-name="T14">Geschwindigkeit Zielagent</text:span></text:p>
          </draw:text-box>
        </draw:frame>
        <draw:frame draw:style-name="gr139" draw:text-style-name="P21" draw:layer="layout" svg:width="2.526cm" svg:height="0.603cm" draw:transform="rotate (1.5707963267946) translate (6.356cm 8.005cm)">
          <draw:text-box>
            <text:p><text:span text:style-name="T14">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83"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152" draw:text-style-name="P9" draw:id="id20" draw:layer="layout" svg:width="0.952cm" svg:height="0.952cm" svg:x="6.35cm" svg:y="5.08cm">
          <text:p text:style-name="P9">s<text:span text:style-name="T16">1</text:span></text:p>
        </draw:rect>
        <draw:rect draw:style-name="gr152" draw:text-style-name="P9" draw:id="id19" draw:layer="layout" svg:width="0.952cm" svg:height="0.953cm" svg:x="6.35cm" svg:y="6.35cm">
          <text:p text:style-name="P9">s<text:span text:style-name="T16">2</text:span></text:p>
        </draw:rect>
        <draw:rect draw:style-name="gr153" draw:text-style-name="P9" draw:id="id18" draw:layer="layout" svg:width="0.952cm" svg:height="0.953cm" svg:x="6.35cm" svg:y="7.937cm">
          <text:p text:style-name="P9">d<text:span text:style-name="T16">1</text:span></text:p>
        </draw:rect>
        <draw:rect draw:style-name="gr153" draw:text-style-name="P9" draw:id="id17" draw:layer="layout" svg:width="0.952cm" svg:height="0.953cm" svg:x="6.35cm" svg:y="9.207cm">
          <text:p text:style-name="P9">d<text:span text:style-name="T16">2</text:span></text:p>
        </draw:rect>
        <draw:rect draw:style-name="gr153" draw:text-style-name="P9" draw:id="id16" draw:layer="layout" svg:width="0.952cm" svg:height="0.953cm" svg:x="6.35cm" svg:y="10.477cm">
          <text:p text:style-name="P9">d<text:span text:style-name="T16">3</text:span></text:p>
        </draw:rect>
        <draw:rect draw:style-name="gr153" draw:text-style-name="P9" draw:id="id14" draw:layer="layout" svg:width="0.952cm" svg:height="0.953cm" svg:x="6.35cm" svg:y="11.747cm">
          <text:p text:style-name="P9">d<text:span text:style-name="T16">4</text:span></text:p>
        </draw:rect>
        <draw:rect draw:style-name="gr153" draw:text-style-name="P9" draw:id="id15" draw:layer="layout" svg:width="7.938cm" svg:height="3.493cm" svg:x="8.572cm" svg:y="7.302cm">
          <text:p text:style-name="P9">6-Multiplexer</text:p>
          <text:p text:style-name="P9"/>
          <text:p text:style-name="P9">Berechne i = 2s<text:span text:style-name="T16">1</text:span> + s<text:span text:style-name="T16">2</text:span> + 1</text:p>
          <text:p text:style-name="P9">Gebe d<text:span text:style-name="T16">i</text:span> aus</text:p>
        </draw:rect>
        <draw:connector draw:style-name="gr154" draw:text-style-name="P9" draw:layer="layout" draw:type="line" svg:x1="7.302cm" svg:y1="12.223cm" svg:x2="8.572cm" svg:y2="9.048cm" draw:start-shape="id14" draw:start-glue-point="1" draw:end-shape="id15" svg:d="m7302 12223 1270-3175">
          <text:p/>
        </draw:connector>
        <draw:connector draw:style-name="gr154" draw:text-style-name="P9" draw:layer="layout" draw:type="line" svg:x1="7.302cm" svg:y1="10.953cm" svg:x2="8.572cm" svg:y2="9.048cm" draw:start-shape="id16" draw:start-glue-point="1" draw:end-shape="id15" draw:end-glue-point="3" svg:d="m7302 10953 1270-1905">
          <text:p/>
        </draw:connector>
        <draw:connector draw:style-name="gr154" draw:text-style-name="P9" draw:layer="layout" draw:type="line" svg:x1="7.302cm" svg:y1="9.683cm" svg:x2="8.572cm" svg:y2="9.048cm" draw:start-shape="id17" draw:start-glue-point="1" draw:end-shape="id15" draw:end-glue-point="3" svg:d="m7302 9683 1270-635">
          <text:p/>
        </draw:connector>
        <draw:connector draw:style-name="gr154" draw:text-style-name="P9" draw:layer="layout" draw:type="line" svg:x1="7.302cm" svg:y1="8.413cm" svg:x2="8.572cm" svg:y2="9.048cm" draw:start-shape="id18" draw:start-glue-point="1" draw:end-shape="id15" draw:end-glue-point="3" svg:d="m7302 8413 1270 635">
          <text:p/>
        </draw:connector>
        <draw:connector draw:style-name="gr154" draw:text-style-name="P9" draw:layer="layout" draw:type="line" svg:x1="7.302cm" svg:y1="6.826cm" svg:x2="8.572cm" svg:y2="9.048cm" draw:start-shape="id19" draw:start-glue-point="1" draw:end-shape="id15" draw:end-glue-point="3" svg:d="m7302 6826 1270 2222">
          <text:p/>
        </draw:connector>
        <draw:connector draw:style-name="gr154" draw:text-style-name="P9" draw:layer="layout" draw:type="line" svg:x1="7.302cm" svg:y1="5.556cm" svg:x2="8.572cm" svg:y2="9.048cm" draw:start-shape="id20" draw:start-glue-point="1" draw:end-shape="id15" draw:end-glue-point="3" svg:d="m7302 5556 1270 3492">
          <text:p/>
        </draw:connector>
        <draw:rect draw:style-name="gr155" draw:text-style-name="P9" draw:id="id21" draw:layer="layout" svg:width="2.539cm" svg:height="0.953cm" svg:x="18.098cm" svg:y="8.572cm">
          <text:p text:style-name="P9">d<text:span text:style-name="T16">i</text:span></text:p>
        </draw:rect>
        <draw:connector draw:style-name="gr156"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79H18M17S</meta:editing-duration>
    <meta:editing-cycles>25</meta:editing-cycles>
    <dc:date>2009-03-07T18:05:34.74</dc:date>
    <dc:creator>Clemens Lode</dc:creator>
    <meta:generator>OpenOffice.org/3.0$Win32 OpenOffice.org_project/300m9$Build-9358</meta:generator>
    <meta:document-statistic meta:object-count="465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